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4368in"/>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5" style:family="table-row">
      <style:table-row-properties style:min-row-height="0.3653in"/>
    </style:style>
    <style:style style:name="Table60.16" style:family="table-row">
      <style:table-row-properties style:min-row-height="0.5188in"/>
    </style:style>
    <style:style style:name="Table60.21" style:family="table-row">
      <style:table-row-properties style:min-row-height="0.4604in"/>
    </style:style>
    <style:style style:name="Table60.22" style:family="table-row">
      <style:table-row-properties style:min-row-height="0.2083in"/>
    </style:style>
    <style:style style:name="Table60.24" style:family="table-row">
      <style:table-row-properties style:min-row-height="0.2743in"/>
    </style:style>
    <style:style style:name="Table60.25" style:family="table-row">
      <style:table-row-properties style:min-row-height="2.1931in"/>
    </style:style>
    <style:style style:name="Table60.26" style:family="table-row">
      <style:table-row-properties style:min-row-height="0.3097in"/>
    </style:style>
    <style:style style:name="Table60.27" style:family="table-row">
      <style:table-row-properties style:min-row-height="0.941in"/>
    </style:style>
    <style:style style:name="Table60.35" style:family="table-row">
      <style:table-row-properties style:min-row-height="0.6in"/>
    </style:style>
    <style:style style:name="Table60.41" style:family="table-row">
      <style:table-row-properties style:min-row-height="0.3514in"/>
    </style:style>
    <style:style style:name="Table60.46" style:family="table-row">
      <style:table-row-properties style:min-row-height="0.6736in"/>
    </style:style>
    <style:style style:name="Table60.48" style:family="table-row">
      <style:table-row-properties style:min-row-height="0.1674in"/>
    </style:style>
    <style:style style:name="Table60.56" style:family="table-row">
      <style:table-row-properties style:min-row-height="0.7125in"/>
    </style:style>
    <style:style style:name="Table60.57" style:family="table-row">
      <style:table-row-properties style:min-row-height="0.5924in"/>
    </style:style>
    <style:style style:name="Table60.58" style:family="table-row">
      <style:table-row-properties style:min-row-height="0.3944in"/>
    </style:style>
    <style:style style:name="Table60.A58"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9" style:family="table-row">
      <style:table-row-properties style:min-row-height="0.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fo:font-size="10pt" officeooo:rsid="03033894" officeooo:paragraph-rsid="03033894" style:font-size-asian="10pt" style:font-size-complex="10pt"/>
    </style:style>
    <style:style style:name="P142" style:family="paragraph" style:parent-style-name="Table_20_Contents">
      <style:text-properties fo:font-size="10pt" officeooo:rsid="030aa64a" officeooo:paragraph-rsid="030aa64a" style:font-size-asian="10pt" style:font-size-complex="10pt"/>
    </style:style>
    <style:style style:name="P143" style:family="paragraph" style:parent-style-name="Table_20_Contents">
      <style:text-properties officeooo:paragraph-rsid="008cecbd"/>
    </style:style>
    <style:style style:name="P144" style:family="paragraph" style:parent-style-name="Table_20_Contents">
      <style:text-properties officeooo:rsid="008cecbd" officeooo:paragraph-rsid="01e0d05d"/>
    </style:style>
    <style:style style:name="P145" style:family="paragraph" style:parent-style-name="Table_20_Contents">
      <style:text-properties officeooo:rsid="008cecbd" officeooo:paragraph-rsid="00a8c265"/>
    </style:style>
    <style:style style:name="P146" style:family="paragraph" style:parent-style-name="Table_20_Contents">
      <style:text-properties officeooo:paragraph-rsid="023603f2"/>
    </style:style>
    <style:style style:name="P147" style:family="paragraph" style:parent-style-name="Table_20_Contents">
      <style:text-properties style:use-window-font-color="true" loext:opacity="0%" fo:font-size="10pt" officeooo:rsid="01d4db50" officeooo:paragraph-rsid="023603f2" style:font-size-asian="10pt" style:font-size-complex="10pt"/>
    </style:style>
    <style:style style:name="P148" style:family="paragraph" style:parent-style-name="Table_20_Contents">
      <style:text-properties officeooo:rsid="008cecbd" officeooo:paragraph-rsid="00b24505"/>
    </style:style>
    <style:style style:name="P149" style:family="paragraph" style:parent-style-name="Table_20_Contents">
      <style:text-properties fo:font-size="10pt" officeooo:rsid="027be99f" officeooo:paragraph-rsid="027be99f" style:font-size-asian="10pt" style:font-size-complex="10pt"/>
    </style:style>
    <style:style style:name="P150" style:family="paragraph" style:parent-style-name="Table_20_Contents">
      <style:text-properties officeooo:rsid="02487bda" officeooo:paragraph-rsid="02487bda"/>
    </style:style>
    <style:style style:name="P151" style:family="paragraph" style:parent-style-name="Table_20_Contents">
      <style:text-properties officeooo:paragraph-rsid="02e49ff1"/>
    </style:style>
    <style:style style:name="P152" style:family="paragraph" style:parent-style-name="Table_20_Contents">
      <style:text-properties fo:font-size="10pt" officeooo:rsid="02e49ff1" officeooo:paragraph-rsid="02e49ff1" style:font-size-asian="10pt" style:font-size-complex="10pt"/>
    </style:style>
    <style:style style:name="P153" style:family="paragraph" style:parent-style-name="Table_20_Contents">
      <style:text-properties fo:font-size="10pt" officeooo:rsid="01e48e7d" officeooo:paragraph-rsid="027e7073" style:font-size-asian="10pt" style:font-size-complex="10pt"/>
    </style:style>
    <style:style style:name="P154" style:family="paragraph" style:parent-style-name="Table_20_Contents">
      <style:text-properties officeooo:paragraph-rsid="024901de"/>
    </style:style>
    <style:style style:name="P155" style:family="paragraph" style:parent-style-name="Table_20_Contents">
      <style:text-properties fo:font-size="10pt" officeooo:rsid="024901de" officeooo:paragraph-rsid="02c12f7c" style:font-size-asian="10pt" style:font-size-complex="10pt"/>
    </style:style>
    <style:style style:name="P156" style:family="paragraph" style:parent-style-name="Table_20_Contents">
      <style:text-properties officeooo:rsid="008cecbd" officeooo:paragraph-rsid="008cecbd"/>
    </style:style>
    <style:style style:name="P157" style:family="paragraph" style:parent-style-name="Table_20_Contents">
      <style:text-properties officeooo:rsid="008cecbd" officeooo:paragraph-rsid="0136fc43"/>
    </style:style>
    <style:style style:name="P158" style:family="paragraph" style:parent-style-name="Table_20_Contents">
      <style:text-properties fo:font-size="10pt" officeooo:rsid="007b2a4e" style:font-size-asian="10pt" style:font-size-complex="10pt"/>
    </style:style>
    <style:style style:name="P159" style:family="paragraph" style:parent-style-name="Table_20_Contents">
      <style:text-properties fo:font-size="10pt" officeooo:rsid="02e68b4c" officeooo:paragraph-rsid="02e68b4c" style:font-size-asian="10pt" style:font-size-complex="10pt"/>
    </style:style>
    <style:style style:name="P160" style:family="paragraph" style:parent-style-name="Table_20_Contents">
      <style:text-properties fo:font-size="10pt" officeooo:paragraph-rsid="027d02a9" style:font-size-asian="10pt" style:font-size-complex="10pt"/>
    </style:style>
    <style:style style:name="P16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2" style:family="paragraph" style:parent-style-name="Table_20_Contents">
      <style:text-properties fo:font-size="10pt" officeooo:rsid="01db74af" officeooo:paragraph-rsid="01db74af" style:font-size-asian="10pt" style:font-size-complex="10pt"/>
    </style:style>
    <style:style style:name="P163" style:family="paragraph" style:parent-style-name="Table_20_Contents">
      <style:text-properties style:use-window-font-color="true" loext:opacity="0%" fo:font-size="10pt" officeooo:rsid="01d4db50" officeooo:paragraph-rsid="01d4db50" style:font-size-asian="10pt" style:font-size-complex="10pt"/>
    </style:style>
    <style:style style:name="P164" style:family="paragraph" style:parent-style-name="Table_20_Contents">
      <style:text-properties fo:font-size="10pt" officeooo:rsid="0164bf1d" officeooo:paragraph-rsid="0164bf1d" style:font-size-asian="10pt" style:font-size-complex="10pt"/>
    </style:style>
    <style:style style:name="P16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6" style:family="paragraph" style:parent-style-name="Table_20_Contents">
      <style:text-properties fo:font-size="10pt" officeooo:paragraph-rsid="02d4cf82" style:font-size-asian="10pt" style:font-size-complex="10pt"/>
    </style:style>
    <style:style style:name="P167" style:family="paragraph" style:parent-style-name="Table_20_Contents">
      <style:text-properties fo:font-size="10pt" officeooo:rsid="026e5d5e" officeooo:paragraph-rsid="026e5d5e" style:font-size-asian="10pt" style:font-size-complex="10pt"/>
    </style:style>
    <style:style style:name="P168" style:family="paragraph" style:parent-style-name="Table_20_Contents">
      <style:text-properties officeooo:paragraph-rsid="01093ef1"/>
    </style:style>
    <style:style style:name="P169" style:family="paragraph" style:parent-style-name="Table_20_Contents">
      <style:text-properties style:use-window-font-color="true" loext:opacity="0%" fo:font-size="10pt" officeooo:rsid="01093ef1" officeooo:paragraph-rsid="01093ef1" style:font-size-asian="10pt" style:font-size-complex="10pt"/>
    </style:style>
    <style:style style:name="P170" style:family="paragraph" style:parent-style-name="Table_20_Contents">
      <style:text-properties fo:font-size="10pt" officeooo:paragraph-rsid="027e7869" style:font-size-asian="10pt" style:font-size-complex="10pt"/>
    </style:style>
    <style:style style:name="P171" style:family="paragraph" style:parent-style-name="Table_20_Contents">
      <style:text-properties fo:font-size="10pt" officeooo:rsid="01918cc4" officeooo:paragraph-rsid="01918cc4" style:font-size-asian="10pt" style:font-size-complex="10pt"/>
    </style:style>
    <style:style style:name="P172" style:family="paragraph" style:parent-style-name="Table_20_Contents">
      <style:text-properties fo:font-size="10pt" officeooo:rsid="00db718f" officeooo:paragraph-rsid="00db718f" style:font-size-asian="10pt" style:font-size-complex="10pt"/>
    </style:style>
    <style:style style:name="P173" style:family="paragraph" style:parent-style-name="Table_20_Contents">
      <style:text-properties officeooo:rsid="008cecbd" officeooo:paragraph-rsid="00eaeb72"/>
    </style:style>
    <style:style style:name="P174" style:family="paragraph" style:parent-style-name="Table_20_Contents">
      <style:text-properties fo:font-size="10pt" officeooo:rsid="02e09028" officeooo:paragraph-rsid="02e09028" style:font-size-asian="10pt" style:font-size-complex="10pt"/>
    </style:style>
    <style:style style:name="P175" style:family="paragraph" style:parent-style-name="Text_20_body">
      <style:text-properties fo:font-size="11pt" officeooo:rsid="00bad3ef" officeooo:paragraph-rsid="00bad3ef" style:font-size-asian="11pt" style:font-size-complex="11pt"/>
    </style:style>
    <style:style style:name="P176" style:family="paragraph" style:parent-style-name="Table_20_Heading">
      <style:text-properties officeooo:rsid="00b9ef1e" officeooo:paragraph-rsid="00b9ef1e"/>
    </style:style>
    <style:style style:name="P177" style:family="paragraph" style:parent-style-name="Table_20_Contents">
      <style:text-properties fo:font-size="10pt" officeooo:rsid="01d4db50" officeooo:paragraph-rsid="01d4db50" style:font-size-asian="10pt" style:font-size-complex="10pt"/>
    </style:style>
    <style:style style:name="P178" style:family="paragraph" style:parent-style-name="Table_20_Contents">
      <style:text-properties fo:font-size="10pt" officeooo:rsid="024901de" officeooo:paragraph-rsid="02c605bf" style:font-size-asian="10pt" style:font-size-complex="10pt"/>
    </style:style>
    <style:style style:name="P179" style:family="paragraph" style:parent-style-name="Table_20_Contents">
      <style:text-properties officeooo:paragraph-rsid="02487bda"/>
    </style:style>
    <style:style style:name="P180" style:family="paragraph" style:parent-style-name="Table_20_Contents">
      <style:text-properties officeooo:rsid="0136fc43" officeooo:paragraph-rsid="01414e59"/>
    </style:style>
    <style:style style:name="P181" style:family="paragraph" style:parent-style-name="Table_20_Contents">
      <style:text-properties fo:font-size="10pt" officeooo:rsid="01093ef1" officeooo:paragraph-rsid="0116f5c2" style:font-size-asian="10pt" style:font-size-complex="10pt"/>
    </style:style>
    <style:style style:name="P182" style:family="paragraph" style:parent-style-name="Table_20_Contents">
      <style:text-properties officeooo:rsid="008cecbd" officeooo:paragraph-rsid="01b74e5e"/>
    </style:style>
    <style:style style:name="P183" style:family="paragraph" style:parent-style-name="Text_20_body">
      <style:text-properties fo:font-size="11pt" officeooo:rsid="00bc0cc6" officeooo:paragraph-rsid="00bc0cc6" style:font-size-asian="11pt" style:font-size-complex="11pt"/>
    </style:style>
    <style:style style:name="P184" style:family="paragraph" style:parent-style-name="Table_20_Heading">
      <style:text-properties officeooo:rsid="00bc0cc6" officeooo:paragraph-rsid="00bc0cc6"/>
    </style:style>
    <style:style style:name="P185" style:family="paragraph" style:parent-style-name="Table_20_Contents">
      <style:text-properties fo:font-size="10pt" officeooo:rsid="01e48e7d" officeooo:paragraph-rsid="01e48e7d" style:font-size-asian="10pt" style:font-size-complex="10pt"/>
    </style:style>
    <style:style style:name="P186" style:family="paragraph" style:parent-style-name="Table_20_Contents">
      <style:text-properties officeooo:paragraph-rsid="01756d29"/>
    </style:style>
    <style:style style:name="P187" style:family="paragraph" style:parent-style-name="Table_20_Contents">
      <style:text-properties fo:font-size="10pt" officeooo:rsid="01756d29" officeooo:paragraph-rsid="01756d29" style:font-size-asian="10pt" style:font-size-complex="10pt"/>
    </style:style>
    <style:style style:name="P188" style:family="paragraph" style:parent-style-name="Table_20_Contents">
      <style:text-properties fo:font-size="10pt" officeooo:rsid="022bc517" officeooo:paragraph-rsid="022bc517" style:font-size-asian="10pt" style:font-size-complex="10pt"/>
    </style:style>
    <style:style style:name="P189" style:family="paragraph" style:parent-style-name="Text_20_body">
      <style:text-properties fo:font-size="11pt" officeooo:rsid="00bc0cc6" officeooo:paragraph-rsid="01fef4df" style:font-size-asian="11pt" style:font-size-complex="11pt"/>
    </style:style>
    <style:style style:name="P190" style:family="paragraph" style:parent-style-name="Table_20_Heading">
      <style:text-properties officeooo:rsid="00bc0cc6" officeooo:paragraph-rsid="01fef4df"/>
    </style:style>
    <style:style style:name="P191" style:family="paragraph" style:parent-style-name="Table_20_Contents">
      <style:text-properties officeooo:paragraph-rsid="01fef4df"/>
    </style:style>
    <style:style style:name="P192" style:family="paragraph" style:parent-style-name="Table_20_Contents">
      <style:text-properties fo:font-size="10pt" officeooo:rsid="01770a3a" officeooo:paragraph-rsid="01fef4df" style:font-size-asian="10pt" style:font-size-complex="10pt"/>
    </style:style>
    <style:style style:name="P193" style:family="paragraph" style:parent-style-name="Table_20_Contents">
      <style:text-properties fo:font-size="10pt" officeooo:paragraph-rsid="01fef4df" style:font-size-asian="10pt" style:font-size-complex="10pt"/>
    </style:style>
    <style:style style:name="P194" style:family="paragraph" style:parent-style-name="Table_20_Contents">
      <style:text-properties fo:font-size="10pt" officeooo:rsid="01e48e7d" officeooo:paragraph-rsid="01fef4df" style:font-size-asian="10pt" style:font-size-complex="10pt"/>
    </style:style>
    <style:style style:name="P195" style:family="paragraph" style:parent-style-name="Table_20_Contents">
      <style:text-properties officeooo:paragraph-rsid="01ff94a1"/>
    </style:style>
    <style:style style:name="P196" style:family="paragraph" style:parent-style-name="Table_20_Contents">
      <style:text-properties fo:font-size="10pt" officeooo:rsid="01756d29" officeooo:paragraph-rsid="01fef4df" style:font-size-asian="10pt" style:font-size-complex="10pt"/>
    </style:style>
    <style:style style:name="P197" style:family="paragraph" style:parent-style-name="Table_20_Contents">
      <style:text-properties fo:font-size="10pt" officeooo:rsid="01db74af" officeooo:paragraph-rsid="01fef4df" style:font-size-asian="10pt" style:font-size-complex="10pt"/>
    </style:style>
    <style:style style:name="P198" style:family="paragraph" style:parent-style-name="Table_20_Contents">
      <style:text-properties officeooo:paragraph-rsid="0285074d"/>
    </style:style>
    <style:style style:name="P199" style:family="paragraph" style:parent-style-name="Table_20_Contents">
      <style:text-properties fo:font-size="10pt" officeooo:rsid="0285074d" officeooo:paragraph-rsid="0285074d" style:font-size-asian="10pt" style:font-size-complex="10pt"/>
    </style:style>
    <style:style style:name="P200" style:family="paragraph" style:parent-style-name="Table_20_Contents">
      <style:text-properties fo:font-size="10pt" officeooo:rsid="01f837b4" officeooo:paragraph-rsid="01fef4df" style:font-size-asian="10pt" style:font-size-complex="10pt"/>
    </style:style>
    <style:style style:name="P201" style:family="paragraph" style:parent-style-name="Text_20_body">
      <style:text-properties officeooo:paragraph-rsid="01fef4df"/>
    </style:style>
    <style:style style:name="P202" style:family="paragraph" style:parent-style-name="Heading_20_2">
      <style:text-properties officeooo:paragraph-rsid="018980e3"/>
    </style:style>
    <style:style style:name="P203" style:family="paragraph" style:parent-style-name="Standard" style:list-style-name="L11">
      <style:text-properties fo:font-size="11pt" officeooo:paragraph-rsid="0165ce71" style:font-size-asian="11pt" style:font-size-complex="11pt"/>
    </style:style>
    <style:style style:name="P204" style:family="paragraph" style:parent-style-name="Standard" style:list-style-name="L11">
      <style:text-properties fo:font-size="11pt" officeooo:paragraph-rsid="01d4db50" style:font-size-asian="11pt" style:font-size-complex="11pt"/>
    </style:style>
    <style:style style:name="P205" style:family="paragraph" style:parent-style-name="Standard" style:list-style-name="L11">
      <style:text-properties fo:font-size="11pt" officeooo:paragraph-rsid="023603f2" style:font-size-asian="11pt" style:font-size-complex="11pt"/>
    </style:style>
    <style:style style:name="P206" style:family="paragraph" style:parent-style-name="Standard" style:list-style-name="L11">
      <style:text-properties fo:font-size="11pt" officeooo:paragraph-rsid="024901de" style:font-size-asian="11pt" style:font-size-complex="11pt"/>
    </style:style>
    <style:style style:name="P207" style:family="paragraph" style:parent-style-name="Standard" style:list-style-name="L11">
      <style:text-properties fo:font-size="11pt" officeooo:paragraph-rsid="02e49ff1" style:font-size-asian="11pt" style:font-size-complex="11pt"/>
    </style:style>
    <style:style style:name="P208" style:family="paragraph" style:parent-style-name="Standard">
      <style:text-properties fo:font-style="italic" officeooo:rsid="00976b5e" officeooo:paragraph-rsid="0165ce71" style:font-style-asian="italic" style:font-style-complex="italic"/>
    </style:style>
    <style:style style:name="P209" style:family="paragraph" style:parent-style-name="Text_20_body">
      <style:text-properties officeooo:rsid="001d4422" officeooo:paragraph-rsid="0165ce71"/>
    </style:style>
    <style:style style:name="P210" style:family="paragraph" style:parent-style-name="Standard">
      <style:text-properties officeooo:paragraph-rsid="0186ec99"/>
    </style:style>
    <style:style style:name="P211" style:family="paragraph" style:parent-style-name="Standard">
      <style:text-properties officeooo:rsid="026d6163" officeooo:paragraph-rsid="026d6163"/>
    </style:style>
    <style:style style:name="P212" style:family="paragraph" style:parent-style-name="Standard">
      <style:text-properties fo:font-style="normal" officeooo:rsid="02c6d210" officeooo:paragraph-rsid="02c6d210" style:font-style-asian="normal" style:font-style-complex="normal"/>
    </style:style>
    <style:style style:name="P21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6" style:family="paragraph" style:parent-style-name="Text_20_body">
      <style:text-properties officeooo:rsid="024a5a0f" officeooo:paragraph-rsid="0252c469"/>
    </style:style>
    <style:style style:name="P217" style:family="paragraph" style:parent-style-name="Text_20_body">
      <style:text-properties officeooo:rsid="026903cb" officeooo:paragraph-rsid="026903cb"/>
    </style:style>
    <style:style style:name="P218" style:family="paragraph" style:parent-style-name="Text_20_body">
      <style:text-properties officeooo:rsid="024a5a0f" officeooo:paragraph-rsid="0279f068"/>
    </style:style>
    <style:style style:name="P21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2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8" style:family="paragraph" style:parent-style-name="Text_20_body">
      <style:text-properties fo:font-size="11pt" officeooo:rsid="024c7ac3" officeooo:paragraph-rsid="024c7ac3" style:font-size-asian="11pt" style:font-size-complex="11pt"/>
    </style:style>
    <style:style style:name="P229" style:family="paragraph" style:parent-style-name="Table_20_Heading">
      <style:text-properties officeooo:rsid="024c7ac3" officeooo:paragraph-rsid="024c7ac3"/>
    </style:style>
    <style:style style:name="P23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31" style:family="paragraph" style:parent-style-name="Table_20_Contents">
      <style:text-properties fo:font-size="9pt" officeooo:rsid="024c7ac3" officeooo:paragraph-rsid="024c7ac3" style:font-size-asian="9pt" style:font-size-complex="9pt"/>
    </style:style>
    <style:style style:name="P232" style:family="paragraph" style:parent-style-name="Table_20_Contents">
      <style:text-properties fo:font-size="9pt" officeooo:rsid="024c7ac3" officeooo:paragraph-rsid="02b640c6" style:font-size-asian="9pt" style:font-size-complex="9pt"/>
    </style:style>
    <style:style style:name="P233" style:family="paragraph" style:parent-style-name="Table_20_Contents">
      <style:text-properties fo:font-size="9pt" officeooo:rsid="024c7ac3" officeooo:paragraph-rsid="024dd3a3" style:font-size-asian="9pt" style:font-size-complex="9pt"/>
    </style:style>
    <style:style style:name="P234" style:family="paragraph" style:parent-style-name="Text_20_body">
      <style:text-properties fo:font-weight="normal" officeooo:rsid="024d67b3" officeooo:paragraph-rsid="02683df8" style:font-weight-asian="normal" style:font-weight-complex="normal"/>
    </style:style>
    <style:style style:name="P23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4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4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8" style:family="paragraph" style:parent-style-name="Heading_20_3">
      <style:text-properties officeooo:rsid="026f4c45" officeooo:paragraph-rsid="026f4c45"/>
    </style:style>
    <style:style style:name="P249" style:family="paragraph" style:parent-style-name="Text_20_body">
      <style:text-properties officeooo:rsid="026f4c45" officeooo:paragraph-rsid="026f4c45"/>
    </style:style>
    <style:style style:name="P250" style:family="paragraph" style:parent-style-name="Text_20_body">
      <style:text-properties officeooo:rsid="02727f8f" officeooo:paragraph-rsid="02727f8f"/>
    </style:style>
    <style:style style:name="P25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4" style:family="paragraph" style:parent-style-name="Text_20_body">
      <style:text-properties officeooo:rsid="02727f8f" officeooo:paragraph-rsid="027434e4"/>
    </style:style>
    <style:style style:name="P25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6" style:family="paragraph" style:parent-style-name="Text_20_body">
      <style:text-properties officeooo:rsid="026f4c45" officeooo:paragraph-rsid="027434e4"/>
    </style:style>
    <style:style style:name="P257" style:family="paragraph" style:parent-style-name="Heading_20_3">
      <style:text-properties officeooo:paragraph-rsid="02f3e66e"/>
    </style:style>
    <style:style style:name="P258" style:family="paragraph" style:parent-style-name="Text_20_body">
      <style:text-properties officeooo:rsid="00a21c1d" officeooo:paragraph-rsid="02f3e66e"/>
    </style:style>
    <style:style style:name="P25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6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6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9" style:family="paragraph" style:parent-style-name="Text_20_body">
      <style:text-properties officeooo:rsid="01d4db50" officeooo:paragraph-rsid="01e332a1"/>
    </style:style>
    <style:style style:name="P27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2" style:family="paragraph" style:parent-style-name="Text_20_body">
      <style:text-properties officeooo:rsid="023603f2" officeooo:paragraph-rsid="023603f2"/>
    </style:style>
    <style:style style:name="P27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9" style:family="paragraph" style:parent-style-name="Standard">
      <style:text-properties officeooo:paragraph-rsid="0165ce71"/>
    </style:style>
    <style:style style:name="P28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8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2" style:family="paragraph" style:parent-style-name="Heading_20_3">
      <style:text-properties officeooo:paragraph-rsid="023cd631"/>
    </style:style>
    <style:style style:name="P283" style:family="paragraph" style:parent-style-name="Text_20_body">
      <style:text-properties officeooo:rsid="01f2f472" officeooo:paragraph-rsid="023cd631"/>
    </style:style>
    <style:style style:name="P284" style:family="paragraph" style:parent-style-name="Text_20_body">
      <style:text-properties fo:font-style="normal" officeooo:rsid="01f2f472" officeooo:paragraph-rsid="023cd631" style:font-style-asian="normal" style:font-style-complex="normal"/>
    </style:style>
    <style:style style:name="P285" style:family="paragraph" style:parent-style-name="Text_20_body">
      <style:text-properties fo:font-style="normal" officeooo:rsid="01f3700d" officeooo:paragraph-rsid="023cd631" style:font-style-asian="normal" style:font-style-complex="normal"/>
    </style:style>
    <style:style style:name="P28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9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91" style:family="paragraph" style:parent-style-name="Text_20_body">
      <style:text-properties fo:font-style="normal" officeooo:rsid="01f513d6" officeooo:paragraph-rsid="023cd631" style:font-style-asian="normal" style:font-style-complex="normal"/>
    </style:style>
    <style:style style:name="P292" style:family="paragraph" style:parent-style-name="Text_20_body">
      <style:text-properties fo:font-style="normal" officeooo:rsid="01f513d6" officeooo:paragraph-rsid="02a809a3" style:font-style-asian="normal" style:font-style-complex="normal"/>
    </style:style>
    <style:style style:name="P293" style:family="paragraph" style:parent-style-name="Text_20_body">
      <style:text-properties officeooo:rsid="02882066" officeooo:paragraph-rsid="02882066"/>
    </style:style>
    <style:style style:name="P29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6" style:family="paragraph" style:parent-style-name="Text_20_body">
      <style:text-properties officeooo:rsid="02882066" officeooo:paragraph-rsid="028a101a"/>
    </style:style>
    <style:style style:name="P297" style:family="paragraph" style:parent-style-name="Text_20_body">
      <style:text-properties officeooo:rsid="028a101a" officeooo:paragraph-rsid="028a101a"/>
    </style:style>
    <style:style style:name="P29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00" style:family="paragraph" style:parent-style-name="Text_20_body">
      <style:text-properties officeooo:rsid="028c523a" officeooo:paragraph-rsid="028c523a"/>
    </style:style>
    <style:style style:name="P301" style:family="paragraph" style:parent-style-name="Text_20_body">
      <style:text-properties officeooo:rsid="02de80f4" officeooo:paragraph-rsid="02de80f4"/>
    </style:style>
    <style:style style:name="P30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5" style:family="paragraph" style:parent-style-name="Text_20_body">
      <style:text-properties officeooo:rsid="02e09028" officeooo:paragraph-rsid="02e09028"/>
    </style:style>
    <style:style style:name="P306" style:family="paragraph" style:parent-style-name="Text_20_body">
      <style:text-properties officeooo:rsid="02e09028" officeooo:paragraph-rsid="030bccb2"/>
    </style:style>
    <style:style style:name="P307" style:family="paragraph" style:parent-style-name="Heading_20_3">
      <style:text-properties officeooo:paragraph-rsid="023603f2"/>
    </style:style>
    <style:style style:name="P30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0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0"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1"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12" style:family="paragraph" style:parent-style-name="Standard">
      <style:text-properties officeooo:rsid="01812956" officeooo:paragraph-rsid="01812956"/>
    </style:style>
    <style:style style:name="P31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1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6" style:family="paragraph" style:parent-style-name="Standard">
      <style:text-properties officeooo:paragraph-rsid="01812956"/>
    </style:style>
    <style:style style:name="P31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18"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19"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0"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1"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22"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23"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24"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5"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26"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27" style:family="paragraph" style:parent-style-name="Heading_20_3">
      <style:text-properties officeooo:paragraph-rsid="023e0604"/>
    </style:style>
    <style:style style:name="P328" style:family="paragraph" style:parent-style-name="Text_20_body">
      <style:text-properties officeooo:rsid="0225e771" officeooo:paragraph-rsid="023e0604"/>
    </style:style>
    <style:style style:name="P329"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0"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1" style:family="paragraph" style:parent-style-name="Text_20_body">
      <style:text-properties fo:font-style="normal" officeooo:rsid="0225e771" officeooo:paragraph-rsid="023e0604" style:font-style-asian="normal" style:font-style-complex="normal"/>
    </style:style>
    <style:style style:name="P332" style:family="paragraph" style:parent-style-name="Text_20_body">
      <style:text-properties fo:font-style="normal" officeooo:rsid="02d9c76c" officeooo:paragraph-rsid="02d9c76c" style:font-style-asian="normal" style:font-style-complex="normal"/>
    </style:style>
    <style:style style:name="P333"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34"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35" style:family="paragraph" style:parent-style-name="Text_20_body">
      <style:text-properties officeooo:rsid="023cd631" officeooo:paragraph-rsid="023e0604"/>
    </style:style>
    <style:style style:name="P336"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38"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9"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0"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1"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42"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3" style:family="paragraph" style:parent-style-name="Text_20_body">
      <style:text-properties officeooo:rsid="01c06b83" officeooo:paragraph-rsid="01c06b83"/>
    </style:style>
    <style:style style:name="P344" style:family="paragraph" style:parent-style-name="Heading_20_3">
      <style:text-properties officeooo:paragraph-rsid="01e0d05d"/>
    </style:style>
    <style:style style:name="P345" style:family="paragraph" style:parent-style-name="Text_20_body">
      <style:text-properties officeooo:rsid="01e0d05d" officeooo:paragraph-rsid="01e0d05d"/>
    </style:style>
    <style:style style:name="P346"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7" style:family="paragraph" style:parent-style-name="Text_20_body">
      <style:text-properties officeooo:rsid="024685b9"/>
    </style:style>
    <style:style style:name="P348" style:family="paragraph" style:parent-style-name="Text_20_body">
      <style:text-properties officeooo:rsid="02e8414f" officeooo:paragraph-rsid="02e8414f"/>
    </style:style>
    <style:style style:name="P349" style:family="paragraph" style:parent-style-name="Text_20_body">
      <style:text-properties officeooo:rsid="02f8a593" officeooo:paragraph-rsid="02f8a593"/>
    </style:style>
    <style:style style:name="P350"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1" style:family="paragraph" style:parent-style-name="Text_20_body">
      <style:text-properties officeooo:rsid="02ead613" officeooo:paragraph-rsid="02ead613"/>
    </style:style>
    <style:style style:name="P352"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53" style:family="paragraph" style:parent-style-name="Text_20_body">
      <style:text-properties officeooo:rsid="02e9df92" officeooo:paragraph-rsid="02e9df92"/>
    </style:style>
    <style:style style:name="P354" style:family="paragraph" style:parent-style-name="Text_20_body">
      <style:text-properties officeooo:rsid="02f542b4" officeooo:paragraph-rsid="02f542b4"/>
    </style:style>
    <style:style style:name="P355"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56" style:family="paragraph" style:parent-style-name="Text_20_body">
      <style:paragraph-properties fo:text-align="start" style:justify-single-word="false"/>
      <style:text-properties officeooo:rsid="02f2b434" officeooo:paragraph-rsid="02f6f4be"/>
    </style:style>
    <style:style style:name="P357" style:family="paragraph" style:parent-style-name="Standard">
      <style:text-properties officeooo:rsid="002f5937" officeooo:paragraph-rsid="002f5937"/>
    </style:style>
    <style:style style:name="P35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59"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0"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61" style:family="paragraph" style:parent-style-name="Standard">
      <style:text-properties officeooo:rsid="0127360f" officeooo:paragraph-rsid="0128483e"/>
    </style:style>
    <style:style style:name="P36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63" style:family="paragraph" style:parent-style-name="Standard">
      <style:text-properties officeooo:rsid="00368350" officeooo:paragraph-rsid="00368350"/>
    </style:style>
    <style:style style:name="P364" style:family="paragraph" style:parent-style-name="Standard">
      <style:text-properties officeooo:rsid="00109264" officeooo:paragraph-rsid="00368350"/>
    </style:style>
    <style:style style:name="P365"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66"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67"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68" style:family="paragraph" style:parent-style-name="Text_20_body">
      <style:text-properties officeooo:rsid="0129e43d" officeooo:paragraph-rsid="0129e43d"/>
    </style:style>
    <style:style style:name="P369" style:family="paragraph" style:parent-style-name="Standard" style:list-style-name="L17">
      <style:text-properties fo:font-size="12pt" officeooo:paragraph-rsid="0129e43d" style:font-size-asian="12pt" style:font-size-complex="12pt"/>
    </style:style>
    <style:style style:name="P370" style:family="paragraph" style:parent-style-name="Standard" style:list-style-name="L17">
      <style:text-properties fo:font-size="12pt" officeooo:rsid="01d62c85" officeooo:paragraph-rsid="01d62c85" style:font-size-asian="12pt" style:font-size-complex="12pt"/>
    </style:style>
    <style:style style:name="P371" style:family="paragraph" style:parent-style-name="Standard" style:list-style-name="L17">
      <style:text-properties fo:font-size="12pt" officeooo:paragraph-rsid="0136fc43" style:font-size-asian="12pt" style:font-size-complex="12pt"/>
    </style:style>
    <style:style style:name="P37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73" style:family="paragraph" style:parent-style-name="Standard" style:list-style-name="L17">
      <style:text-properties fo:font-size="12pt" officeooo:paragraph-rsid="012dce22" style:font-size-asian="12pt" style:font-size-complex="12pt"/>
    </style:style>
    <style:style style:name="P37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75"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76" style:family="paragraph" style:parent-style-name="Standard" style:list-style-name="L17">
      <style:text-properties style:font-name="Arial1" fo:font-weight="normal" officeooo:rsid="012dce22" officeooo:paragraph-rsid="012dce22" style:font-weight-asian="normal" style:font-weight-complex="normal"/>
    </style:style>
    <style:style style:name="P377" style:family="paragraph" style:parent-style-name="Standard">
      <style:text-properties officeooo:paragraph-rsid="0129e43d"/>
    </style:style>
    <style:style style:name="P378" style:family="paragraph" style:parent-style-name="Text_20_body">
      <style:text-properties officeooo:rsid="0060d47d" officeooo:paragraph-rsid="0060d47d"/>
    </style:style>
    <style:style style:name="P379" style:family="paragraph" style:parent-style-name="Standard" style:list-style-name="L18"/>
    <style:style style:name="P380" style:family="paragraph" style:parent-style-name="Standard" style:list-style-name="L18">
      <style:text-properties officeooo:paragraph-rsid="025ddf2a"/>
    </style:style>
    <style:style style:name="P381" style:family="paragraph" style:parent-style-name="Standard" style:list-style-name="L18">
      <style:text-properties officeooo:rsid="025f8b9c" officeooo:paragraph-rsid="0264cd13"/>
    </style:style>
    <style:style style:name="P382" style:family="paragraph" style:parent-style-name="Standard" style:list-style-name="L18">
      <style:text-properties officeooo:paragraph-rsid="0264cd13"/>
    </style:style>
    <style:style style:name="P383" style:family="paragraph" style:parent-style-name="Text_20_body">
      <style:text-properties officeooo:rsid="0062148a" officeooo:paragraph-rsid="0062148a"/>
    </style:style>
    <style:style style:name="P384" style:family="paragraph" style:parent-style-name="Standard" style:list-style-name="L19">
      <style:text-properties fo:font-size="11pt" style:font-size-asian="11pt" style:font-size-complex="11pt"/>
    </style:style>
    <style:style style:name="P385" style:family="paragraph" style:parent-style-name="Standard" style:list-style-name="L19">
      <style:text-properties fo:font-size="11pt" officeooo:rsid="0191fc04" officeooo:paragraph-rsid="0191fc04" style:font-size-asian="11pt" style:font-size-complex="11pt"/>
    </style:style>
    <style:style style:name="P386" style:family="paragraph" style:parent-style-name="Text_20_body">
      <style:text-properties officeooo:rsid="001fa9c6" officeooo:paragraph-rsid="01d19aec"/>
    </style:style>
    <style:style style:name="P387" style:family="paragraph" style:parent-style-name="Text_20_body">
      <style:text-properties officeooo:rsid="00224fc1" officeooo:paragraph-rsid="01d19aec"/>
    </style:style>
    <style:style style:name="P388"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89"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90" style:family="paragraph" style:parent-style-name="Text_20_body">
      <style:text-properties fo:font-style="normal" officeooo:rsid="00270f19" officeooo:paragraph-rsid="01d19aec" style:font-style-asian="normal" style:font-style-complex="normal"/>
    </style:style>
    <style:style style:name="P391" style:family="paragraph" style:parent-style-name="Table_20_Contents">
      <style:paragraph-properties fo:text-align="center" style:justify-single-word="false"/>
      <style:text-properties officeooo:paragraph-rsid="01d19aec"/>
    </style:style>
    <style:style style:name="P392"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93" style:family="paragraph" style:parent-style-name="Text_20_body">
      <style:text-properties officeooo:rsid="00a4b098" officeooo:paragraph-rsid="01d19aec"/>
    </style:style>
    <style:style style:name="P394" style:family="paragraph" style:parent-style-name="Text_20_body">
      <style:text-properties officeooo:rsid="00a6946a" officeooo:paragraph-rsid="01d19aec"/>
    </style:style>
    <style:style style:name="P395" style:family="paragraph" style:parent-style-name="Standard" style:list-style-name="L20">
      <style:text-properties officeooo:paragraph-rsid="01d19aec"/>
    </style:style>
    <style:style style:name="P396" style:family="paragraph" style:parent-style-name="Standard">
      <style:text-properties officeooo:paragraph-rsid="01d19aec"/>
    </style:style>
    <style:style style:name="P397" style:family="paragraph" style:parent-style-name="Text_20_body">
      <style:text-properties fo:font-style="normal" officeooo:rsid="010ab99a" officeooo:paragraph-rsid="01d19aec" style:font-style-asian="normal" style:font-style-complex="normal"/>
    </style:style>
    <style:style style:name="P398" style:family="paragraph" style:parent-style-name="Standard" style:list-style-name="L21">
      <style:text-properties officeooo:paragraph-rsid="01d19aec"/>
    </style:style>
    <style:style style:name="P399" style:family="paragraph" style:parent-style-name="Text_20_body">
      <style:text-properties fo:font-style="normal" style:text-underline-style="none" officeooo:rsid="0220b418" officeooo:paragraph-rsid="0220b418" style:font-style-asian="normal" style:font-style-complex="normal"/>
    </style:style>
    <style:style style:name="P400" style:family="paragraph" style:parent-style-name="Text_20_body">
      <style:text-properties fo:font-style="normal" style:text-underline-style="none" officeooo:rsid="0119fa3a" officeooo:paragraph-rsid="01d19aec" style:font-style-asian="normal" style:font-style-complex="normal"/>
    </style:style>
    <style:style style:name="P401" style:family="paragraph" style:parent-style-name="Standard">
      <style:text-properties officeooo:rsid="00109264" officeooo:paragraph-rsid="00109264"/>
    </style:style>
    <style:style style:name="P402" style:family="paragraph" style:parent-style-name="Table_20_Contents">
      <style:text-properties style:font-name="Liberation Mono" fo:font-size="10pt" fo:font-weight="bold" style:font-size-asian="10pt" style:font-weight-asian="bold" style:font-size-complex="10pt" style:font-weight-complex="bold"/>
    </style:style>
    <style:style style:name="P403" style:family="paragraph" style:parent-style-name="Standard">
      <style:text-properties officeooo:rsid="019c3142" officeooo:paragraph-rsid="019c3142"/>
    </style:style>
    <style:style style:name="P404" style:family="paragraph" style:parent-style-name="Standard">
      <style:text-properties officeooo:rsid="001247c3" officeooo:paragraph-rsid="001247c3"/>
    </style:style>
    <style:style style:name="P405" style:family="paragraph" style:parent-style-name="Standard">
      <style:text-properties fo:font-style="normal" officeooo:rsid="001247c3" officeooo:paragraph-rsid="001247c3" style:font-style-asian="normal" style:font-style-complex="normal"/>
    </style:style>
    <style:style style:name="P406" style:family="paragraph" style:parent-style-name="Standard">
      <style:text-properties fo:font-style="normal" officeooo:rsid="001746b3" officeooo:paragraph-rsid="001746b3" style:font-style-asian="normal" style:font-style-complex="normal"/>
    </style:style>
    <style:style style:name="P407" style:family="paragraph" style:parent-style-name="Standard">
      <style:text-properties fo:font-style="normal" officeooo:rsid="002ac448" officeooo:paragraph-rsid="002ac448" style:font-style-asian="normal" style:font-style-complex="normal"/>
    </style:style>
    <style:style style:name="P408" style:family="paragraph" style:parent-style-name="Standard">
      <style:text-properties officeooo:rsid="00109264" officeooo:paragraph-rsid="002ac448"/>
    </style:style>
    <style:style style:name="P40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10" style:family="paragraph" style:parent-style-name="Standard">
      <style:text-properties officeooo:rsid="002ac448" officeooo:paragraph-rsid="002ac448"/>
    </style:style>
    <style:style style:name="P411" style:family="paragraph" style:parent-style-name="Standard">
      <style:text-properties officeooo:rsid="003e56c2" officeooo:paragraph-rsid="009b17ac"/>
    </style:style>
    <style:style style:name="P412" style:family="paragraph" style:parent-style-name="Standard">
      <style:text-properties fo:font-style="normal" officeooo:rsid="001247c3" officeooo:paragraph-rsid="01c5dc0a" style:font-style-asian="normal" style:font-style-complex="normal"/>
    </style:style>
    <style:style style:name="P413" style:family="paragraph" style:parent-style-name="Table_20_Heading">
      <style:text-properties officeooo:rsid="001247c3" officeooo:paragraph-rsid="001247c3"/>
    </style:style>
    <style:style style:name="P414"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15" style:family="paragraph" style:parent-style-name="Table_20_Contents">
      <style:text-properties fo:font-size="10pt" officeooo:rsid="01cd6cec" officeooo:paragraph-rsid="01cd6cec" style:font-size-asian="10pt" style:font-size-complex="10pt"/>
    </style:style>
    <style:style style:name="P41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17" style:family="paragraph" style:parent-style-name="Table_20_Contents">
      <style:text-properties fo:font-size="10pt" officeooo:rsid="0013e7c1" officeooo:paragraph-rsid="00fe1e10" style:font-size-asian="10pt" style:font-size-complex="10pt"/>
    </style:style>
    <style:style style:name="P418" style:family="paragraph" style:parent-style-name="Table_20_Contents">
      <style:text-properties fo:font-size="10pt" officeooo:rsid="001247c3" officeooo:paragraph-rsid="001247c3" style:font-size-asian="10pt" style:font-size-complex="10pt"/>
    </style:style>
    <style:style style:name="P419" style:family="paragraph" style:parent-style-name="Table_20_Contents">
      <style:text-properties fo:font-size="10pt" officeooo:rsid="02b49196" officeooo:paragraph-rsid="02b49196" style:font-size-asian="10pt" style:font-size-complex="10pt"/>
    </style:style>
    <style:style style:name="P420" style:family="paragraph" style:parent-style-name="Table_20_Contents">
      <style:text-properties fo:font-size="10pt" officeooo:rsid="02b0d6e2" officeooo:paragraph-rsid="02b0d6e2" style:font-size-asian="10pt" style:font-size-complex="10pt"/>
    </style:style>
    <style:style style:name="P421"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22" style:family="paragraph" style:parent-style-name="Table_20_Contents">
      <style:text-properties fo:font-size="10pt" officeooo:rsid="01d32235" officeooo:paragraph-rsid="01d32235" style:font-size-asian="10pt" style:font-size-complex="10pt"/>
    </style:style>
    <style:style style:name="P423" style:family="paragraph" style:parent-style-name="Table_20_Contents">
      <style:text-properties fo:font-size="10pt" officeooo:rsid="0013e7c1" officeooo:paragraph-rsid="0013e7c1" style:font-size-asian="10pt" style:font-size-complex="10pt"/>
    </style:style>
    <style:style style:name="P424"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25" style:family="paragraph" style:parent-style-name="Table_20_Contents">
      <style:text-properties fo:font-size="10pt" officeooo:rsid="01ba22c6" officeooo:paragraph-rsid="01ba22c6" style:font-size-asian="10pt" style:font-size-complex="10pt"/>
    </style:style>
    <style:style style:name="P426" style:family="paragraph" style:parent-style-name="Table_20_Contents">
      <style:text-properties fo:font-size="10pt" officeooo:rsid="00fa8500" officeooo:paragraph-rsid="01c5dc0a" style:font-size-asian="10pt" style:font-size-complex="10pt"/>
    </style:style>
    <style:style style:name="P427" style:family="paragraph" style:parent-style-name="Table_20_Contents">
      <style:text-properties fo:font-size="10pt" officeooo:rsid="02b5e7ef" officeooo:paragraph-rsid="02b5e7ef" style:font-size-asian="10pt" style:font-size-complex="10pt"/>
    </style:style>
    <style:style style:name="P428" style:family="paragraph" style:parent-style-name="Table_20_Contents">
      <style:text-properties fo:font-size="10pt" officeooo:rsid="00155a94" officeooo:paragraph-rsid="01c5dc0a" style:font-size-asian="10pt" style:font-size-complex="10pt"/>
    </style:style>
    <style:style style:name="P429" style:family="paragraph" style:parent-style-name="Table_20_Contents">
      <style:text-properties fo:font-size="10pt" officeooo:rsid="02b2d016" officeooo:paragraph-rsid="02b2d016" style:font-size-asian="10pt" style:font-size-complex="10pt"/>
    </style:style>
    <style:style style:name="P430" style:family="paragraph" style:parent-style-name="Table_20_Contents">
      <style:text-properties fo:font-size="10pt" officeooo:rsid="02329648" officeooo:paragraph-rsid="02329648" style:font-size-asian="10pt" style:font-size-complex="10pt"/>
    </style:style>
    <style:style style:name="P431" style:family="paragraph" style:parent-style-name="Table_20_Contents">
      <style:text-properties fo:font-size="10pt" officeooo:rsid="0013e7c1" officeooo:paragraph-rsid="0234a724" style:font-size-asian="10pt" style:font-size-complex="10pt"/>
    </style:style>
    <style:style style:name="P432" style:family="paragraph" style:parent-style-name="Table_20_Contents">
      <style:text-properties fo:font-size="10pt" officeooo:rsid="00fa8500" officeooo:paragraph-rsid="01393063" style:font-size-asian="10pt" style:font-size-complex="10pt"/>
    </style:style>
    <style:style style:name="P433" style:family="paragraph" style:parent-style-name="Table_20_Contents">
      <style:text-properties fo:font-size="10pt" officeooo:rsid="01b76858" officeooo:paragraph-rsid="01b76858" style:font-size-asian="10pt" style:font-size-complex="10pt"/>
    </style:style>
    <style:style style:name="P434" style:family="paragraph" style:parent-style-name="Table_20_Contents">
      <style:text-properties fo:font-size="10pt" officeooo:rsid="00155a94" officeooo:paragraph-rsid="00155a94" style:font-size-asian="10pt" style:font-size-complex="10pt"/>
    </style:style>
    <style:style style:name="P435" style:family="paragraph" style:parent-style-name="Table_20_Contents">
      <style:text-properties fo:font-size="10pt" officeooo:rsid="02ba4344" officeooo:paragraph-rsid="02ba4344" style:font-size-asian="10pt" style:font-size-complex="10pt"/>
    </style:style>
    <style:style style:name="P436" style:family="paragraph" style:parent-style-name="Standard">
      <style:text-properties officeooo:paragraph-rsid="0019e3ff"/>
    </style:style>
    <style:style style:name="P437" style:family="paragraph" style:parent-style-name="Standard">
      <style:text-properties officeooo:rsid="0019e3ff" officeooo:paragraph-rsid="0019e3ff"/>
    </style:style>
    <style:style style:name="P43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3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4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41" style:family="paragraph" style:parent-style-name="Standard">
      <style:text-properties officeooo:rsid="01b76858" officeooo:paragraph-rsid="01b76858"/>
    </style:style>
    <style:style style:name="P442" style:family="paragraph" style:parent-style-name="Standard">
      <style:text-properties officeooo:rsid="0019e3ff" officeooo:paragraph-rsid="01b76858"/>
    </style:style>
    <style:style style:name="P443"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44"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45" style:family="paragraph" style:parent-style-name="Text_20_body">
      <style:text-properties officeooo:rsid="00eaeb72" officeooo:paragraph-rsid="01cea303"/>
    </style:style>
    <style:style style:name="P446" style:family="paragraph" style:parent-style-name="Text_20_body">
      <style:text-properties officeooo:rsid="00ebe991" officeooo:paragraph-rsid="01cea303"/>
    </style:style>
    <style:style style:name="P447"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48"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49" style:family="paragraph" style:parent-style-name="Standard">
      <style:text-properties officeooo:rsid="00109264" officeooo:paragraph-rsid="01cea303"/>
    </style:style>
    <style:style style:name="P450" style:family="paragraph" style:parent-style-name="Standard">
      <style:text-properties officeooo:rsid="00ebe991" officeooo:paragraph-rsid="01cea303"/>
    </style:style>
    <style:style style:name="P451"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52"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53" style:family="paragraph" style:parent-style-name="Table_20_Contents">
      <style:text-properties fo:font-size="10pt" officeooo:paragraph-rsid="01cea303" style:font-size-asian="10pt" style:font-size-complex="10pt"/>
    </style:style>
    <style:style style:name="P454" style:family="paragraph" style:parent-style-name="Standard">
      <style:text-properties officeooo:rsid="00ec5fa1" officeooo:paragraph-rsid="01cea303"/>
    </style:style>
    <style:style style:name="P455" style:family="paragraph" style:parent-style-name="Standard">
      <style:paragraph-properties fo:text-align="center" style:justify-single-word="false"/>
      <style:text-properties officeooo:rsid="00ec5fa1" officeooo:paragraph-rsid="01cea303"/>
    </style:style>
    <style:style style:name="P456" style:family="paragraph" style:parent-style-name="Text_20_body">
      <style:text-properties officeooo:rsid="00ec5fa1" officeooo:paragraph-rsid="01cea303"/>
    </style:style>
    <style:style style:name="P457" style:family="paragraph" style:parent-style-name="Text_20_body">
      <style:paragraph-properties fo:text-align="center" style:justify-single-word="false"/>
      <style:text-properties officeooo:rsid="00ec5fa1" officeooo:paragraph-rsid="01cea303"/>
    </style:style>
    <style:style style:name="P458" style:family="paragraph" style:parent-style-name="Text_20_body">
      <style:text-properties officeooo:rsid="00f27cde" officeooo:paragraph-rsid="01cea303"/>
    </style:style>
    <style:style style:name="P459" style:family="paragraph" style:parent-style-name="Text_20_body">
      <style:text-properties officeooo:rsid="00ff8988" officeooo:paragraph-rsid="01cea303"/>
    </style:style>
    <style:style style:name="P460" style:family="paragraph" style:parent-style-name="Text_20_body">
      <style:text-properties officeooo:rsid="010362df" officeooo:paragraph-rsid="01cea303"/>
    </style:style>
    <style:style style:name="P461" style:family="paragraph" style:parent-style-name="Text_20_body">
      <style:text-properties officeooo:rsid="013db13c" officeooo:paragraph-rsid="01cea303"/>
    </style:style>
    <style:style style:name="P462" style:family="paragraph" style:parent-style-name="Text_20_body">
      <style:text-properties fo:font-style="normal" officeooo:rsid="013ea788" officeooo:paragraph-rsid="01cea303" style:font-style-asian="normal" style:font-style-complex="normal"/>
    </style:style>
    <style:style style:name="P463" style:family="paragraph" style:parent-style-name="Heading_20_3">
      <style:text-properties officeooo:paragraph-rsid="01d0cb14"/>
    </style:style>
    <style:style style:name="P464" style:family="paragraph" style:parent-style-name="Text_20_body">
      <style:text-properties officeooo:paragraph-rsid="010a61b9"/>
    </style:style>
    <style:style style:name="P465" style:family="paragraph" style:parent-style-name="Text_20_body">
      <style:paragraph-properties fo:text-align="center" style:justify-single-word="false"/>
      <style:text-properties officeooo:paragraph-rsid="01d0cb14"/>
    </style:style>
    <style:style style:name="P466" style:family="paragraph" style:parent-style-name="Text_20_body">
      <style:text-properties fo:font-style="normal" officeooo:rsid="002dd125" officeooo:paragraph-rsid="010a61b9" style:font-style-asian="normal" style:font-style-complex="normal"/>
    </style:style>
    <style:style style:name="P467" style:family="paragraph" style:parent-style-name="Text_20_body">
      <style:text-properties fo:font-style="normal" officeooo:rsid="002dd125" officeooo:paragraph-rsid="002dd125" style:font-style-asian="normal" style:font-style-complex="normal"/>
    </style:style>
    <style:style style:name="P468"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69"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70" style:family="paragraph" style:parent-style-name="Text_20_body">
      <style:text-properties fo:font-style="normal" officeooo:rsid="0038ce9c" officeooo:paragraph-rsid="0038ce9c" style:font-style-asian="normal" style:font-style-complex="normal"/>
    </style:style>
    <style:style style:name="P47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72"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73"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74"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75"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76" style:family="paragraph" style:parent-style-name="Standard" style:list-style-name="L22">
      <style:text-properties officeooo:paragraph-rsid="0121110a"/>
    </style:style>
    <style:style style:name="P477" style:family="paragraph" style:parent-style-name="Standard">
      <style:text-properties officeooo:paragraph-rsid="0121110a"/>
    </style:style>
    <style:style style:name="P478" style:family="paragraph" style:parent-style-name="Standard">
      <style:text-properties officeooo:rsid="011dd59f" officeooo:paragraph-rsid="0121110a"/>
    </style:style>
    <style:style style:name="P47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8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81"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82" style:family="paragraph" style:parent-style-name="Standard" style:list-style-name="L23">
      <style:text-properties officeooo:rsid="011ec924" officeooo:paragraph-rsid="0121110a"/>
    </style:style>
    <style:style style:name="P483" style:family="paragraph" style:parent-style-name="Standard" style:list-style-name="L23">
      <style:text-properties officeooo:paragraph-rsid="0121110a"/>
    </style:style>
    <style:style style:name="P484" style:family="paragraph" style:parent-style-name="Standard">
      <style:text-properties officeooo:rsid="011ec924" officeooo:paragraph-rsid="0121110a"/>
    </style:style>
    <style:style style:name="P485"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86"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87"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88"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89"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90" style:family="paragraph" style:parent-style-name="Text_20_body">
      <style:text-properties officeooo:rsid="01373e1b" officeooo:paragraph-rsid="01373e1b"/>
    </style:style>
    <style:style style:name="P49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92"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9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94"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9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9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9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98"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9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0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0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02"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03"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04"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05" style:family="paragraph" style:parent-style-name="Table_20_Contents">
      <style:text-properties fo:font-size="10pt" officeooo:paragraph-rsid="018c4f21" style:font-size-asian="10pt" style:font-size-complex="10pt"/>
    </style:style>
    <style:style style:name="P506"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07"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08"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09"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10" style:family="paragraph" style:parent-style-name="Heading_20_3">
      <style:text-properties officeooo:rsid="01b0f6f7" officeooo:paragraph-rsid="01b0f6f7"/>
    </style:style>
    <style:style style:name="P51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12"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13"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14" style:family="paragraph" style:parent-style-name="Table_20_Contents">
      <style:text-properties officeooo:paragraph-rsid="01b0f6f7"/>
    </style:style>
    <style:style style:name="P515"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16"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17"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18" style:family="paragraph" style:parent-style-name="Standard" style:list-style-name="L26">
      <style:text-properties officeooo:paragraph-rsid="01b0f6f7"/>
    </style:style>
    <style:style style:name="P519" style:family="paragraph" style:parent-style-name="Text_20_body">
      <style:text-properties officeooo:paragraph-rsid="02262d6a"/>
    </style:style>
    <style:style style:name="P520" style:family="paragraph" style:parent-style-name="Heading_20_3">
      <style:text-properties officeooo:rsid="021ee1c9" officeooo:paragraph-rsid="021ee1c9"/>
    </style:style>
    <style:style style:name="P521"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22"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23"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24"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25"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26"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27"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28"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29"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30"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31"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32"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33"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34"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35" style:family="paragraph" style:parent-style-name="Text_20_body">
      <style:text-properties officeooo:rsid="0297d048" officeooo:paragraph-rsid="0297d048"/>
    </style:style>
    <style:style style:name="P53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37"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38"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39"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40"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4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42"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4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44" style:family="paragraph" style:parent-style-name="Heading_20_3">
      <style:text-properties officeooo:rsid="02fd49dd" officeooo:paragraph-rsid="02fd49dd"/>
    </style:style>
    <style:style style:name="P545"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46"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47"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48"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4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50"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51" style:family="paragraph" style:parent-style-name="Text_20_body">
      <style:text-properties officeooo:rsid="00ded8b3" officeooo:paragraph-rsid="015d0d35"/>
    </style:style>
    <style:style style:name="P552" style:family="paragraph" style:parent-style-name="Heading_20_2">
      <style:text-properties officeooo:rsid="00e0c206" officeooo:paragraph-rsid="00e0c206"/>
    </style:style>
    <style:style style:name="P553" style:family="paragraph" style:parent-style-name="Text_20_body">
      <style:text-properties fo:font-weight="normal" officeooo:rsid="00ded8b3" officeooo:paragraph-rsid="00ded8b3" style:font-weight-asian="normal" style:font-weight-complex="normal"/>
    </style:style>
    <style:style style:name="P55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5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56"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57"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58"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59"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60"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2pt" fo:font-weight="bold" officeooo:rsid="03033894" style:font-size-asian="12pt" style:font-weight-asian="bold" style:font-size-complex="12pt" style:font-weight-complex="bold"/>
    </style:style>
    <style:style style:name="T123" style:family="text">
      <style:text-properties fo:font-size="12pt" fo:font-weight="bold" officeooo:rsid="030aa64a" style:font-size-asian="12pt" style:font-weight-asian="bold" style:font-size-complex="12pt" style:font-weight-complex="bold"/>
    </style:style>
    <style:style style:name="T124" style:family="text">
      <style:text-properties fo:font-size="11pt" fo:font-weight="bold" style:font-size-asian="11pt" style:font-weight-asian="bold" style:font-size-complex="11pt" style:font-weight-complex="bold"/>
    </style:style>
    <style:style style:name="T125" style:family="text">
      <style:text-properties style:use-window-font-color="true" loext:opacity="0%" fo:font-size="12pt" fo:font-weight="bold" officeooo:rsid="00ab28f7" style:font-size-asian="12pt" style:font-weight-asian="bold" style:font-size-complex="12pt" style:font-weight-complex="bold"/>
    </style:style>
    <style:style style:name="T126" style:family="text">
      <style:text-properties style:use-window-font-color="true" loext:opacity="0%" fo:font-size="12pt" fo:font-weight="bold" style:font-size-asian="12pt" style:font-weight-asian="bold" style:font-size-complex="12pt" style:font-weight-complex="bold"/>
    </style:style>
    <style:style style:name="T127" style:family="text">
      <style:text-properties style:use-window-font-color="true" loext:opacity="0%" fo:font-size="10pt" style:font-size-asian="10pt" style:font-size-complex="10pt"/>
    </style:style>
    <style:style style:name="T128" style:family="text">
      <style:text-properties style:use-window-font-color="true" loext:opacity="0%" fo:font-size="10pt" fo:font-weight="bold" style:font-size-asian="10pt" style:font-weight-asian="bold" style:font-size-complex="10pt" style:font-weight-complex="bold"/>
    </style:style>
    <style:style style:name="T129" style:family="text">
      <style:text-properties fo:font-size="12pt" fo:font-weight="bold" officeooo:rsid="01e0d05d" style:font-size-asian="12pt" style:font-weight-asian="bold" style:font-size-complex="12pt" style:font-weight-complex="bold"/>
    </style:style>
    <style:style style:name="T130" style:family="text">
      <style:text-properties style:font-name="Arial1" fo:font-size="10pt" fo:font-weight="normal" officeooo:rsid="01e0d05d" style:font-size-asian="10pt" style:font-weight-asian="normal" style:font-size-complex="10pt" style:font-weight-complex="normal"/>
    </style:style>
    <style:style style:name="T131" style:family="text">
      <style:text-properties style:font-name="Liberation Mono" fo:font-size="10pt" fo:font-weight="bold" officeooo:rsid="01e0d05d" style:font-size-asian="10pt" style:font-weight-asian="bold" style:font-size-complex="10pt" style:font-weight-complex="bold"/>
    </style:style>
    <style:style style:name="T132" style:family="text">
      <style:text-properties officeooo:rsid="002404fd"/>
    </style:style>
    <style:style style:name="T133" style:family="text">
      <style:text-properties style:use-window-font-color="true" loext:opacity="0%" fo:font-size="12pt" fo:font-weight="bold" officeooo:rsid="00a8c265" style:font-size-asian="12pt" style:font-weight-asian="bold" style:font-size-complex="12pt" style:font-weight-complex="bold"/>
    </style:style>
    <style:style style:name="T13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5" style:family="text">
      <style:text-properties style:use-window-font-color="true" loext:opacity="0%" fo:font-size="12pt" fo:font-weight="bold" officeooo:rsid="023603f2" style:font-size-asian="12pt" style:font-weight-asian="bold" style:font-size-complex="12pt" style:font-weight-complex="bold"/>
    </style:style>
    <style:style style:name="T136" style:family="text">
      <style:text-properties style:font-name="Arial1" fo:font-weight="normal" officeooo:rsid="0237c5d3" style:font-weight-asian="normal" style:font-weight-complex="normal"/>
    </style:style>
    <style:style style:name="T137" style:family="text">
      <style:text-properties style:font-name="Arial1" fo:font-weight="normal" style:font-weight-asian="normal" style:font-weight-complex="normal"/>
    </style:style>
    <style:style style:name="T138" style:family="text">
      <style:text-properties style:font-name="Arial1" fo:font-weight="normal" officeooo:rsid="023603f2" style:font-weight-asian="normal" style:font-weight-complex="normal"/>
    </style:style>
    <style:style style:name="T139" style:family="text">
      <style:text-properties fo:font-size="12pt" fo:font-weight="bold" officeooo:rsid="00b24505" style:font-size-asian="12pt" style:font-weight-asian="bold" style:font-size-complex="12pt" style:font-weight-complex="bold"/>
    </style:style>
    <style:style style:name="T140" style:family="text">
      <style:text-properties style:font-name="Arial1" fo:font-size="10pt" fo:font-weight="normal" officeooo:rsid="00b24505" style:font-size-asian="10pt" style:font-weight-asian="normal" style:font-size-complex="10pt" style:font-weight-complex="normal"/>
    </style:style>
    <style:style style:name="T141" style:family="text">
      <style:text-properties style:font-name="Liberation Mono" fo:font-size="10pt" fo:font-weight="bold" officeooo:rsid="00b24505" style:font-size-asian="10pt" style:font-weight-asian="bold" style:font-size-complex="10pt" style:font-weight-complex="bold"/>
    </style:style>
    <style:style style:name="T142" style:family="text">
      <style:text-properties style:font-name="Arial1" fo:font-size="10pt" fo:font-weight="normal" officeooo:rsid="00b3fac2" style:font-size-asian="10pt" style:font-weight-asian="normal" style:font-size-complex="10pt" style:font-weight-complex="normal"/>
    </style:style>
    <style:style style:name="T143" style:family="text">
      <style:text-properties style:font-name="Arial1" fo:font-size="10pt" fo:font-weight="normal" officeooo:rsid="00b5bc0c" style:font-size-asian="10pt" style:font-weight-asian="normal" style:font-size-complex="10pt" style:font-weight-complex="normal"/>
    </style:style>
    <style:style style:name="T144" style:family="text">
      <style:text-properties style:font-name="Liberation Mono" fo:font-size="10pt" fo:font-weight="bold" officeooo:rsid="00b3fac2" style:font-size-asian="10pt" style:font-weight-asian="bold" style:font-size-complex="10pt" style:font-weight-complex="bold"/>
    </style:style>
    <style:style style:name="T145" style:family="text">
      <style:text-properties fo:font-size="12pt" fo:font-weight="bold" officeooo:rsid="029b9693" style:font-size-asian="12pt" style:font-weight-asian="bold" style:font-size-complex="12pt" style:font-weight-complex="bold"/>
    </style:style>
    <style:style style:name="T146" style:family="text">
      <style:text-properties officeooo:rsid="029b9693"/>
    </style:style>
    <style:style style:name="T147" style:family="text">
      <style:text-properties fo:font-size="12pt" fo:font-weight="bold" officeooo:rsid="027be99f" style:font-size-asian="12pt" style:font-weight-asian="bold" style:font-size-complex="12pt" style:font-weight-complex="bold"/>
    </style:style>
    <style:style style:name="T148" style:family="text">
      <style:text-properties fo:font-size="12pt" fo:font-weight="bold" officeooo:rsid="02487bda" style:font-size-asian="12pt" style:font-weight-asian="bold" style:font-size-complex="12pt" style:font-weight-complex="bold"/>
    </style:style>
    <style:style style:name="T149" style:family="text">
      <style:text-properties style:font-name="Liberation Mono" fo:font-size="10pt" fo:font-weight="bold" style:font-size-asian="10pt" style:font-weight-asian="bold" style:font-size-complex="10pt" style:font-weight-complex="bold"/>
    </style:style>
    <style:style style:name="T150" style:family="text">
      <style:text-properties fo:font-size="12pt" fo:font-weight="bold" officeooo:rsid="02e49ff1" style:font-size-asian="12pt" style:font-weight-asian="bold" style:font-size-complex="12pt" style:font-weight-complex="bold"/>
    </style:style>
    <style:style style:name="T151" style:family="text">
      <style:text-properties fo:font-size="12pt" fo:font-weight="bold" officeooo:rsid="02e65490" style:font-size-asian="12pt" style:font-weight-asian="bold" style:font-size-complex="12pt" style:font-weight-complex="bold"/>
    </style:style>
    <style:style style:name="T152" style:family="text">
      <style:text-properties style:font-name="Liberation Mono" fo:font-weight="bold" officeooo:rsid="02e6380a" style:font-weight-asian="bold" style:font-weight-complex="bold"/>
    </style:style>
    <style:style style:name="T153" style:family="text">
      <style:text-properties fo:font-size="12pt" fo:font-weight="bold" officeooo:rsid="001d23a3" style:font-size-asian="12pt" style:font-weight-asian="bold" style:font-size-complex="12pt" style:font-weight-complex="bold"/>
    </style:style>
    <style:style style:name="T154" style:family="text">
      <style:text-properties fo:font-size="12pt" fo:font-weight="bold" officeooo:rsid="01e48e7d" style:font-size-asian="12pt" style:font-weight-asian="bold" style:font-size-complex="12pt" style:font-weight-complex="bold"/>
    </style:style>
    <style:style style:name="T155" style:family="text">
      <style:text-properties fo:font-size="12pt" fo:font-weight="bold" officeooo:rsid="01ef8f02" style:font-size-asian="12pt" style:font-weight-asian="bold" style:font-size-complex="12pt" style:font-weight-complex="bold"/>
    </style:style>
    <style:style style:name="T156" style:family="text">
      <style:text-properties fo:font-size="12pt" fo:font-weight="bold" officeooo:rsid="01ebe4b0" style:font-size-asian="12pt" style:font-weight-asian="bold" style:font-size-complex="12pt" style:font-weight-complex="bold"/>
    </style:style>
    <style:style style:name="T157" style:family="text">
      <style:text-properties officeooo:rsid="01ebe4b0"/>
    </style:style>
    <style:style style:name="T158" style:family="text">
      <style:text-properties fo:font-size="11pt" fo:font-weight="bold" officeooo:rsid="024f6b72" style:font-size-asian="11pt" style:font-weight-asian="bold" style:font-size-complex="11pt" style:font-weight-complex="bold"/>
    </style:style>
    <style:style style:name="T159" style:family="text">
      <style:text-properties fo:font-size="11pt" fo:font-weight="bold" officeooo:rsid="024901de" style:font-size-asian="11pt" style:font-weight-asian="bold" style:font-size-complex="11pt" style:font-weight-complex="bold"/>
    </style:style>
    <style:style style:name="T160" style:family="text">
      <style:text-properties style:font-name="Liberation Mono" fo:font-weight="bold" officeooo:rsid="02c605bf" style:font-weight-asian="bold" style:font-weight-complex="bold"/>
    </style:style>
    <style:style style:name="T161" style:family="text">
      <style:text-properties officeooo:rsid="02c605bf"/>
    </style:style>
    <style:style style:name="T162" style:family="text">
      <style:text-properties officeooo:rsid="02c69498"/>
    </style:style>
    <style:style style:name="T163" style:family="text">
      <style:text-properties fo:font-style="normal" officeooo:rsid="02c605bf" style:font-style-asian="normal" style:font-style-complex="normal"/>
    </style:style>
    <style:style style:name="T164" style:family="text">
      <style:text-properties officeooo:rsid="02c12f7c"/>
    </style:style>
    <style:style style:name="T165" style:family="text">
      <style:text-properties style:font-name="Liberation Mono" fo:font-weight="bold" officeooo:rsid="02c12f7c" style:font-weight-asian="bold" style:font-weight-complex="bold"/>
    </style:style>
    <style:style style:name="T166" style:family="text">
      <style:text-properties fo:font-size="12pt" fo:font-weight="bold" officeooo:rsid="008dfbe8" style:font-size-asian="12pt" style:font-weight-asian="bold" style:font-size-complex="12pt" style:font-weight-complex="bold"/>
    </style:style>
    <style:style style:name="T167" style:family="text">
      <style:text-properties fo:font-size="12pt" fo:font-weight="bold" officeooo:rsid="008cecbd" style:font-size-asian="12pt" style:font-weight-asian="bold" style:font-size-complex="12pt" style:font-weight-complex="bold"/>
    </style:style>
    <style:style style:name="T168" style:family="text">
      <style:text-properties style:font-name="Arial1" fo:font-size="10pt" fo:font-weight="normal" style:font-size-asian="10pt" style:font-weight-asian="normal" style:font-size-complex="10pt" style:font-weight-complex="normal"/>
    </style:style>
    <style:style style:name="T169" style:family="text">
      <style:text-properties style:font-name="Arial1" fo:font-size="10pt" fo:font-weight="normal" officeooo:rsid="01ae37c2" style:font-size-asian="10pt" style:font-weight-asian="normal" style:font-size-complex="10pt" style:font-weight-complex="normal"/>
    </style:style>
    <style:style style:name="T170" style:family="text">
      <style:text-properties style:font-name="Liberation Mono" fo:font-size="10pt" fo:font-weight="bold" officeooo:rsid="01ae37c2" style:font-size-asian="10pt" style:font-weight-asian="bold" style:font-size-complex="10pt" style:font-weight-complex="bold"/>
    </style:style>
    <style:style style:name="T171" style:family="text">
      <style:text-properties style:use-window-font-color="true" loext:opacity="0%" fo:font-size="12pt" fo:font-weight="bold" officeooo:rsid="0136fc43" style:font-size-asian="12pt" style:font-weight-asian="bold" style:font-size-complex="12pt" style:font-weight-complex="bold"/>
    </style:style>
    <style:style style:name="T17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6" style:family="text">
      <style:text-properties fo:font-size="12pt" fo:font-weight="bold" officeooo:rsid="007b2a4e" style:font-size-asian="12pt" style:font-weight-asian="bold" style:font-size-complex="12pt" style:font-weight-complex="bold"/>
    </style:style>
    <style:style style:name="T177" style:family="text">
      <style:text-properties officeooo:rsid="007d1f5e"/>
    </style:style>
    <style:style style:name="T178" style:family="text">
      <style:text-properties fo:font-size="12pt" fo:font-weight="bold" officeooo:rsid="02e68b4c" style:font-size-asian="12pt" style:font-weight-asian="bold" style:font-size-complex="12pt" style:font-weight-complex="bold"/>
    </style:style>
    <style:style style:name="T179" style:family="text">
      <style:text-properties fo:font-size="12pt" fo:font-weight="bold" officeooo:rsid="02f4d5d5" style:font-size-asian="12pt" style:font-weight-asian="bold" style:font-size-complex="12pt" style:font-weight-complex="bold"/>
    </style:style>
    <style:style style:name="T180" style:family="text">
      <style:text-properties style:font-name="Liberation Mono" fo:font-weight="bold" officeooo:rsid="02f4d5d5" style:font-weight-asian="bold" style:font-weight-complex="bold"/>
    </style:style>
    <style:style style:name="T181" style:family="text">
      <style:text-properties style:font-name="Arial1" fo:font-weight="normal" officeooo:rsid="02f4d5d5" style:font-weight-asian="normal" style:font-weight-complex="normal"/>
    </style:style>
    <style:style style:name="T182" style:family="text">
      <style:text-properties fo:font-size="12pt" fo:font-weight="bold" officeooo:rsid="01ff94a1" style:font-size-asian="12pt" style:font-weight-asian="bold" style:font-size-complex="12pt" style:font-weight-complex="bold"/>
    </style:style>
    <style:style style:name="T183" style:family="text">
      <style:text-properties fo:font-size="12pt" fo:font-weight="bold" officeooo:rsid="0285f8e9" style:font-size-asian="12pt" style:font-weight-asian="bold" style:font-size-complex="12pt" style:font-weight-complex="bold"/>
    </style:style>
    <style:style style:name="T184" style:family="text">
      <style:text-properties fo:font-size="12pt" fo:font-weight="bold" officeooo:rsid="0285074d" style:font-size-asian="12pt" style:font-weight-asian="bold" style:font-size-complex="12pt" style:font-weight-complex="bold"/>
    </style:style>
    <style:style style:name="T185" style:family="text">
      <style:text-properties officeooo:rsid="0285f8e9"/>
    </style:style>
    <style:style style:name="T186" style:family="text">
      <style:text-properties style:font-name="Liberation Mono" fo:font-weight="bold" officeooo:rsid="0285f8e9" style:font-weight-asian="bold" style:font-weight-complex="bold"/>
    </style:style>
    <style:style style:name="T187" style:family="text">
      <style:text-properties fo:font-size="12pt" fo:font-weight="bold" officeooo:rsid="01a33059" style:font-size-asian="12pt" style:font-weight-asian="bold" style:font-size-complex="12pt" style:font-weight-complex="bold"/>
    </style:style>
    <style:style style:name="T188" style:family="text">
      <style:text-properties fo:font-size="12pt" fo:font-weight="bold" officeooo:rsid="01db74af" style:font-size-asian="12pt" style:font-weight-asian="bold" style:font-size-complex="12pt" style:font-weight-complex="bold"/>
    </style:style>
    <style:style style:name="T189" style:family="text">
      <style:text-properties style:use-window-font-color="true" loext:opacity="0%" fo:font-size="12pt" fo:font-weight="bold" officeooo:rsid="01d4db50" style:font-size-asian="12pt" style:font-weight-asian="bold" style:font-size-complex="12pt" style:font-weight-complex="bold"/>
    </style:style>
    <style:style style:name="T190" style:family="text">
      <style:text-properties fo:font-size="12pt" fo:font-weight="bold" officeooo:rsid="00a11762" style:font-size-asian="12pt" style:font-weight-asian="bold" style:font-size-complex="12pt" style:font-weight-complex="bold"/>
    </style:style>
    <style:style style:name="T191" style:family="text">
      <style:text-properties officeooo:rsid="00a11762"/>
    </style:style>
    <style:style style:name="T192" style:family="text">
      <style:text-properties fo:font-size="12pt" fo:font-weight="bold" officeooo:rsid="0228fc61" style:font-size-asian="12pt" style:font-weight-asian="bold" style:font-size-complex="12pt" style:font-weight-complex="bold"/>
    </style:style>
    <style:style style:name="T193" style:family="text">
      <style:text-properties officeooo:rsid="0228fc61"/>
    </style:style>
    <style:style style:name="T194" style:family="text">
      <style:text-properties fo:font-size="12pt" fo:font-weight="bold" officeooo:rsid="0164bf1d" style:font-size-asian="12pt" style:font-weight-asian="bold" style:font-size-complex="12pt" style:font-weight-complex="bold"/>
    </style:style>
    <style:style style:name="T195" style:family="text">
      <style:text-properties fo:font-size="12pt" fo:font-weight="bold" officeooo:rsid="023f35a4" style:font-size-asian="12pt" style:font-weight-asian="bold" style:font-size-complex="12pt" style:font-weight-complex="bold"/>
    </style:style>
    <style:style style:name="T196" style:family="text">
      <style:text-properties officeooo:rsid="0280066d"/>
    </style:style>
    <style:style style:name="T197" style:family="text">
      <style:text-properties fo:font-size="12pt" fo:font-weight="bold" officeooo:rsid="02058d47" style:font-size-asian="12pt" style:font-weight-asian="bold" style:font-size-complex="12pt" style:font-weight-complex="bold"/>
    </style:style>
    <style:style style:name="T198" style:family="text">
      <style:text-properties fo:font-size="11pt" fo:font-weight="bold" officeooo:rsid="02d4cf82" style:font-size-asian="11pt" style:font-weight-asian="bold" style:font-size-complex="11pt" style:font-weight-complex="bold"/>
    </style:style>
    <style:style style:name="T199" style:family="text">
      <style:text-properties officeooo:rsid="02d4cf82"/>
    </style:style>
    <style:style style:name="T200" style:family="text">
      <style:text-properties fo:font-size="10.5pt" fo:font-weight="bold" style:font-size-asian="10.5pt" style:font-weight-asian="bold" style:font-size-complex="10.5pt" style:font-weight-complex="bold"/>
    </style:style>
    <style:style style:name="T201" style:family="text">
      <style:text-properties fo:font-size="10.5pt" fo:font-weight="bold" officeooo:rsid="02d4cf82" style:font-size-asian="10.5pt" style:font-weight-asian="bold" style:font-size-complex="10.5pt" style:font-weight-complex="bold"/>
    </style:style>
    <style:style style:name="T202" style:family="text">
      <style:text-properties fo:font-size="12pt" fo:font-weight="bold" officeooo:rsid="026e5d5e" style:font-size-asian="12pt" style:font-weight-asian="bold" style:font-size-complex="12pt" style:font-weight-complex="bold"/>
    </style:style>
    <style:style style:name="T203" style:family="text">
      <style:text-properties fo:font-size="10.5pt" fo:font-weight="bold" officeooo:rsid="026e5d5e" style:font-size-asian="10.5pt" style:font-weight-asian="bold" style:font-size-complex="10.5pt" style:font-weight-complex="bold"/>
    </style:style>
    <style:style style:name="T204" style:family="text">
      <style:text-properties fo:font-size="10.5pt" fo:font-weight="bold" officeooo:rsid="0285074d" style:font-size-asian="10.5pt" style:font-weight-asian="bold" style:font-size-complex="10.5pt" style:font-weight-complex="bold"/>
    </style:style>
    <style:style style:name="T205" style:family="text">
      <style:text-properties style:use-window-font-color="true" loext:opacity="0%" fo:font-size="12pt" fo:font-weight="bold" officeooo:rsid="01093ef1" style:font-size-asian="12pt" style:font-weight-asian="bold" style:font-size-complex="12pt" style:font-weight-complex="bold"/>
    </style:style>
    <style:style style:name="T206" style:family="text">
      <style:text-properties officeooo:rsid="0116f5c2"/>
    </style:style>
    <style:style style:name="T207" style:family="text">
      <style:text-properties fo:font-size="12pt" fo:font-weight="bold" officeooo:rsid="02015f3c" style:font-size-asian="12pt" style:font-weight-asian="bold" style:font-size-complex="12pt" style:font-weight-complex="bold"/>
    </style:style>
    <style:style style:name="T208" style:family="text">
      <style:text-properties officeooo:rsid="027e7869"/>
    </style:style>
    <style:style style:name="T209" style:family="text">
      <style:text-properties fo:font-size="12pt" fo:font-weight="bold" officeooo:rsid="01918cc4" style:font-size-asian="12pt" style:font-weight-asian="bold" style:font-size-complex="12pt" style:font-weight-complex="bold"/>
    </style:style>
    <style:style style:name="T210" style:family="text">
      <style:text-properties fo:font-size="12pt" fo:font-weight="bold" officeooo:rsid="00eaeb72" style:font-size-asian="12pt" style:font-weight-asian="bold" style:font-size-complex="12pt" style:font-weight-complex="bold"/>
    </style:style>
    <style:style style:name="T211" style:family="text">
      <style:text-properties officeooo:rsid="01012052"/>
    </style:style>
    <style:style style:name="T212" style:family="text">
      <style:text-properties style:font-name="Liberation Mono" fo:font-weight="bold" officeooo:rsid="01012052" style:font-weight-asian="bold" style:font-weight-complex="bold"/>
    </style:style>
    <style:style style:name="T213" style:family="text">
      <style:text-properties fo:font-size="12pt" fo:font-weight="bold" officeooo:rsid="00db718f" style:font-size-asian="12pt" style:font-weight-asian="bold" style:font-size-complex="12pt" style:font-weight-complex="bold"/>
    </style:style>
    <style:style style:name="T214" style:family="text">
      <style:text-properties officeooo:rsid="00dbbd99"/>
    </style:style>
    <style:style style:name="T215" style:family="text">
      <style:text-properties fo:font-size="12pt" fo:font-weight="bold" officeooo:rsid="01e822f7" style:font-size-asian="12pt" style:font-weight-asian="bold" style:font-size-complex="12pt" style:font-weight-complex="bold"/>
    </style:style>
    <style:style style:name="T216" style:family="text">
      <style:text-properties officeooo:rsid="01e94819"/>
    </style:style>
    <style:style style:name="T217" style:family="text">
      <style:text-properties officeooo:rsid="027f6c97"/>
    </style:style>
    <style:style style:name="T218" style:family="text">
      <style:text-properties fo:font-size="12pt" fo:font-weight="bold" officeooo:rsid="003fee34" style:font-size-asian="12pt" style:font-weight-asian="bold" style:font-size-complex="12pt" style:font-weight-complex="bold"/>
    </style:style>
    <style:style style:name="T219" style:family="text">
      <style:text-properties fo:font-size="10pt" officeooo:rsid="003fee34" style:font-size-asian="10pt" style:font-size-complex="10pt"/>
    </style:style>
    <style:style style:name="T220" style:family="text">
      <style:text-properties style:font-name="Arial1" fo:font-size="10pt" fo:font-weight="normal" officeooo:rsid="00901491" style:font-size-asian="10pt" style:font-weight-asian="normal" style:font-size-complex="10pt" style:font-weight-complex="normal"/>
    </style:style>
    <style:style style:name="T221" style:family="text">
      <style:text-properties style:font-name="Liberation Mono" fo:font-size="10pt" fo:font-weight="bold" officeooo:rsid="00901491" style:font-size-asian="10pt" style:font-weight-asian="bold" style:font-size-complex="10pt" style:font-weight-complex="bold"/>
    </style:style>
    <style:style style:name="T222" style:family="text">
      <style:text-properties style:use-window-font-color="true" loext:opacity="0%" fo:font-size="12pt" fo:font-weight="bold" officeooo:rsid="00eaeb72" style:font-size-asian="12pt" style:font-weight-asian="bold" style:font-size-complex="12pt" style:font-weight-complex="bold"/>
    </style:style>
    <style:style style:name="T22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27" style:family="text">
      <style:text-properties fo:font-size="12pt" fo:font-weight="bold" officeooo:rsid="02d79159" style:font-size-asian="12pt" style:font-weight-asian="bold" style:font-size-complex="12pt" style:font-weight-complex="bold"/>
    </style:style>
    <style:style style:name="T228" style:family="text">
      <style:text-properties officeooo:rsid="02d79159"/>
    </style:style>
    <style:style style:name="T229" style:family="text">
      <style:text-properties style:font-name="Liberation Mono" fo:font-weight="bold" officeooo:rsid="02d79159" style:font-weight-asian="bold" style:font-weight-complex="bold"/>
    </style:style>
    <style:style style:name="T230" style:family="text">
      <style:text-properties fo:font-size="12pt" fo:font-weight="bold" officeooo:rsid="01f837b4" style:font-size-asian="12pt" style:font-weight-asian="bold" style:font-size-complex="12pt" style:font-weight-complex="bold"/>
    </style:style>
    <style:style style:name="T231" style:family="text">
      <style:text-properties fo:font-size="12pt" fo:font-weight="bold" officeooo:rsid="02de80f4" style:font-size-asian="12pt" style:font-weight-asian="bold" style:font-size-complex="12pt" style:font-weight-complex="bold"/>
    </style:style>
    <style:style style:name="T232" style:family="text">
      <style:text-properties fo:font-size="12pt" fo:font-weight="bold" officeooo:rsid="02e09028" style:font-size-asian="12pt" style:font-weight-asian="bold" style:font-size-complex="12pt" style:font-weight-complex="bold"/>
    </style:style>
    <style:style style:name="T233" style:family="text">
      <style:text-properties style:font-name="Arial1" fo:font-weight="normal" officeooo:rsid="030d5349" style:font-weight-asian="normal" style:font-weight-complex="normal"/>
    </style:style>
    <style:style style:name="T234" style:family="text">
      <style:text-properties style:font-name="Liberation Mono" fo:font-weight="bold" officeooo:rsid="030d5349" style:font-weight-asian="bold" style:font-weight-complex="bold"/>
    </style:style>
    <style:style style:name="T235" style:family="text">
      <style:text-properties fo:font-size="12pt" fo:font-weight="bold" officeooo:rsid="00ab28f7" style:font-size-asian="12pt" style:font-weight-asian="bold" style:font-size-complex="12pt" style:font-weight-complex="bold"/>
    </style:style>
    <style:style style:name="T236" style:family="text">
      <style:text-properties fo:font-size="12pt" fo:font-weight="bold" officeooo:rsid="00a8c265" style:font-size-asian="12pt" style:font-weight-asian="bold" style:font-size-complex="12pt" style:font-weight-complex="bold"/>
    </style:style>
    <style:style style:name="T237" style:family="text">
      <style:text-properties style:font-name="Arial1" fo:font-size="10pt" fo:font-weight="normal" officeooo:rsid="00a8c265" style:font-size-asian="10pt" style:font-weight-asian="normal" style:font-size-complex="10pt" style:font-weight-complex="normal"/>
    </style:style>
    <style:style style:name="T238" style:family="text">
      <style:text-properties fo:font-size="12pt" fo:font-weight="bold" officeooo:rsid="023603f2" style:font-size-asian="12pt" style:font-weight-asian="bold" style:font-size-complex="12pt" style:font-weight-complex="bold"/>
    </style:style>
    <style:style style:name="T239" style:family="text">
      <style:text-properties fo:font-size="12pt" fo:font-weight="bold" officeooo:rsid="01d4db50" style:font-size-asian="12pt" style:font-weight-asian="bold" style:font-size-complex="12pt" style:font-weight-complex="bold"/>
    </style:style>
    <style:style style:name="T240" style:family="text">
      <style:text-properties officeooo:rsid="0237c5d3"/>
    </style:style>
    <style:style style:name="T241" style:family="text">
      <style:text-properties officeooo:rsid="023603f2"/>
    </style:style>
    <style:style style:name="T242" style:family="text">
      <style:text-properties fo:font-size="12pt" fo:font-weight="bold" officeooo:rsid="0136fc43" style:font-size-asian="12pt" style:font-weight-asian="bold" style:font-size-complex="12pt" style:font-weight-complex="bold"/>
    </style:style>
    <style:style style:name="T243" style:family="text">
      <style:text-properties style:font-name="Arial1" fo:font-size="10pt" fo:font-weight="normal" officeooo:rsid="01414e59" style:font-size-asian="10pt" style:font-weight-asian="normal" style:font-size-complex="10pt" style:font-weight-complex="normal"/>
    </style:style>
    <style:style style:name="T244" style:family="text">
      <style:text-properties style:font-name="Arial1" fo:font-size="10pt" fo:font-weight="normal" officeooo:rsid="020344e8" style:font-size-asian="10pt" style:font-weight-asian="normal" style:font-size-complex="10pt" style:font-weight-complex="normal"/>
    </style:style>
    <style:style style:name="T245" style:family="text">
      <style:text-properties fo:font-size="12pt" fo:font-weight="bold" officeooo:rsid="01093ef1" style:font-size-asian="12pt" style:font-weight-asian="bold" style:font-size-complex="12pt" style:font-weight-complex="bold"/>
    </style:style>
    <style:style style:name="T246" style:family="text">
      <style:text-properties style:font-name="Arial1" fo:font-size="10pt" fo:font-weight="normal" officeooo:rsid="00eeaeae" style:font-size-asian="10pt" style:font-weight-asian="normal" style:font-size-complex="10pt" style:font-weight-complex="normal"/>
    </style:style>
    <style:style style:name="T247" style:family="text">
      <style:text-properties style:font-name="Arial1" fo:font-size="10pt" fo:font-weight="normal" officeooo:rsid="00eaeb72" style:font-size-asian="10pt" style:font-weight-asian="normal" style:font-size-complex="10pt" style:font-weight-complex="normal"/>
    </style:style>
    <style:style style:name="T248" style:family="text">
      <style:text-properties style:font-name="Liberation Mono" fo:font-size="10pt" fo:font-weight="bold" officeooo:rsid="00eaeb72" style:font-size-asian="10pt" style:font-weight-asian="bold" style:font-size-complex="10pt" style:font-weight-complex="bold"/>
    </style:style>
    <style:style style:name="T249" style:family="text">
      <style:text-properties style:font-name="Arial1" fo:font-size="10pt" fo:font-weight="normal" officeooo:rsid="01b74e5e" style:font-size-asian="10pt" style:font-weight-asian="normal" style:font-size-complex="10pt" style:font-weight-complex="normal"/>
    </style:style>
    <style:style style:name="T250" style:family="text">
      <style:text-properties officeooo:rsid="00bc1fa7"/>
    </style:style>
    <style:style style:name="T251" style:family="text">
      <style:text-properties officeooo:rsid="00beb2e6"/>
    </style:style>
    <style:style style:name="T252" style:family="text">
      <style:text-properties officeooo:rsid="00d476d0"/>
    </style:style>
    <style:style style:name="T253" style:family="text">
      <style:text-properties officeooo:rsid="00d36289"/>
    </style:style>
    <style:style style:name="T254" style:family="text">
      <style:text-properties officeooo:rsid="00c93a55"/>
    </style:style>
    <style:style style:name="T255" style:family="text">
      <style:text-properties officeooo:rsid="00c6ddd1"/>
    </style:style>
    <style:style style:name="T256" style:family="text">
      <style:text-properties officeooo:rsid="00c5746a"/>
    </style:style>
    <style:style style:name="T257" style:family="text">
      <style:text-properties fo:font-size="12pt" fo:font-weight="bold" officeooo:rsid="01756d29" style:font-size-asian="12pt" style:font-weight-asian="bold" style:font-size-complex="12pt" style:font-weight-complex="bold"/>
    </style:style>
    <style:style style:name="T258" style:family="text">
      <style:text-properties fo:font-size="12pt" fo:font-weight="bold" officeooo:rsid="022bc517" style:font-size-asian="12pt" style:font-weight-asian="bold" style:font-size-complex="12pt" style:font-weight-complex="bold"/>
    </style:style>
    <style:style style:name="T259" style:family="text">
      <style:text-properties officeooo:rsid="0285074d"/>
    </style:style>
    <style:style style:name="T260" style:family="text">
      <style:text-properties officeooo:rsid="027be99f"/>
    </style:style>
    <style:style style:name="T261" style:family="text">
      <style:text-properties officeooo:rsid="01fef4df"/>
    </style:style>
    <style:style style:name="T262" style:family="text">
      <style:text-properties fo:font-size="12pt" fo:font-weight="bold" officeooo:rsid="01770a3a" style:font-size-asian="12pt" style:font-weight-asian="bold" style:font-size-complex="12pt" style:font-weight-complex="bold"/>
    </style:style>
    <style:style style:name="T263" style:family="text">
      <style:text-properties fo:font-size="12pt" fo:font-weight="bold" officeooo:rsid="01fef4df" style:font-size-asian="12pt" style:font-weight-asian="bold" style:font-size-complex="12pt" style:font-weight-complex="bold"/>
    </style:style>
    <style:style style:name="T264" style:family="text">
      <style:text-properties officeooo:rsid="020344e8"/>
    </style:style>
    <style:style style:name="T265" style:family="text">
      <style:text-properties officeooo:rsid="018980e3"/>
    </style:style>
    <style:style style:name="T266" style:family="text">
      <style:text-properties officeooo:rsid="00976b5e"/>
    </style:style>
    <style:style style:name="T267" style:family="text">
      <style:text-properties fo:font-style="italic" fo:font-weight="bold" officeooo:rsid="00976b5e" style:font-style-asian="italic" style:font-weight-asian="bold" style:font-style-complex="italic" style:font-weight-complex="bold"/>
    </style:style>
    <style:style style:name="T268" style:family="text">
      <style:text-properties fo:font-style="italic" officeooo:rsid="00976b5e" style:font-style-asian="italic" style:font-style-complex="italic"/>
    </style:style>
    <style:style style:name="T269" style:family="text">
      <style:text-properties style:font-name="Liberation Mono" fo:font-weight="bold" officeooo:rsid="00ab28f7" style:font-weight-asian="bold" style:font-weight-complex="bold"/>
    </style:style>
    <style:style style:name="T270" style:family="text">
      <style:text-properties style:font-name="Liberation Mono" fo:font-weight="bold" officeooo:rsid="00a8c265" style:font-weight-asian="bold" style:font-weight-complex="bold"/>
    </style:style>
    <style:style style:name="T271" style:family="text">
      <style:text-properties style:font-name="Liberation Mono" fo:font-weight="bold" officeooo:rsid="00eaeb72" style:font-weight-asian="bold" style:font-weight-complex="bold"/>
    </style:style>
    <style:style style:name="T272" style:family="text">
      <style:text-properties style:font-name="Liberation Mono" fo:font-weight="bold" officeooo:rsid="01093ef1" style:font-weight-asian="bold" style:font-weight-complex="bold"/>
    </style:style>
    <style:style style:name="T273" style:family="text">
      <style:text-properties style:font-name="Liberation Mono" fo:font-weight="bold" officeooo:rsid="0136fc43" style:font-weight-asian="bold" style:font-weight-complex="bold"/>
    </style:style>
    <style:style style:name="T274" style:family="text">
      <style:text-properties fo:font-style="italic" fo:font-weight="bold" style:font-style-asian="italic" style:font-weight-asian="bold" style:font-style-complex="italic" style:font-weight-complex="bold"/>
    </style:style>
    <style:style style:name="T275" style:family="text">
      <style:text-properties style:font-name="Liberation Mono" fo:font-weight="bold" officeooo:rsid="01d4db50" style:font-weight-asian="bold" style:font-weight-complex="bold"/>
    </style:style>
    <style:style style:name="T276" style:family="text">
      <style:text-properties style:font-name="Liberation Mono" fo:font-weight="bold" officeooo:rsid="023603f2" style:font-weight-asian="bold" style:font-weight-complex="bold"/>
    </style:style>
    <style:style style:name="T277" style:family="text">
      <style:text-properties style:font-name="Liberation Mono" fo:font-weight="bold" officeooo:rsid="024901de" style:font-weight-asian="bold" style:font-weight-complex="bold"/>
    </style:style>
    <style:style style:name="T278" style:family="text">
      <style:text-properties style:font-name="Liberation Mono" fo:font-weight="bold" officeooo:rsid="02e49ff1" style:font-weight-asian="bold" style:font-weight-complex="bold"/>
    </style:style>
    <style:style style:name="T279" style:family="text">
      <style:text-properties style:font-name="Liberation Mono" fo:font-style="normal" fo:font-weight="bold" officeooo:rsid="007d1f5e" style:font-style-asian="normal" style:font-weight-asian="bold" style:font-style-complex="normal" style:font-weight-complex="bold"/>
    </style:style>
    <style:style style:name="T280" style:family="text">
      <style:text-properties style:font-name="Liberation Mono" fo:font-style="normal" fo:font-weight="bold" officeooo:rsid="00b9ef1e" style:font-style-asian="normal" style:font-weight-asian="bold" style:font-style-complex="normal" style:font-weight-complex="bold"/>
    </style:style>
    <style:style style:name="T281" style:family="text">
      <style:text-properties officeooo:rsid="012bd22b"/>
    </style:style>
    <style:style style:name="T282" style:family="text">
      <style:text-properties officeooo:rsid="02e49ff1"/>
    </style:style>
    <style:style style:name="T283" style:family="text">
      <style:text-properties style:font-name="Arial1" fo:font-weight="normal" officeooo:rsid="00eaeb72" style:font-weight-asian="normal" style:font-weight-complex="normal"/>
    </style:style>
    <style:style style:name="T284" style:family="text">
      <style:text-properties style:font-name="Arial1" fo:font-weight="normal" officeooo:rsid="01093ef1" style:font-weight-asian="normal" style:font-weight-complex="normal"/>
    </style:style>
    <style:style style:name="T285" style:family="text">
      <style:text-properties style:font-name="Arial1" fo:font-weight="normal" officeooo:rsid="0136fc43" style:font-weight-asian="normal" style:font-weight-complex="normal"/>
    </style:style>
    <style:style style:name="T286" style:family="text">
      <style:text-properties style:font-name="Arial1" fo:font-weight="normal" officeooo:rsid="01d4db50" style:font-weight-asian="normal" style:font-weight-complex="normal"/>
    </style:style>
    <style:style style:name="T287" style:family="text">
      <style:text-properties style:font-name="Arial1" fo:font-weight="normal" officeooo:rsid="024901de" style:font-weight-asian="normal" style:font-weight-complex="normal"/>
    </style:style>
    <style:style style:name="T288" style:family="text">
      <style:text-properties style:font-name="Arial1" fo:font-weight="normal" officeooo:rsid="02e49ff1" style:font-weight-asian="normal" style:font-weight-complex="normal"/>
    </style:style>
    <style:style style:name="T289" style:family="text">
      <style:text-properties style:font-name="Arial1" fo:font-weight="normal" officeooo:rsid="00a9bbb8" style:font-weight-asian="normal" style:font-weight-complex="normal"/>
    </style:style>
    <style:style style:name="T290" style:family="text">
      <style:text-properties style:font-name="Liberation Mono" fo:font-weight="bold" officeooo:rsid="00a9bbb8" style:font-weight-asian="bold" style:font-weight-complex="bold"/>
    </style:style>
    <style:style style:name="T291" style:family="text">
      <style:text-properties officeooo:rsid="024901de"/>
    </style:style>
    <style:style style:name="T292" style:family="text">
      <style:text-properties fo:font-style="normal" officeooo:rsid="012bd22b" style:font-style-asian="normal" style:font-style-complex="normal"/>
    </style:style>
    <style:style style:name="T293" style:family="text">
      <style:text-properties fo:font-style="normal" officeooo:rsid="03071eb7" style:font-style-asian="normal" style:font-style-complex="normal"/>
    </style:style>
    <style:style style:name="T294" style:family="text">
      <style:text-properties fo:font-style="normal" officeooo:rsid="007d1f5e" style:font-style-asian="normal" style:font-style-complex="normal"/>
    </style:style>
    <style:style style:name="T295" style:family="text">
      <style:text-properties style:font-name="Liberation Mono" fo:font-style="normal" fo:font-weight="bold" officeooo:rsid="00bc0cc6" style:font-style-asian="normal" style:font-weight-asian="bold" style:font-style-complex="normal" style:font-weight-complex="bold"/>
    </style:style>
    <style:style style:name="T296" style:family="text">
      <style:text-properties fo:font-style="normal" officeooo:rsid="00bc0cc6" style:font-style-asian="normal" style:font-style-complex="normal"/>
    </style:style>
    <style:style style:name="T297" style:family="text">
      <style:text-properties fo:font-style="normal" officeooo:rsid="00d36289" style:font-style-asian="normal" style:font-style-complex="normal"/>
    </style:style>
    <style:style style:name="T298" style:family="text">
      <style:text-properties style:font-name="Arial1" fo:font-style="normal" fo:font-weight="normal" officeooo:rsid="007d1f5e" style:font-style-asian="normal" style:font-weight-asian="normal" style:font-style-complex="normal" style:font-weight-complex="normal"/>
    </style:style>
    <style:style style:name="T299" style:family="text">
      <style:text-properties style:font-name="Arial1" fo:font-style="normal" fo:font-weight="normal" officeooo:rsid="00d476d0" style:font-style-asian="normal" style:font-weight-asian="normal" style:font-style-complex="normal" style:font-weight-complex="normal"/>
    </style:style>
    <style:style style:name="T300" style:family="text">
      <style:text-properties officeooo:rsid="0186ec99"/>
    </style:style>
    <style:style style:name="T301" style:family="text">
      <style:text-properties style:font-name="Liberation Mono" fo:font-weight="bold" officeooo:rsid="0186ec99" style:font-weight-asian="bold" style:font-weight-complex="bold"/>
    </style:style>
    <style:style style:name="T302" style:family="text">
      <style:text-properties officeooo:rsid="01dd4aab"/>
    </style:style>
    <style:style style:name="T303" style:family="text">
      <style:text-properties style:font-name="Liberation Mono" fo:font-weight="bold" officeooo:rsid="01dd4aab" style:font-weight-asian="bold" style:font-weight-complex="bold"/>
    </style:style>
    <style:style style:name="T304" style:family="text">
      <style:text-properties style:font-name="Liberation Mono" fo:font-weight="bold" officeooo:rsid="01f10c17" style:font-weight-asian="bold" style:font-weight-complex="bold"/>
    </style:style>
    <style:style style:name="T305" style:family="text">
      <style:text-properties officeooo:rsid="01f10c17"/>
    </style:style>
    <style:style style:name="T306" style:family="text">
      <style:text-properties style:font-name="Liberation Mono" fo:font-weight="bold" officeooo:rsid="01f8eba1" style:font-weight-asian="bold" style:font-weight-complex="bold"/>
    </style:style>
    <style:style style:name="T307" style:family="text">
      <style:text-properties style:font-name="Liberation Mono" fo:font-weight="bold" officeooo:rsid="022bc517" style:font-weight-asian="bold" style:font-weight-complex="bold"/>
    </style:style>
    <style:style style:name="T308" style:family="text">
      <style:text-properties officeooo:rsid="022bc517"/>
    </style:style>
    <style:style style:name="T309" style:family="text">
      <style:text-properties style:font-name="Liberation Mono" fo:font-weight="bold" officeooo:rsid="0285074d" style:font-weight-asian="bold" style:font-weight-complex="bold"/>
    </style:style>
    <style:style style:name="T310" style:family="text">
      <style:text-properties style:font-name="Liberation Mono" fo:font-weight="bold" officeooo:rsid="028b62d3" style:font-weight-asian="bold" style:font-weight-complex="bold"/>
    </style:style>
    <style:style style:name="T311" style:family="text">
      <style:text-properties officeooo:rsid="028b62d3"/>
    </style:style>
    <style:style style:name="T312" style:family="text">
      <style:text-properties style:font-name="Liberation Mono" fo:font-weight="bold" officeooo:rsid="029c1003" style:font-weight-asian="bold" style:font-weight-complex="bold"/>
    </style:style>
    <style:style style:name="T313" style:family="text">
      <style:text-properties officeooo:rsid="029c1003"/>
    </style:style>
    <style:style style:name="T314" style:family="text">
      <style:text-properties style:font-name="Liberation Mono" fo:font-weight="bold" officeooo:rsid="012bd22b" style:font-weight-asian="bold" style:font-weight-complex="bold"/>
    </style:style>
    <style:style style:name="T315" style:family="text">
      <style:text-properties fo:font-style="italic" officeooo:rsid="012bd22b" style:font-style-asian="italic" style:font-style-complex="italic"/>
    </style:style>
    <style:style style:name="T316" style:family="text">
      <style:text-properties fo:font-style="italic" officeooo:rsid="012bfcbe" style:font-style-asian="italic" style:font-style-complex="italic"/>
    </style:style>
    <style:style style:name="T317" style:family="text">
      <style:text-properties officeooo:rsid="012bfcbe"/>
    </style:style>
    <style:style style:name="T318" style:family="text">
      <style:text-properties officeooo:rsid="018078f3"/>
    </style:style>
    <style:style style:name="T319" style:family="text">
      <style:text-properties style:font-name="Liberation Mono" fo:font-weight="bold" officeooo:rsid="018078f3" style:font-weight-asian="bold" style:font-weight-complex="bold"/>
    </style:style>
    <style:style style:name="T320" style:family="text">
      <style:text-properties style:font-name="Liberation Mono" fo:font-style="normal" fo:font-weight="bold" officeooo:rsid="00a9bbb8" style:font-style-asian="normal" style:font-weight-asian="bold" style:font-style-complex="normal" style:font-weight-complex="bold"/>
    </style:style>
    <style:style style:name="T321" style:family="text">
      <style:text-properties fo:font-style="normal" officeooo:rsid="02713358" style:font-style-asian="normal" style:font-style-complex="normal"/>
    </style:style>
    <style:style style:name="T322" style:family="text">
      <style:text-properties style:font-name="Liberation Mono" fo:font-style="normal" fo:font-weight="bold" officeooo:rsid="02713358" style:font-style-asian="normal" style:font-weight-asian="bold" style:font-style-complex="normal" style:font-weight-complex="bold"/>
    </style:style>
    <style:style style:name="T323" style:family="text">
      <style:text-properties officeooo:rsid="02c6d210"/>
    </style:style>
    <style:style style:name="T324" style:family="text">
      <style:text-properties style:font-name="Liberation Mono" fo:font-weight="bold" officeooo:rsid="02c7df05" style:font-weight-asian="bold" style:font-weight-complex="bold"/>
    </style:style>
    <style:style style:name="T325" style:family="text">
      <style:text-properties officeooo:rsid="02c7df05"/>
    </style:style>
    <style:style style:name="T326" style:family="text">
      <style:text-properties style:font-name="Arial1" fo:font-weight="normal" officeooo:rsid="010b0576" style:font-weight-asian="normal" style:font-weight-complex="normal"/>
    </style:style>
    <style:style style:name="T327" style:family="text">
      <style:text-properties officeooo:rsid="0252c469"/>
    </style:style>
    <style:style style:name="T328" style:family="text">
      <style:text-properties style:font-name="Liberation Mono" fo:font-weight="bold" officeooo:rsid="0252c469" style:font-weight-asian="bold" style:font-weight-complex="bold"/>
    </style:style>
    <style:style style:name="T329" style:family="text">
      <style:text-properties officeooo:rsid="0299ea32"/>
    </style:style>
    <style:style style:name="T330" style:family="text">
      <style:text-properties style:font-name="Liberation Mono" fo:font-weight="bold" officeooo:rsid="0299ea32" style:font-weight-asian="bold" style:font-weight-complex="bold"/>
    </style:style>
    <style:style style:name="T331" style:family="text">
      <style:text-properties style:font-name="Liberation Mono" fo:font-weight="bold" officeooo:rsid="024a5a0f" style:font-weight-asian="bold" style:font-weight-complex="bold"/>
    </style:style>
    <style:style style:name="T332" style:family="text">
      <style:text-properties officeooo:rsid="026d199a"/>
    </style:style>
    <style:style style:name="T333" style:family="text">
      <style:text-properties style:font-name="Liberation Mono" fo:font-weight="bold" officeooo:rsid="026d199a" style:font-weight-asian="bold" style:font-weight-complex="bold"/>
    </style:style>
    <style:style style:name="T334" style:family="text">
      <style:text-properties officeooo:rsid="026f4c45"/>
    </style:style>
    <style:style style:name="T335" style:family="text">
      <style:text-properties style:font-name="Liberation Mono" fo:font-weight="bold" officeooo:rsid="026f4c45" style:font-weight-asian="bold" style:font-weight-complex="bold"/>
    </style:style>
    <style:style style:name="T336" style:family="text">
      <style:text-properties officeooo:rsid="024a5a0f"/>
    </style:style>
    <style:style style:name="T337" style:family="text">
      <style:text-properties fo:font-style="normal" fo:font-weight="normal" style:font-style-asian="normal" style:font-weight-asian="normal" style:font-style-complex="normal" style:font-weight-complex="normal"/>
    </style:style>
    <style:style style:name="T338" style:family="text">
      <style:text-properties style:font-name="Liberation Mono" fo:font-style="normal" officeooo:rsid="0253c787" style:font-style-asian="normal" style:font-style-complex="normal"/>
    </style:style>
    <style:style style:name="T339" style:family="text">
      <style:text-properties fo:font-style="normal" fo:font-weight="normal" officeooo:rsid="0253c787" style:font-style-asian="normal" style:font-weight-asian="normal" style:font-style-complex="normal" style:font-weight-complex="normal"/>
    </style:style>
    <style:style style:name="T340" style:family="text">
      <style:text-properties style:font-name="Liberation Mono" fo:font-style="normal" style:font-style-asian="normal" style:font-style-complex="normal"/>
    </style:style>
    <style:style style:name="T341" style:family="text">
      <style:text-properties officeooo:rsid="024c7ac3"/>
    </style:style>
    <style:style style:name="T342" style:family="text">
      <style:text-properties fo:font-weight="normal" officeooo:rsid="02c605bf" style:font-weight-asian="normal" style:font-weight-complex="normal"/>
    </style:style>
    <style:style style:name="T343" style:family="text">
      <style:text-properties officeooo:rsid="02b640c6"/>
    </style:style>
    <style:style style:name="T344" style:family="text">
      <style:text-properties fo:font-style="normal" officeooo:rsid="02b640c6" style:font-style-asian="normal" style:font-style-complex="normal"/>
    </style:style>
    <style:style style:name="T345" style:family="text">
      <style:text-properties officeooo:rsid="024dd3a3"/>
    </style:style>
    <style:style style:name="T346" style:family="text">
      <style:text-properties officeooo:rsid="02c256ec"/>
    </style:style>
    <style:style style:name="T347" style:family="text">
      <style:text-properties fo:font-size="11pt" style:font-size-asian="11pt" style:font-size-complex="11pt"/>
    </style:style>
    <style:style style:name="T348" style:family="text">
      <style:text-properties style:font-name="Liberation Mono" fo:font-size="11pt" fo:font-weight="bold" style:font-size-asian="11pt" style:font-weight-asian="bold" style:font-size-complex="11pt" style:font-weight-complex="bold"/>
    </style:style>
    <style:style style:name="T349" style:family="text">
      <style:text-properties style:font-name="Liberation Mono" fo:font-size="11pt" fo:font-weight="bold" officeooo:rsid="024c7ac3" style:font-size-asian="11pt" style:font-weight-asian="bold" style:font-size-complex="11pt" style:font-weight-complex="bold"/>
    </style:style>
    <style:style style:name="T350" style:family="text">
      <style:text-properties fo:font-size="11pt" officeooo:rsid="024dd3a3" style:font-size-asian="11pt" style:font-size-complex="11pt"/>
    </style:style>
    <style:style style:name="T351" style:family="text">
      <style:text-properties fo:font-size="11pt" fo:font-style="italic" officeooo:rsid="024dd3a3" style:font-size-asian="11pt" style:font-style-asian="italic" style:font-size-complex="11pt" style:font-style-complex="italic"/>
    </style:style>
    <style:style style:name="T352" style:family="text">
      <style:text-properties style:font-name="Liberation Mono" fo:font-size="11pt" fo:font-weight="bold" officeooo:rsid="024dd3a3" style:font-size-asian="11pt" style:font-weight-asian="bold" style:font-size-complex="11pt" style:font-weight-complex="bold"/>
    </style:style>
    <style:style style:name="T353" style:family="text">
      <style:text-properties fo:font-size="11pt" officeooo:rsid="02683df8" style:font-size-asian="11pt" style:font-size-complex="11pt"/>
    </style:style>
    <style:style style:name="T354" style:family="text">
      <style:text-properties fo:font-size="11pt" officeooo:rsid="026d199a" style:font-size-asian="11pt" style:font-size-complex="11pt"/>
    </style:style>
    <style:style style:name="T355" style:family="text">
      <style:text-properties style:font-name="Liberation Mono" fo:font-size="11pt" fo:font-weight="bold" officeooo:rsid="026d199a" style:font-size-asian="11pt" style:font-weight-asian="bold" style:font-size-complex="11pt" style:font-weight-complex="bold"/>
    </style:style>
    <style:style style:name="T356" style:family="text">
      <style:text-properties officeooo:rsid="026d77b1"/>
    </style:style>
    <style:style style:name="T357" style:family="text">
      <style:text-properties officeooo:rsid="024e2530"/>
    </style:style>
    <style:style style:name="T358" style:family="text">
      <style:text-properties style:font-name="Liberation Mono" fo:font-weight="bold" officeooo:rsid="024e2530" style:font-weight-asian="bold" style:font-weight-complex="bold"/>
    </style:style>
    <style:style style:name="T359" style:family="text">
      <style:text-properties fo:font-size="12pt" style:font-size-asian="12pt" style:font-size-complex="12pt"/>
    </style:style>
    <style:style style:name="T360" style:family="text">
      <style:text-properties style:font-name="Liberation Mono" fo:font-size="12pt" fo:font-weight="bold" style:font-size-asian="12pt" style:font-weight-asian="bold" style:font-size-complex="12pt" style:font-weight-complex="bold"/>
    </style:style>
    <style:style style:name="T361" style:family="text">
      <style:text-properties officeooo:rsid="02ccb346"/>
    </style:style>
    <style:style style:name="T362" style:family="text">
      <style:text-properties officeooo:rsid="022d2c79"/>
    </style:style>
    <style:style style:name="T363" style:family="text">
      <style:text-properties style:font-name="Liberation Mono" officeooo:rsid="022d2c79"/>
    </style:style>
    <style:style style:name="T364" style:family="text">
      <style:text-properties style:font-name="Arial1" fo:font-style="normal" fo:font-weight="normal" style:font-style-asian="normal" style:font-weight-asian="normal" style:font-style-complex="normal" style:font-weight-complex="normal"/>
    </style:style>
    <style:style style:name="T365" style:family="text">
      <style:text-properties style:font-name="Arial1" fo:font-style="normal" fo:font-weight="normal" officeooo:rsid="00a36d74" style:font-style-asian="normal" style:font-weight-asian="normal" style:font-style-complex="normal" style:font-weight-complex="normal"/>
    </style:style>
    <style:style style:name="T366" style:family="text">
      <style:text-properties style:font-name="Arial1" fo:font-style="normal" fo:font-weight="normal" officeooo:rsid="022e0499" style:font-style-asian="normal" style:font-weight-asian="normal" style:font-style-complex="normal" style:font-weight-complex="normal"/>
    </style:style>
    <style:style style:name="T367" style:family="text">
      <style:text-properties officeooo:rsid="00a21c1d"/>
    </style:style>
    <style:style style:name="T368" style:family="text">
      <style:text-properties officeooo:rsid="00368350"/>
    </style:style>
    <style:style style:name="T369" style:family="text">
      <style:text-properties officeooo:rsid="00a36d74"/>
    </style:style>
    <style:style style:name="T370" style:family="text">
      <style:text-properties officeooo:rsid="022f3d0d"/>
    </style:style>
    <style:style style:name="T371" style:family="text">
      <style:text-properties fo:font-style="normal" officeooo:rsid="00a21c1d" style:font-style-asian="normal" style:font-style-complex="normal"/>
    </style:style>
    <style:style style:name="T372" style:family="text">
      <style:text-properties fo:font-style="normal" officeooo:rsid="022f3d0d" style:font-style-asian="normal" style:font-style-complex="normal"/>
    </style:style>
    <style:style style:name="T373" style:family="text">
      <style:text-properties fo:font-style="italic" officeooo:rsid="00a21c1d" style:font-style-asian="italic" style:font-style-complex="italic"/>
    </style:style>
    <style:style style:name="T374" style:family="text">
      <style:text-properties fo:font-style="italic" officeooo:rsid="022f3d0d" style:font-style-asian="italic" style:font-style-complex="italic"/>
    </style:style>
    <style:style style:name="T375" style:family="text">
      <style:text-properties style:font-name="Arial1"/>
    </style:style>
    <style:style style:name="T376" style:family="text">
      <style:text-properties style:font-name="Arial1" officeooo:rsid="01e332a1"/>
    </style:style>
    <style:style style:name="T377" style:family="text">
      <style:text-properties style:font-name="Liberation Mono" fo:font-weight="bold" officeooo:rsid="01e332a1" style:font-weight-asian="bold" style:font-weight-complex="bold"/>
    </style:style>
    <style:style style:name="T378" style:family="text">
      <style:text-properties style:font-name="Arial1" fo:font-weight="bold" officeooo:rsid="01e332a1" style:font-weight-asian="bold" style:font-weight-complex="bold"/>
    </style:style>
    <style:style style:name="T379" style:family="text">
      <style:text-properties style:font-name="Arial1" fo:font-weight="bold" officeooo:rsid="023603f2" style:font-weight-asian="bold" style:font-weight-complex="bold"/>
    </style:style>
    <style:style style:name="T380" style:family="text">
      <style:text-properties officeooo:rsid="01e332a1"/>
    </style:style>
    <style:style style:name="T381" style:family="text">
      <style:text-properties officeooo:rsid="0236e13c"/>
    </style:style>
    <style:style style:name="T382" style:family="text">
      <style:text-properties officeooo:rsid="0117d40e"/>
    </style:style>
    <style:style style:name="T383" style:family="text">
      <style:text-properties style:font-name="Liberation Mono" fo:font-weight="bold" officeooo:rsid="0117d40e" style:font-weight-asian="bold" style:font-weight-complex="bold"/>
    </style:style>
    <style:style style:name="T384" style:family="text">
      <style:text-properties officeooo:rsid="020b837c"/>
    </style:style>
    <style:style style:name="T385" style:family="text">
      <style:text-properties officeooo:rsid="020d64a8"/>
    </style:style>
    <style:style style:name="T386" style:family="text">
      <style:text-properties officeooo:rsid="01d4db50"/>
    </style:style>
    <style:style style:name="T387" style:family="text">
      <style:text-properties officeooo:rsid="017d8c90"/>
    </style:style>
    <style:style style:name="T388" style:family="text">
      <style:text-properties style:font-name="Liberation Mono" fo:font-weight="bold" officeooo:rsid="017d8c90" style:font-weight-asian="bold" style:font-weight-complex="bold"/>
    </style:style>
    <style:style style:name="T389" style:family="text">
      <style:text-properties officeooo:rsid="013db13c"/>
    </style:style>
    <style:style style:name="T390" style:family="text">
      <style:text-properties officeooo:rsid="013ae7df"/>
    </style:style>
    <style:style style:name="T391" style:family="text">
      <style:text-properties officeooo:rsid="014034e9"/>
    </style:style>
    <style:style style:name="T392" style:family="text">
      <style:text-properties style:font-name="Liberation Mono" fo:font-weight="bold" officeooo:rsid="017a4a35" style:font-weight-asian="bold" style:font-weight-complex="bold"/>
    </style:style>
    <style:style style:name="T393" style:family="text">
      <style:text-properties officeooo:rsid="017a4a35"/>
    </style:style>
    <style:style style:name="T394" style:family="text">
      <style:text-properties style:font-name="Liberation Mono" officeooo:rsid="01f8eba1"/>
    </style:style>
    <style:style style:name="T395" style:family="text">
      <style:text-properties officeooo:rsid="01fb4b50"/>
    </style:style>
    <style:style style:name="T396" style:family="text">
      <style:text-properties fo:font-style="italic" officeooo:rsid="01fb4b50" style:font-style-asian="italic" style:font-style-complex="italic"/>
    </style:style>
    <style:style style:name="T397" style:family="text">
      <style:text-properties fo:font-style="normal" officeooo:rsid="01fb4b50" style:font-style-asian="normal" style:font-style-complex="normal"/>
    </style:style>
    <style:style style:name="T398" style:family="text">
      <style:text-properties style:font-name="Liberation Mono" fo:font-style="normal" fo:font-weight="bold" officeooo:rsid="01fb4b50" style:font-style-asian="normal" style:font-weight-asian="bold" style:font-style-complex="normal" style:font-weight-complex="bold"/>
    </style:style>
    <style:style style:name="T399" style:family="text">
      <style:text-properties style:font-name="Liberation Mono" fo:font-style="normal" fo:font-weight="bold" officeooo:rsid="02050f1e" style:font-style-asian="normal" style:font-weight-asian="bold" style:font-style-complex="normal" style:font-weight-complex="bold"/>
    </style:style>
    <style:style style:name="T400" style:family="text">
      <style:text-properties fo:font-style="normal" officeooo:rsid="02050f1e" style:font-style-asian="normal" style:font-style-complex="normal"/>
    </style:style>
    <style:style style:name="T401" style:family="text">
      <style:text-properties fo:font-style="italic" officeooo:rsid="02a6cfe8" style:font-style-asian="italic" style:font-style-complex="italic"/>
    </style:style>
    <style:style style:name="T402" style:family="text">
      <style:text-properties fo:font-style="italic" officeooo:rsid="02050f1e" style:font-style-asian="italic" style:font-style-complex="italic"/>
    </style:style>
    <style:style style:name="T403" style:family="text">
      <style:text-properties fo:font-style="normal" officeooo:rsid="02a722cf" style:font-style-asian="normal" style:font-style-complex="normal"/>
    </style:style>
    <style:style style:name="T404" style:family="text">
      <style:text-properties style:font-name="Liberation Mono" fo:font-style="normal" fo:font-weight="bold" officeooo:rsid="02a722cf" style:font-style-asian="normal" style:font-weight-asian="bold" style:font-style-complex="normal" style:font-weight-complex="bold"/>
    </style:style>
    <style:style style:name="T405" style:family="text">
      <style:text-properties style:font-name="Liberation Mono" fo:font-weight="bold" officeooo:rsid="02a809a3" style:font-weight-asian="bold" style:font-weight-complex="bold"/>
    </style:style>
    <style:style style:name="T406" style:family="text">
      <style:text-properties officeooo:rsid="02a501be"/>
    </style:style>
    <style:style style:name="T407" style:family="text">
      <style:text-properties fo:font-weight="bold" officeooo:rsid="02a501be" style:font-weight-asian="bold" style:font-weight-complex="bold"/>
    </style:style>
    <style:style style:name="T408" style:family="text">
      <style:text-properties fo:font-weight="normal" officeooo:rsid="02a501be" style:font-weight-asian="normal" style:font-weight-complex="normal"/>
    </style:style>
    <style:style style:name="T409" style:family="text">
      <style:text-properties fo:font-weight="normal" officeooo:rsid="02a5a6d3" style:font-weight-asian="normal" style:font-weight-complex="normal"/>
    </style:style>
    <style:style style:name="T410" style:family="text">
      <style:text-properties style:font-name="Liberation Mono" fo:font-weight="bold" officeooo:rsid="02a5a6d3" style:font-weight-asian="bold" style:font-weight-complex="bold"/>
    </style:style>
    <style:style style:name="T411" style:family="text">
      <style:text-properties officeooo:rsid="01f513d6"/>
    </style:style>
    <style:style style:name="T412" style:family="text">
      <style:text-properties style:font-name="Liberation Mono" fo:font-weight="bold" officeooo:rsid="01f513d6" style:font-weight-asian="bold" style:font-weight-complex="bold"/>
    </style:style>
    <style:style style:name="T413" style:family="text">
      <style:text-properties officeooo:rsid="01f6b37a"/>
    </style:style>
    <style:style style:name="T414" style:family="text">
      <style:text-properties style:font-name="Liberation Mono" fo:font-weight="bold" officeooo:rsid="01f6b37a" style:font-weight-asian="bold" style:font-weight-complex="bold"/>
    </style:style>
    <style:style style:name="T415" style:family="text">
      <style:text-properties officeooo:rsid="02a809a3"/>
    </style:style>
    <style:style style:name="T416" style:family="text">
      <style:text-properties officeooo:rsid="028c523a"/>
    </style:style>
    <style:style style:name="T417" style:family="text">
      <style:text-properties style:font-name="Liberation Mono" fo:font-weight="bold" officeooo:rsid="028c523a" style:font-weight-asian="bold" style:font-weight-complex="bold"/>
    </style:style>
    <style:style style:name="T418" style:family="text">
      <style:text-properties style:font-name="Arial1" officeooo:rsid="028c523a"/>
    </style:style>
    <style:style style:name="T419" style:family="text">
      <style:text-properties style:font-name="Liberation Mono" officeooo:rsid="028c523a"/>
    </style:style>
    <style:style style:name="T420" style:family="text">
      <style:text-properties officeooo:rsid="02882066"/>
    </style:style>
    <style:style style:name="T421" style:family="text">
      <style:text-properties officeooo:rsid="028a101a"/>
    </style:style>
    <style:style style:name="T422" style:family="text">
      <style:text-properties officeooo:rsid="02de80f4"/>
    </style:style>
    <style:style style:name="T423" style:family="text">
      <style:text-properties style:font-name="Liberation Mono" fo:font-weight="bold" officeooo:rsid="02882066" style:font-weight-asian="bold" style:font-weight-complex="bold"/>
    </style:style>
    <style:style style:name="T424" style:family="text">
      <style:text-properties officeooo:rsid="02e1aab5"/>
    </style:style>
    <style:style style:name="T425" style:family="text">
      <style:text-properties officeooo:rsid="030bccb2"/>
    </style:style>
    <style:style style:name="T426" style:family="text">
      <style:text-properties style:font-name="Liberation Mono" fo:font-weight="bold" officeooo:rsid="030bccb2" style:font-weight-asian="bold" style:font-weight-complex="bold"/>
    </style:style>
    <style:style style:name="T427" style:family="text">
      <style:text-properties officeooo:rsid="01851064"/>
    </style:style>
    <style:style style:name="T428" style:family="text">
      <style:text-properties style:font-name="Liberation Mono" fo:font-weight="bold" officeooo:rsid="01851064" style:font-weight-asian="bold" style:font-weight-complex="bold"/>
    </style:style>
    <style:style style:name="T429" style:family="text">
      <style:text-properties fo:font-style="italic" officeooo:rsid="01851064" style:font-style-asian="italic" style:font-style-complex="italic"/>
    </style:style>
    <style:style style:name="T430" style:family="text">
      <style:text-properties officeooo:rsid="01addbcf"/>
    </style:style>
    <style:style style:name="T431" style:family="text">
      <style:text-properties style:font-name="Liberation Mono" fo:font-weight="bold" officeooo:rsid="01addbcf" style:font-weight-asian="bold" style:font-weight-complex="bold"/>
    </style:style>
    <style:style style:name="T432" style:family="text">
      <style:text-properties officeooo:rsid="01afa184"/>
    </style:style>
    <style:style style:name="T433" style:family="text">
      <style:text-properties officeooo:rsid="02b1ba69"/>
    </style:style>
    <style:style style:name="T434" style:family="text">
      <style:text-properties officeooo:rsid="01ac1400"/>
    </style:style>
    <style:style style:name="T435" style:family="text">
      <style:text-properties officeooo:rsid="02d92b59"/>
    </style:style>
    <style:style style:name="T436" style:family="text">
      <style:text-properties style:font-name="Liberation Mono" officeooo:rsid="02d92b59"/>
    </style:style>
    <style:style style:name="T43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38" style:family="text">
      <style:text-properties fo:font-style="normal" style:text-underline-style="none" fo:font-weight="normal" style:font-style-asian="normal" style:font-weight-asian="normal" style:font-style-complex="normal" style:font-weight-complex="normal"/>
    </style:style>
    <style:style style:name="T439" style:family="text">
      <style:text-properties style:font-name="Liberation Mono" fo:font-size="12pt" fo:font-weight="bold" officeooo:rsid="00368350" style:font-size-asian="12pt" style:font-weight-asian="bold" style:font-size-complex="12pt" style:font-weight-complex="bold"/>
    </style:style>
    <style:style style:name="T440" style:family="text">
      <style:text-properties style:font-name="Arial1" fo:font-size="12pt" style:font-size-asian="12pt" style:font-size-complex="12pt"/>
    </style:style>
    <style:style style:name="T441" style:family="text">
      <style:text-properties style:font-name="Arial1" fo:font-size="12pt" officeooo:rsid="01a895ac" style:font-size-asian="12pt" style:font-size-complex="12pt"/>
    </style:style>
    <style:style style:name="T442" style:family="text">
      <style:text-properties officeooo:rsid="01812956"/>
    </style:style>
    <style:style style:name="T443" style:family="text">
      <style:text-properties style:font-name="Liberation Mono" fo:font-weight="bold" officeooo:rsid="01812956" style:font-weight-asian="bold" style:font-weight-complex="bold"/>
    </style:style>
    <style:style style:name="T444" style:family="text">
      <style:text-properties style:font-name="Liberation Mono" fo:font-weight="bold" officeooo:rsid="02d92b59" style:font-weight-asian="bold" style:font-weight-complex="bold"/>
    </style:style>
    <style:style style:name="T445" style:family="text">
      <style:text-properties style:font-name="Liberation Mono" fo:font-weight="bold" officeooo:rsid="028d3d50" style:font-weight-asian="bold" style:font-weight-complex="bold"/>
    </style:style>
    <style:style style:name="T446" style:family="text">
      <style:text-properties officeooo:rsid="02d9c76c"/>
    </style:style>
    <style:style style:name="T447" style:family="text">
      <style:text-properties officeooo:rsid="0302cccd"/>
    </style:style>
    <style:style style:name="T448" style:family="text">
      <style:text-properties style:font-name="Liberation Mono" fo:font-weight="bold" officeooo:rsid="0302cccd" style:font-weight-asian="bold" style:font-weight-complex="bold"/>
    </style:style>
    <style:style style:name="T449" style:family="text">
      <style:text-properties officeooo:rsid="0306f932"/>
    </style:style>
    <style:style style:name="T450" style:family="text">
      <style:text-properties officeooo:rsid="030ab30f"/>
    </style:style>
    <style:style style:name="T451" style:family="text">
      <style:text-properties style:font-name="Liberation Mono" fo:font-weight="bold" officeooo:rsid="030ab30f" style:font-weight-asian="bold" style:font-weight-complex="bold"/>
    </style:style>
    <style:style style:name="T452" style:family="text">
      <style:text-properties officeooo:rsid="0225e771"/>
    </style:style>
    <style:style style:name="T453" style:family="text">
      <style:text-properties style:font-name="Arial1" officeooo:rsid="02d9c76c"/>
    </style:style>
    <style:style style:name="T454" style:family="text">
      <style:text-properties style:font-name="Liberation Mono" fo:font-weight="bold" officeooo:rsid="02d9c76c" style:font-weight-asian="bold" style:font-weight-complex="bold"/>
    </style:style>
    <style:style style:name="T455" style:family="text">
      <style:text-properties fo:font-style="normal" officeooo:rsid="02d9c76c" style:font-style-asian="normal" style:font-style-complex="normal"/>
    </style:style>
    <style:style style:name="T456" style:family="text">
      <style:text-properties officeooo:rsid="023cd631"/>
    </style:style>
    <style:style style:name="T457" style:family="text">
      <style:text-properties officeooo:rsid="0181d7fa"/>
    </style:style>
    <style:style style:name="T458" style:family="text">
      <style:text-properties style:font-name="Liberation Mono" officeooo:rsid="01e0d05d"/>
    </style:style>
    <style:style style:name="T459" style:family="text">
      <style:text-properties officeooo:rsid="01e0d05d"/>
    </style:style>
    <style:style style:name="T460" style:family="text">
      <style:text-properties fo:font-style="normal" officeooo:rsid="0247a6f0" style:font-style-asian="normal" style:font-style-complex="normal"/>
    </style:style>
    <style:style style:name="T461" style:family="text">
      <style:text-properties officeooo:rsid="02f542b4"/>
    </style:style>
    <style:style style:name="T462" style:family="text">
      <style:text-properties style:font-name="Liberation Mono" fo:font-weight="bold" officeooo:rsid="02f542b4" style:font-weight-asian="bold" style:font-weight-complex="bold"/>
    </style:style>
    <style:style style:name="T463" style:family="text">
      <style:text-properties officeooo:rsid="02fb5689"/>
    </style:style>
    <style:style style:name="T464" style:family="text">
      <style:text-properties style:font-name="Liberation Mono" fo:font-weight="bold" officeooo:rsid="02fb5689" style:font-weight-asian="bold" style:font-weight-complex="bold"/>
    </style:style>
    <style:style style:name="T465" style:family="text">
      <style:text-properties officeooo:rsid="02e9df92"/>
    </style:style>
    <style:style style:name="T466" style:family="text">
      <style:text-properties style:font-name="Liberation Mono" fo:font-weight="bold" officeooo:rsid="02e9df92" style:font-weight-asian="bold" style:font-weight-complex="bold"/>
    </style:style>
    <style:style style:name="T467" style:family="text">
      <style:text-properties officeooo:rsid="02ead613"/>
    </style:style>
    <style:style style:name="T468" style:family="text">
      <style:text-properties officeooo:rsid="02f6f4be"/>
    </style:style>
    <style:style style:name="T469" style:family="text">
      <style:text-properties fo:font-style="italic" officeooo:rsid="02f6f4be" style:font-style-asian="italic" style:font-style-complex="italic"/>
    </style:style>
    <style:style style:name="T470" style:family="text">
      <style:text-properties fo:font-style="normal" officeooo:rsid="02f6f4be" style:font-style-asian="normal" style:font-style-complex="normal"/>
    </style:style>
    <style:style style:name="T471" style:family="text">
      <style:text-properties style:font-name="Liberation Mono" fo:font-style="normal" fo:font-weight="bold" officeooo:rsid="02f542b4" style:font-style-asian="normal" style:font-weight-asian="bold" style:font-style-complex="normal" style:font-weight-complex="bold"/>
    </style:style>
    <style:style style:name="T472" style:family="text">
      <style:text-properties style:font-name="Liberation Mono" fo:font-weight="bold" officeooo:rsid="02ead613" style:font-weight-asian="bold" style:font-weight-complex="bold"/>
    </style:style>
    <style:style style:name="T473" style:family="text">
      <style:text-properties officeooo:rsid="02ef2ac0"/>
    </style:style>
    <style:style style:name="T474" style:family="text">
      <style:text-properties style:font-name="Liberation Mono" fo:font-weight="bold" officeooo:rsid="02ef2ac0" style:font-weight-asian="bold" style:font-weight-complex="bold"/>
    </style:style>
    <style:style style:name="T475" style:family="text">
      <style:text-properties officeooo:rsid="02f0ef9e"/>
    </style:style>
    <style:style style:name="T476" style:family="text">
      <style:text-properties officeooo:rsid="0031efbd"/>
    </style:style>
    <style:style style:name="T477" style:family="text">
      <style:text-properties officeooo:rsid="010e9068"/>
    </style:style>
    <style:style style:name="T478" style:family="text">
      <style:text-properties fo:font-style="normal" officeooo:rsid="0031efbd" style:font-style-asian="normal" style:font-style-complex="normal"/>
    </style:style>
    <style:style style:name="T47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80" style:family="text">
      <style:text-properties fo:font-style="normal" style:text-underline-style="none" fo:font-weight="normal" officeooo:rsid="0031efbd" style:font-style-asian="normal" style:font-weight-asian="normal" style:font-style-complex="normal" style:font-weight-complex="normal"/>
    </style:style>
    <style:style style:name="T481" style:family="text">
      <style:text-properties fo:font-style="normal" style:text-underline-style="none" fo:font-weight="normal" officeooo:rsid="0034f062" style:font-style-asian="normal" style:font-weight-asian="normal" style:font-style-complex="normal" style:font-weight-complex="normal"/>
    </style:style>
    <style:style style:name="T48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8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84" style:family="text">
      <style:text-properties officeooo:rsid="01056527"/>
    </style:style>
    <style:style style:name="T485" style:family="text">
      <style:text-properties style:font-name="Liberation Mono" fo:font-weight="bold" officeooo:rsid="01056527" style:font-weight-asian="bold" style:font-weight-complex="bold"/>
    </style:style>
    <style:style style:name="T486" style:family="text">
      <style:text-properties officeooo:rsid="0038571b"/>
    </style:style>
    <style:style style:name="T48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88" style:family="text">
      <style:text-properties fo:font-style="normal" fo:font-weight="normal" officeooo:rsid="0128483e" style:font-style-asian="normal" style:font-weight-asian="normal" style:font-style-complex="normal" style:font-weight-complex="normal"/>
    </style:style>
    <style:style style:name="T489" style:family="text">
      <style:text-properties style:font-name="Liberation Mono" fo:font-style="normal" fo:font-weight="bold" officeooo:rsid="0128483e" style:font-style-asian="normal" style:font-weight-asian="bold" style:font-style-complex="normal" style:font-weight-complex="bold"/>
    </style:style>
    <style:style style:name="T49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91" style:family="text">
      <style:text-properties fo:font-style="normal" fo:font-weight="normal" officeooo:rsid="019da6a6" style:font-style-asian="normal" style:font-weight-asian="normal" style:font-style-complex="normal" style:font-weight-complex="normal"/>
    </style:style>
    <style:style style:name="T492" style:family="text">
      <style:text-properties officeooo:rsid="0062148a"/>
    </style:style>
    <style:style style:name="T493" style:family="text">
      <style:text-properties officeooo:rsid="01a75993"/>
    </style:style>
    <style:style style:name="T494" style:family="text">
      <style:text-properties fo:font-style="italic" fo:font-weight="bold" officeooo:rsid="019d59f5" style:font-style-asian="italic" style:font-weight-asian="bold" style:font-style-complex="italic" style:font-weight-complex="bold"/>
    </style:style>
    <style:style style:name="T495" style:family="text">
      <style:text-properties style:font-name="Liberation Mono" fo:font-weight="bold" officeooo:rsid="0060d47d" style:font-weight-asian="bold" style:font-weight-complex="bold"/>
    </style:style>
    <style:style style:name="T496" style:family="text">
      <style:text-properties style:font-name="Liberation Mono" fo:font-weight="bold" officeooo:rsid="00eeaeae" style:font-weight-asian="bold" style:font-weight-complex="bold"/>
    </style:style>
    <style:style style:name="T497" style:family="text">
      <style:text-properties officeooo:rsid="0136fc43"/>
    </style:style>
    <style:style style:name="T498" style:family="text">
      <style:text-properties style:font-name="Liberation Mono" fo:font-weight="bold" officeooo:rsid="020e1b14" style:font-weight-asian="bold" style:font-weight-complex="bold"/>
    </style:style>
    <style:style style:name="T499" style:family="text">
      <style:text-properties officeooo:rsid="017caf5f"/>
    </style:style>
    <style:style style:name="T500" style:family="text">
      <style:text-properties officeooo:rsid="019260c7"/>
    </style:style>
    <style:style style:name="T501" style:family="text">
      <style:text-properties fo:font-style="italic" officeooo:rsid="019260c7" style:font-style-asian="italic" style:font-style-complex="italic"/>
    </style:style>
    <style:style style:name="T502" style:family="text">
      <style:text-properties fo:font-style="normal" officeooo:rsid="019260c7" style:font-style-asian="normal" style:font-style-complex="normal"/>
    </style:style>
    <style:style style:name="T503" style:family="text">
      <style:text-properties style:font-name="Liberation Mono" fo:font-style="normal" fo:font-weight="bold" officeooo:rsid="019260c7" style:font-style-asian="normal" style:font-weight-asian="bold" style:font-style-complex="normal" style:font-weight-complex="bold"/>
    </style:style>
    <style:style style:name="T504" style:family="text">
      <style:text-properties fo:font-style="normal" officeooo:rsid="0193c10d" style:font-style-asian="normal" style:font-style-complex="normal"/>
    </style:style>
    <style:style style:name="T505" style:family="text">
      <style:text-properties style:font-name="Liberation Mono" fo:font-weight="bold" officeooo:rsid="025af99b" style:font-weight-asian="bold" style:font-weight-complex="bold"/>
    </style:style>
    <style:style style:name="T506" style:family="text">
      <style:text-properties officeooo:rsid="0129e43d"/>
    </style:style>
    <style:style style:name="T507" style:family="text">
      <style:text-properties officeooo:rsid="0264cd13"/>
    </style:style>
    <style:style style:name="T508" style:family="text">
      <style:text-properties style:font-name="Liberation Mono" fo:font-weight="bold" officeooo:rsid="0264cd13" style:font-weight-asian="bold" style:font-weight-complex="bold"/>
    </style:style>
    <style:style style:name="T509" style:family="text">
      <style:text-properties officeooo:rsid="0197416b"/>
    </style:style>
    <style:style style:name="T510" style:family="text">
      <style:text-properties style:font-name="Liberation Mono" fo:font-weight="bold" officeooo:rsid="0197416b" style:font-weight-asian="bold" style:font-weight-complex="bold"/>
    </style:style>
    <style:style style:name="T511" style:family="text">
      <style:text-properties officeooo:rsid="01af59b2"/>
    </style:style>
    <style:style style:name="T512" style:family="text">
      <style:text-properties officeooo:rsid="019d2cfa"/>
    </style:style>
    <style:style style:name="T513" style:family="text">
      <style:text-properties officeooo:rsid="019a75f9"/>
    </style:style>
    <style:style style:name="T514" style:family="text">
      <style:text-properties style:font-name="Liberation Mono" fo:font-weight="bold" officeooo:rsid="019a75f9" style:font-weight-asian="bold" style:font-weight-complex="bold"/>
    </style:style>
    <style:style style:name="T515" style:family="text">
      <style:text-properties fo:font-style="italic" officeooo:rsid="019a75f9" style:font-style-asian="italic" style:font-style-complex="italic"/>
    </style:style>
    <style:style style:name="T516" style:family="text">
      <style:text-properties fo:font-style="normal" officeooo:rsid="019a75f9" style:font-style-asian="normal" style:font-style-complex="normal"/>
    </style:style>
    <style:style style:name="T517" style:family="text">
      <style:text-properties officeooo:rsid="0028d2e1"/>
    </style:style>
    <style:style style:name="T518" style:family="text">
      <style:text-properties officeooo:rsid="0019e3ff"/>
    </style:style>
    <style:style style:name="T519" style:family="text">
      <style:text-properties officeooo:rsid="00224fc1"/>
    </style:style>
    <style:style style:name="T520" style:family="text">
      <style:text-properties officeooo:rsid="004bbbd8"/>
    </style:style>
    <style:style style:name="T521" style:family="text">
      <style:text-properties fo:font-style="normal" officeooo:rsid="005f8bdf" style:font-style-asian="normal" style:font-style-complex="normal"/>
    </style:style>
    <style:style style:name="T522" style:family="text">
      <style:text-properties fo:font-style="normal" officeooo:rsid="017647ff" style:font-style-asian="normal" style:font-style-complex="normal"/>
    </style:style>
    <style:style style:name="T523" style:family="text">
      <style:text-properties officeooo:rsid="00282d3a"/>
    </style:style>
    <style:style style:name="T524" style:family="text">
      <style:text-properties officeooo:rsid="009b17ac"/>
    </style:style>
    <style:style style:name="T525" style:family="text">
      <style:text-properties officeooo:rsid="0112a87f"/>
    </style:style>
    <style:style style:name="T526" style:family="text">
      <style:text-properties officeooo:rsid="0220b418"/>
    </style:style>
    <style:style style:name="T527" style:family="text">
      <style:text-properties style:text-underline-style="none"/>
    </style:style>
    <style:style style:name="T528" style:family="text">
      <style:text-properties style:text-underline-style="none" officeooo:rsid="0119fa3a"/>
    </style:style>
    <style:style style:name="T529" style:family="text">
      <style:text-properties style:font-name="Liberation Mono" style:text-underline-style="none" fo:font-weight="bold" officeooo:rsid="0119fa3a" style:font-weight-asian="bold" style:font-weight-complex="bold"/>
    </style:style>
    <style:style style:name="T530" style:family="text">
      <style:text-properties fo:font-style="italic" style:text-underline-style="none" officeooo:rsid="0119fa3a" style:font-style-asian="italic" style:font-style-complex="italic"/>
    </style:style>
    <style:style style:name="T531" style:family="text">
      <style:text-properties officeooo:rsid="02da8c9a"/>
    </style:style>
    <style:style style:name="T532" style:family="text">
      <style:text-properties officeooo:rsid="012e1bc8"/>
    </style:style>
    <style:style style:name="T533" style:family="text">
      <style:text-properties officeooo:rsid="00109264"/>
    </style:style>
    <style:style style:name="T534" style:family="text">
      <style:text-properties officeooo:rsid="019c3142"/>
    </style:style>
    <style:style style:name="T535" style:family="text">
      <style:text-properties fo:font-style="normal" officeooo:rsid="003e56c2" style:font-style-asian="normal" style:font-style-complex="normal"/>
    </style:style>
    <style:style style:name="T536" style:family="text">
      <style:text-properties fo:font-style="italic" fo:font-weight="bold" officeooo:rsid="003e56c2" style:font-style-asian="italic" style:font-weight-asian="bold" style:font-style-complex="italic" style:font-weight-complex="bold"/>
    </style:style>
    <style:style style:name="T537" style:family="text">
      <style:text-properties fo:font-style="normal" fo:font-weight="normal" officeooo:rsid="003e56c2" style:font-style-asian="normal" style:font-weight-asian="normal" style:font-style-complex="normal" style:font-weight-complex="normal"/>
    </style:style>
    <style:style style:name="T538" style:family="text">
      <style:text-properties fo:font-style="normal" fo:font-weight="normal" officeooo:rsid="02f8a593" style:font-style-asian="normal" style:font-weight-asian="normal" style:font-style-complex="normal" style:font-weight-complex="normal"/>
    </style:style>
    <style:style style:name="T539" style:family="text">
      <style:text-properties fo:font-style="normal" fo:font-weight="normal" officeooo:rsid="02fb5689" style:font-style-asian="normal" style:font-weight-asian="normal" style:font-style-complex="normal" style:font-weight-complex="normal"/>
    </style:style>
    <style:style style:name="T540" style:family="text">
      <style:text-properties officeooo:rsid="00413634"/>
    </style:style>
    <style:style style:name="T541" style:family="text">
      <style:text-properties style:font-name="Liberation Mono" fo:font-weight="bold" officeooo:rsid="00413634" style:font-weight-asian="bold" style:font-weight-complex="bold"/>
    </style:style>
    <style:style style:name="T542" style:family="text">
      <style:text-properties officeooo:rsid="002ac448"/>
    </style:style>
    <style:style style:name="T543" style:family="text">
      <style:text-properties fo:font-style="italic" fo:font-weight="bold" officeooo:rsid="00431f99" style:font-style-asian="italic" style:font-weight-asian="bold" style:font-style-complex="italic" style:font-weight-complex="bold"/>
    </style:style>
    <style:style style:name="T544" style:family="text">
      <style:text-properties fo:font-style="normal" officeooo:rsid="0223e883" style:font-style-asian="normal" style:font-style-complex="normal"/>
    </style:style>
    <style:style style:name="T545" style:family="text">
      <style:text-properties fo:font-style="normal" officeooo:rsid="009b17ac" style:font-style-asian="normal" style:font-style-complex="normal"/>
    </style:style>
    <style:style style:name="T546" style:family="text">
      <style:text-properties fo:font-style="normal" officeooo:rsid="0040232c" style:font-style-asian="normal" style:font-style-complex="normal"/>
    </style:style>
    <style:style style:name="T547" style:family="text">
      <style:text-properties style:font-name="Liberation Mono" fo:font-style="normal" fo:font-weight="bold" officeooo:rsid="0040232c" style:font-style-asian="normal" style:font-weight-asian="bold" style:font-style-complex="normal" style:font-weight-complex="bold"/>
    </style:style>
    <style:style style:name="T548" style:family="text">
      <style:text-properties fo:font-style="normal" style:text-underline-style="none" fo:font-weight="normal" officeooo:rsid="00413634" style:font-style-asian="normal" style:font-weight-asian="normal" style:font-style-complex="normal" style:font-weight-complex="normal"/>
    </style:style>
    <style:style style:name="T54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50" style:family="text">
      <style:text-properties fo:font-size="12pt" officeooo:rsid="003e56c2" style:font-size-asian="12pt" style:font-size-complex="12pt"/>
    </style:style>
    <style:style style:name="T551" style:family="text">
      <style:text-properties fo:font-size="12pt" officeooo:rsid="00155a94" style:font-size-asian="12pt" style:font-size-complex="12pt"/>
    </style:style>
    <style:style style:name="T552" style:family="text">
      <style:text-properties fo:font-size="12pt" officeooo:rsid="00fa8500" style:font-size-asian="12pt" style:font-size-complex="12pt"/>
    </style:style>
    <style:style style:name="T553" style:family="text">
      <style:text-properties style:font-name="Arial1" fo:font-size="12pt" fo:font-weight="normal" officeooo:rsid="01086aeb" style:font-size-asian="12pt" style:font-weight-asian="normal" style:font-size-complex="12pt" style:font-weight-complex="normal"/>
    </style:style>
    <style:style style:name="T55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55" style:family="text">
      <style:text-properties fo:font-size="12pt" officeooo:rsid="0101177b" style:font-size-asian="12pt" style:font-size-complex="12pt"/>
    </style:style>
    <style:style style:name="T556" style:family="text">
      <style:text-properties fo:font-size="12pt" officeooo:rsid="02326a31" style:font-size-asian="12pt" style:font-size-complex="12pt"/>
    </style:style>
    <style:style style:name="T557" style:family="text">
      <style:text-properties officeooo:rsid="01cd6cec"/>
    </style:style>
    <style:style style:name="T558" style:family="text">
      <style:text-properties officeooo:rsid="00fe1e10"/>
    </style:style>
    <style:style style:name="T559" style:family="text">
      <style:text-properties officeooo:rsid="01c5dc0a"/>
    </style:style>
    <style:style style:name="T560" style:family="text">
      <style:text-properties style:font-name="Liberation Mono" fo:font-weight="bold" officeooo:rsid="01cd6cec" style:font-weight-asian="bold" style:font-weight-complex="bold"/>
    </style:style>
    <style:style style:name="T561" style:family="text">
      <style:text-properties officeooo:rsid="01b76858"/>
    </style:style>
    <style:style style:name="T562" style:family="text">
      <style:text-properties officeooo:rsid="02b49196"/>
    </style:style>
    <style:style style:name="T563" style:family="text">
      <style:text-properties officeooo:rsid="02b0d6e2"/>
    </style:style>
    <style:style style:name="T564" style:family="text">
      <style:text-properties officeooo:rsid="00155a94"/>
    </style:style>
    <style:style style:name="T565" style:family="text">
      <style:text-properties officeooo:rsid="02ae0d3f"/>
    </style:style>
    <style:style style:name="T566" style:family="text">
      <style:text-properties officeooo:rsid="01bbb125"/>
    </style:style>
    <style:style style:name="T567" style:family="text">
      <style:text-properties officeooo:rsid="0292b96c"/>
    </style:style>
    <style:style style:name="T568" style:family="text">
      <style:text-properties officeooo:rsid="01ba22c6"/>
    </style:style>
    <style:style style:name="T569" style:family="text">
      <style:text-properties officeooo:rsid="00fa8500"/>
    </style:style>
    <style:style style:name="T570" style:family="text">
      <style:text-properties officeooo:rsid="01373e1b"/>
    </style:style>
    <style:style style:name="T571" style:family="text">
      <style:text-properties style:font-name="Liberation Mono" fo:font-weight="bold" officeooo:rsid="01373e1b" style:font-weight-asian="bold" style:font-weight-complex="bold"/>
    </style:style>
    <style:style style:name="T572" style:family="text">
      <style:text-properties officeooo:rsid="01393063"/>
    </style:style>
    <style:style style:name="T573" style:family="text">
      <style:text-properties style:font-name="Liberation Mono" fo:font-weight="bold" officeooo:rsid="01393063" style:font-weight-asian="bold" style:font-weight-complex="bold"/>
    </style:style>
    <style:style style:name="T574" style:family="text">
      <style:text-properties style:font-name="Liberation Mono" fo:font-weight="bold" officeooo:rsid="01c5dc0a" style:font-weight-asian="bold" style:font-weight-complex="bold"/>
    </style:style>
    <style:style style:name="T575" style:family="text">
      <style:text-properties officeooo:rsid="02b8d04d"/>
    </style:style>
    <style:style style:name="T576" style:family="text">
      <style:text-properties fo:font-weight="bold" officeooo:rsid="01c5dc0a" style:font-weight-asian="bold" style:font-weight-complex="bold"/>
    </style:style>
    <style:style style:name="T577" style:family="text">
      <style:text-properties officeooo:rsid="02b2d016"/>
    </style:style>
    <style:style style:name="T578" style:family="text">
      <style:text-properties officeooo:rsid="01ca0c0f"/>
    </style:style>
    <style:style style:name="T579" style:family="text">
      <style:text-properties officeooo:rsid="0295de59"/>
    </style:style>
    <style:style style:name="T580" style:family="text">
      <style:text-properties officeooo:rsid="02b169dc"/>
    </style:style>
    <style:style style:name="T581" style:family="text">
      <style:text-properties officeooo:rsid="001746b3"/>
    </style:style>
    <style:style style:name="T582" style:family="text">
      <style:text-properties officeooo:rsid="02329648"/>
    </style:style>
    <style:style style:name="T583" style:family="text">
      <style:text-properties officeooo:rsid="0234a724"/>
    </style:style>
    <style:style style:name="T584" style:family="text">
      <style:text-properties officeooo:rsid="0232e3d7"/>
    </style:style>
    <style:style style:name="T585" style:family="text">
      <style:text-properties officeooo:rsid="02b5e7ef"/>
    </style:style>
    <style:style style:name="T586" style:family="text">
      <style:text-properties officeooo:rsid="01c91b4e"/>
    </style:style>
    <style:style style:name="T587" style:family="text">
      <style:text-properties officeooo:rsid="02b7b10d"/>
    </style:style>
    <style:style style:name="T588" style:family="text">
      <style:text-properties officeooo:rsid="02b802b0"/>
    </style:style>
    <style:style style:name="T589" style:family="text">
      <style:text-properties style:font-name="Liberation Mono" fo:font-weight="bold" officeooo:rsid="02b802b0" style:font-weight-asian="bold" style:font-weight-complex="bold"/>
    </style:style>
    <style:style style:name="T590" style:family="text">
      <style:text-properties officeooo:rsid="01bb6779"/>
    </style:style>
    <style:style style:name="T591" style:family="text">
      <style:text-properties officeooo:rsid="02ba4344"/>
    </style:style>
    <style:style style:name="T592" style:family="text">
      <style:text-properties style:font-name="Liberation Mono" fo:font-weight="bold" officeooo:rsid="00155a94" style:font-weight-asian="bold" style:font-weight-complex="bold"/>
    </style:style>
    <style:style style:name="T593" style:family="text">
      <style:text-properties officeooo:rsid="0293e882"/>
    </style:style>
    <style:style style:name="T594" style:family="text">
      <style:text-properties officeooo:rsid="002e6e2a"/>
    </style:style>
    <style:style style:name="T595" style:family="text">
      <style:text-properties officeooo:rsid="0026c97f"/>
    </style:style>
    <style:style style:name="T596" style:family="text">
      <style:text-properties officeooo:rsid="01b801c6"/>
    </style:style>
    <style:style style:name="T597" style:family="text">
      <style:text-properties officeooo:rsid="00ebe991"/>
    </style:style>
    <style:style style:name="T598" style:family="text">
      <style:text-properties officeooo:rsid="0103c302"/>
    </style:style>
    <style:style style:name="T599" style:family="text">
      <style:text-properties fo:font-style="italic" officeooo:rsid="0103c302" style:font-style-asian="italic" style:font-style-complex="italic"/>
    </style:style>
    <style:style style:name="T600" style:family="text">
      <style:text-properties fo:font-style="normal" officeooo:rsid="0103c302" style:font-style-asian="normal" style:font-style-complex="normal"/>
    </style:style>
    <style:style style:name="T601" style:family="text">
      <style:text-properties officeooo:rsid="00eeaeae"/>
    </style:style>
    <style:style style:name="T602" style:family="text">
      <style:text-properties officeooo:rsid="01142763"/>
    </style:style>
    <style:style style:name="T603" style:family="text">
      <style:text-properties style:font-name="Liberation Mono" fo:font-weight="bold" officeooo:rsid="01142763" style:font-weight-asian="bold" style:font-weight-complex="bold"/>
    </style:style>
    <style:style style:name="T604" style:family="text">
      <style:text-properties officeooo:rsid="01c440c1"/>
    </style:style>
    <style:style style:name="T605" style:family="text">
      <style:text-properties style:font-name="Liberation Mono" fo:font-weight="bold" officeooo:rsid="01c440c1" style:font-weight-asian="bold" style:font-weight-complex="bold"/>
    </style:style>
    <style:style style:name="T606" style:family="text">
      <style:text-properties officeooo:rsid="01c119eb"/>
    </style:style>
    <style:style style:name="T607" style:family="text">
      <style:text-properties officeooo:rsid="00ec5fa1"/>
    </style:style>
    <style:style style:name="T608" style:family="text">
      <style:text-properties officeooo:rsid="00ecb9f5"/>
    </style:style>
    <style:style style:name="T609" style:family="text">
      <style:text-properties style:font-name="Liberation Mono" fo:font-weight="bold" officeooo:rsid="00ebe991" style:font-weight-asian="bold" style:font-weight-complex="bold"/>
    </style:style>
    <style:style style:name="T610" style:family="text">
      <style:text-properties style:font-name="Liberation Mono" fo:font-weight="bold" officeooo:rsid="00ec5fa1" style:font-weight-asian="bold" style:font-weight-complex="bold"/>
    </style:style>
    <style:style style:name="T611" style:family="text">
      <style:text-properties fo:font-style="normal" officeooo:rsid="010362df" style:font-style-asian="normal" style:font-style-complex="normal"/>
    </style:style>
    <style:style style:name="T612" style:family="text">
      <style:text-properties style:font-name="Liberation Mono" fo:font-style="normal" fo:font-weight="bold" officeooo:rsid="010362df" style:font-style-asian="normal" style:font-weight-asian="bold" style:font-style-complex="normal" style:font-weight-complex="bold"/>
    </style:style>
    <style:style style:name="T613" style:family="text">
      <style:text-properties fo:font-style="italic" officeooo:rsid="010362df" style:font-style-asian="italic" style:font-style-complex="italic"/>
    </style:style>
    <style:style style:name="T614" style:family="text">
      <style:text-properties fo:font-style="normal" officeooo:rsid="01092803" style:font-style-asian="normal" style:font-style-complex="normal"/>
    </style:style>
    <style:style style:name="T615" style:family="text">
      <style:text-properties style:font-name="Liberation Mono" fo:font-style="normal" fo:font-weight="bold" officeooo:rsid="01c5dc0a" style:font-style-asian="normal" style:font-weight-asian="bold" style:font-style-complex="normal" style:font-weight-complex="bold"/>
    </style:style>
    <style:style style:name="T616" style:family="text">
      <style:text-properties style:font-name="Liberation Mono" fo:font-style="normal" fo:font-weight="bold" officeooo:rsid="00ff8988" style:font-style-asian="normal" style:font-weight-asian="bold" style:font-style-complex="normal" style:font-weight-complex="bold"/>
    </style:style>
    <style:style style:name="T617" style:family="text">
      <style:text-properties style:font-name="Arial1" fo:font-style="normal" fo:font-weight="normal" officeooo:rsid="00ff8988" style:font-style-asian="normal" style:font-weight-asian="normal" style:font-style-complex="normal" style:font-weight-complex="normal"/>
    </style:style>
    <style:style style:name="T618" style:family="text">
      <style:text-properties style:font-name="Arial1" fo:font-style="normal" fo:font-weight="normal" officeooo:rsid="01092803" style:font-style-asian="normal" style:font-weight-asian="normal" style:font-style-complex="normal" style:font-weight-complex="normal"/>
    </style:style>
    <style:style style:name="T619" style:family="text">
      <style:text-properties fo:font-style="normal" officeooo:rsid="010685b6" style:font-style-asian="normal" style:font-style-complex="normal"/>
    </style:style>
    <style:style style:name="T620" style:family="text">
      <style:text-properties fo:font-style="italic" officeooo:rsid="010685b6" style:font-style-asian="italic" style:font-style-complex="italic"/>
    </style:style>
    <style:style style:name="T621" style:family="text">
      <style:text-properties fo:font-style="normal" officeooo:rsid="01c5dc0a" style:font-style-asian="normal" style:font-style-complex="normal"/>
    </style:style>
    <style:style style:name="T622" style:family="text">
      <style:text-properties officeooo:rsid="013ea788"/>
    </style:style>
    <style:style style:name="T623" style:family="text">
      <style:text-properties style:font-name="Liberation Mono" fo:font-weight="bold" officeooo:rsid="013ea788" style:font-weight-asian="bold" style:font-weight-complex="bold"/>
    </style:style>
    <style:style style:name="T624" style:family="text">
      <style:text-properties fo:font-style="italic" officeooo:rsid="013ea788" style:font-style-asian="italic" style:font-style-complex="italic"/>
    </style:style>
    <style:style style:name="T625" style:family="text">
      <style:text-properties fo:font-style="normal" officeooo:rsid="013ea788" style:font-style-asian="normal" style:font-style-complex="normal"/>
    </style:style>
    <style:style style:name="T626" style:family="text">
      <style:text-properties style:font-name="Liberation Mono" fo:font-style="normal" fo:font-weight="bold" officeooo:rsid="013ea788" style:font-style-asian="normal" style:font-weight-asian="bold" style:font-style-complex="normal" style:font-weight-complex="bold"/>
    </style:style>
    <style:style style:name="T627" style:family="text">
      <style:text-properties officeooo:rsid="003aa9c6"/>
    </style:style>
    <style:style style:name="T628" style:family="text">
      <style:text-properties fo:font-style="normal" officeooo:rsid="002dd125" style:font-style-asian="normal" style:font-style-complex="normal"/>
    </style:style>
    <style:style style:name="T629" style:family="text">
      <style:text-properties fo:font-style="normal" officeooo:rsid="010a61b9" style:font-style-asian="normal" style:font-style-complex="normal"/>
    </style:style>
    <style:style style:name="T630" style:family="text">
      <style:text-properties style:font-name="Liberation Mono" fo:font-style="normal" fo:font-weight="bold" officeooo:rsid="010a61b9" style:font-style-asian="normal" style:font-weight-asian="bold" style:font-style-complex="normal" style:font-weight-complex="bold"/>
    </style:style>
    <style:style style:name="T631" style:family="text">
      <style:text-properties fo:font-style="normal" officeooo:rsid="010ab99a" style:font-style-asian="normal" style:font-style-complex="normal"/>
    </style:style>
    <style:style style:name="T632" style:family="text">
      <style:text-properties officeooo:rsid="01ae77e3"/>
    </style:style>
    <style:style style:name="T633" style:family="text">
      <style:text-properties officeooo:rsid="002dd125"/>
    </style:style>
    <style:style style:name="T634" style:family="text">
      <style:text-properties officeooo:rsid="00ab28f7"/>
    </style:style>
    <style:style style:name="T635" style:family="text">
      <style:text-properties officeooo:rsid="002e4e8c"/>
    </style:style>
    <style:style style:name="T636" style:family="text">
      <style:text-properties officeooo:rsid="0046990c"/>
    </style:style>
    <style:style style:name="T637" style:family="text">
      <style:text-properties officeooo:rsid="011dd59f"/>
    </style:style>
    <style:style style:name="T638" style:family="text">
      <style:text-properties officeooo:rsid="011ec924"/>
    </style:style>
    <style:style style:name="T639" style:family="text">
      <style:text-properties officeooo:rsid="011fc51f"/>
    </style:style>
    <style:style style:name="T640" style:family="text">
      <style:text-properties officeooo:rsid="012084da"/>
    </style:style>
    <style:style style:name="T641" style:family="text">
      <style:text-properties officeooo:rsid="011efad6"/>
    </style:style>
    <style:style style:name="T642" style:family="text">
      <style:text-properties officeooo:rsid="018c4f21"/>
    </style:style>
    <style:style style:name="T643" style:family="text">
      <style:text-properties style:font-name="Liberation Mono" fo:font-weight="bold" officeooo:rsid="018c4f21" style:font-weight-asian="bold" style:font-weight-complex="bold"/>
    </style:style>
    <style:style style:name="T644" style:family="text">
      <style:text-properties style:font-name="Liberation Mono" fo:font-style="normal" fo:font-weight="bold" officeooo:rsid="018a5174" style:font-style-asian="normal" style:font-weight-asian="bold" style:font-style-complex="normal" style:font-weight-complex="bold"/>
    </style:style>
    <style:style style:name="T645" style:family="text">
      <style:text-properties officeooo:rsid="018ca16b"/>
    </style:style>
    <style:style style:name="T646" style:family="text">
      <style:text-properties style:font-name="Liberation Mono" fo:font-weight="bold" officeooo:rsid="018ca16b" style:font-weight-asian="bold" style:font-weight-complex="bold"/>
    </style:style>
    <style:style style:name="T647" style:family="text">
      <style:text-properties officeooo:rsid="02245816"/>
    </style:style>
    <style:style style:name="T648" style:family="text">
      <style:text-properties officeooo:rsid="01b0f6f7"/>
    </style:style>
    <style:style style:name="T649" style:family="text">
      <style:text-properties style:font-name="Liberation Mono" fo:font-size="10pt" fo:font-weight="bold" officeooo:rsid="01373e1b" style:font-size-asian="10pt" style:font-weight-asian="bold" style:font-size-complex="10pt" style:font-weight-complex="bold"/>
    </style:style>
    <style:style style:name="T65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51" style:family="text">
      <style:text-properties fo:font-style="normal" fo:font-weight="normal" officeooo:rsid="01b0f6f7" style:font-style-asian="normal" style:font-weight-asian="normal" style:font-style-complex="normal" style:font-weight-complex="normal"/>
    </style:style>
    <style:style style:name="T652" style:family="text">
      <style:text-properties style:font-name="Liberation Mono" fo:font-style="normal" fo:font-weight="bold" officeooo:rsid="01b0f6f7" style:font-style-asian="normal" style:font-weight-asian="bold" style:font-style-complex="normal" style:font-weight-complex="bold"/>
    </style:style>
    <style:style style:name="T653" style:family="text">
      <style:text-properties officeooo:rsid="02262d6a"/>
    </style:style>
    <style:style style:name="T654" style:family="text">
      <style:text-properties style:font-name="Liberation Mono" fo:font-weight="bold" officeooo:rsid="02262d6a" style:font-weight-asian="bold" style:font-weight-complex="bold"/>
    </style:style>
    <style:style style:name="T655" style:family="text">
      <style:text-properties officeooo:rsid="021ee1c9"/>
    </style:style>
    <style:style style:name="T656" style:family="text">
      <style:text-properties officeooo:rsid="02619f4a"/>
    </style:style>
    <style:style style:name="T657" style:family="text">
      <style:text-properties officeooo:rsid="027805eb"/>
    </style:style>
    <style:style style:name="T658" style:family="text">
      <style:text-properties officeooo:rsid="0262dd83"/>
    </style:style>
    <style:style style:name="T659" style:family="text">
      <style:text-properties fo:font-style="normal" fo:font-weight="normal" officeooo:rsid="025feba3" style:font-style-asian="normal" style:font-weight-asian="normal" style:font-style-complex="normal" style:font-weight-complex="normal"/>
    </style:style>
    <style:style style:name="T660" style:family="text">
      <style:text-properties officeooo:rsid="02ef1c1b"/>
    </style:style>
    <style:style style:name="T661" style:family="text">
      <style:text-properties style:font-name="Liberation Mono" fo:font-weight="bold" officeooo:rsid="02987b82" style:font-weight-asian="bold" style:font-weight-complex="bold"/>
    </style:style>
    <style:style style:name="T662" style:family="text">
      <style:text-properties officeooo:rsid="02987b82"/>
    </style:style>
    <style:style style:name="T663" style:family="text">
      <style:text-properties style:font-name="Liberation Mono" fo:font-weight="bold" officeooo:rsid="02ef1c1b" style:font-weight-asian="bold" style:font-weight-complex="bold"/>
    </style:style>
    <style:style style:name="T664" style:family="text">
      <style:text-properties style:font-name="Arial1" officeooo:rsid="02ffd114"/>
    </style:style>
    <style:style style:name="T665" style:family="text">
      <style:text-properties officeooo:rsid="02fd49dd"/>
    </style:style>
    <style:style style:name="T666" style:family="text">
      <style:text-properties fo:font-style="normal" fo:font-weight="normal" officeooo:rsid="02fd49dd" style:font-style-asian="normal" style:font-weight-asian="normal" style:font-style-complex="normal" style:font-weight-complex="normal"/>
    </style:style>
    <style:style style:name="T667" style:family="text">
      <style:text-properties fo:font-weight="normal" officeooo:rsid="00e27b6b" style:font-weight-asian="normal" style:font-weight-complex="normal"/>
    </style:style>
    <style:style style:name="T668" style:family="text">
      <style:text-properties fo:font-weight="normal" officeooo:rsid="018d34e5" style:font-weight-asian="normal" style:font-weight-complex="normal"/>
    </style:style>
    <style:style style:name="T669" style:family="text">
      <style:text-properties fo:font-style="italic" fo:font-weight="bold" officeooo:rsid="018d34e5" style:font-style-asian="italic" style:font-weight-asian="bold" style:font-style-complex="italic" style:font-weight-complex="bold"/>
    </style:style>
    <style:style style:name="T670" style:family="text">
      <style:text-properties officeooo:rsid="00df9b9f"/>
    </style:style>
    <style:style style:name="T671" style:family="text">
      <style:text-properties fo:font-style="normal" officeooo:rsid="00e27b6b" style:font-style-asian="normal" style:font-style-complex="normal"/>
    </style:style>
    <style:style style:name="T672" style:family="text">
      <style:text-properties fo:font-style="normal" style:text-underline-style="solid" style:text-underline-width="auto" style:text-underline-color="font-color" officeooo:rsid="00e27b6b" style:font-style-asian="normal" style:font-style-complex="normal"/>
    </style:style>
    <style:style style:name="T673" style:family="text">
      <style:text-properties fo:font-style="italic" fo:font-weight="normal" style:font-style-asian="italic" style:font-weight-asian="normal" style:font-style-complex="italic" style:font-weight-complex="normal"/>
    </style:style>
    <style:style style:name="T674" style:family="text">
      <style:text-properties fo:font-weight="normal" officeooo:rsid="00e2c56b" style:font-weight-asian="normal" style:font-weight-complex="normal"/>
    </style:style>
    <style:style style:name="T675" style:family="text">
      <style:text-properties style:text-underline-style="solid" style:text-underline-width="auto" style:text-underline-color="font-color"/>
    </style:style>
    <style:style style:name="T67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77" style:family="text">
      <style:text-properties style:text-underline-style="none" fo:font-weight="normal" style:font-weight-asian="normal" style:font-weight-complex="normal"/>
    </style:style>
    <style:style style:name="T678"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18T09:56:18.043283382">Saturday, October 1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1</text:a></text:p>
          <text:p text:style-name="P13"><text:a xlink:type="simple" xlink:href="#__RefHeading___Toc2563_3187777835%20Copy%201" text:style-name="Index_20_Link" text:visited-style-name="Index_20_Link">Subwindow Management Commands<text:tab/>32</text:a></text:p>
          <text:p text:style-name="P11"><text:a xlink:type="simple" xlink:href="#__RefHeading___Toc1697_1383137307" text:style-name="Index_20_Link" text:visited-style-name="Index_20_Link">Additional Command Help<text:tab/>33</text:a></text:p>
          <text:p text:style-name="P12"><text:a xlink:type="simple" xlink:href="#__RefHeading___Toc8359_3479806783" text:style-name="Index_20_Link" text:visited-style-name="Index_20_Link">Using the goto Command<text:tab/>35</text:a></text:p>
          <text:p text:style-name="P12"><text:a xlink:type="simple" xlink:href="#__RefHeading___Toc9114_3479806783" text:style-name="Index_20_Link" text:visited-style-name="Index_20_Link">Using the if Command<text:tab/>36</text:a></text:p>
          <text:p text:style-name="P12"><text:a xlink:type="simple" xlink:href="#__RefHeading___Toc10805_3479806783" text:style-name="Index_20_Link" text:visited-style-name="Index_20_Link">Using the /rem Command<text:tab/>38</text:a></text:p>
          <text:p text:style-name="P12"><text:a xlink:type="simple" xlink:href="#__RefHeading___Toc10855_3140508971" text:style-name="Index_20_Link" text:visited-style-name="Index_20_Link">Using the /print and /prints Commands<text:tab/>38</text:a></text:p>
          <text:p text:style-name="P12"><text:a xlink:type="simple" xlink:href="#__RefHeading___Toc10853_3140508971" text:style-name="Index_20_Link" text:visited-style-name="Index_20_Link">Using the restrict, only, and exclude Commands<text:tab/>39</text:a></text:p>
          <text:p text:style-name="P12"><text:a xlink:type="simple" xlink:href="#__RefHeading___Toc12533_3140508971" text:style-name="Index_20_Link" text:visited-style-name="Index_20_Link">Using the insert Command<text:tab/>40</text:a></text:p>
          <text:p text:style-name="P12"><text:a xlink:type="simple" xlink:href="#__RefHeading___Toc7071_4014455665" text:style-name="Index_20_Link" text:visited-style-name="Index_20_Link">Using /show, /hide, /close, and context Commands<text:tab/>41</text:a></text:p>
          <text:p text:style-name="P12"><text:a xlink:type="simple" xlink:href="#__RefHeading___Toc8986_378786963" text:style-name="Index_20_Link" text:visited-style-name="Index_20_Link">Using the /resize, /move, and /window Commands<text:tab/>42</text:a></text:p>
          <text:p text:style-name="P12"><text:a xlink:type="simple" xlink:href="#__RefHeading___Toc10851_3140508971" text:style-name="Index_20_Link" text:visited-style-name="Index_20_Link">Using the /ignore Command<text:tab/>44</text:a></text:p>
          <text:p text:style-name="P12"><text:a xlink:type="simple" xlink:href="#__RefHeading___Toc10469_3140508971" text:style-name="Index_20_Link" text:visited-style-name="Index_20_Link">Using the /config and /user Commands<text:tab/>45</text:a></text:p>
          <text:p text:style-name="P12"><text:a xlink:type="simple" xlink:href="#__RefHeading___Toc8062_605356033" text:style-name="Index_20_Link" text:visited-style-name="Index_20_Link">Using the /connect and the Other Connection Commands<text:tab/>47</text:a></text:p>
          <text:p text:style-name="P12"><text:a xlink:type="simple" xlink:href="#__RefHeading___Toc8719_1647306902" text:style-name="Index_20_Link" text:visited-style-name="Index_20_Link">Using the /quit and /quitall Commands<text:tab/>47</text:a></text:p>
          <text:p text:style-name="P12"><text:a xlink:type="simple" xlink:href="#__RefHeading___Toc10768_3140508971" text:style-name="Index_20_Link" text:visited-style-name="Index_20_Link">Using the /shell Command<text:tab/>48</text:a></text:p>
          <text:p text:style-name="P12"><text:a xlink:type="simple" xlink:href="#__RefHeading___Toc7353_2319073125" text:style-name="Index_20_Link" text:visited-style-name="Index_20_Link">Using the /reclaim Command<text:tab/>48</text:a></text:p>
          <text:p text:style-name="P12"><text:a xlink:type="simple" xlink:href="#__RefHeading___Toc7851_548103271%20Copy%201" text:style-name="Index_20_Link" text:visited-style-name="Index_20_Link">Using the /delay Command<text:tab/>48</text:a></text:p>
          <text:p text:style-name="P12"><text:a xlink:type="simple" xlink:href="#__RefHeading___Toc10724_1988702042" text:style-name="Index_20_Link" text:visited-style-name="Index_20_Link">Using the /macro Command<text:tab/>49</text:a></text:p>
          <text:p text:style-name="P11"><text:a xlink:type="simple" xlink:href="#__RefHeading___Toc894_362215326" text:style-name="Index_20_Link" text:visited-style-name="Index_20_Link"><text:soft-page-break/>Scripting MERK<text:tab/>51</text:a></text:p>
          <text:p text:style-name="P12"><text:a xlink:type="simple" xlink:href="#__RefHeading___Toc1078_48191583" text:style-name="Index_20_Link" text:visited-style-name="Index_20_Link">Connection Scripts<text:tab/>51</text:a></text:p>
          <text:p text:style-name="P12"><text:a xlink:type="simple" xlink:href="#__RefHeading___Toc1080_48191583" text:style-name="Index_20_Link" text:visited-style-name="Index_20_Link">All Other Scripts<text:tab/>51</text:a></text:p>
          <text:p text:style-name="P12"><text:a xlink:type="simple" xlink:href="#__RefHeading___Toc1614_2499962574" text:style-name="Index_20_Link" text:visited-style-name="Index_20_Link">Errors<text:tab/>52</text:a></text:p>
          <text:p text:style-name="P12"><text:a xlink:type="simple" xlink:href="#__RefHeading___Toc727_362215326" text:style-name="Index_20_Link" text:visited-style-name="Index_20_Link">Context<text:tab/>53</text:a></text:p>
          <text:p text:style-name="P12"><text:a xlink:type="simple" xlink:href="#__RefHeading___Toc102_1446586609" text:style-name="Index_20_Link" text:visited-style-name="Index_20_Link">Aliases<text:tab/>55</text:a></text:p>
          <text:p text:style-name="P12"><text:a xlink:type="simple" xlink:href="#__RefHeading___Toc104_1446586609" text:style-name="Index_20_Link" text:visited-style-name="Index_20_Link">Built-In Aliases<text:tab/>56</text:a></text:p>
          <text:p text:style-name="P12"><text:a xlink:type="simple" xlink:href="#__RefHeading___Toc3116_1913693588" text:style-name="Index_20_Link" text:visited-style-name="Index_20_Link">Script Arguments<text:tab/>58</text:a></text:p>
          <text:p text:style-name="P12"><text:a xlink:type="simple" xlink:href="#__RefHeading___Toc862_362215326" text:style-name="Index_20_Link" text:visited-style-name="Index_20_Link">Writing Connection Scripts<text:tab/>60</text:a></text:p>
          <text:p text:style-name="P11"><text:a xlink:type="simple" xlink:href="#__RefHeading___Toc4345_4060769487" text:style-name="Index_20_Link" text:visited-style-name="Index_20_Link">Example Scripts<text:tab/>62</text:a></text:p>
          <text:p text:style-name="P12"><text:a xlink:type="simple" xlink:href="#__RefHeading___Toc4347_4060769487" text:style-name="Index_20_Link" text:visited-style-name="Index_20_Link">Wave<text:tab/>62</text:a></text:p>
          <text:p text:style-name="P12"><text:a xlink:type="simple" xlink:href="#__RefHeading___Toc4349_4060769487" text:style-name="Index_20_Link" text:visited-style-name="Index_20_Link">Greeting<text:tab/>63</text:a></text:p>
          <text:p text:style-name="P12"><text:a xlink:type="simple" xlink:href="#__RefHeading___Toc4600_4060769487" text:style-name="Index_20_Link" text:visited-style-name="Index_20_Link">Example Connection Script<text:tab/>64</text:a></text:p>
          <text:p text:style-name="P12"><text:a xlink:type="simple" xlink:href="#__RefHeading___Toc4333_3140508971" text:style-name="Index_20_Link" text:visited-style-name="Index_20_Link">Inserting Files<text:tab/>65</text:a></text:p>
          <text:p text:style-name="P12"><text:a xlink:type="simple" xlink:href="#__RefHeading___Toc12166_3140508971" text:style-name="Index_20_Link" text:visited-style-name="Index_20_Link">Showing the Local Temperature<text:tab/>66</text:a></text:p>
          <text:p text:style-name="P12"><text:a xlink:type="simple" xlink:href="#__RefHeading___Toc12166_3140508971%20Copy%201" text:style-name="Index_20_Link" text:visited-style-name="Index_20_Link">Connecting to Servers<text:tab/>67</text:a></text:p>
          <text:p text:style-name="P12"><text:a xlink:type="simple" xlink:href="#__RefHeading___Toc12166_3140508971%20Copy%201%20Copy%201" text:style-name="Index_20_Link" text:visited-style-name="Index_20_Link">Dice Rolling Script<text:tab/>68</text:a></text:p>
          <text:p text:style-name="P12"><text:a xlink:type="simple" xlink:href="#__RefHeading___Toc9608_378786963" text:style-name="Index_20_Link" text:visited-style-name="Index_20_Link">Custom Day-of-the-Week Away Message<text:tab/>69</text:a></text:p>
          <text:p text:style-name="P12"><text:a xlink:type="simple" xlink:href="#__RefHeading___Toc12166_3140508971%20Copy%201%20Copy%201%20Copy%201" text:style-name="Index_20_Link" text:visited-style-name="Index_20_Link">"Trout" Command<text:tab/>70</text:a></text:p>
          <text:p text:style-name="P10"><text:a xlink:type="simple" xlink:href="#__RefHeading___Toc4367_737576689" text:style-name="Index_20_Link" text:visited-style-name="Index_20_Link">Advanced Settings<text:tab/>71</text:a></text:p>
          <text:p text:style-name="P11"><text:a xlink:type="simple" xlink:href="#__RefHeading___Toc4369_737576689" text:style-name="Index_20_Link" text:visited-style-name="Index_20_Link">Options<text:tab/>71</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export [FILENAME]</text:span></text:span></text:p>
          </table:table-cell>
          <table:table-cell table:style-name="Table60.B2" office:value-type="string">
            <text:p text:style-name="P141">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import [FILENAME]</text:span></text:span></text:p>
          </table:table-cell>
          <table:table-cell table:style-name="Table60.B2" office:value-type="string">
            <text:p text:style-name="P141">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restart</text:span></text:span></text:p>
          </table:table-cell>
          <table:table-cell table:style-name="Table60.B2" office:value-type="string">
            <text:p text:style-name="P142">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4">/connectssl SERVER [PORT] [PASSWORD]</text:span></text:span></text:p>
          </table:table-cell>
          <table:table-cell table:style-name="Table60.B2" office:value-type="string">
            <text:p text:style-name="P133">Connects to an IRC server via SSL</text:p>
          </table:table-cell>
        </table:table-row>
        <table:table-row table:style-name="Table60.12">
          <table:table-cell table:style-name="Table60.A12" office:value-type="string">
            <text:p text:style-name="Table_20_Contents"><text:span text:style-name="Source_20_Text"><text:span text:style-name="T125">context</text:span></text:span><text:span text:style-name="Source_20_Text"><text:span text:style-name="T126"> WINDOW_NAME</text:span></text:span></text:p>
          </table:table-cell>
          <table:table-cell table:style-name="Table60.B12" office:value-type="string">
            <text:p text:style-name="Table_20_Contents"><text:span text:style-name="T127">Moves execution of the script to </text:span><text:span text:style-name="Source_20_Text"><text:span text:style-name="T128">WINDOW_NAME</text:span></text:span><text:span text:style-name="T127">; can only be called from scripts</text:span></text:p>
          </table:table-cell>
        </table:table-row>
        <table:table-row>
          <table:table-cell table:style-name="Table60.A2" office:value-type="string">
            <text:p text:style-name="P143"><text:span text:style-name="Source_20_Text"><text:span text:style-name="T96">/</text:span></text:span><text:span text:style-name="Source_20_Text"><text:span text:style-name="T129">delay SECONDS COMMAND...</text:span></text:span></text:p>
          </table:table-cell>
          <table:table-cell table:style-name="Table60.B2" office:value-type="string">
            <text:p text:style-name="P144"><text:span text:style-name="Source_20_Text"><text:span text:style-name="T130">Executes </text:span></text:span><text:span text:style-name="Source_20_Text"><text:span text:style-name="T131">COMMAND</text:span></text:span><text:span text:style-name="Source_20_Text"><text:span text:style-name="T130"> after </text:span></text:span><text:span text:style-name="Source_20_Text"><text:span text:style-name="T131">SECONDS</text:span></text:span><text:span text:style-name="Source_20_Text"><text:span text:style-name="T130">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2">if called without an argument, opens an editor window</text:span></text:p>
          </table:table-cell>
        </table:table-row>
        <table:table-row table:style-name="Table60.15">
          <table:table-cell table:style-name="Table60.A12" office:value-type="string">
            <text:p text:style-name="P143"><text:span text:style-name="Source_20_Text"><text:span text:style-name="T133">end</text:span></text:span></text:p>
          </table:table-cell>
          <table:table-cell table:style-name="Table60.B12" office:value-type="string">
            <text:p text:style-name="P145"><text:span text:style-name="Source_20_Text"><text:span text:style-name="T134">Immediately ends a script. Can only be called from scripts.</text:span></text:span></text:p>
          </table:table-cell>
        </table:table-row>
        <table:table-row table:style-name="Table60.16">
          <table:table-cell table:style-name="Table60.A12" office:value-type="string">
            <text:p text:style-name="P146"><text:span text:style-name="Source_20_Text"><text:span text:style-name="T135">exclude WINDOW...</text:span></text:span></text:p>
          </table:table-cell>
          <table:table-cell table:style-name="Table60.B12" office:value-type="string">
            <text:p text:style-name="P147"><text:span text:style-name="Source_20_Text"><text:span text:style-name="T136">Prevents</text:span></text:span><text:span text:style-name="Source_20_Text"><text:span text:style-name="T137"> a script </text:span></text:span><text:span text:style-name="Source_20_Text"><text:span text:style-name="T138">from</text:span></text:span><text:span text:style-name="Source_20_Text"><text:span text:style-name="T137"> executing in </text:span></text:span><text:span text:style-name="Source_20_Text"><text:span text:style-name="T15">WINDOW</text:span></text:span><text:span text:style-name="Source_20_Text"><text:span text:style-name="T137">'s context. Multiple </text:span></text:span><text:span text:style-name="Source_20_Text"><text:span text:style-name="T15">WINDOW</text:span></text:span><text:span text:style-name="Source_20_Text"><text:span text:style-name="T137">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3"><text:span text:style-name="Source_20_Text"><text:span text:style-name="T96">/</text:span></text:span><text:span text:style-name="Source_20_Text"><text:span text:style-name="T139">find [TERMS]</text:span></text:span></text:p>
          </table:table-cell>
          <table:table-cell table:style-name="Table60.B2" office:value-type="string">
            <text:p text:style-name="P148"><text:span text:style-name="Source_20_Text"><text:span text:style-name="T140">Finds filenames that can be found by other commands, like </text:span></text:span><text:span text:style-name="Source_20_Text"><text:span text:style-name="T141">/script</text:span></text:span><text:span text:style-name="Source_20_Text"><text:span text:style-name="T140"> or </text:span></text:span><text:span text:style-name="Source_20_Text"><text:span text:style-name="T141">/edit</text:span></text:span><text:span text:style-name="Source_20_Text"><text:span text:style-name="T140">. </text:span></text:span><text:span text:style-name="Source_20_Text"><text:span text:style-name="T142">I</text:span></text:span><text:span text:style-name="Source_20_Text"><text:span text:style-name="T143">f</text:span></text:span><text:span text:style-name="Source_20_Text"><text:span text:style-name="T142"> called without any arguments, </text:span></text:span><text:span text:style-name="Source_20_Text"><text:span text:style-name="T144">/find</text:span></text:span><text:span text:style-name="Source_20_Text"><text:span text:style-name="T142"> will list all files visible to commands. Can use </text:span></text:span><text:span text:style-name="Source_20_Text"><text:span text:style-name="T144">*</text:span></text:span><text:span text:style-name="Source_20_Text"><text:span text:style-name="T142"> for multi-character wildcards and </text:span></text:span><text:span text:style-name="Source_20_Text"><text:span text:style-name="T144">?</text:span></text:span><text:span text:style-name="Source_20_Text"><text:span text:style-name="T142">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5">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6">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7">fullscreen</text:span></text:span></text:p>
          </table:table-cell>
          <table:table-cell table:style-name="Table60.B2" office:value-type="string">
            <text:p text:style-name="P149">Toggles full screen mode</text:p>
          </table:table-cell>
        </table:table-row>
        <text:soft-page-break/>
        <table:table-row table:style-name="Table60.21">
          <table:table-cell table:style-name="Table60.A12" office:value-type="string">
            <text:p text:style-name="Table_20_Contents"><text:span text:style-name="Source_20_Text"><text:span text:style-name="T148">goto</text:span></text:span><text:span text:style-name="Source_20_Text"><text:span text:style-name="T96"> </text:span></text:span><text:span text:style-name="Source_20_Text"><text:span text:style-name="T148">LINE_NUMBER</text:span></text:span></text:p>
          </table:table-cell>
          <table:table-cell table:style-name="Table60.B12" office:value-type="string">
            <text:p text:style-name="P150"><text:span text:style-name="T4">Moves execution of the script to </text:span><text:span text:style-name="T149">LINE_NUMBER</text:span><text:span text:style-name="T4">. The only script-only command that can be issued from an </text:span><text:span text:style-name="T149">if</text:span><text:span text:style-name="T4"> command. Can only be called from scripts.</text:span></text:p>
          </table:table-cell>
        </table:table-row>
        <table:table-row table:style-name="Table60.22">
          <table:table-cell table:style-name="Table60.A12" office:value-type="string">
            <text:p text:style-name="P151"><text:span text:style-name="Source_20_Text"><text:span text:style-name="T150">halt </text:span></text:span><text:span text:style-name="Source_20_Text"><text:span text:style-name="T151">[</text:span></text:span><text:span text:style-name="Source_20_Text"><text:span text:style-name="T150">MESSAGE...</text:span></text:span><text:span text:style-name="Source_20_Text"><text:span text:style-name="T151">]</text:span></text:span></text:p>
          </table:table-cell>
          <table:table-cell table:style-name="Table60.B12" office:value-type="string">
            <text:p text:style-name="P152">Halts a script's execution, and displays an error <text:span text:style-name="T152">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96">/help </text:span></text:span><text:span text:style-name="Source_20_Text"><text:span text:style-name="T153">[COMMAND]</text:span></text:span></text:p>
          </table:table-cell>
          <table:table-cell table:style-name="Table60.B2" office:value-type="string">
            <text:p text:style-name="P133">Displays command usage information</text:p>
          </table:table-cell>
        </table:table-row>
        <table:table-row table:style-name="Table60.24">
          <table:table-cell table:style-name="Table60.A2" office:value-type="string">
            <text:p text:style-name="Table_20_Contents"><text:span text:style-name="Source_20_Text"><text:span text:style-name="T96">/h</text:span></text:span><text:span text:style-name="Source_20_Text"><text:span text:style-name="T154">ide </text:span></text:span><text:span text:style-name="Source_20_Text"><text:span text:style-name="T155">[SERVER] </text:span></text:span><text:span text:style-name="Source_20_Text"><text:span text:style-name="T156">[WINDOW]</text:span></text:span></text:p>
          </table:table-cell>
          <table:table-cell table:style-name="Table60.B2" office:value-type="string">
            <text:p text:style-name="P153">Hides <text:span text:style-name="T157">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5">
          <table:table-cell table:style-name="Table60.A12" office:value-type="string">
            <text:p text:style-name="P154"><text:span text:style-name="Source_20_Text"><text:span text:style-name="T158">i</text:span></text:span><text:span text:style-name="Source_20_Text"><text:span text:style-name="T159">f VALUE1 OPERATOR VALUE2 COMMAND...</text:span></text:span></text:p>
          </table:table-cell>
          <table:table-cell table:style-name="Table60.B12" office:value-type="string">
            <text:p text:style-name="P155">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0">(ne)</text:span><text:span text:style-name="T161"> (result is true if </text:span><text:span text:style-name="T160">VALUE1</text:span><text:span text:style-name="T161"> and </text:span><text:span text:style-name="T160">VALUE2</text:span><text:span text:style-name="T161"> are number</text:span><text:span text:style-name="T162">s</text:span><text:span text:style-name="T161"> and are </text:span><text:span text:style-name="T163">not equal), </text:span><text:span text:style-name="T164">and </text:span><text:span text:style-name="T165">(eq)</text:span><text:span text:style-name="T164"> (result is true if </text:span><text:span text:style-name="T15">VALUE1</text:span><text:span text:style-name="T164"> and </text:span><text:span text:style-name="T15">VALUE2</text:span><text:span text:style-name="T164"> are numbers and are equal)</text:span>. Can only be called from scripts.</text:p>
          </table:table-cell>
        </table:table-row>
        <table:table-row table:style-name="Table60.26">
          <table:table-cell table:style-name="Table60.A2" office:value-type="string">
            <text:p text:style-name="P143"><text:span text:style-name="Source_20_Text"><text:span text:style-name="T96">/</text:span></text:span><text:span text:style-name="Source_20_Text"><text:span text:style-name="T166">ignore</text:span></text:span><text:span text:style-name="Source_20_Text"><text:span text:style-name="T96"> </text:span></text:span><text:span text:style-name="Source_20_Text"><text:span text:style-name="T167">USER</text:span></text:span></text:p>
          </table:table-cell>
          <table:table-cell table:style-name="Table60.B2" office:value-type="string">
            <text:p text:style-name="P156"><text:span text:style-name="T4">Hides a </text:span><text:span text:style-name="Source_20_Text"><text:span text:style-name="T109">USER</text:span></text:span><text:span text:style-name="Source_20_Text"><text:span text:style-name="T168">'s chat in all chat windows. This can be set to a nickname or hostmask. Capitalization is ignored. </text:span></text:span><text:span text:style-name="Source_20_Text"><text:span text:style-name="T169">Use </text:span></text:span><text:span text:style-name="Source_20_Text"><text:span text:style-name="T170">*</text:span></text:span><text:span text:style-name="Source_20_Text"><text:span text:style-name="T169"> as multiple character wildcards, and </text:span></text:span><text:span text:style-name="Source_20_Text"><text:span text:style-name="T170">?</text:span></text:span><text:span text:style-name="Source_20_Text"><text:span text:style-name="T169"> as single character wildcards.</text:span></text:span></text:p>
          </table:table-cell>
        </table:table-row>
        <table:table-row table:style-name="Table60.27">
          <table:table-cell table:style-name="Table60.A12" office:value-type="string">
            <text:p text:style-name="P143"><text:span text:style-name="Source_20_Text"><text:span text:style-name="T171">insert FILE [FILE...]</text:span></text:span></text:p>
          </table:table-cell>
          <table:table-cell table:style-name="Table60.B12" office:value-type="string">
            <text:p text:style-name="P157"><text:span text:style-name="Source_20_Text"><text:span text:style-name="T172">Inserts the contents of </text:span></text:span><text:span text:style-name="Source_20_Text"><text:span text:style-name="T173">FILE</text:span></text:span><text:span text:style-name="Source_20_Text"><text:span text:style-name="T172"> where it appears in the script. </text:span></text:span><text:span text:style-name="Source_20_Text"><text:span text:style-name="T173">FILE</text:span></text:span><text:span text:style-name="Source_20_Text"><text:span text:style-name="T172"> should be a MERK script. </text:span></text:span><text:span text:style-name="Source_20_Text"><text:span text:style-name="T174">If a filename contains spaces, put it in quotation marks.</text:span></text:span><text:span text:style-name="Source_20_Text"><text:span text:style-name="T172"> </text:span></text:span><text:span text:style-name="Source_20_Text"><text:span text:style-name="T175">Multiple files can be passed as arguments. </text:span></text:span><text:span text:style-name="Source_20_Text"><text:span text:style-name="T172">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6">log</text:span></text:span></text:p>
          </table:table-cell>
          <table:table-cell table:style-name="Table60.B2" office:value-type="string">
            <text:p text:style-name="P158">Opens the log manger. <text:span text:style-name="T177">Cannot be called from a script</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8">cro NAME SCRIP</text:span></text:span><text:span text:style-name="Source_20_Text"><text:span text:style-name="T179">T [USAGE] [HELP]</text:span></text:span></text:p>
          </table:table-cell>
          <table:table-cell table:style-name="Table60.B2" office:value-type="string">
            <text:p text:style-name="P159">Creates a macro, executable with <text:span text:style-name="T15">/NAME</text:span>, that executes <text:span text:style-name="T15">SCRIPT</text:span><text:span text:style-name="T137">. </text:span><text:span text:style-name="T180">USAGE</text:span><text:span text:style-name="T181"> and </text:span><text:span text:style-name="T180">HELP</text:span><text:span text:style-name="T181"> are used for the command list displayed with <text:s/></text:span><text:span text:style-name="T180">/help</text:span><text:span text:style-name="T181">.</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2">[</text:span></text:span><text:span text:style-name="Source_20_Text"><text:span text:style-name="T96">WINDOW</text:span></text:span><text:span text:style-name="Source_20_Text"><text:span text:style-name="T182">]</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2">[</text:span></text:span><text:span text:style-name="Source_20_Text"><text:span text:style-name="T96">WINDOW</text:span></text:span><text:span text:style-name="Source_20_Text"><text:span text:style-name="T182">]</text:span></text:span></text:p>
          </table:table-cell>
          <table:table-cell table:style-name="Table60.B2" office:value-type="string">
            <text:p text:style-name="P160">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3">move</text:span></text:span><text:span text:style-name="Source_20_Text"><text:span text:style-name="T184"> [SERVER] [WINDOW] </text:span></text:span><text:span text:style-name="Source_20_Text"><text:span text:style-name="T183">X</text:span></text:span><text:span text:style-name="Source_20_Text"><text:span text:style-name="T184"> </text:span></text:span><text:span text:style-name="Source_20_Text"><text:span text:style-name="T183">Y</text:span></text:span></text:p>
          </table:table-cell>
          <table:table-cell table:style-name="Table60.B2" office:value-type="string">
            <text:p text:style-name="P161"><text:span text:style-name="T185">Moves</text:span> a subwindow <text:span text:style-name="T185">to </text:span><text:span text:style-name="T186">X</text:span><text:span text:style-name="T185"> (left and right) and </text:span><text:span text:style-name="T186">Y</text:span><text:span text:style-name="T185">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87">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8">next</text:span></text:span></text:p>
          </table:table-cell>
          <table:table-cell table:style-name="Table60.B2" office:value-type="string">
            <text:p text:style-name="P162">Shifts focus to the "next" subwindow</text:p>
          </table:table-cell>
        </table:table-row>
        <table:table-row table:style-name="Table60.35">
          <table:table-cell table:style-name="Table60.A12" office:value-type="string">
            <text:p text:style-name="Table_20_Contents"><text:span text:style-name="Source_20_Text"><text:span text:style-name="T189">only WINDOW...</text:span></text:span></text:p>
          </table:table-cell>
          <table:table-cell table:style-name="Table60.B12" office:value-type="string">
            <text:p text:style-name="P163">Restricts a script to only executing in <text:span text:style-name="T15">WINDOW</text:span>'s context. Multiple <text:span text:style-name="T15">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8">previous</text:span></text:span></text:p>
          </table:table-cell>
          <table:table-cell table:style-name="Table60.B2" office:value-type="string">
            <text:p text:style-name="P162">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90">[WINDOW] </text:span></text:span><text:span text:style-name="Source_20_Text"><text:span text:style-name="T96">TEXT...</text:span></text:span></text:p>
          </table:table-cell>
          <table:table-cell table:style-name="Table60.B2" office:value-type="string">
            <text:p text:style-name="P133">Prints text to <text:span text:style-name="T191">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2">s</text:span></text:span><text:span text:style-name="Source_20_Text"><text:span text:style-name="T96"> </text:span></text:span><text:span text:style-name="Source_20_Text"><text:span text:style-name="T190">[WINDOW] </text:span></text:span><text:span text:style-name="Source_20_Text"><text:span text:style-name="T96">TEXT...</text:span></text:span></text:p>
          </table:table-cell>
          <table:table-cell table:style-name="Table60.B2" office:value-type="string">
            <text:p text:style-name="P133">Prints <text:span text:style-name="T193">a system message</text:span> to <text:span text:style-name="T191">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4">vate NICKNAME </text:span></text:span><text:span text:style-name="Source_20_Text"><text:span text:style-name="T195">[MESSAGE]</text:span></text:span></text:p>
          </table:table-cell>
          <table:table-cell table:style-name="Table60.B2" office:value-type="string">
            <text:p text:style-name="P164">Opens a private chat <text:span text:style-name="T196">sub</text:span>window for <text:span text:style-name="T15">NICKNAME</text:span></text:p>
          </table:table-cell>
        </table:table-row>
        <table:table-row table:style-name="Table60.41">
          <table:table-cell table:style-name="Table60.A2" office:value-type="string">
            <text:p text:style-name="Table_20_Contents"><text:span text:style-name="Source_20_Text"><text:span text:style-name="T96">/</text:span></text:span><text:span text:style-name="Source_20_Text"><text:span text:style-name="T197">random ALIAS LOW HIGH</text:span></text:span></text:p>
          </table:table-cell>
          <table:table-cell table:style-name="Table60.B2" office:value-type="string">
            <text:p text:style-name="P165">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4">/</text:span></text:span><text:span text:style-name="Source_20_Text"><text:span text:style-name="T198">re</text:span></text:span><text:span text:style-name="Source_20_Text"><text:span text:style-name="T124">connect SERVER [PORT] [PASSWORD]</text:span></text:span></text:p>
          </table:table-cell>
          <table:table-cell table:style-name="Table60.B2" office:value-type="string">
            <text:p text:style-name="P133">Connects to an IRC server, <text:span text:style-name="T199">reconnecting on disconnection</text:span></text:p>
          </table:table-cell>
        </table:table-row>
        <table:table-row>
          <table:table-cell table:style-name="Table60.A2" office:value-type="string">
            <text:p text:style-name="Table_20_Contents"><text:span text:style-name="Source_20_Text"><text:span text:style-name="T200">/</text:span></text:span><text:span text:style-name="Source_20_Text"><text:span text:style-name="T201">re</text:span></text:span><text:span text:style-name="Source_20_Text"><text:span text:style-name="T200">connectssl SERVER [PORT] [PASSWORD]</text:span></text:span></text:p>
          </table:table-cell>
          <table:table-cell table:style-name="Table60.B2" office:value-type="string">
            <text:p text:style-name="P166">Connects to an IRC server via SSL, <text:span text:style-name="T199">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2">rem [TEXT...]</text:span></text:span></text:p>
          </table:table-cell>
          <table:table-cell table:style-name="Table60.B2" office:value-type="string">
            <text:p text:style-name="P167">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0">/</text:span></text:span><text:span text:style-name="Source_20_Text"><text:span text:style-name="T203">r</text:span></text:span><text:span text:style-name="Source_20_Text"><text:span text:style-name="T204">esize [SERVER] [WINDOW] WIDTH HEIGHT</text:span></text:span></text:p>
          </table:table-cell>
          <table:table-cell table:style-name="Table60.B2" office:value-type="string">
            <text:p text:style-name="P161">Resizes a subwindow. <text:span text:style-name="T117">SERVER</text:span> is optional if <text:span text:style-name="T117">WINDOW</text:span> belongs to the same context.</text:p>
          </table:table-cell>
        </table:table-row>
        <table:table-row table:style-name="Table60.46">
          <table:table-cell table:style-name="Table60.A12" office:value-type="string">
            <text:p text:style-name="P168"><text:span text:style-name="Source_20_Text"><text:span text:style-name="T126">re</text:span></text:span><text:span text:style-name="Source_20_Text"><text:span text:style-name="T205">strict channel|server|private</text:span></text:span></text:p>
          </table:table-cell>
          <table:table-cell table:style-name="Table60.B12" office:value-type="string">
            <text:p text:style-name="P169">Prevents a script from running if it is not being executed in a <text:span text:style-name="T15">channel</text:span>, <text:span text:style-name="T15">server</text:span>, or <text:span text:style-name="T15">private</text:span> chat window. <text:span text:style-name="T206">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7">[</text:span></text:span><text:span text:style-name="Source_20_Text"><text:span text:style-name="T96">WINDOW</text:span></text:span><text:span text:style-name="Source_20_Text"><text:span text:style-name="T207">]</text:span></text:span></text:p>
          </table:table-cell>
          <table:table-cell table:style-name="Table60.B2" office:value-type="string">
            <text:p text:style-name="P170">Restores a <text:span text:style-name="T208">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8">
          <table:table-cell table:style-name="Table60.A2" office:value-type="string">
            <text:p text:style-name="Table_20_Contents"><text:span text:style-name="Source_20_Text"><text:span text:style-name="T96">/</text:span></text:span><text:span text:style-name="Source_20_Text"><text:span text:style-name="T209">s FILENAME [ARGUMENTS]</text:span></text:span></text:p>
          </table:table-cell>
          <table:table-cell table:style-name="Table60.B2" office:value-type="string">
            <text:p text:style-name="P171">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10">[ARGUMENTS]</text:span></text:span></text:p>
          </table:table-cell>
          <table:table-cell table:style-name="Table60.B2" office:value-type="string">
            <text:p text:style-name="P133">Executes a list of commands in a file. <text:span text:style-name="T211">If the script has a file extension of </text:span><text:span text:style-name="T212">.merk</text:span><text:span text:style-name="T211">, it may be omitted from </text:span><text:span text:style-name="T212">FILENAME</text:span><text:span text:style-name="T211">.</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77">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3">shell ALIAS COMMAND...</text:span></text:span></text:p>
          </table:table-cell>
          <table:table-cell table:style-name="Table60.B2" office:value-type="string">
            <text:p text:style-name="P172">Executes an external program, and stores the <text:span text:style-name="T214">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4">show </text:span></text:span><text:span text:style-name="Source_20_Text"><text:span text:style-name="T155">[SERVER] </text:span></text:span><text:span text:style-name="Source_20_Text"><text:span text:style-name="T215">[WINDOW]</text:span></text:span></text:p>
          </table:table-cell>
          <table:table-cell table:style-name="Table60.B2" office:value-type="string">
            <text:p text:style-name="P153">Shows <text:span text:style-name="T216">a</text:span> subwindow, if hidden; otherwise, shifts focus to that <text:span text:style-name="T217">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77">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8">un</text:span></text:span><text:span text:style-name="Source_20_Text"><text:span text:style-name="T96">alias TOKEN</text:span></text:span></text:p>
          </table:table-cell>
          <table:table-cell table:style-name="Table60.B2" office:value-type="string">
            <text:p text:style-name="Table_20_Contents"><text:span text:style-name="T219">Deletes the</text:span><text:span text:style-name="T4"> alias referenced by </text:span><text:span text:style-name="Source_20_Text"><text:span text:style-name="T109">$TOKEN</text:span></text:span></text:p>
          </table:table-cell>
        </table:table-row>
        <table:table-row table:style-name="Table60.56">
          <table:table-cell table:style-name="Table60.A2" office:value-type="string">
            <text:p text:style-name="P143"><text:span text:style-name="Source_20_Text"><text:span text:style-name="T96">/</text:span></text:span><text:span text:style-name="Source_20_Text"><text:span text:style-name="T166">unignore</text:span></text:span><text:span text:style-name="Source_20_Text"><text:span text:style-name="T96"> </text:span></text:span><text:span text:style-name="Source_20_Text"><text:span text:style-name="T167">USER</text:span></text:span></text:p>
          </table:table-cell>
          <table:table-cell table:style-name="Table60.B2" office:value-type="string">
            <text:p text:style-name="P156"><text:span text:style-name="T4">Un-hides a </text:span><text:span text:style-name="Source_20_Text"><text:span text:style-name="T109">USER</text:span></text:span><text:span text:style-name="Source_20_Text"><text:span text:style-name="T168">'s chat in all chat windows. This can be set to a nickname or hostmask. Capitalization is ignored. </text:span></text:span><text:span text:style-name="Source_20_Text"><text:span text:style-name="T220">To un-hide all users, use </text:span></text:span><text:span text:style-name="Source_20_Text"><text:span text:style-name="T221">*</text:span></text:span><text:span text:style-name="Source_20_Text"><text:span text:style-name="T220"> as the argument.</text:span></text:span></text:p>
          </table:table-cell>
        </table:table-row>
        <table:table-row table:style-name="Table60.57">
          <table:table-cell table:style-name="Table60.A12" office:value-type="string">
            <text:p text:style-name="P143"><text:span text:style-name="Source_20_Text"><text:span text:style-name="T222">usage</text:span></text:span><text:span text:style-name="Source_20_Text"><text:span text:style-name="T126"> </text:span></text:span><text:span text:style-name="Source_20_Text"><text:span text:style-name="T222">NUMBER [MESSAGE...]</text:span></text:span></text:p>
          </table:table-cell>
          <table:table-cell table:style-name="Table60.B12" office:value-type="string">
            <text:p text:style-name="P173"><text:span text:style-name="Source_20_Text"><text:span text:style-name="T223">Prevents</text:span></text:span><text:span text:style-name="Source_20_Text"><text:span text:style-name="T224"> a script </text:span></text:span><text:span text:style-name="Source_20_Text"><text:span text:style-name="T223">from running</text:span></text:span><text:span text:style-name="Source_20_Text"><text:span text:style-name="T224"> unless </text:span></text:span><text:span text:style-name="Source_20_Text"><text:span text:style-name="T225">NUMBER</text:span></text:span><text:span text:style-name="Source_20_Text"><text:span text:style-name="T224"> </text:span></text:span><text:span text:style-name="Source_20_Text"><text:span text:style-name="T226">or more </text:span></text:span><text:span text:style-name="Source_20_Text"><text:span text:style-name="T224">arguments are passed to it, and displays </text:span></text:span><text:span text:style-name="Source_20_Text"><text:span text:style-name="T225">MESSAGE</text:span></text:span><text:span text:style-name="Source_20_Text"><text:span text:style-name="T224">. Can only be called from scripts</text:span></text:span></text:p>
          </table:table-cell>
        </table:table-row>
        <table:table-row table:style-name="Table60.58">
          <table:table-cell table:style-name="Table60.A58" office:value-type="string">
            <text:p text:style-name="Table_20_Contents"><text:span text:style-name="Source_20_Text"><text:span text:style-name="T96">/</text:span></text:span><text:span text:style-name="Source_20_Text"><text:span text:style-name="T227">user</text:span></text:span><text:span text:style-name="Source_20_Text"><text:span text:style-name="T96"> [SETTING] [VALUE...]</text:span></text:span></text:p>
          </table:table-cell>
          <table:table-cell table:style-name="Table60.B2" office:value-type="string">
            <text:p text:style-name="P133">Changes a <text:span text:style-name="T228">user </text:span>setting, or searches and displays one or all settings in the <text:span text:style-name="T228">user</text:span> file. <text:span text:style-name="T228">Pass </text:span><text:span text:style-name="T229">*</text:span><text:span text:style-name="T228"> as </text:span><text:span text:style-name="T229">VALUE</text:span><text:span text:style-name="T228"> to set a setting as blank</text:span></text:p>
          </table:table-cell>
        </table:table-row>
        <table:table-row table:style-name="Table60.59">
          <table:table-cell table:style-name="Table60.A12" office:value-type="string">
            <text:p text:style-name="Table_20_Contents"><text:span text:style-name="Source_20_Text"><text:span text:style-name="T126">wait SECONDS</text:span></text:span></text:p>
          </table:table-cell>
          <table:table-cell table:style-name="Table60.B12" office:value-type="string">
            <text:p text:style-name="Table_20_Contents"><text:span text:style-name="T127">Pauses script execution for </text:span><text:span text:style-name="Source_20_Text"><text:span text:style-name="T127">SECONDS</text:span></text:span><text:span text:style-name="T127">; can only be called from scripts</text:span></text:p>
          </table:table-cell>
        </table:table-row>
        <text:soft-page-break/>
        <table:table-row>
          <table:table-cell table:style-name="Table60.A2" office:value-type="string">
            <text:p text:style-name="Table_20_Contents"><text:span text:style-name="Source_20_Text"><text:span text:style-name="T96">/w</text:span></text:span><text:span text:style-name="Source_20_Text"><text:span text:style-name="T230">indow </text:span></text:span><text:span text:style-name="Source_20_Text"><text:span text:style-name="T231">[</text:span></text:span><text:span text:style-name="Source_20_Text"><text:span text:style-name="T232">COMMAND</text:span></text:span><text:span text:style-name="Source_20_Text"><text:span text:style-name="T231">] [X] [Y]</text:span></text:span></text:p>
          </table:table-cell>
          <table:table-cell table:style-name="Table6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7">, </text:span><text:span text:style-name="T233">and </text:span><text:span text:style-name="T234">readme</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200">/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200">/x</text:span></text:span><text:span text:style-name="Source_20_Text"><text:span text:style-name="T201">re</text:span></text:span><text:span text:style-name="Source_20_Text"><text:span text:style-name="T200">connect SERVER [PORT] [PASSWORD]</text:span></text:span></text:p>
          </table:table-cell>
          <table:table-cell table:style-name="Table60.B2" office:value-type="string">
            <text:p text:style-name="P133">Connects to an IRC server &amp; executes connection script, <text:span text:style-name="T199">reconnecting on disconnection</text:span></text:p>
          </table:table-cell>
        </table:table-row>
        <table:table-row>
          <table:table-cell table:style-name="Table60.A2" office:value-type="string">
            <text:p text:style-name="Table_20_Contents"><text:span text:style-name="Source_20_Text"><text:span text:style-name="T200">/x</text:span></text:span><text:span text:style-name="Source_20_Text"><text:span text:style-name="T201">re</text:span></text:span><text:span text:style-name="Source_20_Text"><text:span text:style-name="T200">connectssl SERVER [PORT] [PASSWORD]</text:span></text:span></text:p>
          </table:table-cell>
          <table:table-cell table:style-name="Table60.B2" office:value-type="string">
            <text:p text:style-name="P166">Connects to an IRC server via SSL &amp; executes connection script, <text:span text:style-name="T19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6">Command</text:p>
            </table:table-cell>
            <table:table-cell table:style-name="Table15.B1" office:value-type="string">
              <text:p text:style-name="P176">Description</text:p>
            </table:table-cell>
          </table:table-row>
        </table:table-header-rows>
        <table:table-row>
          <table:table-cell table:style-name="Table15.A2" office:value-type="string">
            <text:p text:style-name="Table_20_Contents"><text:span text:style-name="Source_20_Text"><text:span text:style-name="T235">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3"><text:span text:style-name="Source_20_Text"><text:span text:style-name="T236">end</text:span></text:span></text:p>
          </table:table-cell>
          <table:table-cell table:style-name="Table15.B2" office:value-type="string">
            <text:p text:style-name="P145"><text:span text:style-name="Source_20_Text"><text:span text:style-name="T237">Immediately ends a script. Can only be called from scripts.</text:span></text:span></text:p>
          </table:table-cell>
        </table:table-row>
        <table:table-row>
          <table:table-cell table:style-name="Table15.A2" office:value-type="string">
            <text:p text:style-name="Table_20_Contents"><text:span text:style-name="Source_20_Text"><text:span text:style-name="T238">exclude</text:span></text:span><text:span text:style-name="Source_20_Text"><text:span text:style-name="T239"> WINDOW...</text:span></text:span></text:p>
          </table:table-cell>
          <table:table-cell table:style-name="Table15.B2" office:value-type="string">
            <text:p text:style-name="P177"><text:span text:style-name="T240">Prevents</text:span> a script <text:span text:style-name="T241">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4"><text:span text:style-name="Source_20_Text"><text:span text:style-name="T158">i</text:span></text:span><text:span text:style-name="Source_20_Text"><text:span text:style-name="T159">f VALUE1 OPERATOR VALUE2 COMMAND...</text:span></text:span></text:p>
          </table:table-cell>
          <table:table-cell table:style-name="Table15.B2" office:value-type="string">
            <text:p text:style-name="P178">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0">(ne)</text:span><text:span text:style-name="T161"> (result is true if </text:span><text:span text:style-name="T160">VALUE1</text:span><text:span text:style-name="T161"> and </text:span><text:span text:style-name="T160">VALUE2</text:span><text:span text:style-name="T161"> are number</text:span><text:span text:style-name="T162">s</text:span><text:span text:style-name="T161"> and are </text:span><text:span text:style-name="T163">not equal), </text:span><text:span text:style-name="T164">and </text:span><text:span text:style-name="T165">(eq)</text:span><text:span text:style-name="T164"> (result is true if </text:span><text:span text:style-name="T15">VALUE1</text:span><text:span text:style-name="T164"> and </text:span><text:span text:style-name="T15">VALUE2</text:span><text:span text:style-name="T164"> are numbers and are equal)</text:span>. Can only be called from scripts.</text:p>
          </table:table-cell>
        </table:table-row>
        <table:table-row>
          <table:table-cell table:style-name="Table15.A2" office:value-type="string">
            <text:p text:style-name="P179"><text:span text:style-name="Source_20_Text"><text:span text:style-name="T148">goto LINE_NUMBER</text:span></text:span></text:p>
          </table:table-cell>
          <table:table-cell table:style-name="Table15.B2" office:value-type="string">
            <text:p text:style-name="P150"><text:span text:style-name="Source_20_Text"><text:span text:style-name="T168">Moves execution of the script to </text:span></text:span><text:span text:style-name="Source_20_Text"><text:span text:style-name="T149">LINE_NUMBER</text:span></text:span><text:span text:style-name="Source_20_Text"><text:span text:style-name="T168">. The only script-only command that can be issued from an </text:span></text:span><text:span text:style-name="Source_20_Text"><text:span text:style-name="T149">if</text:span></text:span><text:span text:style-name="Source_20_Text"><text:span text:style-name="T168"> command. Can only be called from scripts.</text:span></text:span></text:p>
          </table:table-cell>
        </table:table-row>
        <table:table-row>
          <table:table-cell table:style-name="Table15.A2" office:value-type="string">
            <text:p text:style-name="P151"><text:span text:style-name="Source_20_Text"><text:span text:style-name="T150">halt </text:span></text:span><text:span text:style-name="Source_20_Text"><text:span text:style-name="T151">[</text:span></text:span><text:span text:style-name="Source_20_Text"><text:span text:style-name="T150">MESSAGE...</text:span></text:span><text:span text:style-name="Source_20_Text"><text:span text:style-name="T151">]</text:span></text:span></text:p>
          </table:table-cell>
          <table:table-cell table:style-name="Table15.B2" office:value-type="string">
            <text:p text:style-name="P152">Halts a script's execution, and displays an error <text:span text:style-name="T152">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42">insert FILE [FILE...]</text:span></text:span></text:p>
          </table:table-cell>
          <table:table-cell table:style-name="Table15.B2" office:value-type="string">
            <text:p text:style-name="P180"><text:span text:style-name="T4">Inserts the contents of </text:span><text:span text:style-name="T149">FILE</text:span><text:span text:style-name="T4"> into the script. </text:span><text:span text:style-name="T149">FILE</text:span><text:span text:style-name="T4"> should be a MERK script. </text:span><text:span text:style-name="Source_20_Text"><text:span text:style-name="T243">If a filename contains spaces, put it in quotation marks. </text:span></text:span><text:span text:style-name="Source_20_Text"><text:span text:style-name="T244">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39">only WINDOW...</text:span></text:span></text:p>
          </table:table-cell>
          <table:table-cell table:style-name="Table15.B2" office:value-type="string">
            <text:p text:style-name="P177">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8"><text:span text:style-name="Source_20_Text"><text:span text:style-name="T96">re</text:span></text:span><text:span text:style-name="Source_20_Text"><text:span text:style-name="T245">strict channel|server|private</text:span></text:span></text:p>
          </table:table-cell>
          <table:table-cell table:style-name="Table15.B2" office:value-type="string">
            <text:p text:style-name="P181">Prevents a script from running if it is not being executed in a <text:span text:style-name="T15">channel</text:span>, <text:span text:style-name="T15">server</text:span>, or <text:span text:style-name="T15">private</text:span> chat window. <text:span text:style-name="T206">Up to two window types can be set. </text:span>Can only be called from scripts.</text:p>
          </table:table-cell>
        </table:table-row>
        <table:table-row>
          <table:table-cell table:style-name="Table15.A2" office:value-type="string">
            <text:p text:style-name="P143"><text:span text:style-name="Source_20_Text"><text:span text:style-name="T210">usage NUMBER [MESSAGE...]</text:span></text:span></text:p>
          </table:table-cell>
          <table:table-cell table:style-name="Table15.B2" office:value-type="string">
            <text:p text:style-name="P182"><text:span text:style-name="Source_20_Text"><text:span text:style-name="T246">Prevents</text:span></text:span><text:span text:style-name="Source_20_Text"><text:span text:style-name="T247"> a script </text:span></text:span><text:span text:style-name="Source_20_Text"><text:span text:style-name="T246">from running</text:span></text:span><text:span text:style-name="Source_20_Text"><text:span text:style-name="T247"> unless </text:span></text:span><text:span text:style-name="Source_20_Text"><text:span text:style-name="T248">NUMBER</text:span></text:span><text:span text:style-name="Source_20_Text"><text:span text:style-name="T247"> </text:span></text:span><text:span text:style-name="Source_20_Text"><text:span text:style-name="T249">or more </text:span></text:span><text:span text:style-name="Source_20_Text"><text:span text:style-name="T247">arguments are passed to it, displaying </text:span></text:span><text:span text:style-name="Source_20_Text"><text:span text:style-name="T248">MESSAGE</text:span></text:span><text:span text:style-name="Source_20_Text"><text:span text:style-name="T237">. </text:span></text:span><text:span text:style-name="Source_20_Text"><text:span text:style-name="T247">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0">n</text:span>-Script Commands<text:bookmark-end text:name="__RefHeading___Toc2476_3187777835"/></text:h>
      <text:p text:style-name="P175">These commands cannot be called from scripts. Scripts that use the<text:span text:style-name="T251">se</text:span> commands <text:span text:style-name="T252">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6">Command</text:p>
            </table:table-cell>
            <table:table-cell table:style-name="Table16.B1" office:value-type="string">
              <text:p text:style-name="P176">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32">if called without an argument, opens an editor window. </text:span><text:span text:style-name="T253">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76">log</text:span></text:span></text:p>
          </table:table-cell>
          <table:table-cell table:style-name="Table16.B3" office:value-type="string">
            <text:p text:style-name="P158">Opens the log manger. <text:span text:style-name="T177">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77">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77">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83">These commands can be called without specifying the channel, chat, or window they are for. They will run in the current context. <text:span text:style-name="T25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4">Command</text:p>
            </table:table-cell>
            <table:table-cell table:style-name="Table17.B1" office:value-type="string">
              <text:p text:style-name="P184">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55">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5">focus</text:span></text:span></text:p>
          </table:table-cell>
          <table:table-cell table:style-name="Table17.B2" office:value-type="string">
            <text:p text:style-name="P133"><text:span text:style-name="T146">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4">hide</text:span></text:span></text:p>
          </table:table-cell>
          <table:table-cell table:style-name="Table17.B2" office:value-type="string">
            <text:p text:style-name="P185">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56">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56">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6"><text:span text:style-name="Source_20_Text"><text:span text:style-name="T96">/m</text:span></text:span><text:span text:style-name="Source_20_Text"><text:span text:style-name="T257">inimize</text:span></text:span></text:p>
          </table:table-cell>
          <table:table-cell table:style-name="Table17.B2" office:value-type="string">
            <text:p text:style-name="P187">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56">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83">move</text:span></text:span><text:span text:style-name="Source_20_Text"><text:span text:style-name="T184"> </text:span></text:span><text:span text:style-name="Source_20_Text"><text:span text:style-name="T183">X</text:span></text:span><text:span text:style-name="Source_20_Text"><text:span text:style-name="T184"> </text:span></text:span><text:span text:style-name="Source_20_Text"><text:span text:style-name="T183">Y</text:span></text:span></text:p>
          </table:table-cell>
          <table:table-cell table:style-name="Table17.B12" office:value-type="string">
            <text:p text:style-name="P161"><text:span text:style-name="T185">Moves</text:span> <text:span text:style-name="T185">the current</text:span> subwindow <text:span text:style-name="T185">to </text:span><text:span text:style-name="T186">X</text:span><text:span text:style-name="T185"> (left and right) and </text:span><text:span text:style-name="T186">Y</text:span><text:span text:style-name="T185">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56">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8">print TEXT...</text:span></text:span></text:p>
          </table:table-cell>
          <table:table-cell table:style-name="Table17.B2" office:value-type="string">
            <text:p text:style-name="P188">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8">prints TEXT...</text:span></text:span></text:p>
          </table:table-cell>
          <table:table-cell table:style-name="Table17.B2" office:value-type="string">
            <text:p text:style-name="P188">Prints a system message to the current window</text:p>
          </table:table-cell>
        </table:table-row>
        <table:table-row>
          <table:table-cell table:style-name="Table17.A2" office:value-type="string">
            <text:p text:style-name="P186"><text:span text:style-name="Source_20_Text"><text:span text:style-name="T96">/</text:span></text:span><text:span text:style-name="Source_20_Text"><text:span text:style-name="T184">resize WIDTH HEIGHT</text:span></text:span></text:p>
          </table:table-cell>
          <table:table-cell table:style-name="Table17.B2" office:value-type="string">
            <text:p text:style-name="P187"><text:span text:style-name="T259">Resizes</text:span> <text:span text:style-name="T260">the current subwindow</text:span></text:p>
          </table:table-cell>
        </table:table-row>
        <table:table-row>
          <table:table-cell table:style-name="Table17.A2" office:value-type="string">
            <text:p text:style-name="P186"><text:span text:style-name="Source_20_Text"><text:span text:style-name="T96">/</text:span></text:span><text:span text:style-name="Source_20_Text"><text:span text:style-name="T257">restore</text:span></text:span></text:p>
          </table:table-cell>
          <table:table-cell table:style-name="Table17.B2" office:value-type="string">
            <text:p text:style-name="P187">Restores <text:span text:style-name="T260">the current subwindow</text:span></text:p>
          </table:table-cell>
        </table:table-row>
        <table:table-row>
          <table:table-cell table:style-name="Table17.A2" office:value-type="string">
            <text:p text:style-name="P186"><text:span text:style-name="Source_20_Text"><text:span text:style-name="T96">/</text:span></text:span><text:span text:style-name="Source_20_Text"><text:span text:style-name="T154">show</text:span></text:span></text:p>
          </table:table-cell>
          <table:table-cell table:style-name="Table17.B2" office:value-type="string">
            <text:p text:style-name="P185">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56">the current</text:span> channel'<text:span text:style-name="T256">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61">Subwindow Management</text:span> Commands<text:bookmark-end text:name="__RefHeading___Toc2563_3187777835 Copy 1"/></text:h>
      <text:p text:style-name="P189">These commands can be called without specifying the channel, chat, or window they are for. They will run in the current context. <text:span text:style-name="T254">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0">Command</text:p>
            </table:table-cell>
            <table:table-cell table:style-name="Table50.B1" office:value-type="string">
              <text:p text:style-name="P190">Description</text:p>
            </table:table-cell>
          </table:table-row>
        </table:table-header-rows>
        <table:table-row>
          <table:table-cell table:style-name="Table50.A2" office:value-type="string">
            <text:p text:style-name="P191"><text:span text:style-name="Source_20_Text"><text:span text:style-name="T96">/</text:span></text:span><text:span text:style-name="Source_20_Text"><text:span text:style-name="T262">cascade</text:span></text:span></text:p>
          </table:table-cell>
          <table:table-cell table:style-name="Table50.B2" office:value-type="string">
            <text:p text:style-name="P192">Cascades all subwindows</text:p>
          </table:table-cell>
        </table:table-row>
        <table:table-row>
          <table:table-cell table:style-name="Table50.A2" office:value-type="string">
            <text:p text:style-name="P191"><text:span text:style-name="Source_20_Text"><text:span text:style-name="T96">/</text:span></text:span><text:span text:style-name="Source_20_Text"><text:span text:style-name="T119">close </text:span></text:span><text:span text:style-name="Source_20_Text"><text:span text:style-name="T263">[SERVER] [WINDOW]</text:span></text:span></text:p>
          </table:table-cell>
          <table:table-cell table:style-name="Table50.B2" office:value-type="string">
            <text:p text:style-name="P193">Cl<text:span text:style-name="T120">oses </text:span><text:span text:style-name="T261">a</text:span><text:span text:style-name="T120"> subwindow</text:span></text:p>
          </table:table-cell>
        </table:table-row>
        <table:table-row>
          <table:table-cell table:style-name="Table50.A2" office:value-type="string">
            <text:p text:style-name="P191"><text:span text:style-name="Source_20_Text"><text:span text:style-name="T96">/</text:span></text:span><text:span text:style-name="Source_20_Text"><text:span text:style-name="T145">focus</text:span></text:span><text:span text:style-name="Source_20_Text"><text:span text:style-name="T119"> </text:span></text:span><text:span text:style-name="Source_20_Text"><text:span text:style-name="T263">[SERVER] [WINDOW]</text:span></text:span></text:p>
          </table:table-cell>
          <table:table-cell table:style-name="Table50.B2" office:value-type="string">
            <text:p text:style-name="P194"><text:span text:style-name="T146">Sets focus on</text:span> <text:span text:style-name="T264">a</text:span> subwindow</text:p>
          </table:table-cell>
        </table:table-row>
        <table:table-row>
          <table:table-cell table:style-name="Table50.A2" office:value-type="string">
            <text:p text:style-name="P191"><text:span text:style-name="Source_20_Text"><text:span text:style-name="T96">/</text:span></text:span><text:span text:style-name="Source_20_Text"><text:span text:style-name="T154">hide</text:span></text:span><text:span text:style-name="Source_20_Text"><text:span text:style-name="T119"> </text:span></text:span><text:span text:style-name="Source_20_Text"><text:span text:style-name="T263">[SERVER] [WINDOW]</text:span></text:span></text:p>
          </table:table-cell>
          <table:table-cell table:style-name="Table50.B2" office:value-type="string">
            <text:p text:style-name="P194">Hides <text:span text:style-name="T264">a</text:span> subwindow</text:p>
          </table:table-cell>
        </table:table-row>
        <table:table-row>
          <table:table-cell table:style-name="Table50.A2" office:value-type="string">
            <text:p text:style-name="P195"><text:span text:style-name="Source_20_Text"><text:span text:style-name="T96">/maximize</text:span></text:span><text:span text:style-name="Source_20_Text"><text:span text:style-name="T119"> </text:span></text:span><text:span text:style-name="Source_20_Text"><text:span text:style-name="T263">[SERVER] [WINDOW]</text:span></text:span></text:p>
          </table:table-cell>
          <table:table-cell table:style-name="Table50.B2" office:value-type="string">
            <text:p text:style-name="P193">Maximizes a window</text:p>
          </table:table-cell>
        </table:table-row>
        <table:table-row>
          <table:table-cell table:style-name="Table50.A2" office:value-type="string">
            <text:p text:style-name="P195"><text:span text:style-name="Source_20_Text"><text:span text:style-name="T96">/m</text:span></text:span><text:span text:style-name="Source_20_Text"><text:span text:style-name="T257">inimize</text:span></text:span><text:span text:style-name="Source_20_Text"><text:span text:style-name="T119"> </text:span></text:span><text:span text:style-name="Source_20_Text"><text:span text:style-name="T263">[SERVER] [WINDOW]</text:span></text:span></text:p>
          </table:table-cell>
          <table:table-cell table:style-name="Table50.B2" office:value-type="string">
            <text:p text:style-name="P196">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3">move</text:span></text:span><text:span text:style-name="Source_20_Text"><text:span text:style-name="T184"> [SERVER] [WINDOW] </text:span></text:span><text:span text:style-name="Source_20_Text"><text:span text:style-name="T183">X</text:span></text:span><text:span text:style-name="Source_20_Text"><text:span text:style-name="T184"> </text:span></text:span><text:span text:style-name="Source_20_Text"><text:span text:style-name="T183">Y</text:span></text:span></text:p>
          </table:table-cell>
          <table:table-cell table:style-name="Table50.B2" office:value-type="string">
            <text:p text:style-name="P161"><text:span text:style-name="T185">Moves</text:span> a subwindow <text:span text:style-name="T185">to </text:span><text:span text:style-name="T186">X</text:span><text:span text:style-name="T185"> (left and right) and </text:span><text:span text:style-name="T186">Y</text:span><text:span text:style-name="T185"> (up and down) coordinates.</text:span></text:p>
          </table:table-cell>
        </table:table-row>
        <table:table-row>
          <table:table-cell table:style-name="Table50.A2" office:value-type="string">
            <text:p text:style-name="P191"><text:span text:style-name="Source_20_Text"><text:span text:style-name="T96">/</text:span></text:span><text:span text:style-name="Source_20_Text"><text:span text:style-name="T188">next</text:span></text:span></text:p>
          </table:table-cell>
          <table:table-cell table:style-name="Table50.B2" office:value-type="string">
            <text:p text:style-name="P197">Shifts focus to the "next" subwindow</text:p>
          </table:table-cell>
        </table:table-row>
        <table:table-row>
          <table:table-cell table:style-name="Table50.A2" office:value-type="string">
            <text:p text:style-name="P191"><text:span text:style-name="Source_20_Text"><text:span text:style-name="T96">/</text:span></text:span><text:span text:style-name="Source_20_Text"><text:span text:style-name="T188">previous</text:span></text:span></text:p>
          </table:table-cell>
          <table:table-cell table:style-name="Table50.B2" office:value-type="string">
            <text:p text:style-name="P197">Shifts focus to the "previous" subwindow</text:p>
          </table:table-cell>
        </table:table-row>
        <table:table-row>
          <table:table-cell table:style-name="Table50.A2" office:value-type="string">
            <text:p text:style-name="P198"><text:span text:style-name="Source_20_Text"><text:span text:style-name="T200">/</text:span></text:span><text:span text:style-name="Source_20_Text"><text:span text:style-name="T203">r</text:span></text:span><text:span text:style-name="Source_20_Text"><text:span text:style-name="T204">esize [SERVER] [WINDOW] WIDTH HEIGHT</text:span></text:span></text:p>
          </table:table-cell>
          <table:table-cell table:style-name="Table50.B2" office:value-type="string">
            <text:p text:style-name="P199">Resizes a subwindow</text:p>
          </table:table-cell>
        </table:table-row>
        <table:table-row>
          <table:table-cell table:style-name="Table50.A2" office:value-type="string">
            <text:p text:style-name="P191"><text:span text:style-name="Source_20_Text"><text:span text:style-name="T96">/</text:span></text:span><text:span text:style-name="Source_20_Text"><text:span text:style-name="T257">restore </text:span></text:span><text:span text:style-name="Source_20_Text"><text:span text:style-name="T207">[SERVER] [WINDOW]</text:span></text:span></text:p>
          </table:table-cell>
          <table:table-cell table:style-name="Table50.B2" office:value-type="string">
            <text:p text:style-name="P196">Restores a window</text:p>
          </table:table-cell>
        </table:table-row>
        <table:table-row>
          <table:table-cell table:style-name="Table50.A2" office:value-type="string">
            <text:p text:style-name="P191"><text:span text:style-name="Source_20_Text"><text:span text:style-name="T96">/</text:span></text:span><text:span text:style-name="Source_20_Text"><text:span text:style-name="T154">show</text:span></text:span><text:span text:style-name="Source_20_Text"><text:span text:style-name="T119"> </text:span></text:span><text:span text:style-name="Source_20_Text"><text:span text:style-name="T263">[SERVER] [WINDOW]</text:span></text:span></text:p>
          </table:table-cell>
          <table:table-cell table:style-name="Table50.B2" office:value-type="string">
            <text:p text:style-name="P194">Shows <text:span text:style-name="T264">a</text:span> subwindow, if hidden</text:p>
          </table:table-cell>
        </table:table-row>
        <table:table-row>
          <table:table-cell table:style-name="Table50.A2" office:value-type="string">
            <text:p text:style-name="P191"><text:span text:style-name="Source_20_Text"><text:span text:style-name="T96">/</text:span></text:span><text:span text:style-name="Source_20_Text"><text:span text:style-name="T262">tile</text:span></text:span></text:p>
          </table:table-cell>
          <table:table-cell table:style-name="Table50.B2" office:value-type="string">
            <text:p text:style-name="P192">Tiles all subwindows</text:p>
          </table:table-cell>
        </table:table-row>
        <table:table-row table:style-name="Table50.15">
          <table:table-cell table:style-name="Table50.A2" office:value-type="string">
            <text:p text:style-name="P191"><text:span text:style-name="Source_20_Text"><text:span text:style-name="T96">/w</text:span></text:span><text:span text:style-name="Source_20_Text"><text:span text:style-name="T230">indow</text:span></text:span></text:p>
          </table:table-cell>
          <table:table-cell table:style-name="Table50.B2" office:value-type="string">
            <text:p text:style-name="P200">Generates and displays a list of all connected windows</text:p>
          </table:table-cell>
        </table:table-row>
      </table:table>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h text:style-name="P202" text:outline-level="2" text:is-list-header="true"><text:bookmark-start text:name="__RefHeading___Toc1697_1383137307"/><text:soft-page-break/><text:span text:style-name="T265">Additional Command Help</text:span><text:bookmark-end text:name="__RefHeading___Toc1697_1383137307"/></text:h>
      <text:list text:style-name="L11">
        <text:list-item>
          <text:p text:style-name="P203"><text:span text:style-name="T15">wait</text:span><text:span text:style-name="T266"> – </text:span><text:span text:style-name="T267">Can only</text:span><text:span text:style-name="T268"> be called from </text:span><text:span text:style-name="T267">scripts</text:span></text:p>
        </text:list-item>
        <text:list-item>
          <text:p text:style-name="P203"><text:span text:style-name="T269">context</text:span><text:span text:style-name="T266"> – </text:span><text:span text:style-name="T267">Can only</text:span><text:span text:style-name="T268"> be called from </text:span><text:span text:style-name="T267">scripts</text:span></text:p>
        </text:list-item>
        <text:list-item>
          <text:p text:style-name="P203"><text:span text:style-name="T270">end</text:span><text:span text:style-name="T266"> – </text:span><text:span text:style-name="T267">Can only</text:span><text:span text:style-name="T268"> be called from </text:span><text:span text:style-name="T267">scripts</text:span></text:p>
        </text:list-item>
        <text:list-item>
          <text:p text:style-name="P203"><text:span text:style-name="T271">usage</text:span><text:span text:style-name="T266"> – </text:span><text:span text:style-name="T267">Can only</text:span><text:span text:style-name="T268"> be called from </text:span><text:span text:style-name="T267">scripts</text:span></text:p>
        </text:list-item>
        <text:list-item>
          <text:p text:style-name="P203"><text:span text:style-name="T272">restrict</text:span><text:span text:style-name="T266"> – </text:span><text:span text:style-name="T267">Can only</text:span><text:span text:style-name="T268"> be called from </text:span><text:span text:style-name="T267">scripts</text:span></text:p>
        </text:list-item>
        <text:list-item>
          <text:p text:style-name="P203"><text:span text:style-name="T273">insert</text:span> – <text:span text:style-name="T274">Can only</text:span><text:span text:style-name="T29"> be called from </text:span><text:span text:style-name="T274">scripts</text:span></text:p>
        </text:list-item>
        <text:list-item>
          <text:p text:style-name="P204"><text:span text:style-name="T275">only</text:span> – <text:span text:style-name="T274">Can only</text:span><text:span text:style-name="T29"> be called from </text:span><text:span text:style-name="T274">scripts</text:span></text:p>
        </text:list-item>
        <text:list-item>
          <text:p text:style-name="P205"><text:span text:style-name="T276">exclude</text:span> – <text:span text:style-name="T274">Can only</text:span><text:span text:style-name="T29"> be called from </text:span><text:span text:style-name="T274">scripts</text:span></text:p>
        </text:list-item>
        <text:list-item>
          <text:p text:style-name="P206"><text:span text:style-name="T277">if</text:span> – <text:span text:style-name="T274">Can only</text:span><text:span text:style-name="T29"> be called from </text:span><text:span text:style-name="T274">scripts</text:span></text:p>
        </text:list-item>
        <text:list-item>
          <text:p text:style-name="P206"><text:span text:style-name="T277">goto</text:span> – <text:span text:style-name="T274">Can only</text:span><text:span text:style-name="T29"> be called from </text:span><text:span text:style-name="T274">scripts</text:span></text:p>
        </text:list-item>
        <text:list-item>
          <text:p text:style-name="P207"><text:span text:style-name="T278">halt</text:span> – <text:span text:style-name="T274">Can only</text:span><text:span text:style-name="T29"> be called from </text:span><text:span text:style-name="T274">scripts</text:span></text:p>
        </text:list-item>
        <text:list-item>
          <text:p text:style-name="P203"><text:span text:style-name="T31">/</text:span><text:span text:style-name="T279">style</text:span><text:span text:style-name="T266"> – </text:span><text:span text:style-name="T267">Cannot</text:span><text:span text:style-name="T268"> be called from </text:span><text:span text:style-name="T267">scripts</text:span></text:p>
        </text:list-item>
        <text:list-item>
          <text:p text:style-name="P203"><text:span text:style-name="T279">/log</text:span><text:span text:style-name="T266"> – </text:span><text:span text:style-name="T267">Cannot</text:span><text:span text:style-name="T268"> be called from </text:span><text:span text:style-name="T267">scripts</text:span></text:p>
        </text:list-item>
        <text:list-item>
          <text:p text:style-name="P203"><text:span text:style-name="T279">/settings</text:span><text:span text:style-name="T266"> – </text:span><text:span text:style-name="T267">Cannot</text:span><text:span text:style-name="T268"> be called from </text:span><text:span text:style-name="T267">scripts</text:span></text:p>
        </text:list-item>
        <text:list-item>
          <text:p text:style-name="P203"><text:span text:style-name="T31">/</text:span><text:span text:style-name="T280">edit</text:span><text:span text:style-name="T266"> – </text:span><text:span text:style-name="T267">Cannot</text:span><text:span text:style-name="T268"> be called from </text:span><text:span text:style-name="T267">scripts</text:span></text:p>
        </text:list-item>
      </text:list>
      <text:p text:style-name="P208"/>
      <text:p text:style-name="P209"><text:span text:style-name="T281">Most commands can be issued in both the text input widget and scripts</text:span>. There are <text:span text:style-name="T282">eleven</text:span> commands, however, that can <text:span text:style-name="T29">only</text:span> be issued in scripts: <text:span text:style-name="T15">wait</text:span>, <text:span text:style-name="T269">context</text:span><text:span text:style-name="T137">, </text:span><text:span text:style-name="T271">usage</text:span><text:span text:style-name="T283">, </text:span><text:span text:style-name="T272">restrict</text:span><text:span text:style-name="T284">,</text:span><text:span text:style-name="T283"> </text:span><text:span text:style-name="T273">insert</text:span><text:span text:style-name="T285">, </text:span><text:span text:style-name="T275">only</text:span><text:span text:style-name="T286">, </text:span><text:span text:style-name="T276">exclude</text:span><text:span text:style-name="T138">, </text:span><text:span text:style-name="T277">if</text:span><text:span text:style-name="T287">, </text:span><text:span text:style-name="T277">goto</text:span><text:span text:style-name="T287">,</text:span><text:span text:style-name="T138"> </text:span><text:span text:style-name="T278">halt</text:span><text:span text:style-name="T288">, </text:span><text:span text:style-name="T289">and </text:span><text:span text:style-name="T290">end</text:span><text:span text:style-name="T289">.</text:span> These <text:span text:style-name="T291">ten</text:span> commands <text:span text:style-name="T29">cannot</text:span><text:span text:style-name="T30"> be used in the text input widget. </text:span><text:span text:style-name="T292">There are </text:span><text:span text:style-name="T293">six</text:span><text:span text:style-name="T292"> commands that</text:span><text:span text:style-name="T294"> cannot be called by a script, and can only be used in the text input widget:</text:span><text:span text:style-name="T30"> <text:s/></text:span><text:span text:style-name="T31">/</text:span><text:span text:style-name="T295">edit</text:span><text:span text:style-name="T296">, </text:span><text:span text:style-name="T31">/</text:span><text:span text:style-name="T279">style</text:span><text:span text:style-name="T294">, </text:span><text:span text:style-name="T279">/log</text:span><text:span text:style-name="T297">,</text:span><text:span text:style-name="T293"> </text:span><text:span text:style-name="T294">and </text:span><text:span text:style-name="T279">/settings </text:span><text:span text:style-name="T298">will display an error </text:span><text:span text:style-name="T299">and prevent execution</text:span><text:span text:style-name="T298"> if called by a script.</text:span></text:p>
      <text:p text:style-name="P210">Most commands require a context to be executed in (see <text:a xlink:type="simple" xlink:href="#8.3.Context|outline" text:style-name="Internet_20_link" text:visited-style-name="Visited_20_Internet_20_Link"><text:span text:style-name="T274">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0">, </text:span><text:span text:style-name="T301">/maximize</text:span><text:span text:style-name="T300">, </text:span><text:span text:style-name="T301">/minimize</text:span><text:span text:style-name="T302">, </text:span><text:span text:style-name="T303">/</text:span><text:span text:style-name="T304">hide</text:span><text:span text:style-name="T305">, </text:span><text:span text:style-name="T304">/show</text:span><text:span text:style-name="T305">,</text:span><text:span text:style-name="T300"> </text:span><text:span text:style-name="T301">/</text:span><text:span text:style-name="T306">close</text:span><text:span text:style-name="T120">, </text:span><text:span text:style-name="T306">/</text:span><text:span text:style-name="T307">print</text:span><text:span text:style-name="T308">, </text:span><text:span text:style-name="T307">/prints</text:span><text:span text:style-name="T308">, </text:span><text:span text:style-name="T307">/</text:span><text:span text:style-name="T309">resize</text:span><text:span text:style-name="T259">,</text:span><text:span text:style-name="T120"> </text:span><text:span text:style-name="T306">/</text:span><text:span text:style-name="T310">move</text:span><text:span text:style-name="T311">, </text:span><text:span text:style-name="T310">/</text:span><text:span text:style-name="T312">focus</text:span><text:span text:style-name="T313">,</text:span><text:span text:style-name="T311"> </text:span><text:span text:style-name="T300">and </text:span><text:span text:style-name="T301">/restore</text:span>; they will be executed in whatever the current context is, and may not function correctly if the current context does not support that command (for example, calling <text:span text:style-name="T15">/invite</text:span> from a server window). <text:span text:style-name="T281">The only exception is </text:span><text:span text:style-name="T314">/me</text:span><text:span text:style-name="T281">: if called from the text input widget of a channel or private chat window, it will send a CTCP action to the current window, using </text:span><text:span text:style-name="T315">all</text:span><text:span text:style-name="T281"> arguments as the text to send in the message. If </text:span><text:span text:style-name="T314">/me</text:span><text:span text:style-name="T281"> is called from a server window, the first argument specifies the channel or private chat to send the CTCP message to. For example, to send a CTCP message containing "is using MERK" to the </text:span><text:span text:style-name="T314">#merk</text:span><text:span text:style-name="T281"> channel, you could call </text:span><text:span text:style-name="T314">/me #merk is using MERK</text:span><text:span text:style-name="T281"> from a server window. When calling </text:span><text:span text:style-name="T314">/me</text:span><text:span text:style-name="T281"> from a script, </text:span><text:span text:style-name="T315">the command will always send </text:span><text:span text:style-name="T316">to the current chat if running in a channel or private chat window, and must specify the context if running in a server window</text:span><text:span text:style-name="T317">. </text:span><text:span text:style-name="T318">If a context is specified as the first argument to </text:span><text:span text:style-name="T319">/me</text:span><text:span text:style-name="T318">, and the command is executed in a channel or private chat window, the specified context will be sent as part of the CTCP action message.</text:span></text:p>
      <text:p text:style-name="P210"/>
      <text:p text:style-name="P211">The <text:span text:style-name="T277">goto</text:span> command cannot be used to "jump" to a line that contains any script-only command other than <text:span text:style-name="T290">end</text:span>. If the "jumped to" line contains <text:span text:style-name="T29">any</text:span><text:span text:style-name="T30"> script-only command besides </text:span><text:span text:style-name="T320">end</text:span><text:span text:style-name="T30">, the script will display an error and end execution. </text:span><text:span text:style-name="T321">Use the </text:span><text:span text:style-name="T322">/rem</text:span><text:span text:style-name="T321"> command for a target line that "does nothing".</text:span></text:p>
      <text:p text:style-name="P212"><text:soft-page-break/>Most commands that require a numerical argument require an integer; that is, a whole or natural number<text:note text:id="ftn3" text:note-class="footnote"><text:note-citation>3</text:note-citation><text:note-body><text:p text:style-name="Footnote">...<text:span text:style-name="T323">N</text:span>atural numbers are the numbers 0, 1, 2, 3, and so on. <text:a xlink:type="simple" xlink:href="https://en.wikipedia.org/wiki/Natural_number" text:style-name="Internet_20_link" text:visited-style-name="Visited_20_Internet_20_Link"><text:span text:style-name="T323">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3">Wikipedia article on floating-point arithmetic</text:span></text:a></text:p></text:note-body></text:note> as arguments, allowing for fractional numbers: <text:span text:style-name="T324">if</text:span><text:span text:style-name="T325">, </text:span><text:span text:style-name="T15">wait</text:span>, <text:span text:style-name="T15">/delay</text:span>, and <text:span text:style-name="T15">/exit</text:span>. As <text:span text:style-name="T325">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26"><text:line-break/></text:span></text:p>
      <table:table table:name="Table67" table:style-name="Table67">
        <table:table-column table:style-name="Table67.A"/>
        <table:table-row>
          <table:table-cell table:style-name="Table67.A1" office:value-type="string">
            <text:p text:style-name="P213">wait 0.5</text:p>
          </table:table-cell>
        </table:table-row>
      </table:table>
      <text:p text:style-name="P214"/>
      <text:p text:style-name="P215">To convert milliseconds into seconds, divide the number of milliseconds by 1000 to determine the number of seconds. 1 millisecond is 0.001 seconds, 2ms is 0.002 seconds, and so on.</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h text:style-name="Heading_20_3" text:outline-level="3"><text:bookmark-start text:name="__RefHeading___Toc8359_3479806783"/><text:soft-page-break/>Using the <text:span text:style-name="T25">goto</text:span> Command<text:bookmark-end text:name="__RefHeading___Toc8359_3479806783"/></text:h>
      <text:p text:style-name="P216">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27">Using the </text:span><text:span text:style-name="T328">insert</text:span><text:span text:style-name="T327"> command can also alter the line count of a script, so </text:span><text:span text:style-name="T15">goto</text:span><text:span text:style-name="T327"> should not be used in scripts that use </text:span><text:span text:style-name="T328">insert</text:span><text:span text:style-name="T327">. </text:span><text:span text:style-name="T329">Instead, if your script has </text:span><text:span text:style-name="T330">insert</text:span><text:span text:style-name="T329"> or comments, execute scripts with </text:span><text:span text:style-name="T330">goto</text:span><text:span text:style-name="T329"> using the </text:span><text:span text:style-name="T330">/script</text:span><text:span text:style-name="T329"> command.</text:span></text:p>
      <text:p text:style-name="P217"><text:span text:style-name="T331">goto</text:span> cannot be used to "jump" to a line that contains a script-only command <text:span text:style-name="T332">other than </text:span><text:span text:style-name="T333">end</text:span>. If <text:span text:style-name="T331">goto</text:span> is used in this way, an error will be raised, and script execution will halt. <text:span text:style-name="T334">The </text:span><text:a xlink:type="simple" xlink:href="#8.1.3.Using the /rem Command|outline" text:style-name="Internet_20_link" text:visited-style-name="Visited_20_Internet_20_Link"><text:span text:style-name="T335">/rem</text:span><text:span text:style-name="T334"> command</text:span></text:a><text:span text:style-name="T334"> can be used as a target, as the command is not a script-only command, and does nothing.</text:span></text:p>
      <text:p text:style-name="P218">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9">1</text:p>
          </table:table-cell>
          <table:table-cell table:style-name="Table66.B1" office:value-type="string">
            <text:p text:style-name="P220">/<text:span text:style-name="T336">print This is the beginning of the script!</text:span></text:p>
          </table:table-cell>
        </table:table-row>
        <table:table-row>
          <table:table-cell table:style-name="Table66.A2" office:value-type="string">
            <text:p text:style-name="P219">2</text:p>
          </table:table-cell>
          <table:table-cell table:style-name="Table66.B2" office:value-type="string">
            <text:p text:style-name="P221">goto 4</text:p>
          </table:table-cell>
        </table:table-row>
        <table:table-row>
          <table:table-cell table:style-name="Table66.A2" office:value-type="string">
            <text:p text:style-name="P219">3</text:p>
          </table:table-cell>
          <table:table-cell table:style-name="Table66.B3" office:value-type="string">
            <text:p text:style-name="P222">/print This line will never be executed.</text:p>
          </table:table-cell>
        </table:table-row>
        <table:table-row table:style-name="Table66.4">
          <table:table-cell table:style-name="Table66.A2" office:value-type="string">
            <text:p text:style-name="P219">4</text:p>
          </table:table-cell>
          <table:table-cell table:style-name="Table66.B4" office:value-type="string">
            <text:p text:style-name="P222">/print This line will ALWAYS be executed!</text:p>
          </table:table-cell>
        </table:table-row>
        <table:table-row table:style-name="Table66.4">
          <table:table-cell table:style-name="Table66.A2" office:value-type="string">
            <text:p text:style-name="P223">5</text:p>
          </table:table-cell>
          <table:table-cell table:style-name="Table66.B5" office:value-type="string">
            <text:p text:style-name="P221">end</text:p>
          </table:table-cell>
        </table:table-row>
      </table:table>
      <text:p text:style-name="P224"><text:line-break/>This script:</text:p>
      <text:list text:style-name="L12">
        <text:list-item>
          <text:p text:style-name="P225">Prints "This is the beginning of the script!" to the current window</text:p>
        </text:list-item>
        <text:list-item>
          <text:p text:style-name="P225">"Jumps" immediately to line 4</text:p>
        </text:list-item>
        <text:list-item>
          <text:p text:style-name="P225">Prints "This line will ALWAYS be executed!" to the current window, which is the result of the command on line 4.</text:p>
        </text:list-item>
        <text:list-item>
          <text:p text:style-name="P225">End the script.<text:line-break/></text:p>
        </text:list-item>
      </text:list>
      <text:p text:style-name="P224">With the <text:span text:style-name="T15">goto</text:span> command in place, line 3 will never be executed, as the <text:span text:style-name="T15">goto</text:span> command skips right over it.</text:p>
      <text:p text:style-name="P226"><text:span text:style-name="T331">goto</text:span> is the only script-only command that can be called from an <text:span text:style-name="T15">if</text:span> command; all other script-only commands are forbidden, and will display an error. </text:p>
      <text:p text:style-name="P227">WARNING!<text:span text:style-name="T337"> There are no protections in place preventing a script from entering an infinite loop</text:span><text:span text:style-name="T337"><text:note text:id="ftn5" text:note-class="footnote"><text:note-citation>5</text:note-citation><text:note-body><text:p text:style-name="Footnote">...<text:span text:style-name="T33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36">Wikipedia</text:span></text:a></text:p></text:note-body></text:note></text:span><text:span text:style-name="T337">. </text:span><text:span text:style-name="T338">goto</text:span><text:span text:style-name="T339"> can lock up or crash MERK.</text:span></text:p>
      <text:p text:style-name="P227"><text:span text:style-name="T337">Please use </text:span><text:span text:style-name="T340">goto</text:span><text:span text:style-name="T337"> carefully and sparingly.</text:span></text:p>
      <text:p text:style-name="P224"/>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8">The <text:span text:style-name="T15">if</text:span> command allows MERK scripts to have a small amount of flow control<text:note text:id="ftn6" text:note-class="footnote"><text:note-citation>6</text:note-citation><text:note-body><text:p text:style-name="Footnote">...<text:span text:style-name="T341">C</text:span>ontrol flow (or flow of control) describes how execution progresses from one command to the next. <text:a xlink:type="simple" xlink:href="https://en.wikipedia.org/wiki/Control_flow" text:style-name="Internet_20_link" text:visited-style-name="Visited_20_Internet_20_Link"><text:span text:style-name="T341">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2">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9">Operator</text:p>
            </table:table-cell>
            <table:table-cell table:style-name="Table65.B1" office:value-type="string">
              <text:p text:style-name="P229">Description</text:p>
            </table:table-cell>
          </table:table-row>
        </table:table-header-rows>
        <table:table-row>
          <table:table-cell table:style-name="Table65.A2" office:value-type="string">
            <text:p text:style-name="P230">(is)</text:p>
          </table:table-cell>
          <table:table-cell table:style-name="Table65.B2" office:value-type="string">
            <text:p text:style-name="P231">True if the first value is equal to the second value. <text:span text:style-name="T343">Values are treated as strings, and are case in-sensitive.</text:span></text:p>
          </table:table-cell>
        </table:table-row>
        <table:table-row>
          <table:table-cell table:style-name="Table65.A2" office:value-type="string">
            <text:p text:style-name="P230">(not)</text:p>
          </table:table-cell>
          <table:table-cell table:style-name="Table65.B2" office:value-type="string">
            <text:p text:style-name="P232">True if the first value is <text:span text:style-name="T29">not</text:span><text:span text:style-name="T30"> equal to the second value. </text:span><text:span text:style-name="T344">Values are treated as strings, and are case in-sensitive.</text:span></text:p>
          </table:table-cell>
        </table:table-row>
        <table:table-row>
          <table:table-cell table:style-name="Table65.A2" office:value-type="string">
            <text:p text:style-name="P230">(in)</text:p>
          </table:table-cell>
          <table:table-cell table:style-name="Table65.B2" office:value-type="string">
            <text:p text:style-name="P232">True if the first value is contained in the second value; for example, <text:span text:style-name="T15">o (in) pop</text:span> evaluates to true because "pop" has "o" in it. <text:span text:style-name="T343">Values are treated as strings, and are case in-sensitive.</text:span></text:p>
          </table:table-cell>
        </table:table-row>
        <table:table-row>
          <table:table-cell table:style-name="Table65.A2" office:value-type="string">
            <text:p text:style-name="P230">(lt)</text:p>
          </table:table-cell>
          <table:table-cell table:style-name="Table65.B2" office:value-type="string">
            <text:p text:style-name="P231">True if the both values are numbers, and the first value is less than the second value. <text:span text:style-name="T345">If either value is not a number, an error is displayed and script execution stops.</text:span></text:p>
          </table:table-cell>
        </table:table-row>
        <table:table-row>
          <table:table-cell table:style-name="Table65.A2" office:value-type="string">
            <text:p text:style-name="P230">(gt)</text:p>
          </table:table-cell>
          <table:table-cell table:style-name="Table65.B2" office:value-type="string">
            <text:p text:style-name="P233">True if both values are numbers, and the first value if greater than the second value. <text:span text:style-name="T345">If either value is not a number, an error is displayed and script execution stops.</text:span></text:p>
          </table:table-cell>
        </table:table-row>
        <table:table-row>
          <table:table-cell table:style-name="Table65.A2" office:value-type="string">
            <text:p text:style-name="P230">(<text:span text:style-name="T346">eq</text:span>)</text:p>
          </table:table-cell>
          <table:table-cell table:style-name="Table65.B2" office:value-type="string">
            <text:p text:style-name="P233">True if both values are numbers, and the first value i<text:span text:style-name="T346">s equal to</text:span> the second value. <text:span text:style-name="T345">If either value is not a number, an error is displayed and script execution stops.</text:span></text:p>
          </table:table-cell>
        </table:table-row>
        <table:table-row>
          <table:table-cell table:style-name="Table65.A2" office:value-type="string">
            <text:p text:style-name="P230">(<text:span text:style-name="T161">ne</text:span>)</text:p>
          </table:table-cell>
          <table:table-cell table:style-name="Table65.B2" office:value-type="string">
            <text:p text:style-name="P233">True if both values are numbers, and the first value i<text:span text:style-name="T346">s </text:span><text:span text:style-name="T161">not </text:span><text:span text:style-name="T346">equal to</text:span> the second value. <text:span text:style-name="T345">If either value is not a number, an error is displayed and script execution stops.</text:span></text:p>
          </table:table-cell>
        </table:table-row>
      </table:table>
      <text:p text:style-name="P234"><text:line-break/><text:span text:style-name="T347">The first value is passed as the first argument, followed by the </text:span><text:span text:style-name="T348">OPERATOR</text:span><text:span text:style-name="T347">, followed by the second value. All other arguments should contain the command to execute if the comparison is true. </text:span><text:span text:style-name="T349">if</text:span><text:span text:style-name="T350"> can execute almost any command available, with one major exception: </text:span><text:span text:style-name="T349">if</text:span><text:span text:style-name="T351"> cannot execute any script-only command other than </text:span><text:span text:style-name="T352">goto</text:span><text:span text:style-name="T350">. Any attempt to use </text:span><text:span text:style-name="T349">if</text:span><text:span text:style-name="T350"> to execute a script-only command besides </text:span><text:span text:style-name="T352">goto</text:span><text:span text:style-name="T350"> will result in a "Line contains no command" error, and script execution will be halted. </text:span><text:span text:style-name="T353">Remember, </text:span><text:span text:style-name="T352">goto</text:span><text:span text:style-name="T353"> cannot be used to "jump" to a line with a</text:span><text:span text:style-name="T354">ny</text:span><text:span text:style-name="T353"> script-only command </text:span><text:span text:style-name="T354">other than </text:span><text:span text:style-name="T355">end</text:span><text:span text:style-name="T354">.</text:span></text:p>
      <text:p text:style-name="P235">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6">1</text:p>
          </table:table-cell>
          <table:table-cell table:style-name="Table68.B1" office:value-type="string">
            <text:p text:style-name="P237">if merk (is) $_NICKNAME goto <text:span text:style-name="T356">4</text:span></text:p>
          </table:table-cell>
        </table:table-row>
        <table:table-row>
          <table:table-cell table:style-name="Table68.A2" office:value-type="string">
            <text:p text:style-name="P236">2</text:p>
          </table:table-cell>
          <table:table-cell table:style-name="Table68.B2" office:value-type="string">
            <text:p text:style-name="P237">/print "merk" nickname in use, trying to reclaim it…</text:p>
          </table:table-cell>
        </table:table-row>
        <table:table-row>
          <table:table-cell table:style-name="Table68.A2" office:value-type="string">
            <text:p text:style-name="P236">3</text:p>
          </table:table-cell>
          <table:table-cell table:style-name="Table68.B3" office:value-type="string">
            <text:p text:style-name="P237">/reclaim merk</text:p>
          </table:table-cell>
        </table:table-row>
        <table:table-row table:style-name="Table68.4">
          <table:table-cell table:style-name="Table68.A2" office:value-type="string">
            <text:p text:style-name="P236">4</text:p>
          </table:table-cell>
          <table:table-cell table:style-name="Table68.B4" office:value-type="string">
            <text:p text:style-name="P238">end</text:p>
          </table:table-cell>
        </table:table-row>
      </table:table>
      <text:p text:style-name="P239"><text:line-break/>This script:</text:p>
      <text:list text:style-name="L13">
        <text:list-item>
          <text:p text:style-name="P240">Tests if the user's current nickname is <text:span text:style-name="T15">merk</text:span>, and if it is, <text:span text:style-name="T357">calls </text:span><text:span text:style-name="T358">goto</text:span><text:span text:style-name="T357"> to </text:span>move execution to line 4, which ends the script</text:p>
        </text:list-item>
        <text:list-item>
          <text:p text:style-name="P240">Prints a message to the user telling them that the script is going to use the /reclaim command</text:p>
        </text:list-item>
        <text:list-item>
          <text:p text:style-name="P240">Issues the <text:span text:style-name="T15">/reclaim</text:span> command to reclaim the <text:span text:style-name="T15">merk</text:span> nickname</text:p>
        </text:list-item>
        <text:list-item>
          <text:p text:style-name="P240">Ends the script</text:p>
        </text:list-item>
      </text:list>
      <text:p text:style-name="P241"><text:soft-page-break/><text:span text:style-name="T359">Values are tokenized like </text:span><text:a xlink:type="simple" xlink:href="#8.1.14.Script Arguments|outline" text:style-name="Internet_20_link" text:visited-style-name="Visited_20_Internet_20_Link"><text:span text:style-name="T359">script arguments</text:span></text:a><text:span text:style-name="T359">; values can have whitespace in them as long as they are contained in quotes. Values can also be mathematical statements, which are evaluated before comparing with the </text:span><text:span text:style-name="T360">if</text:span><text:span text:style-name="T359"> statement's operator. For example, let's assume that you have a number stored in an alias named </text:span><text:span text:style-name="T360">mynum</text:span><text:span text:style-name="T359">, and you want to determine if that number is even or odd:</text:span><text:span text:style-name="T347"><text:line-break/></text:span></text:p>
      <table:table table:name="Table75" table:style-name="Table75">
        <table:table-column table:style-name="Table75.A"/>
        <table:table-column table:style-name="Table75.B"/>
        <table:table-row>
          <table:table-cell table:style-name="Table75.A1" office:value-type="string">
            <text:p text:style-name="P242">1</text:p>
          </table:table-cell>
          <table:table-cell table:style-name="Table75.B1" office:value-type="string">
            <text:p text:style-name="P243">if "<text:span text:style-name="T361">$mynum % 2" (eq) 0 goto 4</text:span></text:p>
          </table:table-cell>
        </table:table-row>
        <table:table-row>
          <table:table-cell table:style-name="Table75.A2" office:value-type="string">
            <text:p text:style-name="P242">2</text:p>
          </table:table-cell>
          <table:table-cell table:style-name="Table75.B2" office:value-type="string">
            <text:p text:style-name="P243">/print <text:span text:style-name="T361">$mynum is odd</text:span></text:p>
          </table:table-cell>
        </table:table-row>
        <table:table-row>
          <table:table-cell table:style-name="Table75.A2" office:value-type="string">
            <text:p text:style-name="P242">3</text:p>
          </table:table-cell>
          <table:table-cell table:style-name="Table75.B3" office:value-type="string">
            <text:p text:style-name="P244">end</text:p>
          </table:table-cell>
        </table:table-row>
        <table:table-row table:style-name="Table75.4">
          <table:table-cell table:style-name="Table75.A2" office:value-type="string">
            <text:p text:style-name="P242">4</text:p>
          </table:table-cell>
          <table:table-cell table:style-name="Table75.B4" office:value-type="string">
            <text:p text:style-name="P245">/<text:span text:style-name="T361">print $mynum is even</text:span></text:p>
          </table:table-cell>
        </table:table-row>
        <table:table-row table:style-name="Table75.4">
          <table:table-cell table:style-name="Table75.A2" office:value-type="string">
            <text:p text:style-name="P246">5</text:p>
          </table:table-cell>
          <table:table-cell table:style-name="Table75.B5" office:value-type="string">
            <text:p text:style-name="P244">end</text:p>
          </table:table-cell>
        </table:table-row>
      </table:table>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248" text:outline-level="3"><text:bookmark-start text:name="__RefHeading___Toc10805_3479806783"/><text:soft-page-break/>Using the <text:span text:style-name="T25">/rem</text:span> Command<text:bookmark-end text:name="__RefHeading___Toc10805_3479806783"/></text:h>
      <text:p text:style-name="P249">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5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51">1</text:p>
          </table:table-cell>
          <table:table-cell table:style-name="Table71.B1" office:value-type="string">
            <text:p text:style-name="P252">goto 3</text:p>
          </table:table-cell>
        </table:table-row>
        <table:table-row>
          <table:table-cell table:style-name="Table71.A2" office:value-type="string">
            <text:p text:style-name="P251">2</text:p>
          </table:table-cell>
          <table:table-cell table:style-name="Table71.B2" office:value-type="string">
            <text:p text:style-name="P252">/print This will never display</text:p>
          </table:table-cell>
        </table:table-row>
        <table:table-row>
          <table:table-cell table:style-name="Table71.A2" office:value-type="string">
            <text:p text:style-name="P251">3</text:p>
          </table:table-cell>
          <table:table-cell table:style-name="Table71.B3" office:value-type="string">
            <text:p text:style-name="P252">goto 4</text:p>
          </table:table-cell>
        </table:table-row>
        <table:table-row table:style-name="Table71.4">
          <table:table-cell table:style-name="Table71.A2" office:value-type="string">
            <text:p text:style-name="P251">4</text:p>
          </table:table-cell>
          <table:table-cell table:style-name="Table71.B4" office:value-type="string">
            <text:p text:style-name="P252">/print This will display</text:p>
          </table:table-cell>
        </table:table-row>
      </table:table>
      <text:p text:style-name="P253"/>
      <text:p text:style-name="P254">As line 3, the target the <text:span text:style-name="T335">goto</text:span> command "jumps" to in line 1, contains a script-only command (another <text:span text:style-name="T335">goto</text:span>), an error will be displayed and the script will exit. To make this script work in exactly the same way (other than updating the target of the second <text:span text:style-name="T335">goto</text:span> command), we can use the <text:span text:style-name="T335">/rem</text:span> command:</text:p>
      <table:table table:name="Table69" table:style-name="Table69">
        <table:table-column table:style-name="Table69.A"/>
        <table:table-column table:style-name="Table69.B"/>
        <table:table-row>
          <table:table-cell table:style-name="Table69.A1" office:value-type="string">
            <text:p text:style-name="P251">1</text:p>
          </table:table-cell>
          <table:table-cell table:style-name="Table69.B1" office:value-type="string">
            <text:p text:style-name="P252">goto 3</text:p>
          </table:table-cell>
        </table:table-row>
        <table:table-row>
          <table:table-cell table:style-name="Table69.A2" office:value-type="string">
            <text:p text:style-name="P251">2</text:p>
          </table:table-cell>
          <table:table-cell table:style-name="Table69.B2" office:value-type="string">
            <text:p text:style-name="P252">/print This will never display</text:p>
          </table:table-cell>
        </table:table-row>
        <table:table-row>
          <table:table-cell table:style-name="Table69.A2" office:value-type="string">
            <text:p text:style-name="P251">3</text:p>
          </table:table-cell>
          <table:table-cell table:style-name="Table69.B3" office:value-type="string">
            <text:p text:style-name="P252">/rem This line does nothing</text:p>
          </table:table-cell>
        </table:table-row>
        <table:table-row table:style-name="Table69.4">
          <table:table-cell table:style-name="Table69.A2" office:value-type="string">
            <text:p text:style-name="P251">4</text:p>
          </table:table-cell>
          <table:table-cell table:style-name="Table69.B4" office:value-type="string">
            <text:p text:style-name="P255">goto 5</text:p>
          </table:table-cell>
        </table:table-row>
        <table:table-row table:style-name="Table69.4">
          <table:table-cell table:style-name="Table69.A2" office:value-type="string">
            <text:p text:style-name="P251">5</text:p>
          </table:table-cell>
          <table:table-cell table:style-name="Table69.B5" office:value-type="string">
            <text:p text:style-name="P255">/print This will display</text:p>
          </table:table-cell>
        </table:table-row>
      </table:table>
      <text:p text:style-name="P256"/>
      <text:h text:style-name="P257" text:outline-level="3"><text:bookmark-start text:name="__RefHeading___Toc10855_3140508971"/>Using the <text:span text:style-name="T25">/print</text:span> <text:span text:style-name="T362">and </text:span><text:span text:style-name="T363">/prints</text:span><text:span text:style-name="T362"> </text:span>Command<text:span text:style-name="T362">s</text:span><text:bookmark-end text:name="__RefHeading___Toc10855_3140508971"/></text:h>
      <text:p text:style-name="P258"><text:span text:style-name="T364">The </text:span><text:span text:style-name="T31">/print</text:span><text:span text:style-name="T364"> command can be used to print text to the current or another window; use the name of the window context </text:span><text:span text:style-name="T365">as the first argument to print to another window</text:span><text:span text:style-name="T364">. If this window cannot be found, the text will print to whatever the current window context is. </text:span><text:span text:style-name="T366">The window specified by the first command must be "connected" to the current context (that is, they share an IRC server connection).</text:span></text:p>
      <text:p text:style-name="P259">The <text:span text:style-name="T15">/prints</text:span> command works exactly the same way, only it prints a "system" message, like the messages emitted by most commands.</text:p>
      <text:p text:style-name="P260"/>
      <text:p text:style-name="P261">Both <text:span text:style-name="T15">/print</text:span> and <text:span text:style-name="T15">/prints</text:span> can print HTML, and are not written to the log.</text:p>
      <text:p text:style-name="P261"/>
      <table:table table:name="Table14" table:style-name="Table14">
        <table:table-column table:style-name="Table14.A"/>
        <table:table-row>
          <table:table-cell table:style-name="Table14.A1" office:value-type="string">
            <text:p text:style-name="P262">/* <text:span text:style-name="T367">This will print to the current window</text:span> <text:span text:style-name="T368">*/</text:span></text:p>
            <text:p text:style-name="P263">/<text:span text:style-name="T367">print Hello world!</text:span></text:p>
            <text:p text:style-name="P264"/>
            <text:p text:style-name="P262">/* <text:span text:style-name="T367">This will print to the #merk channel window.</text:span></text:p>
            <text:p text:style-name="P262"><text:s text:c="3"/><text:span text:style-name="T367">If the client is not </text:span><text:span text:style-name="T369">in</text:span><text:span text:style-name="T367"> #merk, it will print to the current window.</text:span> */</text:p>
            <text:p text:style-name="P264">/<text:span text:style-name="T367">print #merk Hello world!</text:span></text:p>
            <text:p text:style-name="P264"/>
            <text:p text:style-name="P262">/* <text:span text:style-name="T367">This will print </text:span><text:span text:style-name="T370">some HTML as a system message</text:span> */</text:p>
            <text:p text:style-name="P264"><text:span text:style-name="T371">/print</text:span><text:span text:style-name="T372">s</text:span><text:span text:style-name="T373"> </text:span><text:span text:style-name="T371">&lt;</text:span><text:span text:style-name="T372">i&gt;This is in italics!</text:span><text:span text:style-name="T374">&lt;</text:span><text:span text:style-name="T372">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5">,</text:span><text:span text:style-name="T376"> </text:span><text:span text:style-name="T377">only</text:span><text:span text:style-name="T378">, </text:span><text:span text:style-name="T379">and </text:span><text:span text:style-name="T276">exclude</text:span><text:span text:style-name="T380"> </text:span>Command<text:span text:style-name="T380">s</text:span><text:bookmark-end text:name="__RefHeading___Toc10853_3140508971"/></text:h>
      <text:p text:style-name="P265">The <text:span text:style-name="T15">restrict</text:span> <text:span text:style-name="T381">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2">Up to two context types can be passed, so </text:span><text:span text:style-name="T383">restrict private channel</text:span><text:span text:style-name="T382"> would prevent a script from being executed in server windows. </text:span><text:span text:style-name="T384">So, to restrict a script's execution to chat windows only, you could use:</text:span></text:p>
      <table:table table:name="Table51" table:style-name="Table51">
        <table:table-column table:style-name="Table51.A"/>
        <table:table-row>
          <table:table-cell table:style-name="Table51.A1" office:value-type="string">
            <text:p text:style-name="P266"><text:span text:style-name="T385">r</text:span>estrict private channel</text:p>
            <text:p text:style-name="P267">/<text:span text:style-name="T386">print This will only print to </text:span><text:span text:style-name="T384">chat windows</text:span></text:p>
          </table:table-cell>
        </table:table-row>
      </table:table>
      <text:p text:style-name="P268"/>
      <text:p text:style-name="P269">The <text:span text:style-name="T380">similar</text:span> <text:span text:style-name="T15">only</text:span> <text:span text:style-name="T38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70">only #merk #merkirc</text:p>
            <text:p text:style-name="P271">/<text:span text:style-name="T386">print This will only print to windows named #merk or #merkirc</text:span></text:p>
          </table:table-cell>
        </table:table-row>
      </table:table>
      <text:p text:style-name="Text_20_body"/>
      <text:p text:style-name="P272">The <text:span text:style-name="T15">exclude</text:span> <text:span text:style-name="T381">script-only </text:span>command works just like the <text:span text:style-name="T15">only</text:span> command, only it prevents a script from executing in specific contexts. <text:span text:style-name="T386">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3"><text:span text:style-name="T241">exclude</text:span> #merk #merkirc</text:p>
            <text:p text:style-name="P274">/<text:span text:style-name="T386">print This will </text:span><text:span text:style-name="T241">not</text:span><text:span text:style-name="T386">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5">The <text:span text:style-name="T15">insert</text:span> <text:span text:style-name="T38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74">Built-In Aliases</text:span></text:a>) in the inserted script will reference the script <text:span text:style-name="T387">being executed, not the script being </text:span><text:span text:style-name="T388">insert</text:span><text:span text:style-name="T387">ed</text:span>, <text:span text:style-name="T389">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6">/<text:span text:style-name="T390">print Hello from </text:span><text:span text:style-name="T387">$_SCRIPT</text:span><text:span text:style-name="T390">!</text:span></text:p>
          </table:table-cell>
        </table:table-row>
      </table:table>
      <text:p text:style-name="P277"/>
      <text:p text:style-name="P275">In another script, we use the <text:span text:style-name="T15">insert</text:span> command to insert this file into the script <text:span text:style-name="T319">test.merk</text:span>:</text:p>
      <table:table table:name="Table32" table:style-name="Table32">
        <table:table-column table:style-name="Table32.A"/>
        <table:table-row>
          <table:table-cell table:style-name="Table32.A1" office:value-type="string">
            <text:p text:style-name="P276">/<text:span text:style-name="T390">print This is my main script!</text:span></text:p>
            <text:p text:style-name="P278">insert stuff.merk</text:p>
            <text:p text:style-name="P276">/<text:span text:style-name="T390">print And now my script is complete!</text:span></text:p>
          </table:table-cell>
        </table:table-row>
      </table:table>
      <text:p text:style-name="P279"/>
      <text:p text:style-name="P279">Once processed, the script that will be executed will look like:</text:p>
      <text:p text:style-name="P279"/>
      <table:table table:name="Table33" table:style-name="Table33">
        <table:table-column table:style-name="Table33.A"/>
        <table:table-row>
          <table:table-cell table:style-name="Table33.A1" office:value-type="string">
            <text:p text:style-name="P276">/<text:span text:style-name="T390">print This is my main script!</text:span></text:p>
            <text:p text:style-name="P276">/<text:span text:style-name="T390">print Hello from </text:span><text:span text:style-name="T318">test.merk!</text:span></text:p>
            <text:p text:style-name="P276">/<text:span text:style-name="T390">print And now my script is complete!</text:span></text:p>
          </table:table-cell>
        </table:table-row>
      </table:table>
      <text:p text:style-name="P275"/>
      <text:p text:style-name="P275">The <text:span text:style-name="T15">insert</text:span> command can be used to insert multiple files into a script; pass each file's name as a separate argument to <text:span text:style-name="T15">insert</text:span>, or issue <text:span text:style-name="T15">insert</text:span> multiple times. <text:span text:style-name="T391">Arguments passed to the </text:span><text:span text:style-name="T15">insert</text:span><text:span text:style-name="T391"> command are tokenized like </text:span><text:a xlink:type="simple" xlink:href="#7.2.Script Arguments|outline" text:style-name="Internet_20_link" text:visited-style-name="Visited_20_Internet_20_Link"><text:span text:style-name="T391">script arguments</text:span></text:a><text:span text:style-name="T391">, so filenames with spaces in them can be passed to </text:span><text:span text:style-name="T15">insert</text:span><text:span text:style-name="T391">, as long as they are contained in quotation marks.</text:span></text:p>
      <text:p text:style-name="P280"><text:span text:style-name="T392">insert</text:span><text:span text:style-name="T393">ed files may contain </text:span><text:span text:style-name="T392">insert</text:span><text:span text:style-name="T393"> as well, up to a maximum "depth" of 10. That is, a file can </text:span><text:span text:style-name="T392">insert</text:span><text:span text:style-name="T393"> a file that calls </text:span><text:span text:style-name="T392">insert</text:span><text:span text:style-name="T393">, which can </text:span><text:span text:style-name="T392">insert</text:span><text:span text:style-name="T393"> call a file that calls </text:span><text:span text:style-name="T392">insert</text:span><text:span text:style-name="T393">, which can </text:span><text:span text:style-name="T392">insert</text:span><text:span text:style-name="T393"> a file that calls </text:span><text:span text:style-name="T392">insert</text:span><text:span text:style-name="T393">, which can </text:span><text:span text:style-name="T392">insert</text:span><text:span text:style-name="T393"> a file that calls </text:span><text:span text:style-name="T392">insert</text:span><text:span text:style-name="T393">, and so on, up to a maximum of 10 "layers" of files that call </text:span><text:span text:style-name="T392">insert</text:span><text:span text:style-name="T393">. Changing this behavior is only possible by </text:span><text:a xlink:type="simple" xlink:href="#8.1.10.Using the /config Command|outline" text:style-name="Internet_20_link" text:visited-style-name="Visited_20_Internet_20_Link"><text:span text:style-name="T393">using the </text:span><text:span text:style-name="T392">/config</text:span><text:span text:style-name="T393"> command</text:span></text:a><text:span text:style-name="T393"> on the </text:span><text:span text:style-name="T392">maximum_insert_file_depth</text:span><text:span text:style-name="T393"> setting, or by editing </text:span><text:span text:style-name="T392">settings.json</text:span><text:span text:style-name="T393"> directly with a text editor.</text:span></text:p>
      <text:p text:style-name="P281">Using the <text:span text:style-name="T392">insert</text:span> command can alter the line count of a script, and thus the <text:span text:style-name="T15">goto</text:span> command should not be used in an <text:span text:style-name="T392">insert</text:span>ed script, or in a script that uses <text:span text:style-name="T392">insert</text:span>.</text:p>
      <text:p text:style-name="P280"/>
      <text:p text:style-name="P280"/>
      <text:p text:style-name="P280"/>
      <text:p text:style-name="P280"/>
      <text:p text:style-name="P280"/>
      <text:h text:style-name="P282" text:outline-level="3" text:is-list-header="true"><text:bookmark-start text:name="__RefHeading___Toc7071_4014455665"/><text:soft-page-break/>Using <text:span text:style-name="T25">/show</text:span>, <text:span text:style-name="T25">/hide</text:span>, <text:span text:style-name="T25">/</text:span><text:span text:style-name="T394">close</text:span><text:span text:style-name="T120">, </text:span>and <text:span text:style-name="T25">context</text:span> Commands<text:bookmark-end text:name="__RefHeading___Toc7071_4014455665"/></text:h>
      <text:p text:style-name="P283"><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5">it is</text:span><text:span text:style-name="T396"> not</text:span><text:span text:style-name="T397"> closed, and if the window's context is a channel, the client will still be present in that channel. </text:span><text:span text:style-name="T398">/</text:span><text:span text:style-name="T399">show</text:span><text:span text:style-name="T400"> will </text:span><text:span text:style-name="T401">not </text:span><text:span text:style-name="T400">move "focus" to a subwindow, and </text:span><text:span text:style-name="T402">can</text:span><text:span text:style-name="T401">not</text:span><text:span text:style-name="T400"> be used to switch context; </text:span><text:span text:style-name="T403">to switch to a windows context, use the </text:span><text:span text:style-name="T404">/focus</text:span><text:span text:style-name="T403"> command.</text:span><text:span text:style-name="T29"> </text:span><text:span text:style-name="T15">/show</text:span> and <text:span text:style-name="T15">/hide</text:span> can be issued from the text input widget. </text:p>
      <text:p text:style-name="P283"><text:span text:style-name="T405">c</text:span><text:span text:style-name="T15">ontext</text:span><text:span text:style-name="T137"> </text:span>can only be issued in scripts, and <text:span text:style-name="T29">completely</text:span><text:span text:style-name="T30"> moves the script's context to the new window.</text:span></text:p>
      <text:p text:style-name="P284">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06">The IRC server's hostname is normally used for the </text:span><text:span text:style-name="T407">name</text:span><text:span text:style-name="T408"> of the server window, but you can use the address used to connect to the server, or </text:span><text:span text:style-name="T407">address:port</text:span><text:span text:style-name="T408"> to switch to the server window's context. </text:span><text:span text:style-name="T409">To "select" the server window with one of these commands, use </text:span><text:span text:style-name="T410">*</text:span><text:span text:style-name="T409"> as the name of the window along with the name of the server.</text:span></text:p>
      <text:p text:style-name="P285">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1">Our test script is executed in </text:span><text:span text:style-name="T412">#python</text:span><text:span text:style-name="T411">'s context, </text:span><text:span text:style-name="T413">on </text:span><text:span text:style-name="T414">silver.libera.chat</text:span><text:span text:style-name="T411">:</text:span></text:p>
      <table:table table:name="Table49" table:style-name="Table49">
        <table:table-column table:style-name="Table49.A"/>
        <table:table-row>
          <table:table-cell table:style-name="Table49.A1" office:value-type="string">
            <text:p text:style-name="P286">/* <text:span text:style-name="T411">Here, we hide #merk's window in the current context */</text:span></text:p>
            <text:p text:style-name="P287">/<text:span text:style-name="T411">hide #merk</text:span></text:p>
            <text:p text:style-name="P286"/>
            <text:p text:style-name="P286">/* <text:span text:style-name="T411">Now, we switch context to lawnmower.undernet.org's window */</text:span></text:p>
            <text:p text:style-name="P288">context lawnmower.undernet.org</text:p>
            <text:p text:style-name="P287"/>
            <text:p text:style-name="P286">/* <text:span text:style-name="T411">This </text:span><text:span text:style-name="T415">shows</text:span><text:span text:style-name="T411"> to #merk, only it's on the UnderNet server,</text:span></text:p>
            <text:p text:style-name="P286"><text:s text:c="3"/><text:span text:style-name="T411">not the Libera server */</text:span></text:p>
            <text:p text:style-name="P287">/<text:span text:style-name="T415">show</text:span><text:span text:style-name="T411"> #merk</text:span></text:p>
            <text:p text:style-name="P286"/>
            <text:p text:style-name="P289">/* <text:span text:style-name="T411">In order to show #merk's window on Libera, we use the server</text:span></text:p>
            <text:p text:style-name="P290"><text:s text:c="3"/>argument of /show */</text:p>
            <text:p text:style-name="P287">/<text:span text:style-name="T411">show silver.libera.chat #merk</text:span></text:p>
          </table:table-cell>
        </table:table-row>
      </table:table>
      <text:p text:style-name="P291"/>
      <text:p text:style-name="P292"><text:span text:style-name="T15">/</text:span><text:span text:style-name="T306">close</text:span><text:span text:style-name="T120"> works exactly the same as </text:span><text:span text:style-name="T306">/show</text:span><text:span text:style-name="T120"> and </text:span><text:span text:style-name="T306">/hide</text:span><text:span text:style-name="T120">, only instead of showing or hiding a window, it closes a window. If the window is for a channel, the channel will be left.</text:span></text:p>
      <text:p text:style-name="P292"><text:span text:style-name="T416">You can use the </text:span><text:a xlink:type="simple" xlink:href="#8.1.6.Using the /resize, /move, and /windows Commands|outline" text:style-name="Internet_20_link" text:visited-style-name="Visited_20_Internet_20_Link"><text:span text:style-name="T417">/windows</text:span><text:span text:style-name="T416"> command</text:span></text:a><text:span text:style-name="T416">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5">, </text:span><text:span text:style-name="T418">and </text:span><text:span text:style-name="T419">/window</text:span><text:span text:style-name="T418"> </text:span>Commands<text:bookmark-end text:name="__RefHeading___Toc8986_378786963"/></text:h>
      <text:p text:style-name="P293">The <text:span text:style-name="T15">/resize</text:span> and <text:span text:style-name="T15">/move</text:span> commands can be used to resize and move MERK subwindows, respectively.</text:p>
      <text:p text:style-name="P293">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3"><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4">/<text:span text:style-name="T420">resize #merk 800 600</text:span></text:p>
          </table:table-cell>
        </table:table-row>
      </table:table>
      <text:p text:style-name="P295"/>
      <text:p text:style-name="P296"><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1">from left to right, and the </text:span><text:span text:style-name="T15">Y</text:span><text:span text:style-name="T421"> value sets where the top left corner of the subwindow will be located from top to bottom. An error will be shown if invalid values are used (like negative numbers, or if it would move the window to where it would no longer be visible).</text:span></text:p>
      <text:p text:style-name="P297">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8">/<text:span text:style-name="T421">move tungsten.libera.chat #merk 950 500</text:span></text:p>
          </table:table-cell>
        </table:table-row>
      </table:table>
      <text:p text:style-name="P299"/>
      <text:p text:style-name="P300">To find out exactly how big the area that contains the subwindows is, as well as what subwindows are available, <text:span text:style-name="T422">call</text:span> the <text:span text:style-name="T15">/window</text:span> command <text:span text:style-name="T422">with no arguments</text:span>.</text:p>
      <text:p text:style-name="P301">The <text:span text:style-name="T417">/window</text:span> command is used to manipulate the main application window. To move the main application window, pass <text:span text:style-name="T15">move</text:span> as the first argument to <text:span text:style-name="T417">/window</text:span>, followed by the <text:span text:style-name="T423">X</text:span> and <text:span text:style-name="T423">Y</text:span> values. To resize the window, pass <text:span text:style-name="T15">size</text:span> as the first argument to <text:span text:style-name="T417">/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2">/* <text:span text:style-name="T422">Moves the main application window to the coordinates 200,200 */</text:span></text:p>
            <text:p text:style-name="P303">/<text:span text:style-name="T422">window move 200 200</text:span></text:p>
            <text:p text:style-name="P303"/>
            <text:p text:style-name="P302">/* <text:span text:style-name="T422">Resizes the main window to 1024x768 */</text:span></text:p>
            <text:p text:style-name="P303">/<text:span text:style-name="T422">window size 1024 768</text:span></text:p>
          </table:table-cell>
        </table:table-row>
      </table:table>
      <text:p text:style-name="P304"/>
      <text:p text:style-name="P305">To maximize, minimize, or restore the main application window, pass <text:span text:style-name="T15">maximize</text:span>, <text:span text:style-name="T15">minimize</text:span>, or <text:span text:style-name="T15">restore</text:span> to <text:span text:style-name="T417">/window</text:span> as the only argument, <text:span text:style-name="T424">respectively.</text:span></text:p>
      <text:p text:style-name="P306"><text:soft-page-break/><text:span text:style-name="T417">/window</text:span><text:span text:style-name="T425"> can also be used to open the README by passing </text:span><text:span text:style-name="T426">readme</text:span><text:span text:style-name="T425"> as the only argument.</text:span></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h text:style-name="P307" text:outline-level="3" text:is-list-header="true"><text:bookmark-start text:name="__RefHeading___Toc10851_3140508971"/><text:soft-page-break/>Using the <text:span text:style-name="T25">/ignore</text:span> Command<text:bookmark-end text:name="__RefHeading___Toc10851_3140508971"/></text:h>
      <text:p text:style-name="P308">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27">The </text:span><text:span text:style-name="T428">/ignore</text:span><text:span text:style-name="T427"> list </text:span><text:span text:style-name="T429">cannot</text:span><text:span text:style-name="T427"> be edited by the </text:span><text:span text:style-name="T428">/config</text:span><text:span text:style-name="T427"> command; </text:span><text:span text:style-name="T430">the only way to unignore a user is either through the right click userlist menu, the settings menu, or with the </text:span><text:span text:style-name="T431">/unignore</text:span><text:span text:style-name="T430"> command.</text:span></text:p>
      <text:p text:style-name="P309">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32">anywhere </text:span>in their hostmask <text:span text:style-name="T433">or nickname</text:span>, you could use:</text:p>
      <table:table table:name="Table45" table:style-name="Table45">
        <table:table-column table:style-name="Table45.A"/>
        <table:table-row>
          <table:table-cell table:style-name="Table45.A1" office:value-type="string">
            <text:p text:style-name="P274">/<text:span text:style-name="T434">ignore *annoying.com*</text:span></text:p>
          </table:table-cell>
        </table:table-row>
      </table:table>
      <text:p text:style-name="P310"/>
      <text:p text:style-name="P309">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1">Call <text:span text:style-name="T15">/ignore</text:span> with no arguments to see the ignored user list in full. <text:span text:style-name="T432">Attempting to add an entry to the ignore list that already exists will result in an error.</text:span></text:p>
      <text:p text:style-name="P311"/>
      <text:p text:style-name="P311"/>
      <text:p text:style-name="P311"/>
      <text:p text:style-name="P311"/>
      <text:p text:style-name="P311"/>
      <text:p text:style-name="P311"/>
      <text:p text:style-name="P311"/>
      <text:p text:style-name="P311"/>
      <text:h text:style-name="Heading_20_3" text:outline-level="3" text:is-list-header="true"><text:bookmark-start text:name="__RefHeading___Toc10469_3140508971"/><text:soft-page-break/>Using the <text:span text:style-name="T25">/config</text:span> <text:span text:style-name="T435">and </text:span><text:span text:style-name="T436">/user</text:span><text:span text:style-name="T435"> </text:span>Command<text:span text:style-name="T435">s</text:span><text:bookmark-end text:name="__RefHeading___Toc10469_3140508971"/></text:h>
      <text:p text:style-name="P312">The <text:span text:style-name="T15">/config</text:span> command allows users to edit the main MERK configuration file, <text:span text:style-name="T15">settings.json</text:span>, from within the client. <text:span text:style-name="T437">Warning!</text:span><text:span text:style-name="T43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37">Resetting MERK to Default Settings</text:span></text:a><text:span text:style-name="T438"> to undo the damage.</text:span></text:p>
      <text:p text:style-name="P313"/>
      <text:p text:style-name="P314">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39">/</text:span><text:span text:style-name="T360">config windowbar</text:span><text:span text:style-name="T440">; </text:span><text:span text:style-name="T441">t</text:span>his will print a list of all the settings that match the search term:</text:p>
      <text:p text:style-name="P314"/>
      <text:p text:style-name="P315"><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6"/>
      <text:p text:style-name="P316"><text:span text:style-name="T442">Each listing contains the name of the setting, what the setting's value currently is, and what type of variable the setting is. To change a setting, pass the name of the setting as the first argument to </text:span><text:span text:style-name="T443">/config</text:span><text:span text:style-name="T442">, followed by the new setting value. The new value will be checked to make sure it's valid, and if so, stored as the new setting's value. For example, to change the </text:span><text:span text:style-name="T443">show_windowbar</text:span><text:span text:style-name="T442"> setting to "False", you could execute:</text:span></text:p>
      <text:p text:style-name="P313"/>
      <table:table table:name="Table46" table:style-name="Table46">
        <table:table-column table:style-name="Table46.A"/>
        <table:table-row>
          <table:table-cell table:style-name="Table46.A1" office:value-type="string">
            <text:p text:style-name="P317">/<text:span text:style-name="T442">config show_windowbar false</text:span></text:p>
          </table:table-cell>
        </table:table-row>
      </table:table>
      <text:p text:style-name="P313"/>
      <text:p text:style-name="P312">If a setting's value is a string, all arguments after the setting will be assumed to be part of the new value. For example, if using <text:span text:style-name="T15">/config</text:span> to change the default "away" message to "I'm busy right now!", you could execute:</text:p>
      <text:p text:style-name="P313"/>
      <table:table table:name="Table47" table:style-name="Table47">
        <table:table-column table:style-name="Table47.A"/>
        <table:table-row>
          <table:table-cell table:style-name="Table47.A1" office:value-type="string">
            <text:p text:style-name="P317">/<text:span text:style-name="T442">config default_away_message I'm busy right now!</text:span></text:p>
          </table:table-cell>
        </table:table-row>
      </table:table>
      <text:p text:style-name="P313"/>
      <text:p text:style-name="P318">MERK should be restarted after changing settings with <text:span text:style-name="T25">/config</text:span>. Although many settings are applied instantly, some settings will only be applied after restarting.</text:p>
      <text:p text:style-name="P319"><text:soft-page-break/><text:span text:style-name="T15">/</text:span><text:span text:style-name="T444">user</text:span><text:span text:style-name="T435"> works exactly the same way as </text:span><text:span text:style-name="T443">/config</text:span><text:span text:style-name="T435">, only it edits the user configuration file. For most settings, this just changes default values. However, for </text:span><text:span text:style-name="T444">finger</text:span><text:span text:style-name="T435"> and </text:span><text:span text:style-name="T444">userinfo</text:span><text:span text:style-name="T435">, this setting changes the values sent when MERK receives a CTCP FINGER or USERINFO request, respectively.</text:span></text:p>
      <text:p text:style-name="P319"/>
      <text:p text:style-name="P320">To set a value to a blank string, pass <text:span text:style-name="T15">*</text:span> as the value to set.</text:p>
      <text:p text:style-name="P320"/>
      <text:p text:style-name="P320">Here's some example uses of <text:span text:style-name="T445">/</text:span><text:span text:style-name="T15">user</text:span>:</text:p>
      <text:p text:style-name="P321"/>
      <table:table table:name="Table74" table:style-name="Table74">
        <table:table-column table:style-name="Table74.A"/>
        <table:table-row>
          <table:table-cell table:style-name="Table74.A1" office:value-type="string">
            <text:p text:style-name="P322">/* <text:span text:style-name="T435">This sets the default nickname */</text:span></text:p>
            <text:p text:style-name="P323">/<text:span text:style-name="T435">user nickname new_nickname</text:span></text:p>
            <text:p text:style-name="P323"/>
            <text:p text:style-name="P322">/* <text:span text:style-name="T435">This sets the default username */</text:span></text:p>
            <text:p text:style-name="P323">/<text:span text:style-name="T435">user username new_nickname</text:span></text:p>
            <text:p text:style-name="P323"/>
            <text:p text:style-name="P322">/* <text:span text:style-name="T435">This sets the CTCP FINGER response */</text:span></text:p>
            <text:p text:style-name="P323">/<text:span text:style-name="T435">user finger Hey! </text:span><text:span text:style-name="T446">Stop pointing at me</text:span><text:span text:style-name="T435">!</text:span></text:p>
            <text:p text:style-name="P323"/>
            <text:p text:style-name="P322">/* <text:span text:style-name="T435">This clears the CTCP USERINFO response */</text:span></text:p>
            <text:p text:style-name="P323">/<text:span text:style-name="T435">user userinfo *</text:span></text:p>
          </table:table-cell>
        </table:table-row>
      </table:table>
      <text:p text:style-name="P324"/>
      <text:p text:style-name="P325"><text:span text:style-name="T15">/config</text:span><text:span text:style-name="T447"> can also be used to import and export configuration files. To export the current configuration file, pass </text:span><text:span text:style-name="T448">export</text:span><text:span text:style-name="T447"> as the first argument to </text:span><text:span text:style-name="T15">/config</text:span><text:span text:style-name="T447">, followed by the filename to export the configuration to; if no filename is passed, the user will be prompted for a filename. To import a configuration file, pass </text:span><text:span text:style-name="T448">import</text:span><text:span text:style-name="T447"> as the first argument to </text:span><text:span text:style-name="T15">/config</text:span><text:span text:style-name="T447">, followed by <text:s/>the filename of the configuration file to import; if no filename is passed, the user will be prompted for a file to import. </text:span><text:span text:style-name="T449">After importing a configuration file, MERK should be restarted as soon as possible.</text:span></text:p>
      <text:p text:style-name="P324"/>
      <text:p text:style-name="P326"><text:span text:style-name="T15">/config</text:span><text:span text:style-name="T450"> can also be used to restart MERK. Use </text:span><text:span text:style-name="T451">restart</text:span><text:span text:style-name="T450"> as the only argument to </text:span><text:span text:style-name="T15">/config</text:span><text:span text:style-name="T450"> to restart MERK, using the same command-line initially used to start MERK.</text:span></text:p>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h text:style-name="P327" text:outline-level="3" text:is-list-header="true"><text:bookmark-start text:name="__RefHeading___Toc8062_605356033"/><text:soft-page-break/>Using <text:span text:style-name="T452">the</text:span> <text:span text:style-name="T25">/connect</text:span><text:span text:style-name="T375"> </text:span><text:span text:style-name="T453">and the Other Connection </text:span><text:span text:style-name="T452">Commands</text:span><text:bookmark-end text:name="__RefHeading___Toc8062_605356033"/></text:h>
      <text:p text:style-name="P328">These commands are used to connect MERK to IRC servers:</text:p>
      <text:list text:style-name="L14">
        <text:list-item>
          <text:p text:style-name="P329"><text:span text:style-name="T15">/connect</text:span> connects to an IRC server, and does <text:span text:style-name="T29">not</text:span><text:span text:style-name="T30"> execute any existing connection scripts</text:span></text:p>
        </text:list-item>
        <text:list-item>
          <text:p text:style-name="P330"><text:span text:style-name="T15">/connectssl</text:span> connects to an IRC server via SSL/TLS, and does <text:span text:style-name="T29">not</text:span> execute any existing connection scripts</text:p>
        </text:list-item>
        <text:list-item>
          <text:p text:style-name="P330"><text:span text:style-name="T15">/xconnect</text:span> connects to an IRC server, and executes any existing connection scripts</text:p>
        </text:list-item>
        <text:list-item>
          <text:p text:style-name="P330"><text:span text:style-name="T15">/xconnectssl</text:span> connects to an IRC server via SSL/TLS, and executes any existing connection scripts</text:p>
        </text:list-item>
      </text:list>
      <text:p text:style-name="P331"/>
      <text:p text:style-name="P331">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74">Connecting to Servers</text:span></text:a> for an example connection script that uses these commands.</text:p>
      <text:p text:style-name="P332">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33"><text:span text:style-name="T15">/</text:span><text:span text:style-name="T454">re</text:span><text:span text:style-name="T15">connect</text:span> connects to an IRC server, and does <text:span text:style-name="T29">not</text:span><text:span text:style-name="T30"> execute any existing connection scripts, </text:span><text:span text:style-name="T455">automatically reconnecting on disconnection</text:span></text:p>
        </text:list-item>
        <text:list-item>
          <text:p text:style-name="P334"><text:span text:style-name="T15">/</text:span><text:span text:style-name="T454">re</text:span><text:span text:style-name="T15">connectssl</text:span> connects to an IRC server via SSL/TLS, and does <text:span text:style-name="T29">not</text:span> execute any existing connection scripts, <text:span text:style-name="T446">automatically reconnecting on disconnection</text:span></text:p>
        </text:list-item>
        <text:list-item>
          <text:p text:style-name="P334"><text:span text:style-name="T15">/x</text:span><text:span text:style-name="T454">re</text:span><text:span text:style-name="T15">connect</text:span> connects to an IRC server, and executes any existing connection scripts, <text:span text:style-name="T446">automatically reconnecting on disconnection</text:span></text:p>
        </text:list-item>
        <text:list-item>
          <text:p text:style-name="P334"><text:span text:style-name="T15">/x</text:span><text:span text:style-name="T454">re</text:span><text:span text:style-name="T15">connectssl</text:span> connects to an IRC server via SSL/TLS, and executes any existing connection scripts, <text:span text:style-name="T446">automatically reconnecting on disconnection<text:line-break/></text:span></text:p>
        </text:list-item>
      </text:list>
      <text:h text:style-name="P327"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35">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35">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36">/* <text:span text:style-name="T456">This will disconnect from the IRC server associated</text:span></text:p>
            <text:p text:style-name="P336"><text:s text:c="3"/><text:span text:style-name="T456">with the context the command is issued in. It will </text:span></text:p>
            <text:p text:style-name="P336"><text:s text:c="3"/><text:span text:style-name="T456">use "See you later!" as the "quit" message. </text:span>*/</text:p>
            <text:p text:style-name="P337">/<text:span text:style-name="T456">quit See you later!</text:span></text:p>
            <text:p text:style-name="P337"/>
            <text:p text:style-name="P336">/* <text:span text:style-name="T456">This will disconnect from *all* connected servers with</text:span></text:p>
            <text:p text:style-name="P336"><text:s text:c="3"/><text:span text:style-name="T456">the same message used in the last example. */</text:span></text:p>
            <text:p text:style-name="P337">/<text:span text:style-name="T456">quitall See you later!</text:span></text:p>
          </table:table-cell>
        </table:table-row>
      </table:table>
      <text:h text:style-name="P327" text:outline-level="3" text:is-list-header="true"><text:bookmark-start text:name="__RefHeading___Toc10768_3140508971"/><text:soft-page-break/>Using the <text:span text:style-name="T25">/shell</text:span> Command<text:bookmark-end text:name="__RefHeading___Toc10768_3140508971"/></text:h>
      <text:p text:style-name="P338">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38"/>
      <text:p text:style-name="P338">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39"/>
      <table:table table:name="Table48" table:style-name="Table48">
        <table:table-column table:style-name="Table48.A"/>
        <table:table-row>
          <table:table-cell table:style-name="Table48.A1" office:value-type="string">
            <text:p text:style-name="P340">restrict channel private</text:p>
            <text:p text:style-name="P341">/<text:span text:style-name="T457">shell FORTUNE fortune -s</text:span></text:p>
            <text:p text:style-name="P341">/<text:span text:style-name="T457">msg $_WINDOW Here's a fortune: $FORTUNE</text:span></text:p>
          </table:table-cell>
        </table:table-row>
      </table:table>
      <text:p text:style-name="P339"/>
      <text:p text:style-name="P338"><text:span text:style-name="T434">This</text:span> script:</text:p>
      <text:p text:style-name="P338"/>
      <text:list text:style-name="L15">
        <text:list-item>
          <text:p text:style-name="P342">Restricts the script's execution to channel and private chat windows, as it sends a message to the current window, which won't work in server window contexts.</text:p>
        </text:list-item>
        <text:list-item>
          <text:p text:style-name="P342">Executes <text:span text:style-name="T15">/shell</text:span>, which calls <text:span text:style-name="T15">fortune -s</text:span> and stores the output in <text:span text:style-name="T15">FORTUNE</text:span>.</text:p>
        </text:list-item>
        <text:list-item>
          <text:p text:style-name="P342">Sends a message to the current chat window containing the fortune.</text:p>
        </text:list-item>
      </text:list>
      <text:p text:style-name="P338"/>
      <text:h text:style-name="Heading_20_3" text:outline-level="3"><text:bookmark-start text:name="__RefHeading___Toc7353_2319073125"/>Using the <text:span text:style-name="T15">/reclaim</text:span> Command<text:bookmark-end text:name="__RefHeading___Toc7353_2319073125"/></text:h>
      <text:p text:style-name="P343">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44" text:outline-level="3"><text:bookmark-start text:name="__RefHeading___Toc7851_548103271 Copy 1"/>Using the <text:span text:style-name="T25">/</text:span><text:span text:style-name="T458">delay</text:span> Command<text:bookmark-end text:name="__RefHeading___Toc7851_548103271 Copy 1"/></text:h>
      <text:p text:style-name="P345">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46">/<text:span text:style-name="T459">delay 300 /nick merk_user</text:span></text:p>
          </table:table-cell>
        </table:table-row>
      </table:table>
      <text:p text:style-name="Text_20_body"/>
      <text:p text:style-name="P347">The command to be executed with <text:span text:style-name="T15">/delay</text:span> cannot contain any script-only commands, <text:span text:style-name="T29">even in scripts</text:span><text:span text:style-name="T30">. </text:span><text:span text:style-name="T460">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48">The <text:span text:style-name="T15">/macro</text:span> command allows users to create their own "commands"; it creates a named command, just like MERK's other commands, that executes a script, passing any arguments to the script. <text:span text:style-name="T461">Arguments to the </text:span><text:span text:style-name="T462">/macro</text:span><text:span text:style-name="T461"> command are tokenized like </text:span><text:a xlink:type="simple" xlink:href="#8.1.12.Script Arguments|outline" text:style-name="Internet_20_link" text:visited-style-name="Visited_20_Internet_20_Link"><text:span text:style-name="T461">arguments passed to scripts</text:span></text:a><text:span text:style-name="T461">, so if you have an argument that contains whitespace in it, contain it in quotes.</text:span></text:p>
      <text:p text:style-name="P349">Macro names, much like aliases, cannot contain punctuation <text:span text:style-name="T463">(with the exception of the underscore, </text:span><text:span text:style-name="T464">_</text:span><text:span text:style-name="T463">)</text:span>. They also cannot have the same name as existing commands.</text:p>
      <text:p text:style-name="P348">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0">restrict channel private</text:p>
            <text:p text:style-name="P350">usage 1 /hello NAME</text:p>
            <text:p text:style-name="P350">/msg $_WINDOW Hello, $_1!</text:p>
          </table:table-cell>
        </table:table-row>
      </table:table>
      <text:p text:style-name="P348"><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0">/macro hello hello.merk</text:p>
          </table:table-cell>
        </table:table-row>
      </table:table>
      <text:p text:style-name="P348"><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0">/<text:span text:style-name="T465">hello bob</text:span></text:p>
          </table:table-cell>
        </table:table-row>
      </table:table>
      <text:p text:style-name="P348"><text:line-break/><text:span text:style-name="T465">Thanks to the </text:span><text:span text:style-name="T466">usage</text:span><text:span text:style-name="T465"> script-only command, if we call our macro with less arguments than we need, the scripts usage text will be displayed. And thanks to the </text:span><text:span text:style-name="T466">restrict</text:span><text:span text:style-name="T465"> script-only command, if this macro is called from a server window, the macro will not execute and an error will be displayed.</text:span></text:p>
      <text:p text:style-name="P351">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52">/<text:span text:style-name="T465">hello "</text:span><text:span text:style-name="T467">Bob the Builder"</text:span></text:p>
          </table:table-cell>
        </table:table-row>
      </table:table>
      <text:p text:style-name="P353"><text:line-break/>Macros are not saved by MERK, so they must be recreated every time MERK is started. An easy way to make sure that the macros you use are always available is to create them in your connection scripts.</text:p>
      <text:p text:style-name="P354"><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55">/macro hello hello.merk "/<text:span text:style-name="T461">hello NAME" "Says hello to another user"</text:span></text:p>
          </table:table-cell>
        </table:table-row>
      </table:table>
      <text:p text:style-name="P356"><text:line-break/><text:span text:style-name="T468">This adds our usage and help information to the </text:span><text:span text:style-name="T462">/help</text:span><text:span text:style-name="T468"> display:</text:span></text:p>
      <text:p text:style-name="P356"><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68">It is not possible to pass the help text to the </text:span><text:span text:style-name="T462">/macro</text:span><text:span text:style-name="T468"> command without passing the usage text first; while both arguments are optional, and usage text may be passed </text:span><text:span text:style-name="T469">without</text:span><text:span text:style-name="T470"> help text, if help text is desired, usage text </text:span><text:span text:style-name="T469">must</text:span><text:span text:style-name="T470"> be passed as an argument first. If both usage and help text arguments are omitted, the macro is still added to the </text:span><text:span text:style-name="T471">/help</text:span><text:span text:style-name="T470"> display; usage is set to the name of the macro, and the help text is set to "Executes script ", with the name of the script the macro executes.</text:span></text:p>
      <text:p text:style-name="P356">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53">Macros are treated like commands in a lot of respects. If autocomplete for commands is turned on, autocomplete will work for macros. <text:span text:style-name="T467">Macros are added to the list of commands that displays when the </text:span><text:span text:style-name="T472">/help</text:span><text:span text:style-name="T467"> is used, and macros will be highlighted just like commands in the text input widget. </text:span><text:span text:style-name="T473">If scripting is turned off in settings, the </text:span><text:span text:style-name="T474">/macro</text:span><text:span text:style-name="T473"> </text:span><text:span text:style-name="T475">command</text:span><text:span text:style-name="T473"> will be disabled.</text:span></text:p>
      <text:p text:style-name="P353"/>
      <text:p text:style-name="P353"/>
      <text:p text:style-name="P353"/>
      <text:p text:style-name="P353"/>
      <text:p text:style-name="P353"/>
      <text:p text:style-name="P353"/>
      <text:p text:style-name="P353"/>
      <text:p text:style-name="P353"/>
      <text:h text:style-name="Heading_20_2" text:outline-level="2" text:is-list-header="true"><text:bookmark-start text:name="__RefHeading___Toc894_362215326"/><text:soft-page-break/>Scripting MERK<text:bookmark-end text:name="__RefHeading___Toc894_362215326"/></text:h>
      <text:p text:style-name="P357">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57">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76">Connection scripts </text:span><text:span text:style-name="T477">have the context of the associated server window created when connection begins</text:span><text:span text:style-name="T478"> (see </text:span><text:a xlink:type="simple" xlink:href="#8.4.Context|outline" text:style-name="Internet_20_link" text:visited-style-name="Visited_20_Internet_20_Link"><text:span text:style-name="T479">Context</text:span></text:a><text:span text:style-name="T480"> </text:span><text:span text:style-name="T481">and </text:span><text:a xlink:type="simple" xlink:href="#8.5.Writing Connection Scripts|outline" text:style-name="Internet_20_link" text:visited-style-name="Visited_20_Internet_20_Link"><text:span text:style-name="T482">Writing </text:span><text:span text:style-name="T483">Connection Scripts</text:span></text:a><text:span text:style-name="T480">).</text:span></text:p>
      <text:h text:style-name="Heading_20_3" text:outline-level="3"><text:bookmark-start text:name="__RefHeading___Toc1080_48191583"/>All Other Scripts<text:bookmark-end text:name="__RefHeading___Toc1080_48191583"/></text:h>
      <text:p text:style-name="P358">All other scripts are, well, <text:span text:style-name="T29">scripts</text:span>: a list of commands, one per line, issued in order. Scripts have a context, which is the window that they are called from or executed in. They can be executed in several ways:</text:p>
      <text:p text:style-name="P358"/>
      <text:list text:style-name="L16">
        <text:list-item>
          <text:p text:style-name="P359">From the "<text:span text:style-name="T7">Run</text:span>" button on a server window's toolbar. The script will be executed in the server window's context.</text:p>
        </text:list-item>
        <text:list-item>
          <text:p text:style-name="P359">From the "<text:span text:style-name="T7">Run</text:span>" entry in a window's input menu. <text:span text:style-name="T484">The text in the text input widget will be replaced with a call to the </text:span><text:span text:style-name="T485">/script</text:span><text:span text:style-name="T484"> command to execute the selected file.</text:span></text:p>
        </text:list-item>
        <text:list-item>
          <text:p text:style-name="P360">From the "<text:span text:style-name="T7">Run</text:span>" entry in a window's chat display right-click menu. <text:span text:style-name="T484">The text in the text input widget will be replaced with a call to the </text:span><text:span text:style-name="T485">/script</text:span><text:span text:style-name="T484"> command to execute the selected file.</text:span></text:p>
        </text:list-item>
        <text:list-item>
          <text:p text:style-name="P359">By issuing the <text:span text:style-name="T15">/script</text:span> command. The script will be executed in the window that the command was called from's context.</text:p>
        </text:list-item>
        <text:list-item>
          <text:p text:style-name="P359">From the "<text:span text:style-name="T7">Run</text:span>" menu in a script editor window. The user can select which context to run the script in, or optionally select to run the script on <text:span text:style-name="T29">all</text:span> windows simultaneously <text:span text:style-name="T486">(with each window running that script in the window's context).</text:span></text:p>
        </text:list-item>
      </text:list>
      <text:p text:style-name="P357"/>
      <text:p text:style-name="P361">When using the <text:span text:style-name="T487">/script</text:span> command, scripts are searched for as outlined in <text:a xlink:type="simple" xlink:href="#1.Directories and Configuration Files|outline" text:style-name="Internet_20_link" text:visited-style-name="Visited_20_Internet_20_Link"><text:span text:style-name="T274">Directories and Configuration Files</text:span></text:a><text:span text:style-name="T337">; if the script can be found in this directory search, the path to that script can be omitted. </text:span><text:span text:style-name="T488">For example, if a script named </text:span><text:span text:style-name="T489">example.merk</text:span><text:span text:style-name="T488"> is in the </text:span><text:span text:style-name="T487">/script</text:span><text:span text:style-name="T490">s</text:span><text:span text:style-name="T488"> directory, calling </text:span><text:span text:style-name="T489">/script example.merk</text:span><text:span text:style-name="T488"> will execute that script. If the file extension to the script is </text:span><text:span text:style-name="T489">.merk</text:span><text:span text:style-name="T488">, than the file extension can be omitted; </text:span><text:span text:style-name="T489">/script example</text:span><text:span text:style-name="T488"> will also execute </text:span><text:span text:style-name="T491">the</text:span><text:span text:style-name="T488"> script in the previous example.</text:span></text:p>
      <text:p text:style-name="P362"/>
      <text:p text:style-name="P363">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64"/>
      <table:table table:name="Table9" table:style-name="Table9">
        <table:table-column table:style-name="Table9.A"/>
        <table:table-row>
          <table:table-cell table:style-name="Table9.A1" office:value-type="string">
            <text:p text:style-name="P365">/*</text:p>
            <text:p text:style-name="P365">/<text:span text:style-name="T492">msg</text:span><text:span text:style-name="T368"> $_WINDOW This command WILL NOT be executed</text:span></text:p>
            <text:p text:style-name="P366">*/</text:p>
            <text:p text:style-name="P367"/>
            <text:p text:style-name="P367">/<text:span text:style-name="T492">msg</text:span> $_WINDOW This command WILL be executed</text:p>
          </table:table-cell>
        </table:table-row>
      </table:table>
      <text:p text:style-name="P364"/>
      <text:h text:style-name="Heading_20_3" text:outline-level="3" text:is-list-header="true"><text:bookmark-start text:name="__RefHeading___Toc1614_2499962574"/><text:soft-page-break/>Errors<text:bookmark-end text:name="__RefHeading___Toc1614_2499962574"/></text:h>
      <text:p text:style-name="P368">For the most part, MERK <text:span text:style-name="T493">handles script errors in two ways</text:span>. <text:span text:style-name="T493">E</text:span>rrors in <text:a xlink:type="simple" xlink:href="#8.2.1.Script-Only Commands|outline" text:style-name="Internet_20_link" text:visited-style-name="Visited_20_Internet_20_Link">script-only commands</text:a> will prevent execution, <text:span text:style-name="T493">while errors in other commands will halt the script execution when the error is encountered</text:span>. If any of the following script-only command errors or conditions are detected, <text:span text:style-name="T494">the</text:span><text:span text:style-name="T274"> script will not execute</text:span>:</text:p>
      <text:list text:style-name="L17">
        <text:list-item>
          <text:p text:style-name="P369">Calling <text:span text:style-name="T495">wait</text:span> with a non-number argument</text:p>
        </text:list-item>
        <text:list-item>
          <text:p text:style-name="P369">Calling <text:span text:style-name="T496">usage</text:span> with the wrong number of arguments</text:p>
        </text:list-item>
        <text:list-item>
          <text:p text:style-name="P369">Calling <text:span text:style-name="T496">usage</text:span> with a non-number as the first argument</text:p>
        </text:list-item>
        <text:list-item>
          <text:p text:style-name="P369">Calling <text:span text:style-name="T272">restrict</text:span> with the wrong number of arguments</text:p>
        </text:list-item>
        <text:list-item>
          <text:p text:style-name="P369">Calling <text:span text:style-name="T272">restrict</text:span> with an argument that is not server, channel, or private</text:p>
        </text:list-item>
        <text:list-item>
          <text:p text:style-name="P370">Calling <text:span text:style-name="T15">only</text:span> with no arguments</text:p>
        </text:list-item>
        <text:list-item>
          <text:p text:style-name="P369">Calling <text:span text:style-name="T269">end</text:span> with any arguments</text:p>
        </text:list-item>
        <text:list-item>
          <text:p text:style-name="P371">Calling <text:span text:style-name="T273">insert</text:span> <text:span text:style-name="T497">no arguments</text:span></text:p>
        </text:list-item>
        <text:list-item>
          <text:p text:style-name="P371">Calling <text:span text:style-name="T498">i</text:span><text:span text:style-name="T273">nsert</text:span> with <text:span text:style-name="T497">a file that cannot be found, doesn't exist, </text:span><text:span text:style-name="T499">or can't be read. </text:span><text:span text:style-name="T500">Errors of this type will </text:span><text:span text:style-name="T501">not</text:span><text:span text:style-name="T502"> display the filename the faulty </text:span><text:span text:style-name="T503">insert</text:span><text:span text:style-name="T502"> </text:span><text:span text:style-name="T504">call was in</text:span><text:span text:style-name="T502">.</text:span></text:p>
        </text:list-item>
        <text:list-item>
          <text:p text:style-name="P372">Calling <text:span text:style-name="T15">context</text:span> with a context that doesn't exist</text:p>
        </text:list-item>
        <text:list-item>
          <text:p text:style-name="P373">Executing a script in a context that is not allowed by <text:span text:style-name="T272">restrict</text:span></text:p>
        </text:list-item>
        <text:list-item>
          <text:p text:style-name="P374">Executing a script in a context that is not allowed by <text:span text:style-name="T15">only</text:span></text:p>
        </text:list-item>
        <text:list-item>
          <text:p text:style-name="P375">Executing a script in a context that is not allowed by <text:span text:style-name="T505">exclude</text:span></text:p>
        </text:list-item>
        <text:list-item>
          <text:p text:style-name="P376"><text:span text:style-name="T359">Calling a </text:span><text:a xlink:type="simple" xlink:href="#8.2.2.Non-Script Commands|outline" text:style-name="Internet_20_link" text:visited-style-name="Visited_20_Internet_20_Link"><text:span text:style-name="T359">command that cannot be called in scripts</text:span></text:a></text:p>
        </text:list-item>
      </text:list>
      <text:p text:style-name="P377"/>
      <text:p text:style-name="P378">Every other <text:span text:style-name="T506">command </text:span>error will display an error message (if script error messages are turned on in settings), and <text:span text:style-name="T493">halt</text:span> execution of the script. Error messages will be displayed for:</text:p>
      <text:list text:style-name="L18">
        <text:list-item>
          <text:p text:style-name="P379">Lines that do not contain a command</text:p>
        </text:list-item>
        <text:list-item>
          <text:p text:style-name="P379">Lines that start with<text:span text:style-name="T375"> </text:span><text:span text:style-name="T15">/</text:span><text:span text:style-name="T375"> </text:span>and are not followed by a valid command</text:p>
        </text:list-item>
        <text:list-item>
          <text:p text:style-name="P379">Calls to commands with <text:span text:style-name="T492">an </text:span>incorrect <text:span text:style-name="T492">number of</text:span> arguments</text:p>
        </text:list-item>
        <text:list-item>
          <text:p text:style-name="P379">Calls to commands with <text:span text:style-name="T492">invalid arguments</text:span></text:p>
        </text:list-item>
        <text:list-item>
          <text:p text:style-name="P380">Scripts being executed in the "wrong" context</text:p>
        </text:list-item>
        <text:list-item>
          <text:p text:style-name="P381">Errors in command execution</text:p>
        </text:list-item>
        <text:list-item>
          <text:p text:style-name="P382"><text:span text:style-name="T507">Using </text:span><text:span text:style-name="T508">goto</text:span><text:span text:style-name="T507"> to "jump" to a line that contains a script-only command</text:span><text:line-break/></text:p>
        </text:list-item>
      </text:list>
      <text:p text:style-name="P383">If an error is encountered, an error message with be displayed. The error message will contain:</text:p>
      <text:list text:style-name="L19">
        <text:list-item>
          <text:p text:style-name="P384"><text:span text:style-name="T7">The line number the error occurred on</text:span>. <text:span text:style-name="T509">On files that contain the </text:span><text:span text:style-name="T510">insert</text:span><text:span text:style-name="T509"> command, the line number may not be accurate, as the script will include the </text:span><text:span text:style-name="T510">insert</text:span><text:span text:style-name="T509">ed file. </text:span><text:span text:style-name="T511">Comments are stripped from scripts before execution, which may also result in inaccurate line numbers in error reports.</text:span></text:p>
        </text:list-item>
        <text:list-item>
          <text:p text:style-name="P385"><text:span text:style-name="T7">The name of the file the error is located in</text:span>. If the error is in a connection script, the filename displayed will be <text:span text:style-name="T15">SERVER:PORT</text:span> <text:span text:style-name="T512">for the server's connection script</text:span>. If the filename is not known or does not exist, the filename will be set to <text:span text:style-name="T15">script</text:span>. <text:span text:style-name="T513">Errors in calling the </text:span><text:span text:style-name="T514">insert</text:span><text:span text:style-name="T513"> command will </text:span><text:span text:style-name="T515">not</text:span><text:span text:style-name="T516"> contain the filename the error occurred in, only what the erroneous call was.</text:span></text:p>
        </text:list-item>
        <text:list-item>
          <text:p text:style-name="P384"><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86">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87">Some commands can ignore an argument if they are for the current context; for example, <text:span text:style-name="T517">when</text:span> issuing the <text:span text:style-name="T15">/part</text:span> command, <text:span text:style-name="T517">you</text:span> can i<text:bookmark-start text:name="__RefHeading___Toc98_1446586609 Copy 1"/>gnore the <text:span text:style-name="T15">CHANNEL</text:span> argument if the command is intended to <text:span text:style-name="T51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88">/* <text:span text:style-name="T518">This leaves the current channel */</text:span></text:p>
            <text:p text:style-name="P389">/<text:span text:style-name="T518">part</text:span></text:p>
            <text:p text:style-name="P389"/>
            <text:p text:style-name="P388">/* <text:span text:style-name="T518">This </text:span><text:span text:style-name="T519">invites a user to the current channel</text:span><text:span text:style-name="T518"> */</text:span></text:p>
            <text:p text:style-name="P389">/<text:span text:style-name="T519">invite my_friend</text:span></text:p>
            <text:p text:style-name="P389"/>
            <text:p text:style-name="P388">/* <text:span text:style-name="T518">This </text:span><text:span text:style-name="T519">kicks a user from the current channel</text:span><text:span text:style-name="T518"> */</text:span></text:p>
            <text:p text:style-name="P389">/<text:span text:style-name="T519">kick my_enemy</text:span></text:p>
            <text:p text:style-name="P389"/>
            <text:p text:style-name="P388">/* <text:span text:style-name="T518">This </text:span><text:span text:style-name="T519">gives a user operator status in the current channel</text:span><text:span text:style-name="T518"> */</text:span></text:p>
            <text:p text:style-name="P389">/<text:span text:style-name="T519">mode +o my_friend</text:span></text:p>
            <text:p text:style-name="P389"/>
            <text:p text:style-name="P388">/* <text:span text:style-name="T518">This </text:span><text:span text:style-name="T519">sets the topic in the current channel</text:span><text:span text:style-name="T518"> */</text:span></text:p>
            <text:p text:style-name="P389">/<text:span text:style-name="T519">topic Welcome to my channel!</text:span></text:p>
          </table:table-cell>
        </table:table-row>
      </table:table>
      <text:p text:style-name="P387"/>
      <text:p text:style-name="P387"><text:span text:style-name="T520">Context-less</text:span> commands should <text:span text:style-name="T29">not</text:span><text:span text:style-name="T30"> be issued by scripts, as it can get confusing if you run the script in the wrong context. </text:span><text:span text:style-name="T521">However, if the script is being ran in a</text:span><text:span text:style-name="T522">ny </text:span><text:span text:style-name="T521">window's context, context-less commands are available to the script. </text:span></text:p>
      <text:p text:style-name="P390">When running a script from a window, either through the server window's toolbar, or the input menu, the script is always ran in that window's context. The script <text:span text:style-name="T523">editor "</text:span><text:span text:style-name="T524">Run" menu</text:span> allows you to choose which context to run the script in. <text:span text:style-name="T52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91"><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392">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90"/>
      <text:p text:style-name="P39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93">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94">Scripts can use the <text:span text:style-name="T269">context</text:span> command <text:span text:style-name="T526">to "move" the script to another context</text:span>. The <text:span text:style-name="T269">context</text:span> command will search for all windows, no matter what context. The order <text:span text:style-name="T269">context</text:span> looks for windows is:</text:p>
      <text:list text:style-name="L20">
        <text:list-item>
          <text:p text:style-name="P395">Windows that have a shared context with the context the script was executed in.</text:p>
        </text:list-item>
        <text:list-item>
          <text:p text:style-name="P395">Windows from all contexts.</text:p>
        </text:list-item>
        <text:list-item>
          <text:p text:style-name="P395">Server windows.</text:p>
        </text:list-item>
      </text:list>
      <text:p text:style-name="P396"/>
      <text:p text:style-name="P394"><text:span text:style-name="T269">context</text:span> will move to the <text:span text:style-name="T29">first</text:span><text:span text:style-name="T30"> window it finds with the name passed to it. If you are in multiple channels with the same name, this may be problematic.</text:span></text:p>
      <text:p text:style-name="P397">If a script is intended to only be ran in a specific type of context, the <text:span text:style-name="T15">restrict</text:span> command can be used, in one of three ways:</text:p>
      <text:list text:style-name="L21">
        <text:list-item>
          <text:p text:style-name="P398"><text:span text:style-name="T15">restrict server</text:span> – The script will only run in server windows or connection scripts</text:p>
        </text:list-item>
        <text:list-item>
          <text:p text:style-name="P398"><text:span text:style-name="T15">restrict channel</text:span> – The script will only run in channel windows</text:p>
        </text:list-item>
        <text:list-item>
          <text:p text:style-name="P398"><text:span text:style-name="T15">restrict private</text:span> – The script will only run in private chat windows</text:p>
        </text:list-item>
      </text:list>
      <text:p text:style-name="P397"/>
      <text:p text:style-name="P397">A script that has been "restricted" will <text:span text:style-name="T29">only</text:span><text:span text:style-name="T527"> run in the context specified, and will not execute and show an error if it is ran in another context. </text:span><text:span text:style-name="T528">Up to two contexts can be passed to </text:span><text:span text:style-name="T529">restrict</text:span><text:span text:style-name="T528">. For example, to make sure that a script is ran </text:span><text:span text:style-name="T530">only</text:span><text:span text:style-name="T528"> in chat windows, use </text:span><text:span text:style-name="T529">restrict channel private</text:span><text:span text:style-name="T528">.</text:span></text:p>
      <text:p text:style-name="P399">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31">move to</text:span> the context of any other window.</text:p>
      <text:p text:style-name="P400"/>
      <text:p text:style-name="P400"/>
      <text:p text:style-name="P400"/>
      <text:h text:style-name="Heading_20_3" text:outline-level="3" text:is-list-header="true"><text:bookmark-start text:name="__RefHeading___Toc102_1446586609"/><text:soft-page-break/>Aliases<text:bookmark-end text:name="__RefHeading___Toc102_1446586609"/></text:h>
      <text:p text:style-name="P401">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32">They function kind of like variables</text:span><text:span text:style-name="T532"><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32"> do in programming languages.</text:span> <text:span text:style-name="T532">As an</text:span> example, let's create an alias named 'GREETING', and set it to the value 'Hello world!':</text:p>
      <text:p text:style-name="P401"/>
      <table:table table:name="Table2" table:style-name="Table2">
        <table:table-column table:style-name="Table2.A"/>
        <table:table-row>
          <table:table-cell table:style-name="Table2.A1" office:value-type="string">
            <text:p text:style-name="P402">/<text:span text:style-name="T533">alias GREETING Hello world!</text:span></text:p>
          </table:table-cell>
        </table:table-row>
      </table:table>
      <text:p text:style-name="P401"/>
      <text:p text:style-name="P401">Now, if you want to insert the string "Hello world!" into a command or any output, you can use the alias interpolation symbol, which is <text:span text:style-name="T15">$</text:span> by default, followed by the alias'<text:span text:style-name="T534">s</text:span> name, to insert your alias into the command or output:</text:p>
      <text:p text:style-name="P401"/>
      <table:table table:name="Table3" table:style-name="Table3">
        <table:table-column table:style-name="Table3.A"/>
        <table:table-row>
          <table:table-cell table:style-name="Table3.A1" office:value-type="string">
            <text:p text:style-name="P402">/<text:span text:style-name="T533">msg #mychannel $GREETING</text:span></text:p>
          </table:table-cell>
        </table:table-row>
      </table:table>
      <text:p text:style-name="P401"/>
      <text:p text:style-name="P401">This sends a message to <text:span text:style-name="T15">#mychannel</text:span> that says "Hello world!" to everyone in the channel!</text:p>
      <text:p text:style-name="P403"/>
      <text:p text:style-name="P404">Alias names <text:span text:style-name="T29">must</text:span><text:span text:style-name="T30"> start with a letter, and not a number or other symbol. This is to prevent overwriting built-in aliases created for each window's context </text:span><text:span text:style-name="T535">(see </text:span><text:a xlink:type="simple" xlink:href="#7.2.2.Built-In Aliases|outline" text:style-name="Internet_20_link" text:visited-style-name="Visited_20_Internet_20_Link"><text:span text:style-name="T536">Built-In Aliases</text:span></text:a><text:span text:style-name="T537">). </text:span><text:span text:style-name="T538">Alias names also cannot contain punctuatio</text:span><text:span text:style-name="T539">n, except for underscores.</text:span></text:p>
      <text:p text:style-name="P405"/>
      <text:p text:style-name="P406">To create an alias, use the <text:span text:style-name="T15">/alias</text:span> command. To see a list of all aliases set for the current window, issue the <text:span text:style-name="T15">/alias</text:span> command with no arguments. <text:span text:style-name="T540">To delete an alias, issue the </text:span><text:span text:style-name="T541">/unalias</text:span><text:span text:style-name="T540"> command.</text:span></text:p>
      <text:p text:style-name="P406"/>
      <text:p text:style-name="P407">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08"/>
      <table:table table:name="Table7" table:style-name="Table7">
        <table:table-column table:style-name="Table7.A"/>
        <table:table-row>
          <table:table-cell table:style-name="Table7.A1" office:value-type="string">
            <text:p text:style-name="P409">/<text:span text:style-name="T542">alias GREETING /msg $_WINDOW Hello, and welcome!</text:span></text:p>
          </table:table-cell>
        </table:table-row>
      </table:table>
      <text:p text:style-name="P408"/>
      <text:p text:style-name="P410">Now, whenever someone joins you<text:span text:style-name="T524">r</text:span> channel, just type <text:span text:style-name="T15">$GREETING</text:span> into the text input widget to send your message! The above example uses a built-in alias, which is explained in <text:span text:style-name="T543">Built-In Aliases</text:span>.</text:p>
      <text:p text:style-name="P410"/>
      <text:p text:style-name="P411">All aliases are <text:span text:style-name="T29">global </text:span><text:span text:style-name="T544">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45">(including other connection scripts)</text:span><text:span text:style-name="T30">. </text:span><text:span text:style-name="T546">Any script can also delete an alias with the </text:span><text:span text:style-name="T547">/unalias</text:span><text:span text:style-name="T546"> command.</text:span></text:p>
      <text:p text:style-name="P410"/>
      <text:p text:style-name="Text_20_body">Built-in aliases<text:span text:style-name="T548"> cannot be deleted with the </text:span><text:span text:style-name="T549">/unalias</text:span><text:span text:style-name="T54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12"><text:span text:style-name="T359">Each window has a number of aliases for use that are built-in to the window'</text:span><text:span text:style-name="T550">s context</text:span><text:span text:style-name="T359">, and do not require the user to create them. Built-in alias names start with an underscore (</text:span><text:span text:style-name="T360">_</text:span><text:span text:style-name="T359">) </text:span><text:span text:style-name="T551">and are all uppercase. </text:span><text:span text:style-name="T552">Some built-in aliases (</text:span><text:span text:style-name="T553">see </text:span><text:a xlink:type="simple" xlink:href="#8.3.Script Arguments|outline" text:style-name="Internet_20_link" text:visited-style-name="Visited_20_Internet_20_Link"><text:span text:style-name="T554">Script Arguments</text:span></text:a><text:span text:style-name="T552">) are only </text:span><text:span text:style-name="T555">created in certain circumstances</text:span><text:span text:style-name="T552">; </text:span><text:span text:style-name="T556">these have a gray background.</text:span></text:p>
      <text:p text:style-name="P405"/>
      <table:table table:name="Table4" table:style-name="Table4">
        <table:table-column table:style-name="Table4.A"/>
        <table:table-column table:style-name="Table4.B"/>
        <table:table-header-rows>
          <table:table-row>
            <table:table-cell table:style-name="Table4.A1" office:value-type="string">
              <text:p text:style-name="P413">Alias</text:p>
            </table:table-cell>
            <table:table-cell table:style-name="Table4.B1" office:value-type="string">
              <text:p text:style-name="P413">Value</text:p>
            </table:table-cell>
          </table:table-row>
        </table:table-header-rows>
        <table:table-row table:style-name="Table4.2">
          <table:table-cell table:style-name="Table4.A2" office:value-type="string">
            <text:p text:style-name="P414">_<text:span text:style-name="T557">0, _1,...</text:span></text:p>
          </table:table-cell>
          <table:table-cell table:style-name="Table4.B2" office:value-type="string">
            <text:p text:style-name="P415">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16">_<text:span text:style-name="T558">ARGS</text:span></text:p>
          </table:table-cell>
          <table:table-cell table:style-name="Table4.B2" office:value-type="string">
            <text:p text:style-name="P417">The <text:span text:style-name="T558">number of arguments passed to a script. </text:span><text:span text:style-name="T559">If no arguments have been passed to the script, this will be set to </text:span><text:span text:style-name="T560">0</text:span><text:span text:style-name="T559">.</text:span></text:p>
          </table:table-cell>
        </table:table-row>
        <table:table-row>
          <table:table-cell table:style-name="Table4.A4" office:value-type="string">
            <text:p text:style-name="P414">_<text:span text:style-name="T561">CLIENT</text:span></text:p>
          </table:table-cell>
          <table:table-cell table:style-name="Table4.B4" office:value-type="string">
            <text:p text:style-name="P418">The <text:span text:style-name="T561">name of the IRC client, MERK.</text:span></text:p>
          </table:table-cell>
        </table:table-row>
        <table:table-row>
          <table:table-cell table:style-name="Table4.A4" office:value-type="string">
            <text:p text:style-name="P414">_<text:span text:style-name="T562">CONNECTION</text:span></text:p>
          </table:table-cell>
          <table:table-cell table:style-name="Table4.B4" office:value-type="string">
            <text:p text:style-name="P419">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14">_<text:span text:style-name="T561">C</text:span><text:span text:style-name="T563">OUNT</text:span></text:p>
          </table:table-cell>
          <table:table-cell table:style-name="Table4.B4" office:value-type="string">
            <text:p text:style-name="P420">The number of users in the current channel. For server and private chat windows, this will be set to <text:span text:style-name="T15">0</text:span>.</text:p>
          </table:table-cell>
        </table:table-row>
        <table:table-row>
          <table:table-cell table:style-name="Table4.A4" office:value-type="string">
            <text:p text:style-name="P421">_CUPTIME</text:p>
          </table:table-cell>
          <table:table-cell table:style-name="Table4.B4" office:value-type="string">
            <text:p text:style-name="P422">The number of seconds that MERK has been running.</text:p>
          </table:table-cell>
        </table:table-row>
        <table:table-row>
          <table:table-cell table:style-name="Table4.A4" office:value-type="string">
            <text:p text:style-name="P416">_HOST</text:p>
          </table:table-cell>
          <table:table-cell table:style-name="Table4.B4" office:value-type="string">
            <text:p text:style-name="P423">The reported hostname of the server the window is connected to; <text:span text:style-name="T564">if that is not know</text:span><text:span text:style-name="T565">n</text:span><text:span text:style-name="T564">, then this will be set to the server's address, a colon, and the server's port.</text:span></text:p>
          </table:table-cell>
        </table:table-row>
        <table:table-row>
          <table:table-cell table:style-name="Table4.A4" office:value-type="string">
            <text:p text:style-name="P414">_<text:span text:style-name="T566">DATE</text:span></text:p>
          </table:table-cell>
          <table:table-cell table:style-name="Table4.B4" office:value-type="string">
            <text:p text:style-name="P418">The <text:span text:style-name="T566">current date, in "MM/DD/YYYY" format.</text:span></text:p>
          </table:table-cell>
        </table:table-row>
        <table:table-row>
          <table:table-cell table:style-name="Table4.A4" office:value-type="string">
            <text:p text:style-name="P414">_<text:span text:style-name="T567">DAY</text:span></text:p>
          </table:table-cell>
          <table:table-cell table:style-name="Table4.B4" office:value-type="string">
            <text:p text:style-name="P418">The <text:span text:style-name="T566">current </text:span><text:span text:style-name="T567">day of the week.</text:span></text:p>
          </table:table-cell>
        </table:table-row>
        <table:table-row>
          <table:table-cell table:style-name="Table4.A4" office:value-type="string">
            <text:p text:style-name="P414">_<text:span text:style-name="T566">EDATE</text:span></text:p>
          </table:table-cell>
          <table:table-cell table:style-name="Table4.B4" office:value-type="string">
            <text:p text:style-name="P418">The <text:span text:style-name="T566">current date, in "DD/MM/YYYY" format.</text:span></text:p>
          </table:table-cell>
        </table:table-row>
        <table:table-row>
          <table:table-cell table:style-name="Table4.A4" office:value-type="string">
            <text:p text:style-name="P424">_<text:span text:style-name="T568">EPOCH</text:span></text:p>
          </table:table-cell>
          <table:table-cell table:style-name="Table4.B4" office:value-type="string">
            <text:p text:style-name="P425">The current time in UNIX epoch format.</text:p>
          </table:table-cell>
        </table:table-row>
        <table:table-row>
          <table:table-cell table:style-name="Table4.A4" office:value-type="string">
            <text:p text:style-name="P424">_<text:span text:style-name="T569">FILE</text:span></text:p>
          </table:table-cell>
          <table:table-cell table:style-name="Table4.B4" office:value-type="string">
            <text:p text:style-name="P426">The full filename of the currently running script. <text:span text:style-name="T570">If called from an </text:span><text:span text:style-name="T571">/insert</text:span><text:span text:style-name="T570">ed file, this will contain the name of the script being executed, </text:span><text:span text:style-name="T572">not the </text:span><text:span text:style-name="T573">/insert</text:span><text:span text:style-name="T572">ed file. </text:span><text:span text:style-name="T559">If the current script does not have a filename, this will be set to </text:span><text:span text:style-name="T574">script</text:span><text:span text:style-name="T559">.</text:span></text:p>
          </table:table-cell>
        </table:table-row>
        <table:table-row>
          <table:table-cell table:style-name="Table4.A4" office:value-type="string">
            <text:p text:style-name="P416">_<text:span text:style-name="T575">HCHANNELS</text:span></text:p>
          </table:table-cell>
          <table:table-cell table:style-name="Table4.B4" office:value-type="string">
            <text:p text:style-name="P427">The number of <text:span text:style-name="T575">hidden</text:span> <text:span text:style-name="T575">channels</text:span> on the server the window is connected to. If this is not known, this will be set to <text:span text:style-name="T15">0</text:span>.</text:p>
          </table:table-cell>
        </table:table-row>
        <table:table-row>
          <table:table-cell table:style-name="Table4.A4" office:value-type="string">
            <text:p text:style-name="P424">_MODE</text:p>
          </table:table-cell>
          <table:table-cell table:style-name="Table4.B4" office:value-type="string">
            <text:p text:style-name="P428">Any modes set on the user associated with the window. <text:span text:style-name="T559">If no modes are set, this will be set to </text:span><text:span text:style-name="T574">none</text:span><text:span text:style-name="T576">.</text:span></text:p>
          </table:table-cell>
        </table:table-row>
        <table:table-row>
          <table:table-cell table:style-name="Table4.A4" office:value-type="string">
            <text:p text:style-name="P414">_<text:span text:style-name="T567">MONTH</text:span></text:p>
          </table:table-cell>
          <table:table-cell table:style-name="Table4.B4" office:value-type="string">
            <text:p text:style-name="P418">The <text:span text:style-name="T567">name of the current month.</text:span></text:p>
          </table:table-cell>
        </table:table-row>
        <table:table-row>
          <table:table-cell table:style-name="Table4.A4" office:value-type="string">
            <text:p text:style-name="P414">_N<text:span text:style-name="T577">ETWORK</text:span></text:p>
          </table:table-cell>
          <table:table-cell table:style-name="Table4.B4" office:value-type="string">
            <text:p text:style-name="P429">The network the server the window is connected to is on; if this is not known, this will be set to <text:span text:style-name="T15">unknown</text:span>.</text:p>
          </table:table-cell>
        </table:table-row>
        <table:table-row>
          <table:table-cell table:style-name="Table4.A4" office:value-type="string">
            <text:p text:style-name="P414">_NICKNAME</text:p>
          </table:table-cell>
          <table:table-cell table:style-name="Table4.B4" office:value-type="string">
            <text:p text:style-name="P418">The user's <text:span text:style-name="T578">current</text:span> nickname.</text:p>
          </table:table-cell>
        </table:table-row>
        <table:table-row>
          <table:table-cell table:style-name="Table4.A4" office:value-type="string">
            <text:p text:style-name="P414">_<text:span text:style-name="T579">ORDINAL</text:span></text:p>
          </table:table-cell>
          <table:table-cell table:style-name="Table4.B4" office:value-type="string">
            <text:p text:style-name="P418">The <text:span text:style-name="T579">current day of the month.</text:span></text:p>
          </table:table-cell>
        </table:table-row>
        <table:table-row>
          <table:table-cell table:style-name="Table4.A4" office:value-type="string">
            <text:p text:style-name="P416">_PORT</text:p>
          </table:table-cell>
          <table:table-cell table:style-name="Table4.B4" office:value-type="string">
            <text:p text:style-name="P423">The port on the server the window is connected to.</text:p>
          </table:table-cell>
        </table:table-row>
        <table:table-row>
          <table:table-cell table:style-name="Table4.A4" office:value-type="string">
            <text:p text:style-name="P424">_PRESENT</text:p>
          </table:table-cell>
          <table:table-cell table:style-name="Table4.B4" office:value-type="string">
            <text:p text:style-name="P428">If the window the alias is being used in is a channel window, this will contain a list of users in that channel, separated by commas. <text:span text:style-name="T559">If there are no users in the channel, </text:span><text:span text:style-name="T580">or if this is used in a non-channel context</text:span><text:span text:style-name="T559">, this will be set to </text:span><text:span text:style-name="T574">none</text:span><text:span text:style-name="T559">.</text:span></text:p>
          </table:table-cell>
        </table:table-row>
        <table:table-row>
          <table:table-cell table:style-name="Table4.A4" office:value-type="string">
            <text:p text:style-name="P416">_REALNAME</text:p>
          </table:table-cell>
          <table:table-cell table:style-name="Table4.B4" office:value-type="string">
            <text:p text:style-name="P423">The user's realname, <text:span text:style-name="T581">as set in user settings.</text:span></text:p>
          </table:table-cell>
        </table:table-row>
        <table:table-row>
          <table:table-cell table:style-name="Table4.A4" office:value-type="string">
            <text:p text:style-name="P416">_<text:span text:style-name="T582">RELEASE</text:span></text:p>
          </table:table-cell>
          <table:table-cell table:style-name="Table4.B4" office:value-type="string">
            <text:p text:style-name="P430">The URL for the current latest release of MERK, <text:span text:style-name="T583">as known at the release of the running version.</text:span></text:p>
          </table:table-cell>
        </table:table-row>
        <text:soft-page-break/>
        <table:table-row>
          <table:table-cell table:style-name="Table4.A4" office:value-type="string">
            <text:p text:style-name="P416">_R<text:span text:style-name="T584">VERSION</text:span></text:p>
          </table:table-cell>
          <table:table-cell table:style-name="Table4.B4" office:value-type="string">
            <text:p text:style-name="P431">The <text:span text:style-name="T584">current release version of MERK</text:span><text:span text:style-name="T582">, </text:span><text:span text:style-name="T583">as known at the release of the running version.</text:span></text:p>
          </table:table-cell>
        </table:table-row>
        <table:table-row>
          <table:table-cell table:style-name="Table4.A4" office:value-type="string">
            <text:p text:style-name="P416">_<text:span text:style-name="T575">SCHANNELS</text:span></text:p>
          </table:table-cell>
          <table:table-cell table:style-name="Table4.B4" office:value-type="string">
            <text:p text:style-name="P427">The number of visible <text:span text:style-name="T575">channels</text:span> on the server the window is connected to. If this is not known, this will be set to <text:span text:style-name="T15">0</text:span>.</text:p>
          </table:table-cell>
        </table:table-row>
        <table:table-row>
          <table:table-cell table:style-name="Table4.A4" office:value-type="string">
            <text:p text:style-name="P416">_<text:span text:style-name="T585">SCOUNT</text:span></text:p>
          </table:table-cell>
          <table:table-cell table:style-name="Table4.B4" office:value-type="string">
            <text:p text:style-name="P427">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16">_S<text:span text:style-name="T569">CRIPT</text:span></text:p>
          </table:table-cell>
          <table:table-cell table:style-name="Table4.B4" office:value-type="string">
            <text:p text:style-name="P432">The name of the file, without the full path, of the currently running script. Only present in scripts that have been executed with the <text:span text:style-name="T15">/script</text:span> command. <text:span text:style-name="T570">If called from an </text:span><text:span text:style-name="T571">/insert</text:span><text:span text:style-name="T570">ed file, this will contain the name of the script being executed, </text:span><text:span text:style-name="T572">not the </text:span><text:span text:style-name="T573">/insert</text:span><text:span text:style-name="T572">ed file. </text:span><text:span text:style-name="T559">If the current script does not have a filename, this will be set to </text:span><text:span text:style-name="T574">script</text:span><text:span text:style-name="T559">.</text:span></text:p>
          </table:table-cell>
        </table:table-row>
        <table:table-row>
          <table:table-cell table:style-name="Table4.A4" office:value-type="string">
            <text:p text:style-name="P416">_SERVER</text:p>
          </table:table-cell>
          <table:table-cell table:style-name="Table4.B4" office:value-type="string">
            <text:p text:style-name="P423">The server the window is connected to; this will be the address used to connect to the server, <text:span text:style-name="T586">not the server's reported hostname.</text:span></text:p>
          </table:table-cell>
        </table:table-row>
        <table:table-row>
          <table:table-cell table:style-name="Table4.A4" office:value-type="string">
            <text:p text:style-name="P414">_<text:span text:style-name="T587">SOFTWARE</text:span></text:p>
          </table:table-cell>
          <table:table-cell table:style-name="Table4.B4" office:value-type="string">
            <text:p text:style-name="P433">The <text:span text:style-name="T587">server software the server the window is connected to is using. </text:span><text:span text:style-name="T588">If this is not known, this will be set to </text:span><text:span text:style-name="T589">unknown</text:span><text:span text:style-name="T588">.</text:span></text:p>
          </table:table-cell>
        </table:table-row>
        <table:table-row>
          <table:table-cell table:style-name="Table4.A4" office:value-type="string">
            <text:p text:style-name="P414">_<text:span text:style-name="T561">SOURCE</text:span></text:p>
          </table:table-cell>
          <table:table-cell table:style-name="Table4.B4" office:value-type="string">
            <text:p text:style-name="P433">The URL to MERK's source code.</text:p>
          </table:table-cell>
        </table:table-row>
        <table:table-row>
          <table:table-cell table:style-name="Table4.A4" office:value-type="string">
            <text:p text:style-name="P424">_<text:span text:style-name="T590">STAMP</text:span></text:p>
          </table:table-cell>
          <table:table-cell table:style-name="Table4.B4" office:value-type="string">
            <text:p text:style-name="P425">The current time, following the format setting for timestamps.</text:p>
          </table:table-cell>
        </table:table-row>
        <table:table-row>
          <table:table-cell table:style-name="Table4.A4" office:value-type="string">
            <text:p text:style-name="P424">_STATUS</text:p>
          </table:table-cell>
          <table:table-cell table:style-name="Table4.B4" office:value-type="string">
            <text:p text:style-name="P434">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24">_<text:span text:style-name="T591">SUPTIME</text:span></text:p>
          </table:table-cell>
          <table:table-cell table:style-name="Table4.B4" office:value-type="string">
            <text:p text:style-name="P435">How long, in seconds, the client has been connected to the server associated with the current window.</text:p>
          </table:table-cell>
        </table:table-row>
        <table:table-row>
          <table:table-cell table:style-name="Table4.A4" office:value-type="string">
            <text:p text:style-name="P424">_<text:span text:style-name="T590">TIME</text:span></text:p>
          </table:table-cell>
          <table:table-cell table:style-name="Table4.B4" office:value-type="string">
            <text:p text:style-name="P425">The current time, <text:span text:style-name="T590">in 24-hour format.</text:span></text:p>
          </table:table-cell>
        </table:table-row>
        <table:table-row>
          <table:table-cell table:style-name="Table4.A4" office:value-type="string">
            <text:p text:style-name="P424">_TOPIC</text:p>
          </table:table-cell>
          <table:table-cell table:style-name="Table4.B4" office:value-type="string">
            <text:p text:style-name="P434">If the window the alias is being used in is a channel window, this will contain the channel's topic, if there is one. <text:span text:style-name="T559">If the channel does not have a topic, </text:span><text:span text:style-name="T580">or if the window is not a channel</text:span><text:span text:style-name="T559">, this will be set to </text:span><text:span text:style-name="T574">No topic</text:span><text:span text:style-name="T559">.</text:span></text:p>
          </table:table-cell>
        </table:table-row>
        <table:table-row>
          <table:table-cell table:style-name="Table4.A4" office:value-type="string">
            <text:p text:style-name="P416">_UPTIME</text:p>
          </table:table-cell>
          <table:table-cell table:style-name="Table4.B4" office:value-type="string">
            <text:p text:style-name="P423">How long the window the <text:span text:style-name="T578">script</text:span> is <text:span text:style-name="T578">being ran</text:span> in has been connected or has been in use, in seconds.</text:p>
          </table:table-cell>
        </table:table-row>
        <table:table-row>
          <table:table-cell table:style-name="Table4.A4" office:value-type="string">
            <text:p text:style-name="P414">_<text:span text:style-name="T561">VERSION</text:span></text:p>
          </table:table-cell>
          <table:table-cell table:style-name="Table4.B4" office:value-type="string">
            <text:p text:style-name="P433">The current version of MERK in use.</text:p>
          </table:table-cell>
        </table:table-row>
        <table:table-row>
          <table:table-cell table:style-name="Table4.A4" office:value-type="string">
            <text:p text:style-name="P414">_USERNAME</text:p>
          </table:table-cell>
          <table:table-cell table:style-name="Table4.B4" office:value-type="string">
            <text:p text:style-name="P418">The user's username, <text:span text:style-name="T581">as set in user settings.</text:span></text:p>
          </table:table-cell>
        </table:table-row>
        <table:table-row>
          <table:table-cell table:style-name="Table4.A4" office:value-type="string">
            <text:p text:style-name="P416">_WINDOW</text:p>
          </table:table-cell>
          <table:table-cell table:style-name="Table4.B4" office:value-type="string">
            <text:p text:style-name="P423">The name of the window the <text:span text:style-name="T586">script</text:span> is being used in.</text:p>
          </table:table-cell>
        </table:table-row>
        <table:table-row table:style-name="Table4.40">
          <table:table-cell table:style-name="Table4.A4" office:value-type="string">
            <text:p text:style-name="P416">_WTYPE</text:p>
          </table:table-cell>
          <table:table-cell table:style-name="Table4.B4" office:value-type="string">
            <text:p text:style-name="P423">The type of window the alias is being used in; either <text:span text:style-name="T592">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14">_<text:span text:style-name="T593">YEAR</text:span></text:p>
          </table:table-cell>
          <table:table-cell table:style-name="Table4.B4" office:value-type="string">
            <text:p text:style-name="P418">The <text:span text:style-name="T593">current year.</text:span></text:p>
          </table:table-cell>
        </table:table-row>
      </table:table>
      <text:p text:style-name="P436"/>
      <text:p text:style-name="P436"><text:span text:style-name="T518">Built-in aliases can be very useful in scripts, where the script may not "know" what </text:span><text:a xlink:type="simple" xlink:href="#8.2.Context|outline" text:style-name="Internet_20_link" text:visited-style-name="Visited_20_Internet_20_Link"><text:span text:style-name="T594">context</text:span></text:a><text:span text:style-name="T518"> it is running in:</text:span></text:p>
      <text:p text:style-name="P437"/>
      <table:table table:name="Table5" table:style-name="Table5">
        <table:table-column table:style-name="Table5.A"/>
        <table:table-row table:style-name="Table5.1">
          <table:table-cell table:style-name="Table5.A1" office:value-type="string">
            <text:p text:style-name="P438">/* <text:span text:style-name="T518">This sends a message to the current channel */</text:span></text:p>
            <text:p text:style-name="P439">/<text:span text:style-name="T518">msg $_WINDOW Hello, everybody! </text:span><text:span text:style-name="T595">My name is $_NICKNAME</text:span></text:p>
            <text:p text:style-name="P439"/>
            <text:p text:style-name="P438">/* <text:span text:style-name="T518">This sets the current channel's topic */</text:span></text:p>
            <text:p text:style-name="P440">/<text:span text:style-name="T518">topic $_WINDOW </text:span><text:span text:style-name="T595">We've been around for $_UPTIME seconds!</text:span></text:p>
          </table:table-cell>
        </table:table-row>
      </table:table>
      <text:p text:style-name="Standard"/>
      <text:p text:style-name="P441">They can also be used to display information about the client:</text:p>
      <text:p text:style-name="P442"/>
      <table:table table:name="Table55" table:style-name="Table55">
        <table:table-column table:style-name="Table55.A"/>
        <table:table-row table:style-name="Table55.1">
          <table:table-cell table:style-name="Table55.A1" office:value-type="string">
            <text:p text:style-name="P443">/* <text:span text:style-name="T596">This sets the default away message */</text:span></text:p>
            <text:p text:style-name="P444">/<text:span text:style-name="T596">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45">Arguments can be passed to a script with the <text:span text:style-name="T15">/script</text:span> command; <text:span text:style-name="T597">just pass them as arguments to the command following the script file name. </text:span><text:span text:style-name="T598">The </text:span><text:span text:style-name="T15">/script</text:span><text:span text:style-name="T598"> command is the </text:span><text:span text:style-name="T599">only</text:span><text:span text:style-name="T600"> way to pass arguments to a script.</text:span></text:p>
      <text:p text:style-name="P446">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01">most</text:span> commands, arguments are considered to consist of <text:span text:style-name="T602">either </text:span>a single word, with no spaces, <text:span text:style-name="T602">or a number of words separated by spaces. A channel name, for example, or a nickname may be an argument; the </text:span><text:span text:style-name="T603">/msg</text:span><text:span text:style-name="T602"> command looks for a channel or nickname as the first argument, with all other arguments being the message to be sent. </text:span>Arguments to scripts can contain spaces, and the number of <text:span text:style-name="T60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47">/* <text:span text:style-name="T597">This calls a script with a single argument */</text:span></text:p>
            <text:p text:style-name="P448">/<text:span text:style-name="T597">script myscript.merk "Hello, world!"</text:span></text:p>
            <text:p text:style-name="P448"/>
            <text:p text:style-name="P447">/* <text:span text:style-name="T597">Here are multiple arguments, with spaces in each */</text:span></text:p>
            <text:p text:style-name="P448">/<text:span text:style-name="T597">script test.merk "First argument!" "Second argument!" "And third!"</text:span></text:p>
          </table:table-cell>
        </table:table-row>
      </table:table>
      <text:p text:style-name="P449"/>
      <text:p text:style-name="P450">To access these arguments, a built-in alias is created for each one, and another is created for all arguments. Each built-in alias is named with the number of the argument: <text:span text:style-name="T574">$</text:span><text:span text:style-name="T15">_1</text:span> for the first argument, <text:span text:style-name="T574">$</text:span><text:span text:style-name="T15">_2</text:span> for the second, <text:span text:style-name="T574">$</text:span><text:span text:style-name="T15">_3</text:span> for the third, and so on. The built-in alias <text:span text:style-name="T574">$</text:span><text:span text:style-name="T15">_0</text:span> contains all arguments passed to the script, joined by single spaces; <text:span text:style-name="T604">if no arguments have been passed to the script, </text:span><text:span text:style-name="T574">$</text:span><text:span text:style-name="T605">_0</text:span><text:span text:style-name="T604"> will contain the string </text:span><text:span text:style-name="T605">none</text:span><text:span text:style-name="T604">.</text:span></text:p>
      <text:p text:style-name="P450"/>
      <text:p text:style-name="P450">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06">as</text:span> the error message if your script it called with an improper number of arguments.</text:p>
      <text:p text:style-name="P450"/>
      <text:p text:style-name="P450">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50"/>
      <table:table table:name="Table22" table:style-name="Table22">
        <table:table-column table:style-name="Table22.A"/>
        <table:table-row>
          <table:table-cell table:style-name="Table22.A1" office:value-type="string">
            <text:p text:style-name="P447">/*</text:p>
            <text:p text:style-name="P447"><text:s text:c="5"/><text:span text:style-name="T607">This script requires a single argument.</text:span></text:p>
            <text:p text:style-name="P447"><text:s text:c="5"/><text:span text:style-name="T607">If none or more than one </text:span><text:span text:style-name="T608">argument</text:span><text:span text:style-name="T607"> is passed,</text:span></text:p>
            <text:p text:style-name="P451"><text:s text:c="5"/>display script usage information.</text:p>
            <text:p text:style-name="P452">*/</text:p>
            <text:p text:style-name="P448"><text:span text:style-name="T597">usage 1 Usage: /script </text:span><text:span text:style-name="T569">$_SCRIPT</text:span><text:span text:style-name="T597"> NAME</text:span></text:p>
            <text:p text:style-name="P448"/>
            <text:p text:style-name="P453"><text:span text:style-name="T15">/</text:span><text:span text:style-name="T609">msg $_WINDOW Hello there, $_1! Nice to see you!</text:span></text:p>
          </table:table-cell>
        </table:table-row>
      </table:table>
      <text:p text:style-name="P454"/>
      <text:p text:style-name="P454"><text:soft-page-break/>Let's execute our script! In the text input widget, type the following and hit enter:</text:p>
      <text:p text:style-name="P454"/>
      <table:table table:name="Table23" table:style-name="Table23">
        <table:table-column table:style-name="Table23.A"/>
        <table:table-row>
          <table:table-cell table:style-name="Table23.A1" office:value-type="string">
            <text:p text:style-name="P453"><text:span text:style-name="T15">/</text:span><text:span text:style-name="T610">script greet other_user</text:span></text:p>
          </table:table-cell>
        </table:table-row>
      </table:table>
      <text:p text:style-name="P449"/>
      <text:p text:style-name="P454">Our greeting is sent to the current chat:</text:p>
      <text:p text:style-name="P454"/>
      <text:p text:style-name="P455"><draw:frame draw:style-name="fr1" draw:name="Image21" text:anchor-type="as-char" svg:width="4.3437in" svg:height="0.2083in" draw:z-index="33"><draw:image xlink:href="Pictures/10000001000001A1000000144BBC521D.png" xlink:type="simple" xlink:show="embed" xlink:actuate="onLoad" draw:mime-type="image/png"/></draw:frame></text:p>
      <text:p text:style-name="P456"/>
      <text:p text:style-name="P456">If we executed our script with no arguments, an error message is displayed:</text:p>
      <text:p text:style-name="P457"><draw:frame draw:style-name="fr1" draw:name="Image22" text:anchor-type="as-char" svg:width="2.5835in" svg:height="0.2291in" draw:z-index="34"><draw:image xlink:href="Pictures/10000001000000F8000000165CBCA79A.png" xlink:type="simple" xlink:show="embed" xlink:actuate="onLoad" draw:mime-type="image/png"/></draw:frame></text:p>
      <text:p text:style-name="P458">Connection scripts are <text:span text:style-name="T29">never</text:span><text:span text:style-name="T30"> called with any arguments. </text:span><text:span text:style-name="T611">Scripts executed by any way other than the </text:span><text:span text:style-name="T612">/script</text:span><text:span text:style-name="T611"> command are </text:span><text:span text:style-name="T613">never</text:span><text:span text:style-name="T611"> called with any arguments.</text:span></text:p>
      <text:p text:style-name="P459">Several built-in aliases are created for scripts. <text:span text:style-name="T574">$</text:span><text:span text:style-name="T15">_FILE</text:span> contains the full filename of the script (including path) being called, <text:span text:style-name="T574">$</text:span><text:span text:style-name="T15">_SCRIPT</text:span> contains the filename of the script without the path, and <text:span text:style-name="T574">$</text:span><text:span text:style-name="T15">_ARGS</text:span> contains the number of arguments the script was called with. The example above has a use of the <text:span text:style-name="T574">$</text:span><text:span text:style-name="T15">_SCRIPT</text:span> built-in alias. <text:span text:style-name="T604">If a script is executed from the editor (and thus doesn't have a filename), both </text:span><text:span text:style-name="T574">$</text:span><text:span text:style-name="T605">_FILE</text:span><text:span text:style-name="T604"> and </text:span><text:span text:style-name="T574">$</text:span><text:span text:style-name="T605">_SCRIPT</text:span><text:span text:style-name="T604"> will be set to </text:span><text:span text:style-name="T605">script</text:span><text:span text:style-name="T604">.</text:span></text:p>
      <text:p text:style-name="P460">Scripts executed with the "Run" menu in the editor <text:span text:style-name="T30">are </text:span><text:span text:style-name="T29">never</text:span><text:span text:style-name="T30"> called with any arguments, and </text:span><text:span text:style-name="T614">will only </text:span><text:span text:style-name="T30">have the </text:span><text:span text:style-name="T615">$</text:span><text:span text:style-name="T616">_SCRIPT</text:span><text:span text:style-name="T617"> </text:span><text:span text:style-name="T618">or</text:span><text:span text:style-name="T617"> </text:span><text:span text:style-name="T615">$</text:span><text:span text:style-name="T616">_FILE</text:span><text:span text:style-name="T30"> built-in aliases </text:span><text:span text:style-name="T614">if the script has been saved to or loaded from a filename</text:span><text:span text:style-name="T30">. </text:span><text:span text:style-name="T619">Scripts executed with the "Run script" button on server window toolbars will have the </text:span><text:span text:style-name="T615">$</text:span><text:span text:style-name="T616">_SCRIPT</text:span><text:span text:style-name="T619"> and </text:span><text:span text:style-name="T615">$</text:span><text:span text:style-name="T616">_FILE</text:span><text:span text:style-name="T619"> built-in aliases, but as they are </text:span><text:span text:style-name="T620">never</text:span><text:span text:style-name="T619"> called with arguments, will have the </text:span><text:span text:style-name="T615">$</text:span><text:span text:style-name="T31">_ARGS</text:span><text:span text:style-name="T619"> built-in alias </text:span><text:span text:style-name="T621">set to </text:span><text:span text:style-name="T615">none</text:span><text:span text:style-name="T621">.</text:span></text:p>
      <text:p text:style-name="P461">Argument built-in aliases can be used with <text:span text:style-name="T15">insert</text:span>ed scripts, but they <text:span text:style-name="T622">will always reference the script that is being executed, not the </text:span><text:span text:style-name="T623">insert</text:span><text:span text:style-name="T622">ed script. For example, if an </text:span><text:span text:style-name="T623">insert</text:span><text:span text:style-name="T622">ed script includes the built-in alias </text:span><text:span text:style-name="T623">$_1</text:span><text:span text:style-name="T622">, that alias will interpolate to the first argument that was passed to the script that is being executed, </text:span><text:span text:style-name="T624">not</text:span><text:span text:style-name="T625"> the </text:span><text:span text:style-name="T626">insert</text:span><text:span text:style-name="T625">ed file.</text:span></text:p>
      <text:p text:style-name="P462"/>
      <text:p text:style-name="P462"/>
      <text:p text:style-name="P462"/>
      <text:p text:style-name="P462"/>
      <text:p text:style-name="P462"/>
      <text:p text:style-name="P462"/>
      <text:h text:style-name="P463" text:outline-level="3" text:is-list-header="true"><text:bookmark-start text:name="__RefHeading___Toc862_362215326"/><text:soft-page-break/><text:span text:style-name="T627">Writing </text:span>Connection Scripts<text:bookmark-end text:name="__RefHeading___Toc862_362215326"/></text:h>
      <text:p text:style-name="P464"><text:span text:style-name="T628">Connection scripts are the scripts that can be entered in the connection dialog, and are executed as soon as the client completes connecting to a server. </text:span><text:span text:style-name="T629">A connection script's context is the server window created when connecting. In fact, calling </text:span><text:span text:style-name="T630">restrict server</text:span><text:span text:style-name="T629"> to restrict the connection script's execution to a server window will pass successfully, while using </text:span><text:span text:style-name="T630">restrict</text:span><text:span text:style-name="T629"> with any other </text:span><text:span text:style-name="T631">context</text:span><text:span text:style-name="T629"> type will cause the connection script to not execute.</text:span></text:p>
      <text:p text:style-name="P465"><draw:frame draw:style-name="fr1" draw:name="Image5" text:anchor-type="as-char" svg:width="3.8543in" svg:height="3.5008in" draw:z-index="35"><draw:image xlink:href="../../graphics/connect_script.png" xlink:type="simple" xlink:show="embed" xlink:actuate="onLoad" draw:mime-type="image/png"/></draw:frame></text:p>
      <text:p text:style-name="P466">To issue commands that will have an effect on another window, use the <text:span text:style-name="T269">context</text:span> command to move the script to that window's context.</text:p>
      <text:p text:style-name="P467">Before <text:span text:style-name="T269">context</text:span>ing to another context, be aware that that <text:span text:style-name="T368">window (and the context)</text:span> may "not exist" yet. The channel <text:span text:style-name="T632">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67">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68">/<text:span text:style-name="T633">alias FAVORITE #merk</text:span></text:p>
            <text:p text:style-name="P468">/<text:span text:style-name="T633">join $FAVORITE</text:span></text:p>
            <text:p text:style-name="P468">/<text:span text:style-name="T633">msg $FAVORITE Hello, everybody!</text:span></text:p>
            <text:p text:style-name="P469">wait 10</text:p>
            <text:p text:style-name="P468"><text:span text:style-name="T634">context</text:span><text:span text:style-name="T633"> $FAVORITE</text:span></text:p>
            <text:p text:style-name="P468">/<text:span text:style-name="T635">print $_WINDOW Maximizing $FAVORITE!</text:span></text:p>
            <text:p text:style-name="P468">/<text:span text:style-name="T633">maximize </text:span><text:span text:style-name="T636">$_WINDOW</text:span></text:p>
          </table:table-cell>
        </table:table-row>
      </table:table>
      <text:p text:style-name="P470"><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7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72">/*</text:p>
            <text:p text:style-name="P472"><text:s text:c="3"/><text:span text:style-name="T637">Wave Script</text:span></text:p>
            <text:p text:style-name="P472"><text:s text:c="3"/><text:span text:style-name="T637">By Dan Hetrick</text:span></text:p>
            <text:p text:style-name="P472">*/</text:p>
            <text:p text:style-name="P473"/>
            <text:p text:style-name="P474">restrict channel private</text:p>
            <text:p text:style-name="P474">/msg $_WINDOW :wave: </text:p>
            <text:p text:style-name="P474">/alias wave /script $_FILE</text:p>
          </table:table-cell>
        </table:table-row>
      </table:table>
      <text:p text:style-name="P475"/>
      <text:p text:style-name="P471">What this script does specifically:</text:p>
      <text:list text:style-name="L22">
        <text:list-item>
          <text:p text:style-name="P476">Restrict the scripts execution to channel and private chat windows.</text:p>
        </text:list-item>
        <text:list-item>
          <text:p text:style-name="P476">Sends the "wave" emoji to the current chat</text:p>
        </text:list-item>
        <text:list-item>
          <text:p text:style-name="P476">Creates an alias named "wave" that will re-execute the script</text:p>
        </text:list-item>
      </text:list>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h text:style-name="Heading_20_3" text:outline-level="3"><text:bookmark-start text:name="__RefHeading___Toc4349_4060769487"/><text:soft-page-break/>Greeting<text:bookmark-end text:name="__RefHeading___Toc4349_4060769487"/></text:h>
      <text:p text:style-name="P478">This script sends a greeting to the as a private message to a user. It takes a single argument, the username of the person the greeting is being sent to.</text:p>
      <text:p text:style-name="P479"/>
      <table:table table:name="Table26" table:style-name="Table26">
        <table:table-column table:style-name="Table26.A"/>
        <table:table-row>
          <table:table-cell table:style-name="Table26.A1" office:value-type="string">
            <text:p text:style-name="P472">/*</text:p>
            <text:p text:style-name="P472"><text:s text:c="3"/><text:span text:style-name="T637">Greeting Script</text:span></text:p>
            <text:p text:style-name="P472"><text:s text:c="3"/><text:span text:style-name="T637">By Dan Hetrick</text:span></text:p>
            <text:p text:style-name="P472">*/</text:p>
            <text:p text:style-name="P473"/>
            <text:p text:style-name="P474">usage 1 Usage: /script $_SCRIPT nickname</text:p>
            <text:p text:style-name="P473">/<text:span text:style-name="T637">msg $_1 Hello! Nice to see you!</text:span></text:p>
          </table:table-cell>
        </table:table-row>
      </table:table>
      <text:p text:style-name="P480"/>
      <text:p text:style-name="P481">What this script does specifically:</text:p>
      <text:p text:style-name="P481"/>
      <text:list text:style-name="L23">
        <text:list-item>
          <text:p text:style-name="P482">Makes sure the script is called with a single argument</text:p>
        </text:list-item>
        <text:list-item>
          <text:p text:style-name="P483">Sends <text:span text:style-name="T638">a greeting as a private message to the user set in the single argument</text:span></text:p>
        </text:list-item>
      </text:list>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p text:style-name="P477"/>
      <text:h text:style-name="Heading_20_3" text:outline-level="3"><text:bookmark-start text:name="__RefHeading___Toc4600_4060769487"/><text:soft-page-break/>Example Connection Script<text:bookmark-end text:name="__RefHeading___Toc4600_4060769487"/></text:h>
      <text:p text:style-name="P484">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39">maximize the channel's window, </text:span>and send a greeting to the channel</text:p>
      <text:p text:style-name="P479"/>
      <table:table table:name="Table27" table:style-name="Table27">
        <table:table-column table:style-name="Table27.A"/>
        <table:table-row>
          <table:table-cell table:style-name="Table27.A1" office:value-type="string">
            <text:p text:style-name="P472">/*</text:p>
            <text:p text:style-name="P472"><text:s text:c="3"/><text:span text:style-name="T640">Example </text:span><text:span text:style-name="T638">Server Connection Script</text:span></text:p>
            <text:p text:style-name="P472">*/</text:p>
            <text:p text:style-name="P473"/>
            <text:p text:style-name="P485">restrict server</text:p>
            <text:p text:style-name="P473">/<text:span text:style-name="T638">alias USERNAME my_username</text:span></text:p>
            <text:p text:style-name="P473">/<text:span text:style-name="T638">alias PASSWORD my_password</text:span></text:p>
            <text:p text:style-name="P473">/<text:span text:style-name="T638">alias CHANNEL #my_channel</text:span></text:p>
            <text:p text:style-name="P473">/<text:span text:style-name="T638">alias TOPIC Welcome to my channel!</text:span></text:p>
            <text:p text:style-name="P473">/<text:span text:style-name="T638">alias GREETING $_NICKNAME is here, everybody!</text:span></text:p>
            <text:p text:style-name="P473"/>
            <text:p text:style-name="P473">/<text:span text:style-name="T638">msg nickserv IDENTIFY $USERNAME $PASSWORD</text:span></text:p>
            <text:p text:style-name="P485">wait 5</text:p>
            <text:p text:style-name="P473">/<text:span text:style-name="T638">join $CHANNEL</text:span></text:p>
            <text:p text:style-name="P473">/<text:span text:style-name="T638">msg chanserv OP $CHANNEL</text:span></text:p>
            <text:p text:style-name="P473"><text:span text:style-name="T638">wait </text:span><text:span text:style-name="T641">10</text:span></text:p>
            <text:p text:style-name="P486">context $CHANNEL</text:p>
            <text:p text:style-name="P473">/<text:span text:style-name="T638">topic $TOPIC</text:span></text:p>
            <text:p text:style-name="P473">/<text:span text:style-name="T641">maximize</text:span></text:p>
            <text:p text:style-name="P485">wait 1</text:p>
            <text:p text:style-name="P473">/<text:span text:style-name="T638">msg $_</text:span><text:span text:style-name="T641">WINDOW</text:span><text:span text:style-name="T638"> $GREETING</text:span></text:p>
          </table:table-cell>
        </table:table-row>
      </table:table>
      <text:p text:style-name="P480"/>
      <text:p text:style-name="P481">What this script does specifically:</text:p>
      <text:p text:style-name="P487"/>
      <text:list text:style-name="L24">
        <text:list-item>
          <text:p text:style-name="P488">Restrict the script's execution to server windows</text:p>
        </text:list-item>
        <text:list-item>
          <text:p text:style-name="P488">Sets an alias for the user's <text:span text:style-name="T15">NICKSERV</text:span> username</text:p>
        </text:list-item>
        <text:list-item>
          <text:p text:style-name="P488">Sets an alias for the user's <text:span text:style-name="T15">NICKSERV</text:span> password</text:p>
        </text:list-item>
        <text:list-item>
          <text:p text:style-name="P488">Sets an alias for the user's channel</text:p>
        </text:list-item>
        <text:list-item>
          <text:p text:style-name="P488">Sets an alias for the channel's topic</text:p>
        </text:list-item>
        <text:list-item>
          <text:p text:style-name="P488">Sets an alias for the greeting to send once everything else is done</text:p>
        </text:list-item>
        <text:list-item>
          <text:p text:style-name="P488">Logs into <text:span text:style-name="T15">NICKSERV</text:span> with the set username and password</text:p>
        </text:list-item>
        <text:list-item>
          <text:p text:style-name="P488">Waits 5 seconds</text:p>
        </text:list-item>
        <text:list-item>
          <text:p text:style-name="P488">Join the set channel</text:p>
        </text:list-item>
        <text:list-item>
          <text:p text:style-name="P488">Tells <text:span text:style-name="T15">CHANSERV</text:span> to give the user operator status in the set channel</text:p>
        </text:list-item>
        <text:list-item>
          <text:p text:style-name="P488">Waits <text:span text:style-name="T641">10</text:span> seconds</text:p>
        </text:list-item>
        <text:list-item>
          <text:p text:style-name="P489">Switches contexts to the channel window</text:p>
        </text:list-item>
        <text:list-item>
          <text:p text:style-name="P488">Sets the <text:span text:style-name="T641">current channel's topic</text:span></text:p>
        </text:list-item>
        <text:list-item>
          <text:p text:style-name="P489">Maximizes the current channel window</text:p>
        </text:list-item>
        <text:list-item>
          <text:p text:style-name="P488">Waits 1 second</text:p>
        </text:list-item>
        <text:list-item>
          <text:p text:style-name="P488">Sends the greeting to the <text:span text:style-name="T641">current </text:span>channel</text:p>
        </text:list-item>
      </text:list>
      <text:h text:style-name="Heading_20_3" text:outline-level="3"><text:bookmark-start text:name="__RefHeading___Toc4333_3140508971"/><text:soft-page-break/>Inserting Files<text:bookmark-end text:name="__RefHeading___Toc4333_3140508971"/></text:h>
      <text:p text:style-name="P490">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91">login.merk</text:p>
      <table:table table:name="Table13" table:style-name="Table13">
        <table:table-column table:style-name="Table13.A"/>
        <table:table-row>
          <table:table-cell table:style-name="Table13.A1" office:value-type="string">
            <text:p text:style-name="P492">/*</text:p>
            <text:p text:style-name="P492"><text:s text:c="3"/><text:span text:style-name="T570">NICKSERV Login</text:span></text:p>
            <text:p text:style-name="P492">*/</text:p>
            <text:p text:style-name="P493"/>
            <text:p text:style-name="P493">/<text:span text:style-name="T570">alias USERNAME my_username</text:span></text:p>
            <text:p text:style-name="P493">/<text:span text:style-name="T570">alias PASSWORD my_password</text:span></text:p>
            <text:p text:style-name="P493">/<text:span text:style-name="T570">alias LOGIN_TO_NICKSERV /msg NICKSERV IDENTIFY $USERNAME $PASSWORD</text:span></text:p>
          </table:table-cell>
        </table:table-row>
      </table:table>
      <text:p text:style-name="P494"/>
      <text:p text:style-name="P495">Now, to login to <text:span text:style-name="T15">NICKSERV</text:span> from another script, use the <text:span text:style-name="T15">/insert</text:span> command to insert this file into the script, and issue the full command:</text:p>
      <text:p text:style-name="P496"/>
      <table:table table:name="Table30" table:style-name="Table30">
        <table:table-column table:style-name="Table30.A"/>
        <table:table-row>
          <table:table-cell table:style-name="Table30.A1" office:value-type="string">
            <text:p text:style-name="P497">insert login.merk</text:p>
            <text:p text:style-name="P497">$LOGIN_TO_NICKSERV</text:p>
          </table:table-cell>
        </table:table-row>
      </table:table>
      <text:p text:style-name="P494"/>
      <text:p text:style-name="P498">Once all aliases have been interpolated into the script, this will end up being the script that is executed:</text:p>
      <text:p text:style-name="P499"/>
      <table:table table:name="Table34" table:style-name="Table34">
        <table:table-column table:style-name="Table34.A"/>
        <table:table-row>
          <table:table-cell table:style-name="Table34.A1" office:value-type="string">
            <text:p text:style-name="P500">/<text:span text:style-name="T622">msg NICKSERV IDENTIFY my_username my_password</text:span></text:p>
          </table:table-cell>
        </table:table-row>
      </table:table>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h text:style-name="Heading_20_3" text:outline-level="3"><text:bookmark-start text:name="__RefHeading___Toc12166_3140508971"/><text:soft-page-break/>Showing the Local Temperature<text:bookmark-end text:name="__RefHeading___Toc12166_3140508971"/></text:h>
      <text:p text:style-name="P502">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42">We're going to use the </text:span><text:a xlink:type="simple" xlink:href="https://curl.se/" text:style-name="Internet_20_link" text:visited-style-name="Visited_20_Internet_20_Link"><text:span text:style-name="T643">curl</text:span></text:a><text:span text:style-name="T642"> executable to get the temperature from </text:span><text:a xlink:type="simple" xlink:href="https://wttr.in/" text:style-name="Internet_20_link" text:visited-style-name="Visited_20_Internet_20_Link"><text:span text:style-name="T642">https://wttr.in/</text:span></text:a><text:span text:style-name="T642">.</text:span></text:p>
      <text:p text:style-name="P503"/>
      <table:table table:name="Table28" table:style-name="Table28">
        <table:table-column table:style-name="Table28.A"/>
        <table:table-row>
          <table:table-cell table:style-name="Table28.A1" office:value-type="string">
            <text:p text:style-name="P504">restrict channel private</text:p>
            <text:p text:style-name="P505"><text:span text:style-name="T571">/</text:span><text:span text:style-name="T643">shell TEMP </text:span><text:span text:style-name="T644">curl.exe -s "https://wttr.in/Detroit?format=%t"</text:span></text:p>
            <text:p text:style-name="P506">/<text:span text:style-name="T642">msg $_WINDOW It's currently $TEMP here in Detroit</text:span></text:p>
          </table:table-cell>
        </table:table-row>
      </table:table>
      <text:p text:style-name="P502"/>
      <text:p text:style-name="P507">This script:</text:p>
      <text:list text:style-name="L25">
        <text:list-item>
          <text:p text:style-name="P508">Restrict <text:span text:style-name="T645">the script's</text:span> execution to channel or private chat windows only, as it sends a message to the current window.</text:p>
        </text:list-item>
        <text:list-item>
          <text:p text:style-name="P508">Use the <text:span text:style-name="T15">/shell</text:span> command to <text:span text:style-name="T645">call </text:span><text:span text:style-name="T646">curl.exe</text:span><text:span text:style-name="T645"> to fetch the current temperature, and store it in the </text:span><text:span text:style-name="T646">TEMP</text:span><text:span text:style-name="T645"> alias.</text:span></text:p>
        </text:list-item>
        <text:list-item>
          <text:p text:style-name="P509">Send a message to the current window containing the <text:span text:style-name="T15">TEMP</text:span> alias.</text:p>
        </text:list-item>
      </text:list>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h text:style-name="P510" text:outline-level="3"><text:bookmark-start text:name="__RefHeading___Toc12166_3140508971 Copy 1"/><text:soft-page-break/>C<text:span text:style-name="T647">onnecting to Servers</text:span><text:bookmark-end text:name="__RefHeading___Toc12166_3140508971 Copy 1"/></text:h>
      <text:p text:style-name="P511">Scripts can call other scripts, allowing scripts to be "chained"; that is, to execute one after the other. This script is an example of a connection script that connects to multiple servers, and executes multiple scripts.</text:p>
      <text:p text:style-name="P511"/>
      <text:p text:style-name="P511">First, let's create our initial connection script. We're going to use it upon connection to UnderNet. It will login to our X account before connecting to two other servers.</text:p>
      <text:p text:style-name="P512"/>
      <table:table table:name="Table54" table:style-name="Table54">
        <table:table-column table:style-name="Table54.A"/>
        <table:table-row>
          <table:table-cell table:style-name="Table54.A1" office:value-type="string">
            <text:p text:style-name="P513"><text:span text:style-name="T642">restrict </text:span><text:span text:style-name="T648">server</text:span></text:p>
            <text:p text:style-name="P514"><text:span text:style-name="T649">/</text:span><text:span text:style-name="T650">msg X@channels.undernet.org login username password</text:span></text:p>
            <text:p text:style-name="P515">/join #merk</text:p>
            <text:p text:style-name="P515">/xconnect palladium.libera.chat 6667</text:p>
            <text:p text:style-name="P515">/xconnectssl irc.underworld.no 6697</text:p>
          </table:table-cell>
        </table:table-row>
      </table:table>
      <text:p text:style-name="P516"/>
      <text:p text:style-name="P511">This script:</text:p>
      <text:list text:style-name="L26">
        <text:list-item>
          <text:p text:style-name="P517">Restricts the script's execution to server window contexts.</text:p>
        </text:list-item>
        <text:list-item>
          <text:p text:style-name="P517">Sends a private message to UnderNet's user service bot, logging into an account.</text:p>
        </text:list-item>
        <text:list-item>
          <text:p text:style-name="P517">Joins the <text:span text:style-name="T15">#merk</text:span> channel.</text:p>
        </text:list-item>
        <text:list-item>
          <text:p text:style-name="P517">Connects to <text:span text:style-name="T15">palladium.libera.chat</text:span> on port 6667, executing any existing connection script when it connects.</text:p>
        </text:list-item>
        <text:list-item>
          <text:p text:style-name="P518"><text:span text:style-name="T651">Connects to </text:span><text:span text:style-name="T652">irc.underworld.no</text:span><text:span text:style-name="T651"> via SSL/TLS, on port 6697, executing any existing connection script when it connects.</text:span></text:p>
        </text:list-item>
      </text:list>
      <text:p text:style-name="P511"/>
      <text:p text:style-name="P519"><text:span text:style-name="T653">Scripts can also execute other scripts with the </text:span><text:span text:style-name="T654">/script</text:span><text:span text:style-name="T65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20" text:outline-level="3"><text:bookmark-start text:name="__RefHeading___Toc12166_3140508971 Copy 1 Copy 1"/><text:soft-page-break/>Dice Rolling Script<text:bookmark-end text:name="__RefHeading___Toc12166_3140508971 Copy 1 Copy 1"/></text:h>
      <text:p text:style-name="P521">This script uses the <text:span text:style-name="T15">/random</text:span> command to simulate a dice roll and send the result to the current channel.<text:span text:style-name="T648"> </text:span>Pass the number of sides of the dice to roll as the first argument to the script; so, to roll a 20 sided die, pass <text:span text:style-name="T15">20</text:span> as the argument to the script:</text:p>
      <text:p text:style-name="P522"/>
      <table:table table:name="Table61" table:style-name="Table61">
        <table:table-column table:style-name="Table61.A"/>
        <table:table-row>
          <table:table-cell table:style-name="Table61.A1" office:value-type="string">
            <text:p text:style-name="P523"><text:span text:style-name="T642">restrict </text:span><text:span text:style-name="T655">channel private</text:span></text:p>
            <text:p text:style-name="P524">usage 1 Usage: /script $_SCRIPT NUMBER_OF_SIDES</text:p>
            <text:p text:style-name="P524">/random roll 1 $_1</text:p>
            <text:p text:style-name="P524">/msg $_WINDOW Rolling a $_1 sided die: $roll</text:p>
          </table:table-cell>
        </table:table-row>
      </table:table>
      <text:p text:style-name="P525"/>
      <text:p text:style-name="P521">This script:</text:p>
      <text:list text:style-name="L27">
        <text:list-item>
          <text:p text:style-name="P526">Restricts the script's execution to chat window contexts.</text:p>
        </text:list-item>
        <text:list-item>
          <text:p text:style-name="P526">Sets the usage text for the script, and makes sure that the script is called with one argument.</text:p>
        </text:list-item>
        <text:list-item>
          <text:p text:style-name="P526">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6">Sends a message to the current chat showing the random number that was generated.</text:p>
        </text:list-item>
      </text:list>
      <text:p text:style-name="P494"/>
      <text:p text:style-name="P527">I<text:span text:style-name="T656">n</text:span> the game Dungeons &amp; Dragons, rolling a 20 on a 20-sided die is a "critical", which usually means the roll succeeds or deals extra damage. Here's a version of the script rolls a 20-sided die, and notifies if a critical is rolled:</text:p>
      <text:p text:style-name="P527"/>
      <table:table table:name="Table70" table:style-name="Table70">
        <table:table-column table:style-name="Table70.A"/>
        <table:table-column table:style-name="Table70.B"/>
        <table:table-row>
          <table:table-cell table:style-name="Table70.A1" office:value-type="string">
            <text:p text:style-name="P528">1</text:p>
          </table:table-cell>
          <table:table-cell table:style-name="Table70.B1" office:value-type="string">
            <text:p text:style-name="P529">restrict channel private</text:p>
          </table:table-cell>
        </table:table-row>
        <table:table-row>
          <table:table-cell table:style-name="Table70.A2" office:value-type="string">
            <text:p text:style-name="P528">2</text:p>
          </table:table-cell>
          <table:table-cell table:style-name="Table70.B2" office:value-type="string">
            <text:p text:style-name="P529">/<text:span text:style-name="T657">print Rolling...</text:span></text:p>
          </table:table-cell>
        </table:table-row>
        <table:table-row>
          <table:table-cell table:style-name="Table70.A2" office:value-type="string">
            <text:p text:style-name="P528">3</text:p>
          </table:table-cell>
          <table:table-cell table:style-name="Table70.B3" office:value-type="string">
            <text:p text:style-name="P529">/random roll 1 20</text:p>
          </table:table-cell>
        </table:table-row>
        <table:table-row table:style-name="Table70.4">
          <table:table-cell table:style-name="Table70.A2" office:value-type="string">
            <text:p text:style-name="P528">4</text:p>
          </table:table-cell>
          <table:table-cell table:style-name="Table70.B4" office:value-type="string">
            <text:p text:style-name="P529">if $roll (is) 20 goto 7</text:p>
          </table:table-cell>
        </table:table-row>
        <table:table-row table:style-name="Table70.4">
          <table:table-cell table:style-name="Table70.A2" office:value-type="string">
            <text:p text:style-name="P530">5</text:p>
          </table:table-cell>
          <table:table-cell table:style-name="Table70.B4" office:value-type="string">
            <text:p text:style-name="P529">/msg $_WINDOW <text:span text:style-name="T658">Rolled a</text:span> $roll</text:p>
          </table:table-cell>
        </table:table-row>
        <table:table-row table:style-name="Table70.4">
          <table:table-cell table:style-name="Table70.A2" office:value-type="string">
            <text:p text:style-name="P530">6</text:p>
          </table:table-cell>
          <table:table-cell table:style-name="Table70.B4" office:value-type="string">
            <text:p text:style-name="P529">end</text:p>
          </table:table-cell>
        </table:table-row>
        <table:table-row table:style-name="Table70.4">
          <table:table-cell table:style-name="Table70.A2" office:value-type="string">
            <text:p text:style-name="P530">7</text:p>
          </table:table-cell>
          <table:table-cell table:style-name="Table70.B4" office:value-type="string">
            <text:p text:style-name="P529">/msg $_WINDOW Critical! Rolled a $roll</text:p>
          </table:table-cell>
        </table:table-row>
        <table:table-row table:style-name="Table70.4">
          <table:table-cell table:style-name="Table70.A2" office:value-type="string">
            <text:p text:style-name="P530">8</text:p>
          </table:table-cell>
          <table:table-cell table:style-name="Table70.B8" office:value-type="string">
            <text:p text:style-name="P529">end</text:p>
          </table:table-cell>
        </table:table-row>
      </table:table>
      <text:p text:style-name="P531"/>
      <text:p text:style-name="P532">This script:</text:p>
      <text:list text:style-name="L28">
        <text:list-item>
          <text:p text:style-name="P533">Restricts the script's execution to chat window contexts.</text:p>
        </text:list-item>
        <text:list-item>
          <text:p text:style-name="P533">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34">Displays a message to the user</text:p>
        </text:list-item>
        <text:list-item>
          <text:p text:style-name="P534">Checks to see if the roll was a 20, and if it was, "jumps" to line 7</text:p>
        </text:list-item>
        <text:list-item>
          <text:p text:style-name="P534">Displays the roll to the current chat</text:p>
        </text:list-item>
        <text:list-item>
          <text:p text:style-name="P534">Ends the script</text:p>
        </text:list-item>
        <text:list-item>
          <text:p text:style-name="P534">This is the line our <text:span text:style-name="T15">if</text:span> "jumps" to; it displays to the current chat that the roll was a critical</text:p>
        </text:list-item>
        <text:list-item>
          <text:p text:style-name="P534">Ends the script</text:p>
        </text:list-item>
      </text:list>
      <text:p text:style-name="P494"/>
      <text:p text:style-name="P494"/>
      <text:p text:style-name="P494"/>
      <text:h text:style-name="Heading_20_3" text:outline-level="3"><text:bookmark-start text:name="__RefHeading___Toc9608_378786963"/><text:soft-page-break/>Custom Day-of-the-Week Away Message<text:bookmark-end text:name="__RefHeading___Toc9608_378786963"/></text:h>
      <text:p text:style-name="P535">This script sets MERK's default away message to a custom message depending on what day of the week it is.<text:span text:style-name="T659"/></text:p>
      <table:table table:name="Table73" table:style-name="Table73">
        <table:table-column table:style-name="Table73.A"/>
        <table:table-column table:style-name="Table73.B"/>
        <table:table-row>
          <table:table-cell table:style-name="Table73.A1" office:value-type="string">
            <text:p text:style-name="P536">1</text:p>
          </table:table-cell>
          <table:table-cell table:style-name="Table73.B1" office:value-type="string">
            <text:p text:style-name="P537">if $_DAY (is) Monday goto <text:span text:style-name="T660">9</text:span></text:p>
          </table:table-cell>
        </table:table-row>
        <table:table-row>
          <table:table-cell table:style-name="Table73.A2" office:value-type="string">
            <text:p text:style-name="P536">2</text:p>
          </table:table-cell>
          <table:table-cell table:style-name="Table73.B2" office:value-type="string">
            <text:p text:style-name="P537">if $_DAY (is) Tuesday goto 1<text:span text:style-name="T660">1</text:span></text:p>
          </table:table-cell>
        </table:table-row>
        <table:table-row>
          <table:table-cell table:style-name="Table73.A2" office:value-type="string">
            <text:p text:style-name="P536">3</text:p>
          </table:table-cell>
          <table:table-cell table:style-name="Table73.B2" office:value-type="string">
            <text:p text:style-name="P537">if $_DAY (is) Wednesday goto 1<text:span text:style-name="T660">3</text:span></text:p>
          </table:table-cell>
        </table:table-row>
        <table:table-row table:style-name="Table73.4">
          <table:table-cell table:style-name="Table73.A2" office:value-type="string">
            <text:p text:style-name="P536">4</text:p>
          </table:table-cell>
          <table:table-cell table:style-name="Table73.B2" office:value-type="string">
            <text:p text:style-name="P537">if $_DAY (is) Thursday goto 1<text:span text:style-name="T660">5</text:span></text:p>
          </table:table-cell>
        </table:table-row>
        <table:table-row table:style-name="Table73.4">
          <table:table-cell table:style-name="Table73.A2" office:value-type="string">
            <text:p text:style-name="P538">5</text:p>
          </table:table-cell>
          <table:table-cell table:style-name="Table73.B2" office:value-type="string">
            <text:p text:style-name="P537">if $_DAY (is) Friday goto 1<text:span text:style-name="T660">7</text:span></text:p>
          </table:table-cell>
        </table:table-row>
        <table:table-row table:style-name="Table73.4">
          <table:table-cell table:style-name="Table73.A2" office:value-type="string">
            <text:p text:style-name="P538">6</text:p>
          </table:table-cell>
          <table:table-cell table:style-name="Table73.B2" office:value-type="string">
            <text:p text:style-name="P537">if $_DAY (is) Saturday goto 1<text:span text:style-name="T660">8</text:span></text:p>
          </table:table-cell>
        </table:table-row>
        <table:table-row table:style-name="Table73.4">
          <table:table-cell table:style-name="Table73.A2" office:value-type="string">
            <text:p text:style-name="P538">7</text:p>
          </table:table-cell>
          <table:table-cell table:style-name="Table73.B2" office:value-type="string">
            <text:p text:style-name="P537">if $_DAY (is) Sunday goto 2<text:span text:style-name="T660">1</text:span></text:p>
          </table:table-cell>
        </table:table-row>
        <table:table-row table:style-name="Table73.4">
          <table:table-cell table:style-name="Table73.A8" office:value-type="string">
            <text:p text:style-name="P539">8</text:p>
          </table:table-cell>
          <table:table-cell table:style-name="Table73.B2" office:value-type="string">
            <text:p text:style-name="P540">halt $_DAY is not a recognized day!</text:p>
          </table:table-cell>
        </table:table-row>
        <table:table-row table:style-name="Table73.4">
          <table:table-cell table:style-name="Table73.A9" office:value-type="string">
            <text:p text:style-name="P539">9</text:p>
          </table:table-cell>
          <table:table-cell table:style-name="Table73.B2" office:value-type="string">
            <text:p text:style-name="P537">/config default_away_message I hate Mondays</text:p>
          </table:table-cell>
        </table:table-row>
        <table:table-row table:style-name="Table73.4">
          <table:table-cell table:style-name="Table73.A10" office:value-type="string">
            <text:p text:style-name="P539">10</text:p>
          </table:table-cell>
          <table:table-cell table:style-name="Table73.B2" office:value-type="string">
            <text:p text:style-name="P541">end</text:p>
          </table:table-cell>
        </table:table-row>
        <table:table-row table:style-name="Table73.4">
          <table:table-cell table:style-name="Table73.A11" office:value-type="string">
            <text:p text:style-name="P539">11</text:p>
          </table:table-cell>
          <table:table-cell table:style-name="Table73.B2" office:value-type="string">
            <text:p text:style-name="P537">/config default_away_message At least it's not Monday</text:p>
          </table:table-cell>
        </table:table-row>
        <table:table-row table:style-name="Table73.4">
          <table:table-cell table:style-name="Table73.A12" office:value-type="string">
            <text:p text:style-name="P539">12</text:p>
          </table:table-cell>
          <table:table-cell table:style-name="Table73.B2" office:value-type="string">
            <text:p text:style-name="P541">end</text:p>
          </table:table-cell>
        </table:table-row>
        <table:table-row table:style-name="Table73.4">
          <table:table-cell table:style-name="Table73.A13" office:value-type="string">
            <text:p text:style-name="P539">13</text:p>
          </table:table-cell>
          <table:table-cell table:style-name="Table73.B2" office:value-type="string">
            <text:p text:style-name="P537">/config default_away_message It's Wednesday, my dudes</text:p>
          </table:table-cell>
        </table:table-row>
        <table:table-row table:style-name="Table73.4">
          <table:table-cell table:style-name="Table73.A14" office:value-type="string">
            <text:p text:style-name="P539">14</text:p>
          </table:table-cell>
          <table:table-cell table:style-name="Table73.B2" office:value-type="string">
            <text:p text:style-name="P541">end</text:p>
          </table:table-cell>
        </table:table-row>
        <table:table-row table:style-name="Table73.4">
          <table:table-cell table:style-name="Table73.A15" office:value-type="string">
            <text:p text:style-name="P539">15</text:p>
          </table:table-cell>
          <table:table-cell table:style-name="Table73.B2" office:value-type="string">
            <text:p text:style-name="P537">/config default_away_message It's almost Friday...</text:p>
          </table:table-cell>
        </table:table-row>
        <table:table-row table:style-name="Table73.4">
          <table:table-cell table:style-name="Table73.A16" office:value-type="string">
            <text:p text:style-name="P539">16</text:p>
          </table:table-cell>
          <table:table-cell table:style-name="Table73.B2" office:value-type="string">
            <text:p text:style-name="P541">end</text:p>
          </table:table-cell>
        </table:table-row>
        <table:table-row table:style-name="Table73.4">
          <table:table-cell table:style-name="Table73.A17" office:value-type="string">
            <text:p text:style-name="P539">17</text:p>
          </table:table-cell>
          <table:table-cell table:style-name="Table73.B2" office:value-type="string">
            <text:p text:style-name="P537">/config default_away_message It's Friday!</text:p>
          </table:table-cell>
        </table:table-row>
        <table:table-row table:style-name="Table73.4">
          <table:table-cell table:style-name="Table73.A18" office:value-type="string">
            <text:p text:style-name="P539">18</text:p>
          </table:table-cell>
          <table:table-cell table:style-name="Table73.B2" office:value-type="string">
            <text:p text:style-name="P541">end</text:p>
          </table:table-cell>
        </table:table-row>
        <table:table-row table:style-name="Table73.4">
          <table:table-cell table:style-name="Table73.A19" office:value-type="string">
            <text:p text:style-name="P539">19</text:p>
          </table:table-cell>
          <table:table-cell table:style-name="Table73.B2" office:value-type="string">
            <text:p text:style-name="P537">/config default_away_message I love Saturday!</text:p>
          </table:table-cell>
        </table:table-row>
        <table:table-row table:style-name="Table73.4">
          <table:table-cell table:style-name="Table73.A20" office:value-type="string">
            <text:p text:style-name="P539">20</text:p>
          </table:table-cell>
          <table:table-cell table:style-name="Table73.B2" office:value-type="string">
            <text:p text:style-name="P541">end</text:p>
          </table:table-cell>
        </table:table-row>
        <table:table-row table:style-name="Table73.4">
          <table:table-cell table:style-name="Table73.A21" office:value-type="string">
            <text:p text:style-name="P539">21</text:p>
          </table:table-cell>
          <table:table-cell table:style-name="Table73.B2" office:value-type="string">
            <text:p text:style-name="P537">/config default_away_message It's almost Monday...</text:p>
          </table:table-cell>
        </table:table-row>
        <table:table-row table:style-name="Table73.22">
          <table:table-cell table:style-name="Table73.A22" office:value-type="string">
            <text:p text:style-name="P539">22</text:p>
          </table:table-cell>
          <table:table-cell table:style-name="Table73.B22" office:value-type="string">
            <text:p text:style-name="P541">end</text:p>
          </table:table-cell>
        </table:table-row>
      </table:table>
      <text:p text:style-name="P542"/>
      <text:p text:style-name="P543">This script uses <text:span text:style-name="T15">if</text:span> and the built-in alias <text:span text:style-name="T15">$_DAY</text:span> to check what day of the week it is, and sets the default away message, using <text:span text:style-name="T661">goto</text:span><text:span text:style-name="T662"> and</text:span> <text:span text:style-name="T15">/config</text:span>, with a special message for each individual day. <text:span text:style-name="T660">If, for some reason, the name of the day of the week stored in </text:span><text:span text:style-name="T663">$_DAY</text:span><text:span text:style-name="T660"> is not recognized, the script uses the </text:span><text:span text:style-name="T663">halt</text:span><text:span text:style-name="T660"> command to show an error message to the user.</text:span></text:p>
      <text:p text:style-name="P542"/>
      <text:p text:style-name="P542"/>
      <text:p text:style-name="P542"/>
      <text:p text:style-name="P542"/>
      <text:p text:style-name="P542"/>
      <text:p text:style-name="P542"/>
      <text:p text:style-name="P542"/>
      <text:p text:style-name="P542"/>
      <text:p text:style-name="P542"/>
      <text:p text:style-name="P542"/>
      <text:h text:style-name="P544" text:outline-level="3" text:is-list-header="true"><text:bookmark-start text:name="__RefHeading___Toc12166_3140508971 Copy 1 Copy 1 Copy 1"/><text:soft-page-break/>"Trout" Command<text:bookmark-end text:name="__RefHeading___Toc12166_3140508971 Copy 1 Copy 1 Copy 1"/></text:h>
      <text:p text:style-name="P545">Many IRC clients have had the ability to create a "trout" command or macro: a command that takes a single nickname as an argument, and sends a CTCP action message to the current chat that says "slaps NICKNAME with a trout". Here's how you can do that in MERK!</text:p>
      <text:p text:style-name="P545"/>
      <text:p text:style-name="P545">First, we're going to write a script that takes a single argument and uses it to send a CTCP action message to the current chat. We'll save this script to a file named <text:span text:style-name="T15">trout.merk</text:span><text:span text:style-name="T375"> </text:span><text:span text:style-name="T664">in your scripts directory</text:span>:</text:p>
      <text:p text:style-name="P546"/>
      <table:table table:name="Table82" table:style-name="Table82">
        <table:table-column table:style-name="Table82.A"/>
        <table:table-row>
          <table:table-cell table:style-name="Table82.A1" office:value-type="string">
            <text:p text:style-name="P547"><text:span text:style-name="T642">restrict </text:span><text:span text:style-name="T655">channel private</text:span></text:p>
            <text:p text:style-name="P548">usage 1 <text:span text:style-name="T665">Usage: /trout NICKNAME</text:span></text:p>
            <text:p text:style-name="P548">/<text:span text:style-name="T665">me slaps $_1 with a trout</text:span></text:p>
          </table:table-cell>
        </table:table-row>
      </table:table>
      <text:p text:style-name="P549"><text:line-break/><text:span text:style-name="T665">Now that we have our script, we'll use it to create a macro. We can put this command into the text input widget, a connection script, or another script:</text:span><text:span text:style-name="T666"/></text:p>
      <text:p text:style-name="P546"/>
      <table:table table:name="Table83" table:style-name="Table83">
        <table:table-column table:style-name="Table83.A"/>
        <table:table-row>
          <table:table-cell table:style-name="Table83.A1" office:value-type="string">
            <text:p text:style-name="P548">/<text:span text:style-name="T665">macro trout trout.merk "/trout NICKNAME" "Slaps someone with a trout"</text:span></text:p>
          </table:table-cell>
        </table:table-row>
      </table:table>
      <text:p text:style-name="P549"/>
      <text:p text:style-name="P550">Our "trout" command is complete!</text:p>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h text:style-name="Heading_20_1" text:outline-level="1" text:is-list-header="true"><text:bookmark-start text:name="__RefHeading___Toc4367_737576689"/><text:soft-page-break/>Advanced Settings<text:bookmark-end text:name="__RefHeading___Toc4367_737576689"/></text:h>
      <text:p text:style-name="P551"><text:span text:style-name="T8">The last section in the "Settings" dialog shows a number of settings that can be used to fundamentally change how MERK works. </text:span><text:span text:style-name="T437">WARNING</text:span><text:span text:style-name="T274">:</text:span><text:span text:style-name="T8"> Changing these settings may break your installation of MERK, </text:span><text:span text:style-name="T667">break any existing scripts,</text:span><text:span text:style-name="T8"> or fill up your hard drive. </text:span><text:span text:style-name="T668">If this occurs, please see </text:span><text:a xlink:type="simple" xlink:href="#3.1.Resetting MERK to Default Settings|outline" text:style-name="Internet_20_link" text:visited-style-name="Visited_20_Internet_20_Link"><text:span text:style-name="T669">Resetting MERK to Default Settings</text:span></text:a><text:span text:style-name="T668">.</text:span></text:p>
      <text:p text:style-name="P56">Changing these settings is not recommended, but may be desired.</text:p>
      <text:h text:style-name="P552" text:outline-level="2"><text:bookmark-start text:name="__RefHeading___Toc4369_737576689"/>Options<text:bookmark-end text:name="__RefHeading___Toc4369_737576689"/></text:h>
      <text:p text:style-name="P553">To change any of these settings, advanced settings must be enabled <text:span text:style-name="T670">by clicking this checkbox</text:span>:</text:p>
      <text:p text:style-name="P554"><draw:frame draw:style-name="fr1" draw:name="Image18" text:anchor-type="as-char" svg:width="2.3437in" svg:height="0.3126in" draw:z-index="7"><draw:image xlink:href="Pictures/10000001000000E10000001E4405AF02.png" xlink:type="simple" xlink:show="embed" xlink:actuate="onLoad" draw:mime-type="image/png"/></draw:frame></text:p>
      <text:p text:style-name="P555">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71">When changing any any advanced setting, </text:span><text:span text:style-name="T672">restarting MERK is recommended</text:span><text:span text:style-name="T671">.<text:line-break/></text:span></text:p>
      <text:list text:style-name="L29">
        <text:list-item>
          <text:p text:style-name="P556">Connection heartbeat.<text:span text:style-name="T8"> This sets how often MERK "pings" the IRC server to keep the network connection active. The default is once every 120 seconds.</text:span></text:p>
        </text:list-item>
        <text:list-item>
          <text:p text:style-name="P557"><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57"><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56">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73">not</text:span><text:span text:style-name="T8"> prevent text styles from being applied, only prevent the editor from editing them. Turned on by default.</text:span></text:p>
        </text:list-item>
        <text:list-item>
          <text:p text:style-name="P558">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58">Save all system messages to log<text:span text:style-name="T8">. Checking this option will save nearly all messages displayed if logging is turned on. This will drastically increase the size of saved logs.</text:span></text:p>
        </text:list-item>
        <text:list-item>
          <text:p text:style-name="P558">Write all network input and output to STDOUT<text:span text:style-name="T8">. This will show all IRC network traffic in STDOUT, which is normally printed to the console MERK is being ran from. This will not display anything if MERK is being </text:span><text:span text:style-name="T674">executed with the PyInstaller executable (without using additional software to view STDOUT).</text:span></text:p>
        </text:list-item>
        <text:list-item>
          <text:p text:style-name="P559"><text:soft-page-break/>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75">WARNING!</text:span><text:span text:style-name="T8"> This will write a </text:span><text:span text:style-name="T676">lot</text:span><text:span text:style-name="T677"> </text:span><text:span text:style-name="T678">of </text:span><text:span text:style-name="T677">data to your hard drive.</text:span></text:p>
        </text:list-item>
      </text:list>
      <text:p text:style-name="P56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18T09:56:17.168868000</dc:date>
    <meta:editing-duration>P34DT31M14S</meta:editing-duration>
    <meta:editing-cycles>648</meta:editing-cycles>
    <meta:generator>LibreOffice/25.2.5.2$Windows_X86_64 LibreOffice_project/03d19516eb2e1dd5d4ccd751a0d6f35f35e08022</meta:generator>
    <meta:print-date>2025-10-18T09:53:57.842439800</meta:print-date>
    <meta:printed-by>PDF files</meta:printed-by>
    <meta:document-statistic meta:table-count="83" meta:image-count="29" meta:object-count="0" meta:page-count="72" meta:paragraph-count="1321" meta:word-count="18203" meta:character-count="106391" meta:non-whitespace-character-count="88956"/>
  </office:meta>
</office:document-meta>
</file>